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one_hour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oad_correction</text:p>
          </table:table-cell>
          <table:table-cell office:value-type="string" table:style-name="ce1">
            <text:p>EV_cost</text:p>
          </table:table-cell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office:value-type="float" office:value="0.01" table:style-name="ce1">
            <text:p>0.01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.0474055090000001" table:style-name="ce1">
            <text:p>1.047405509</text:p>
          </table:table-cell>
          <table:table-cell office:value-type="float" office:value="1.310057655" table:style-name="ce1">
            <text:p>1.310057655</text:p>
          </table:table-cell>
          <table:table-cell office:value-type="float" office:value="1.444586803" table:style-name="ce1">
            <text:p>1.444586803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  <table:table table:name="E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tor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600" table:style-name="ce1">
            <text:p>32600</text:p>
          </table:table-cell>
          <table:table-cell office:value-type="float" office:value="56800" table:style-name="ce1">
            <text:p>56800</text:p>
          </table:table-cell>
          <table:table-cell office:value-type="float" office:value="86000" table:style-name="ce1">
            <text:p>860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9700" table:formula="of:=39700" table:style-name="ce1">
            <text:p>39700</text:p>
          </table:table-cell>
          <table:table-cell office:value-type="float" office:value="67800" table:formula="of:=67800" table:style-name="ce1">
            <text:p>67800</text:p>
          </table:table-cell>
          <table:table-cell office:value-type="float" office:value="88600" table:formula="of:=88600" table:style-name="ce1">
            <text:p>886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0" table:style-name="ce2">
            <text:p>0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number-rows-repeated="4" table:style-name="ro1">
          <table:table-cell table:style-name="ce2"/>
          <table:table-cell table:number-columns-repeated="16" table:style-name="ce3"/>
          <table:table-cell table:style-name="ce4"/>
          <table:table-cell table:number-columns-repeated="7" table:style-name="ce3"/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EV_load_2020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2" table:style-name="ce5"/>
          <table:table-cell table:number-columns-repeated="16357"/>
        </table:table-row>
        <table:table-row table:number-rows-repeated="1048575" table:style-name="ro1">
          <table:table-cell table:number-columns-repeated="16384"/>
        </table:table-row>
      </table:table>
      <table:table table:name="EV_load_2030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2" table:style-name="ce5"/>
          <table:table-cell table:number-columns-repeated="16357"/>
        </table:table-row>
        <table:table-row table:style-name="ro1">
          <table:table-cell office:value-type="string" table:style-name="ce5">
            <text:p>ud</text:p>
          </table:table-cell>
          <table:table-cell office:value-type="float" office:value="-19839.807000000001" table:style-name="ce3">
            <text:p>-19839.807</text:p>
          </table:table-cell>
          <table:table-cell office:value-type="float" office:value="-22024.99" table:style-name="ce3">
            <text:p>-22024.99</text:p>
          </table:table-cell>
          <table:table-cell office:value-type="float" office:value="-24353.03" table:style-name="ce3">
            <text:p>-24353.03</text:p>
          </table:table-cell>
          <table:table-cell office:value-type="float" office:value="-26767.65" table:style-name="ce3">
            <text:p>-26767.65</text:p>
          </table:table-cell>
          <table:table-cell office:value-type="float" office:value="-29047.59" table:style-name="ce3">
            <text:p>-29047.59</text:p>
          </table:table-cell>
          <table:table-cell office:value-type="float" office:value="-30322.240000000002" table:style-name="ce3">
            <text:p>-30322.24</text:p>
          </table:table-cell>
          <table:table-cell office:value-type="float" office:value="-29644.03" table:style-name="ce3">
            <text:p>-29644.03</text:p>
          </table:table-cell>
          <table:table-cell office:value-type="float" office:value="-33777.120000000003" table:style-name="ce3">
            <text:p>-33777.12</text:p>
          </table:table-cell>
          <table:table-cell office:value-type="float" office:value="-30319.276000000002" table:style-name="ce3">
            <text:p>-30319.276</text:p>
          </table:table-cell>
          <table:table-cell office:value-type="float" office:value="-47073.220999999998" table:style-name="ce3">
            <text:p>-47073.221</text:p>
          </table:table-cell>
          <table:table-cell office:value-type="float" office:value="-45972.224999999999" table:style-name="ce3">
            <text:p>-45972.225</text:p>
          </table:table-cell>
          <table:table-cell office:value-type="float" office:value="-44322.161" table:style-name="ce3">
            <text:p>-44322.161</text:p>
          </table:table-cell>
          <table:table-cell office:value-type="float" office:value="-40595.021999999997" table:style-name="ce3">
            <text:p>-40595.022</text:p>
          </table:table-cell>
          <table:table-cell office:value-type="float" office:value="-38505.987000000001" table:style-name="ce3">
            <text:p>-38505.987</text:p>
          </table:table-cell>
          <table:table-cell office:value-type="float" office:value="-36807.576000000001" table:style-name="ce3">
            <text:p>-36807.576</text:p>
          </table:table-cell>
          <table:table-cell office:value-type="float" office:value="-34705.593000000001" table:style-name="ce3">
            <text:p>-34705.593</text:p>
          </table:table-cell>
          <table:table-cell office:value-type="float" office:value="-33335.328000000001" table:style-name="ce3">
            <text:p>-33335.328</text:p>
          </table:table-cell>
          <table:table-cell office:value-type="float" office:value="-31761.431" table:style-name="ce3">
            <text:p>-31761.431</text:p>
          </table:table-cell>
          <table:table-cell office:value-type="float" office:value="-18968.755000000001" table:style-name="ce3">
            <text:p>-18968.755</text:p>
          </table:table-cell>
          <table:table-cell office:value-type="float" office:value="-19403.579000000002" table:style-name="ce3">
            <text:p>-19403.579</text:p>
          </table:table-cell>
          <table:table-cell office:value-type="float" office:value="-20490.106" table:style-name="ce3">
            <text:p>-20490.106</text:p>
          </table:table-cell>
          <table:table-cell office:value-type="float" office:value="-21993.477999999999" table:style-name="ce3">
            <text:p>-21993.478</text:p>
          </table:table-cell>
          <table:table-cell office:value-type="float" office:value="-16575.259999999998" table:style-name="ce3">
            <text:p>-16575.26</text:p>
          </table:table-cell>
          <table:table-cell office:value-type="float" office:value="-18450.262999999999" table:style-name="ce3">
            <text:p>-18450.263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od</text:p>
          </table:table-cell>
          <table:table-cell office:value-type="float" office:value="19086.924999999999" table:style-name="ce3">
            <text:p>19086.925</text:p>
          </table:table-cell>
          <table:table-cell office:value-type="float" office:value="21164.65" table:style-name="ce3">
            <text:p>21164.65</text:p>
          </table:table-cell>
          <table:table-cell office:value-type="float" office:value="23342.878000000001" table:style-name="ce3">
            <text:p>23342.878</text:p>
          </table:table-cell>
          <table:table-cell office:value-type="float" office:value="25609.635999999999" table:style-name="ce3">
            <text:p>25609.636</text:p>
          </table:table-cell>
          <table:table-cell office:value-type="float" office:value="27787.344000000001" table:style-name="ce3">
            <text:p>27787.344</text:p>
          </table:table-cell>
          <table:table-cell office:value-type="float" office:value="28988.530999999999" table:style-name="ce3">
            <text:p>28988.531</text:p>
          </table:table-cell>
          <table:table-cell office:value-type="float" office:value="28323.671999999999" table:style-name="ce3">
            <text:p>28323.672</text:p>
          </table:table-cell>
          <table:table-cell office:value-type="float" office:value="32481.279999999999" table:style-name="ce3">
            <text:p>32481.28</text:p>
          </table:table-cell>
          <table:table-cell office:value-type="float" office:value="29213.054" table:style-name="ce3">
            <text:p>29213.054</text:p>
          </table:table-cell>
          <table:table-cell office:value-type="float" office:value="34975.953999999998" table:style-name="ce3">
            <text:p>34975.954</text:p>
          </table:table-cell>
          <table:table-cell office:value-type="float" office:value="34740.822999999997" table:style-name="ce3">
            <text:p>34740.823</text:p>
          </table:table-cell>
          <table:table-cell office:value-type="float" office:value="33966.023000000001" table:style-name="ce3">
            <text:p>33966.023</text:p>
          </table:table-cell>
          <table:table-cell office:value-type="float" office:value="31446.635999999999" table:style-name="ce3">
            <text:p>31446.636</text:p>
          </table:table-cell>
          <table:table-cell office:value-type="float" office:value="30281.355" table:style-name="ce3">
            <text:p>30281.355</text:p>
          </table:table-cell>
          <table:table-cell office:value-type="float" office:value="29186.69" table:style-name="ce3">
            <text:p>29186.69</text:p>
          </table:table-cell>
          <table:table-cell office:value-type="float" office:value="27750.437000000002" table:style-name="ce3">
            <text:p>27750.437</text:p>
          </table:table-cell>
          <table:table-cell office:value-type="float" office:value="26948.181" table:style-name="ce3">
            <text:p>26948.181</text:p>
          </table:table-cell>
          <table:table-cell office:value-type="float" office:value="25978.147000000001" table:style-name="ce3">
            <text:p>25978.147</text:p>
          </table:table-cell>
          <table:table-cell office:value-type="float" office:value="18740.982" table:style-name="ce3">
            <text:p>18740.982</text:p>
          </table:table-cell>
          <table:table-cell office:value-type="float" office:value="19213.792000000001" table:style-name="ce3">
            <text:p>19213.792</text:p>
          </table:table-cell>
          <table:table-cell office:value-type="float" office:value="20361.432000000001" table:style-name="ce3">
            <text:p>20361.432</text:p>
          </table:table-cell>
          <table:table-cell office:value-type="float" office:value="21912.722000000002" table:style-name="ce3">
            <text:p>21912.722</text:p>
          </table:table-cell>
          <table:table-cell office:value-type="float" office:value="15965.066000000001" table:style-name="ce3">
            <text:p>15965.066</text:p>
          </table:table-cell>
          <table:table-cell office:value-type="float" office:value="17772.169999999998" table:style-name="ce3">
            <text:p>17772.17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9655.9969999999994" table:style-name="ce3">
            <text:p>9655.997</text:p>
          </table:table-cell>
          <table:table-cell office:value-type="float" office:value="9296.3389999999999" table:style-name="ce3">
            <text:p>9296.339</text:p>
          </table:table-cell>
          <table:table-cell office:value-type="float" office:value="8270.5220000000008" table:style-name="ce3">
            <text:p>8270.522</text:p>
          </table:table-cell>
          <table:table-cell office:value-type="float" office:value="7583.6149999999998" table:style-name="ce3">
            <text:p>7583.615</text:p>
          </table:table-cell>
          <table:table-cell office:value-type="float" office:value="7377.5649999999996" table:style-name="ce3">
            <text:p>7377.565</text:p>
          </table:table-cell>
          <table:table-cell office:value-type="float" office:value="7147.192" table:style-name="ce3">
            <text:p>7147.192</text:p>
          </table:table-cell>
          <table:table-cell office:value-type="float" office:value="7208.0320000000002" table:style-name="ce3">
            <text:p>7208.032</text:p>
          </table:table-cell>
          <table:table-cell office:value-type="float" office:value="1461.3430000000001" table:style-name="ce3">
            <text:p>1461.343</text:p>
          </table:table-cell>
          <table:table-cell office:value-type="float" office:value="1416.9480000000001" table:style-name="ce3">
            <text:p>1416.948</text:p>
          </table:table-cell>
          <table:table-cell office:value-type="float" office:value="1914.653" table:style-name="ce3">
            <text:p>1914.653</text:p>
          </table:table-cell>
          <table:table-cell office:value-type="float" office:value="1623.5830000000001" table:style-name="ce3">
            <text:p>1623.583</text:p>
          </table:table-cell>
          <table:table-cell office:value-type="float" office:value="1452.4770000000001" table:style-name="ce3">
            <text:p>1452.477</text:p>
          </table:table-cell>
          <table:table-cell office:value-type="float" office:value="1637.623" table:style-name="ce3">
            <text:p>1637.623</text:p>
          </table:table-cell>
          <table:table-cell office:value-type="float" office:value="1913.691" table:style-name="ce3">
            <text:p>1913.691</text:p>
          </table:table-cell>
          <table:table-cell office:value-type="float" office:value="1937.923" table:style-name="ce3">
            <text:p>1937.923</text:p>
          </table:table-cell>
          <table:table-cell office:value-type="float" office:value="1914.3150000000001" table:style-name="ce3">
            <text:p>1914.315</text:p>
          </table:table-cell>
          <table:table-cell office:value-type="float" office:value="2201.5889999999999" table:style-name="ce3">
            <text:p>2201.589</text:p>
          </table:table-cell>
          <table:table-cell office:value-type="float" office:value="2017.444" table:style-name="ce3">
            <text:p>2017.444</text:p>
          </table:table-cell>
          <table:table-cell office:value-type="float" office:value="1833.078" table:style-name="ce3">
            <text:p>1833.078</text:p>
          </table:table-cell>
          <table:table-cell office:value-type="float" office:value="2264.431" table:style-name="ce3">
            <text:p>2264.431</text:p>
          </table:table-cell>
          <table:table-cell office:value-type="float" office:value="2320.5129999999999" table:style-name="ce3">
            <text:p>2320.513</text:p>
          </table:table-cell>
          <table:table-cell office:value-type="float" office:value="2228.6419999999998" table:style-name="ce3">
            <text:p>2228.642</text:p>
          </table:table-cell>
          <table:table-cell office:value-type="float" office:value="9286.3809999999994" table:style-name="ce3">
            <text:p>9286.381</text:p>
          </table:table-cell>
          <table:table-cell office:value-type="float" office:value="9766.1329999999998" table:style-name="ce3">
            <text:p>9766.133</text:p>
          </table:table-cell>
          <table:table-cell table:number-columns-repeated="16359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EV_load_2040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2" table:style-name="ce5"/>
          <table:table-cell table:number-columns-repeated="16357"/>
        </table:table-row>
        <table:table-row table:style-name="ro1">
          <table:table-cell office:value-type="string" table:style-name="ce5">
            <text:p>ud</text:p>
          </table:table-cell>
          <table:table-cell office:value-type="float" office:value="-48073.378499999999" table:style-name="ce3">
            <text:p>-48073.3785</text:p>
          </table:table-cell>
          <table:table-cell office:value-type="float" office:value="-53368.245000000003" table:style-name="ce3">
            <text:p>-53368.245</text:p>
          </table:table-cell>
          <table:table-cell office:value-type="float" office:value="-59009.264999999999" table:style-name="ce3">
            <text:p>-59009.265</text:p>
          </table:table-cell>
          <table:table-cell office:value-type="float" office:value="-64860.074999999997" table:style-name="ce3">
            <text:p>-64860.075</text:p>
          </table:table-cell>
          <table:table-cell office:value-type="float" office:value="-70384.544999999998" table:style-name="ce3">
            <text:p>-70384.545</text:p>
          </table:table-cell>
          <table:table-cell office:value-type="float" office:value="-73473.119999999995" table:style-name="ce3">
            <text:p>-73473.12</text:p>
          </table:table-cell>
          <table:table-cell office:value-type="float" office:value="-71829.764999999999" table:style-name="ce3">
            <text:p>-71829.765</text:p>
          </table:table-cell>
          <table:table-cell office:value-type="float" office:value="-81844.56" table:style-name="ce3">
            <text:p>-81844.56</text:p>
          </table:table-cell>
          <table:table-cell office:value-type="float" office:value="-73465.937999999995" table:style-name="ce3">
            <text:p>-73465.938</text:p>
          </table:table-cell>
          <table:table-cell office:value-type="float" office:value="-114062.0355" table:style-name="ce3">
            <text:p>-114062.0355</text:p>
          </table:table-cell>
          <table:table-cell office:value-type="float" office:value="-111394.2375" table:style-name="ce3">
            <text:p>-111394.2375</text:p>
          </table:table-cell>
          <table:table-cell office:value-type="float" office:value="-107396.0055" table:style-name="ce3">
            <text:p>-107396.0055</text:p>
          </table:table-cell>
          <table:table-cell office:value-type="float" office:value="-98364.861000000004" table:style-name="ce3">
            <text:p>-98364.861</text:p>
          </table:table-cell>
          <table:table-cell office:value-type="float" office:value="-93302.968500000003" table:style-name="ce3">
            <text:p>-93302.9685</text:p>
          </table:table-cell>
          <table:table-cell office:value-type="float" office:value="-89187.588000000003" table:style-name="ce3">
            <text:p>-89187.588</text:p>
          </table:table-cell>
          <table:table-cell office:value-type="float" office:value="-84094.321500000005" table:style-name="ce3">
            <text:p>-84094.3215</text:p>
          </table:table-cell>
          <table:table-cell office:value-type="float" office:value="-80774.063999999998" table:style-name="ce3">
            <text:p>-80774.064</text:p>
          </table:table-cell>
          <table:table-cell office:value-type="float" office:value="-76960.390499999994" table:style-name="ce3">
            <text:p>-76960.3905</text:p>
          </table:table-cell>
          <table:table-cell office:value-type="float" office:value="-45962.752500000002" table:style-name="ce3">
            <text:p>-45962.7525</text:p>
          </table:table-cell>
          <table:table-cell office:value-type="float" office:value="-47016.364500000003" table:style-name="ce3">
            <text:p>-47016.3645</text:p>
          </table:table-cell>
          <table:table-cell office:value-type="float" office:value="-49649.103000000003" table:style-name="ce3">
            <text:p>-49649.103</text:p>
          </table:table-cell>
          <table:table-cell office:value-type="float" office:value="-53291.889000000003" table:style-name="ce3">
            <text:p>-53291.889</text:p>
          </table:table-cell>
          <table:table-cell office:value-type="float" office:value="-40163.129999999997" table:style-name="ce3">
            <text:p>-40163.13</text:p>
          </table:table-cell>
          <table:table-cell office:value-type="float" office:value="-44706.406499999997" table:style-name="ce3">
            <text:p>-44706.4065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od</text:p>
          </table:table-cell>
          <table:table-cell office:value-type="float" office:value="46249.087500000001" table:style-name="ce3">
            <text:p>46249.0875</text:p>
          </table:table-cell>
          <table:table-cell office:value-type="float" office:value="51283.574999999997" table:style-name="ce3">
            <text:p>51283.575</text:p>
          </table:table-cell>
          <table:table-cell office:value-type="float" office:value="56561.589" table:style-name="ce3">
            <text:p>56561.589</text:p>
          </table:table-cell>
          <table:table-cell office:value-type="float" office:value="62054.118000000002" table:style-name="ce3">
            <text:p>62054.118</text:p>
          </table:table-cell>
          <table:table-cell office:value-type="float" office:value="67330.872000000003" table:style-name="ce3">
            <text:p>67330.872</text:p>
          </table:table-cell>
          <table:table-cell office:value-type="float" office:value="70241.440499999997" table:style-name="ce3">
            <text:p>70241.4405</text:p>
          </table:table-cell>
          <table:table-cell office:value-type="float" office:value="68630.436000000002" table:style-name="ce3">
            <text:p>68630.436</text:p>
          </table:table-cell>
          <table:table-cell office:value-type="float" office:value="78704.639999999999" table:style-name="ce3">
            <text:p>78704.64</text:p>
          </table:table-cell>
          <table:table-cell office:value-type="float" office:value="70785.476999999999" table:style-name="ce3">
            <text:p>70785.477</text:p>
          </table:table-cell>
          <table:table-cell office:value-type="float" office:value="84749.426999999996" table:style-name="ce3">
            <text:p>84749.427</text:p>
          </table:table-cell>
          <table:table-cell office:value-type="float" office:value="84179.686499999996" table:style-name="ce3">
            <text:p>84179.6865</text:p>
          </table:table-cell>
          <table:table-cell office:value-type="float" office:value="82302.286500000002" table:style-name="ce3">
            <text:p>82302.2865</text:p>
          </table:table-cell>
          <table:table-cell office:value-type="float" office:value="76197.618000000002" table:style-name="ce3">
            <text:p>76197.618</text:p>
          </table:table-cell>
          <table:table-cell office:value-type="float" office:value="73374.052500000005" table:style-name="ce3">
            <text:p>73374.0525</text:p>
          </table:table-cell>
          <table:table-cell office:value-type="float" office:value="70721.595000000001" table:style-name="ce3">
            <text:p>70721.595</text:p>
          </table:table-cell>
          <table:table-cell office:value-type="float" office:value="67241.443499999994" table:style-name="ce3">
            <text:p>67241.4435</text:p>
          </table:table-cell>
          <table:table-cell office:value-type="float" office:value="65297.515500000001" table:style-name="ce3">
            <text:p>65297.5155</text:p>
          </table:table-cell>
          <table:table-cell office:value-type="float" office:value="62947.048499999997" table:style-name="ce3">
            <text:p>62947.0485</text:p>
          </table:table-cell>
          <table:table-cell office:value-type="float" office:value="45410.841" table:style-name="ce3">
            <text:p>45410.841</text:p>
          </table:table-cell>
          <table:table-cell office:value-type="float" office:value="46556.495999999999" table:style-name="ce3">
            <text:p>46556.496</text:p>
          </table:table-cell>
          <table:table-cell office:value-type="float" office:value="49337.315999999999" table:style-name="ce3">
            <text:p>49337.316</text:p>
          </table:table-cell>
          <table:table-cell office:value-type="float" office:value="53096.211000000003" table:style-name="ce3">
            <text:p>53096.211</text:p>
          </table:table-cell>
          <table:table-cell office:value-type="float" office:value="38684.582999999999" table:style-name="ce3">
            <text:p>38684.583</text:p>
          </table:table-cell>
          <table:table-cell office:value-type="float" office:value="43063.334999999999" table:style-name="ce3">
            <text:p>43063.335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23397.2235" table:style-name="ce3">
            <text:p>23397.2235</text:p>
          </table:table-cell>
          <table:table-cell office:value-type="float" office:value="22525.744500000001" table:style-name="ce3">
            <text:p>22525.7445</text:p>
          </table:table-cell>
          <table:table-cell office:value-type="float" office:value="20040.111000000001" table:style-name="ce3">
            <text:p>20040.111</text:p>
          </table:table-cell>
          <table:table-cell office:value-type="float" office:value="18375.682499999999" table:style-name="ce3">
            <text:p>18375.6825</text:p>
          </table:table-cell>
          <table:table-cell office:value-type="float" office:value="17876.407500000001" table:style-name="ce3">
            <text:p>17876.4075</text:p>
          </table:table-cell>
          <table:table-cell office:value-type="float" office:value="17318.196" table:style-name="ce3">
            <text:p>17318.196</text:p>
          </table:table-cell>
          <table:table-cell office:value-type="float" office:value="17465.616000000002" table:style-name="ce3">
            <text:p>17465.616</text:p>
          </table:table-cell>
          <table:table-cell office:value-type="float" office:value="3540.9465" table:style-name="ce3">
            <text:p>3540.9465</text:p>
          </table:table-cell>
          <table:table-cell office:value-type="float" office:value="3433.3739999999998" table:style-name="ce3">
            <text:p>3433.374</text:p>
          </table:table-cell>
          <table:table-cell office:value-type="float" office:value="4639.3514999999998" table:style-name="ce3">
            <text:p>4639.3515</text:p>
          </table:table-cell>
          <table:table-cell office:value-type="float" office:value="3934.0664999999999" table:style-name="ce3">
            <text:p>3934.0665</text:p>
          </table:table-cell>
          <table:table-cell office:value-type="float" office:value="3519.4634999999998" table:style-name="ce3">
            <text:p>3519.4635</text:p>
          </table:table-cell>
          <table:table-cell office:value-type="float" office:value="3968.0864999999999" table:style-name="ce3">
            <text:p>3968.0865</text:p>
          </table:table-cell>
          <table:table-cell office:value-type="float" office:value="4637.0204999999996" table:style-name="ce3">
            <text:p>4637.0205</text:p>
          </table:table-cell>
          <table:table-cell office:value-type="float" office:value="4695.7365" table:style-name="ce3">
            <text:p>4695.7365</text:p>
          </table:table-cell>
          <table:table-cell office:value-type="float" office:value="4638.5325000000003" table:style-name="ce3">
            <text:p>4638.5325</text:p>
          </table:table-cell>
          <table:table-cell office:value-type="float" office:value="5334.6194999999998" table:style-name="ce3">
            <text:p>5334.6195</text:p>
          </table:table-cell>
          <table:table-cell office:value-type="float" office:value="4888.4219999999996" table:style-name="ce3">
            <text:p>4888.422</text:p>
          </table:table-cell>
          <table:table-cell office:value-type="float" office:value="4441.6890000000003" table:style-name="ce3">
            <text:p>4441.689</text:p>
          </table:table-cell>
          <table:table-cell office:value-type="float" office:value="5486.8905000000004" table:style-name="ce3">
            <text:p>5486.8905</text:p>
          </table:table-cell>
          <table:table-cell office:value-type="float" office:value="5622.7815000000001" table:style-name="ce3">
            <text:p>5622.7815</text:p>
          </table:table-cell>
          <table:table-cell office:value-type="float" office:value="5400.1710000000003" table:style-name="ce3">
            <text:p>5400.171</text:p>
          </table:table-cell>
          <table:table-cell office:value-type="float" office:value="22501.6155" table:style-name="ce3">
            <text:p>22501.6155</text:p>
          </table:table-cell>
          <table:table-cell office:value-type="float" office:value="23664.091499999999" table:style-name="ce3">
            <text:p>23664.0915</text:p>
          </table:table-cell>
          <table:table-cell table:number-columns-repeated="16359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EV_load_2050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2" table:style-name="ce5"/>
          <table:table-cell table:number-columns-repeated="16357"/>
        </table:table-row>
        <table:table-row table:style-name="ro1">
          <table:table-cell office:value-type="string" table:style-name="ce5">
            <text:p>ud</text:p>
          </table:table-cell>
          <table:table-cell office:value-type="float" office:value="-50515.200900000003" table:style-name="ce3">
            <text:p>-50515.2009</text:p>
          </table:table-cell>
          <table:table-cell office:value-type="float" office:value="-56079.012999999999" table:style-name="ce3">
            <text:p>-56079.013</text:p>
          </table:table-cell>
          <table:table-cell office:value-type="float" office:value="-62006.561000000002" table:style-name="ce3">
            <text:p>-62006.561</text:p>
          </table:table-cell>
          <table:table-cell office:value-type="float" office:value="-68154.554999999993" table:style-name="ce3">
            <text:p>-68154.555</text:p>
          </table:table-cell>
          <table:table-cell office:value-type="float" office:value="-73959.633000000002" table:style-name="ce3">
            <text:p>-73959.633</text:p>
          </table:table-cell>
          <table:table-cell office:value-type="float" office:value="-77205.088000000003" table:style-name="ce3">
            <text:p>-77205.088</text:p>
          </table:table-cell>
          <table:table-cell office:value-type="float" office:value="-75478.260999999999" table:style-name="ce3">
            <text:p>-75478.261</text:p>
          </table:table-cell>
          <table:table-cell office:value-type="float" office:value="-86001.744000000006" table:style-name="ce3">
            <text:p>-86001.744</text:p>
          </table:table-cell>
          <table:table-cell office:value-type="float" office:value="-77197.541200000007" table:style-name="ce3">
            <text:p>-77197.5412</text:p>
          </table:table-cell>
          <table:table-cell office:value-type="float" office:value="-119855.6627" table:style-name="ce3">
            <text:p>-119855.6627</text:p>
          </table:table-cell>
          <table:table-cell office:value-type="float" office:value="-117052.3575" table:style-name="ce3">
            <text:p>-117052.3575</text:p>
          </table:table-cell>
          <table:table-cell office:value-type="float" office:value="-112851.0407" table:style-name="ce3">
            <text:p>-112851.0407</text:p>
          </table:table-cell>
          <table:table-cell office:value-type="float" office:value="-103361.17140000001" table:style-name="ce3">
            <text:p>-103361.1714</text:p>
          </table:table-cell>
          <table:table-cell office:value-type="float" office:value="-98042.166899999997" table:style-name="ce3">
            <text:p>-98042.1669</text:p>
          </table:table-cell>
          <table:table-cell office:value-type="float" office:value="-93717.751199999999" table:style-name="ce3">
            <text:p>-93717.7512</text:p>
          </table:table-cell>
          <table:table-cell office:value-type="float" office:value="-88365.7791" table:style-name="ce3">
            <text:p>-88365.7791</text:p>
          </table:table-cell>
          <table:table-cell office:value-type="float" office:value="-84876.873600000006" table:style-name="ce3">
            <text:p>-84876.8736</text:p>
          </table:table-cell>
          <table:table-cell office:value-type="float" office:value="-80869.489700000006" table:style-name="ce3">
            <text:p>-80869.4897</text:p>
          </table:table-cell>
          <table:table-cell office:value-type="float" office:value="-48297.368499999997" table:style-name="ce3">
            <text:p>-48297.3685</text:p>
          </table:table-cell>
          <table:table-cell office:value-type="float" office:value="-49404.497300000003" table:style-name="ce3">
            <text:p>-49404.4973</text:p>
          </table:table-cell>
          <table:table-cell office:value-type="float" office:value="-52170.962200000002" table:style-name="ce3">
            <text:p>-52170.9622</text:p>
          </table:table-cell>
          <table:table-cell office:value-type="float" office:value="-55998.778599999998" table:style-name="ce3">
            <text:p>-55998.7786</text:p>
          </table:table-cell>
          <table:table-cell office:value-type="float" office:value="-42203.161999999997" table:style-name="ce3">
            <text:p>-42203.162</text:p>
          </table:table-cell>
          <table:table-cell office:value-type="float" office:value="-46977.208100000003" table:style-name="ce3">
            <text:p>-46977.2081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5">
            <text:p>od</text:p>
          </table:table-cell>
          <table:table-cell office:value-type="float" office:value="48598.247499999998" table:style-name="ce1">
            <text:p>48598.2475</text:p>
          </table:table-cell>
          <table:table-cell office:value-type="float" office:value="53888.455000000002" table:style-name="ce1">
            <text:p>53888.455</text:p>
          </table:table-cell>
          <table:table-cell office:value-type="float" office:value="59434.558599999997" table:style-name="ce1">
            <text:p>59434.5586</text:p>
          </table:table-cell>
          <table:table-cell office:value-type="float" office:value="65206.073199999999" table:style-name="ce1">
            <text:p>65206.0732</text:p>
          </table:table-cell>
          <table:table-cell office:value-type="float" office:value="70750.852799999993" table:style-name="ce1">
            <text:p>70750.8528</text:p>
          </table:table-cell>
          <table:table-cell office:value-type="float" office:value="73809.259699999995" table:style-name="ce1">
            <text:p>73809.2597</text:p>
          </table:table-cell>
          <table:table-cell office:value-type="float" office:value="72116.426399999997" table:style-name="ce1">
            <text:p>72116.4264</text:p>
          </table:table-cell>
          <table:table-cell office:value-type="float" office:value="82702.335999999996" table:style-name="ce1">
            <text:p>82702.336</text:p>
          </table:table-cell>
          <table:table-cell office:value-type="float" office:value="74380.929799999998" table:style-name="ce1">
            <text:p>74380.9298</text:p>
          </table:table-cell>
          <table:table-cell office:value-type="float" office:value="89054.159799999994" table:style-name="ce1">
            <text:p>89054.1598</text:p>
          </table:table-cell>
          <table:table-cell office:value-type="float" office:value="88455.480100000001" table:style-name="ce1">
            <text:p>88455.4801</text:p>
          </table:table-cell>
          <table:table-cell office:value-type="float" office:value="86482.720100000006" table:style-name="ce1">
            <text:p>86482.7201</text:p>
          </table:table-cell>
          <table:table-cell office:value-type="float" office:value="80067.973199999993" table:style-name="ce1">
            <text:p>80067.9732</text:p>
          </table:table-cell>
          <table:table-cell office:value-type="float" office:value="77100.988500000007" table:style-name="ce1">
            <text:p>77100.9885</text:p>
          </table:table-cell>
          <table:table-cell office:value-type="float" office:value="74313.803" table:style-name="ce1">
            <text:p>74313.803</text:p>
          </table:table-cell>
          <table:table-cell office:value-type="float" office:value="70656.881899999993" table:style-name="ce1">
            <text:p>70656.8819</text:p>
          </table:table-cell>
          <table:table-cell office:value-type="float" office:value="68614.214699999997" table:style-name="ce1">
            <text:p>68614.2147</text:p>
          </table:table-cell>
          <table:table-cell office:value-type="float" office:value="66144.358900000007" table:style-name="ce1">
            <text:p>66144.3589</text:p>
          </table:table-cell>
          <table:table-cell office:value-type="float" office:value="47717.4234" table:style-name="ce1">
            <text:p>47717.4234</text:p>
          </table:table-cell>
          <table:table-cell office:value-type="float" office:value="48921.270400000001" table:style-name="ce1">
            <text:p>48921.2704</text:p>
          </table:table-cell>
          <table:table-cell office:value-type="float" office:value="51843.338400000001" table:style-name="ce1">
            <text:p>51843.3384</text:p>
          </table:table-cell>
          <table:table-cell office:value-type="float" office:value="55793.161399999997" table:style-name="ce1">
            <text:p>55793.1614</text:p>
          </table:table-cell>
          <table:table-cell office:value-type="float" office:value="40649.514199999998" table:style-name="ce1">
            <text:p>40649.5142</text:p>
          </table:table-cell>
          <table:table-cell office:value-type="float" office:value="45250.678999999996" table:style-name="ce1">
            <text:p>45250.679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24585.653900000001" table:style-name="ce3">
            <text:p>24585.6539</text:p>
          </table:table-cell>
          <table:table-cell office:value-type="float" office:value="23669.909299999999" table:style-name="ce3">
            <text:p>23669.9093</text:p>
          </table:table-cell>
          <table:table-cell office:value-type="float" office:value="21058.021400000001" table:style-name="ce3">
            <text:p>21058.0214</text:p>
          </table:table-cell>
          <table:table-cell office:value-type="float" office:value="19309.050500000001" table:style-name="ce3">
            <text:p>19309.0505</text:p>
          </table:table-cell>
          <table:table-cell office:value-type="float" office:value="18784.415499999999" table:style-name="ce3">
            <text:p>18784.4155</text:p>
          </table:table-cell>
          <table:table-cell office:value-type="float" office:value="18197.850399999999" table:style-name="ce3">
            <text:p>18197.8504</text:p>
          </table:table-cell>
          <table:table-cell office:value-type="float" office:value="18352.758399999999" table:style-name="ce3">
            <text:p>18352.7584</text:p>
          </table:table-cell>
          <table:table-cell office:value-type="float" office:value="3720.8040999999998" table:style-name="ce3">
            <text:p>3720.8041</text:p>
          </table:table-cell>
          <table:table-cell office:value-type="float" office:value="3607.7676000000001" table:style-name="ce3">
            <text:p>3607.7676</text:p>
          </table:table-cell>
          <table:table-cell office:value-type="float" office:value="4875.0011000000004" table:style-name="ce3">
            <text:p>4875.0011</text:p>
          </table:table-cell>
          <table:table-cell office:value-type="float" office:value="4133.8921" table:style-name="ce3">
            <text:p>4133.8921</text:p>
          </table:table-cell>
          <table:table-cell office:value-type="float" office:value="3698.2298999999998" table:style-name="ce3">
            <text:p>3698.2299</text:p>
          </table:table-cell>
          <table:table-cell office:value-type="float" office:value="4169.6400999999996" table:style-name="ce3">
            <text:p>4169.6401</text:p>
          </table:table-cell>
          <table:table-cell office:value-type="float" office:value="4872.5517" table:style-name="ce3">
            <text:p>4872.5517</text:p>
          </table:table-cell>
          <table:table-cell office:value-type="float" office:value="4934.2501000000002" table:style-name="ce3">
            <text:p>4934.2501</text:p>
          </table:table-cell>
          <table:table-cell office:value-type="float" office:value="4874.1405000000004" table:style-name="ce3">
            <text:p>4874.1405</text:p>
          </table:table-cell>
          <table:table-cell office:value-type="float" office:value="5605.5843000000004" table:style-name="ce3">
            <text:p>5605.5843</text:p>
          </table:table-cell>
          <table:table-cell office:value-type="float" office:value="5136.7227999999996" table:style-name="ce3">
            <text:p>5136.7228</text:p>
          </table:table-cell>
          <table:table-cell office:value-type="float" office:value="4667.2986000000001" table:style-name="ce3">
            <text:p>4667.2986</text:p>
          </table:table-cell>
          <table:table-cell office:value-type="float" office:value="5765.5897000000004" table:style-name="ce3">
            <text:p>5765.5897</text:p>
          </table:table-cell>
          <table:table-cell office:value-type="float" office:value="5908.3831" table:style-name="ce3">
            <text:p>5908.3831</text:p>
          </table:table-cell>
          <table:table-cell office:value-type="float" office:value="5674.4654" table:style-name="ce3">
            <text:p>5674.4654</text:p>
          </table:table-cell>
          <table:table-cell office:value-type="float" office:value="23644.554700000001" table:style-name="ce3">
            <text:p>23644.5547</text:p>
          </table:table-cell>
          <table:table-cell office:value-type="float" office:value="24866.077099999999" table:style-name="ce3">
            <text:p>24866.0771</text:p>
          </table:table-cell>
          <table:table-cell table:number-columns-repeated="16359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P_Profiles_Load_SU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0.48233404299501" table:style-name="ce6">
            <text:p>230.482334</text:p>
          </table:table-cell>
          <table:table-cell office:value-type="float" office:value="220.00902320362201" table:style-name="ce6">
            <text:p>220.0090232</text:p>
          </table:table-cell>
          <table:table-cell office:value-type="float" office:value="216.18072539178701" table:style-name="ce6">
            <text:p>216.1807254</text:p>
          </table:table-cell>
          <table:table-cell office:value-type="float" office:value="209.217148698399" table:style-name="ce6">
            <text:p>209.2171487</text:p>
          </table:table-cell>
          <table:table-cell office:value-type="float" office:value="206.14412531031701" table:style-name="ce6">
            <text:p>206.1441253</text:p>
          </table:table-cell>
          <table:table-cell office:value-type="float" office:value="204.80899860885901" table:style-name="ce6">
            <text:p>204.8089986</text:p>
          </table:table-cell>
          <table:table-cell office:value-type="float" office:value="221.94166429685899" table:style-name="ce6">
            <text:p>221.9416643</text:p>
          </table:table-cell>
          <table:table-cell office:value-type="float" office:value="260.65291409510502" table:style-name="ce6">
            <text:p>260.6529141</text:p>
          </table:table-cell>
          <table:table-cell office:value-type="float" office:value="296.14403307995599" table:style-name="ce6">
            <text:p>296.1440331</text:p>
          </table:table-cell>
          <table:table-cell office:value-type="float" office:value="313.32387459745303" table:style-name="ce6">
            <text:p>313.3238746</text:p>
          </table:table-cell>
          <table:table-cell office:value-type="float" office:value="321.09534313537102" table:style-name="ce6">
            <text:p>321.0953431</text:p>
          </table:table-cell>
          <table:table-cell office:value-type="float" office:value="324.286283039605" table:style-name="ce6">
            <text:p>324.286283</text:p>
          </table:table-cell>
          <table:table-cell office:value-type="float" office:value="325.30307665111599" table:style-name="ce6">
            <text:p>325.3030767</text:p>
          </table:table-cell>
          <table:table-cell office:value-type="float" office:value="322.23480312660899" table:style-name="ce6">
            <text:p>322.2348031</text:p>
          </table:table-cell>
          <table:table-cell office:value-type="float" office:value="318.28780484055699" table:style-name="ce6">
            <text:p>318.2878048</text:p>
          </table:table-cell>
          <table:table-cell office:value-type="float" office:value="316.15322537257202" table:style-name="ce6">
            <text:p>316.1532254</text:p>
          </table:table-cell>
          <table:table-cell office:value-type="float" office:value="320.735460267929" table:style-name="ce6">
            <text:p>320.7354603</text:p>
          </table:table-cell>
          <table:table-cell office:value-type="float" office:value="335.00723239745099" table:style-name="ce6">
            <text:p>335.0072324</text:p>
          </table:table-cell>
          <table:table-cell office:value-type="float" office:value="343.03630033279802" table:style-name="ce6">
            <text:p>343.0363003</text:p>
          </table:table-cell>
          <table:table-cell office:value-type="float" office:value="339.15160365539703" table:style-name="ce6">
            <text:p>339.1516037</text:p>
          </table:table-cell>
          <table:table-cell office:value-type="float" office:value="328.52265408234598" table:style-name="ce6">
            <text:p>328.5226541</text:p>
          </table:table-cell>
          <table:table-cell office:value-type="float" office:value="314.10368229715101" table:style-name="ce6">
            <text:p>314.1036823</text:p>
          </table:table-cell>
          <table:table-cell office:value-type="float" office:value="291.969410263702" table:style-name="ce6">
            <text:p>291.9694103</text:p>
          </table:table-cell>
          <table:table-cell office:value-type="float" office:value="259.40019522093002" table:style-name="ce6">
            <text:p>259.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2.644096931744" table:style-name="ce6">
            <text:p>252.6440969</text:p>
          </table:table-cell>
          <table:table-cell office:value-type="float" office:value="241.163736973201" table:style-name="ce6">
            <text:p>241.163737</text:p>
          </table:table-cell>
          <table:table-cell office:value-type="float" office:value="236.967333602536" table:style-name="ce6">
            <text:p>236.9673336</text:p>
          </table:table-cell>
          <table:table-cell office:value-type="float" office:value="229.33418222709099" table:style-name="ce6">
            <text:p>229.3341822</text:p>
          </table:table-cell>
          <table:table-cell office:value-type="float" office:value="225.96567582092399" table:style-name="ce6">
            <text:p>225.9656758</text:p>
          </table:table-cell>
          <table:table-cell office:value-type="float" office:value="224.50217155201801" table:style-name="ce6">
            <text:p>224.5021716</text:p>
          </table:table-cell>
          <table:table-cell office:value-type="float" office:value="243.282208940787" table:style-name="ce6">
            <text:p>243.2822089</text:p>
          </table:table-cell>
          <table:table-cell office:value-type="float" office:value="285.71569429655699" table:style-name="ce6">
            <text:p>285.7156943</text:p>
          </table:table-cell>
          <table:table-cell office:value-type="float" office:value="324.61942087610601" table:style-name="ce6">
            <text:p>324.6194209</text:p>
          </table:table-cell>
          <table:table-cell office:value-type="float" office:value="343.45117023182303" table:style-name="ce6">
            <text:p>343.4511702</text:p>
          </table:table-cell>
          <table:table-cell office:value-type="float" office:value="351.969895359926" table:style-name="ce6">
            <text:p>351.9698954</text:p>
          </table:table-cell>
          <table:table-cell office:value-type="float" office:value="355.46765640879801" table:style-name="ce6">
            <text:p>355.4676564</text:p>
          </table:table-cell>
          <table:table-cell office:value-type="float" office:value="356.58221863680001" table:style-name="ce6">
            <text:p>356.5822186</text:p>
          </table:table-cell>
          <table:table-cell office:value-type="float" office:value="353.21891881186002" table:style-name="ce6">
            <text:p>353.2189188</text:p>
          </table:table-cell>
          <table:table-cell office:value-type="float" office:value="348.89240145984098" table:style-name="ce6">
            <text:p>348.8924015</text:p>
          </table:table-cell>
          <table:table-cell office:value-type="float" office:value="346.55257396608903" table:style-name="ce6">
            <text:p>346.552574</text:p>
          </table:table-cell>
          <table:table-cell office:value-type="float" office:value="351.57540837061498" table:style-name="ce6">
            <text:p>351.5754084</text:p>
          </table:table-cell>
          <table:table-cell office:value-type="float" office:value="367.21946628182201" table:style-name="ce6">
            <text:p>367.2194663</text:p>
          </table:table-cell>
          <table:table-cell office:value-type="float" office:value="376.02055998018199" table:style-name="ce6">
            <text:p>376.02056</text:p>
          </table:table-cell>
          <table:table-cell office:value-type="float" office:value="371.76233477610799" table:style-name="ce6">
            <text:p>371.7623348</text:p>
          </table:table-cell>
          <table:table-cell office:value-type="float" office:value="360.11137082103301" table:style-name="ce6">
            <text:p>360.1113708</text:p>
          </table:table-cell>
          <table:table-cell office:value-type="float" office:value="344.30595944110797" table:style-name="ce6">
            <text:p>344.3059594</text:p>
          </table:table-cell>
          <table:table-cell office:value-type="float" office:value="320.04339201982702" table:style-name="ce6">
            <text:p>320.043392</text:p>
          </table:table-cell>
          <table:table-cell office:value-type="float" office:value="284.34252168448103" table:style-name="ce6">
            <text:p>284.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3.32840896124401" table:style-name="ce6">
            <text:p>273.328409</text:p>
          </table:table-cell>
          <table:table-cell office:value-type="float" office:value="260.90813649147401" table:style-name="ce6">
            <text:p>260.9081365</text:p>
          </table:table-cell>
          <table:table-cell office:value-type="float" office:value="256.36816793256799" table:style-name="ce6">
            <text:p>256.3681679</text:p>
          </table:table-cell>
          <table:table-cell office:value-type="float" office:value="248.11008018720401" table:style-name="ce6">
            <text:p>248.1100802</text:p>
          </table:table-cell>
          <table:table-cell office:value-type="float" office:value="244.46578963082399" table:style-name="ce6">
            <text:p>244.4657896</text:p>
          </table:table-cell>
          <table:table-cell office:value-type="float" office:value="242.88246629896699" table:style-name="ce6">
            <text:p>242.8824663</text:p>
          </table:table-cell>
          <table:table-cell office:value-type="float" office:value="263.20005060845398" table:style-name="ce6">
            <text:p>263.2000506</text:p>
          </table:table-cell>
          <table:table-cell office:value-type="float" office:value="309.107622484579" table:style-name="ce6">
            <text:p>309.1076225</text:p>
          </table:table-cell>
          <table:table-cell office:value-type="float" office:value="351.19644948584499" table:style-name="ce6">
            <text:p>351.1964495</text:p>
          </table:table-cell>
          <table:table-cell office:value-type="float" office:value="371.56997949056898" table:style-name="ce6">
            <text:p>371.5699795</text:p>
          </table:table-cell>
          <table:table-cell office:value-type="float" office:value="380.78614410284399" table:style-name="ce6">
            <text:p>380.7861441</text:p>
          </table:table-cell>
          <table:table-cell office:value-type="float" office:value="384.57027155337801" table:style-name="ce6">
            <text:p>384.5702716</text:p>
          </table:table-cell>
          <table:table-cell office:value-type="float" office:value="385.77608449010501" table:style-name="ce6">
            <text:p>385.7760845</text:p>
          </table:table-cell>
          <table:table-cell office:value-type="float" office:value="382.13742678476098" table:style-name="ce6">
            <text:p>382.1374268</text:p>
          </table:table-cell>
          <table:table-cell office:value-type="float" office:value="377.45669163783998" table:style-name="ce6">
            <text:p>377.4566916</text:p>
          </table:table-cell>
          <table:table-cell office:value-type="float" office:value="374.92529932003799" table:style-name="ce6">
            <text:p>374.9252993</text:p>
          </table:table-cell>
          <table:table-cell office:value-type="float" office:value="380.35935993312103" table:style-name="ce6">
            <text:p>380.3593599</text:p>
          </table:table-cell>
          <table:table-cell office:value-type="float" office:value="397.28421790723399" table:style-name="ce6">
            <text:p>397.2842179</text:p>
          </table:table-cell>
          <table:table-cell office:value-type="float" office:value="406.80586898440799" table:style-name="ce6">
            <text:p>406.805869</text:p>
          </table:table-cell>
          <table:table-cell office:value-type="float" office:value="402.19901715543801" table:style-name="ce6">
            <text:p>402.1990172</text:p>
          </table:table-cell>
          <table:table-cell office:value-type="float" office:value="389.59417311047503" table:style-name="ce6">
            <text:p>389.5941731</text:p>
          </table:table-cell>
          <table:table-cell office:value-type="float" office:value="372.49475144213397" table:style-name="ce6">
            <text:p>372.4947514</text:p>
          </table:table-cell>
          <table:table-cell office:value-type="float" office:value="346.24577499221101" table:style-name="ce6">
            <text:p>346.245775</text:p>
          </table:table-cell>
          <table:table-cell office:value-type="float" office:value="307.622026383795" table:style-name="ce6">
            <text:p>307.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44.16857463298504" table:style-name="ce6">
            <text:p>644.1685746</text:p>
          </table:table-cell>
          <table:table-cell office:value-type="float" office:value="614.89701356909598" table:style-name="ce6">
            <text:p>614.8970136</text:p>
          </table:table-cell>
          <table:table-cell office:value-type="float" office:value="604.19741199243003" table:style-name="ce6">
            <text:p>604.197412</text:p>
          </table:table-cell>
          <table:table-cell office:value-type="float" office:value="584.73510790065404" table:style-name="ce6">
            <text:p>584.7351079</text:p>
          </table:table-cell>
          <table:table-cell office:value-type="float" office:value="576.14640150832099" table:style-name="ce6">
            <text:p>576.1464015</text:p>
          </table:table-cell>
          <table:table-cell office:value-type="float" office:value="572.41489354783596" table:style-name="ce6">
            <text:p>572.4148935</text:p>
          </table:table-cell>
          <table:table-cell office:value-type="float" office:value="620.29849765019503" table:style-name="ce6">
            <text:p>620.2984977</text:p>
          </table:table-cell>
          <table:table-cell office:value-type="float" office:value="728.49147785554999" table:style-name="ce6">
            <text:p>728.4914779</text:p>
          </table:table-cell>
          <table:table-cell office:value-type="float" office:value="827.68460527474895" table:style-name="ce6">
            <text:p>827.6846053</text:p>
          </table:table-cell>
          <table:table-cell office:value-type="float" office:value="875.70005977236804" table:style-name="ce6">
            <text:p>875.7000598</text:p>
          </table:table-cell>
          <table:table-cell office:value-type="float" office:value="897.42031799373001" table:style-name="ce6">
            <text:p>897.420318</text:p>
          </table:table-cell>
          <table:table-cell office:value-type="float" office:value="906.33858593120397" table:style-name="ce6">
            <text:p>906.3385859</text:p>
          </table:table-cell>
          <table:table-cell office:value-type="float" office:value="909.18039371722102" table:style-name="ce6">
            <text:p>909.1803937</text:p>
          </table:table-cell>
          <table:table-cell office:value-type="float" office:value="900.60496258462604" table:style-name="ce6">
            <text:p>900.6049626</text:p>
          </table:table-cell>
          <table:table-cell office:value-type="float" office:value="889.57360840053002" table:style-name="ce6">
            <text:p>889.5736084</text:p>
          </table:table-cell>
          <table:table-cell office:value-type="float" office:value="883.60773245154803" table:style-name="ce6">
            <text:p>883.6077325</text:p>
          </table:table-cell>
          <table:table-cell office:value-type="float" office:value="896.41449151805898" table:style-name="ce6">
            <text:p>896.4144915</text:p>
          </table:table-cell>
          <table:table-cell office:value-type="float" office:value="936.30226490569805" table:style-name="ce6">
            <text:p>936.3022649</text:p>
          </table:table-cell>
          <table:table-cell office:value-type="float" office:value="958.74248041730698" table:style-name="ce6">
            <text:p>958.7424804</text:p>
          </table:table-cell>
          <table:table-cell office:value-type="float" office:value="947.88525124200601" table:style-name="ce6">
            <text:p>947.8852512</text:p>
          </table:table-cell>
          <table:table-cell office:value-type="float" office:value="918.17869987117297" table:style-name="ce6">
            <text:p>918.1786999</text:p>
          </table:table-cell>
          <table:table-cell office:value-type="float" office:value="877.87952231767804" table:style-name="ce6">
            <text:p>877.8795223</text:p>
          </table:table-cell>
          <table:table-cell office:value-type="float" office:value="816.01706971137196" table:style-name="ce6">
            <text:p>816.0170697</text:p>
          </table:table-cell>
          <table:table-cell office:value-type="float" office:value="724.99028920721503" table:style-name="ce6">
            <text:p>724.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7.22677711449401" table:style-name="ce6">
            <text:p>247.2267771</text:p>
          </table:table-cell>
          <table:table-cell office:value-type="float" office:value="235.992584718415" table:style-name="ce6">
            <text:p>235.9925847</text:p>
          </table:table-cell>
          <table:table-cell office:value-type="float" office:value="231.88616270657499" table:style-name="ce6">
            <text:p>231.8861627</text:p>
          </table:table-cell>
          <table:table-cell office:value-type="float" office:value="224.4166851423" table:style-name="ce6">
            <text:p>224.4166851</text:p>
          </table:table-cell>
          <table:table-cell office:value-type="float" office:value="221.12040791833101" table:style-name="ce6">
            <text:p>221.1204079</text:p>
          </table:table-cell>
          <table:table-cell office:value-type="float" office:value="219.688284832579" table:style-name="ce6">
            <text:p>219.6882848</text:p>
          </table:table-cell>
          <table:table-cell office:value-type="float" office:value="238.065631361161" table:style-name="ce6">
            <text:p>238.0656314</text:p>
          </table:table-cell>
          <table:table-cell office:value-type="float" office:value="279.58923691398002" table:style-name="ce6">
            <text:p>279.5892369</text:p>
          </table:table-cell>
          <table:table-cell office:value-type="float" office:value="317.65877052593601" table:style-name="ce6">
            <text:p>317.6587705</text:p>
          </table:table-cell>
          <table:table-cell office:value-type="float" office:value="336.08672018786598" table:style-name="ce6">
            <text:p>336.0867202</text:p>
          </table:table-cell>
          <table:table-cell office:value-type="float" office:value="344.42278259392401" table:style-name="ce6">
            <text:p>344.4227826</text:p>
          </table:table-cell>
          <table:table-cell office:value-type="float" office:value="347.84554291855102" table:style-name="ce6">
            <text:p>347.8455429</text:p>
          </table:table-cell>
          <table:table-cell office:value-type="float" office:value="348.93620615140998" table:style-name="ce6">
            <text:p>348.9362062</text:p>
          </table:table-cell>
          <table:table-cell office:value-type="float" office:value="345.64502386657699" table:style-name="ce6">
            <text:p>345.6450239</text:p>
          </table:table-cell>
          <table:table-cell office:value-type="float" office:value="341.411277841794" table:style-name="ce6">
            <text:p>341.4112778</text:p>
          </table:table-cell>
          <table:table-cell office:value-type="float" office:value="339.12162208767398" table:style-name="ce6">
            <text:p>339.1216221</text:p>
          </table:table-cell>
          <table:table-cell office:value-type="float" office:value="344.03675438995799" table:style-name="ce6">
            <text:p>344.0367544</text:p>
          </table:table-cell>
          <table:table-cell office:value-type="float" office:value="359.34536466564202" table:style-name="ce6">
            <text:p>359.3453647</text:p>
          </table:table-cell>
          <table:table-cell office:value-type="float" office:value="367.95774095526599" table:style-name="ce6">
            <text:p>367.957741</text:p>
          </table:table-cell>
          <table:table-cell office:value-type="float" office:value="363.79082272437802" table:style-name="ce6">
            <text:p>363.7908227</text:p>
          </table:table-cell>
          <table:table-cell office:value-type="float" office:value="352.38968450713202" table:style-name="ce6">
            <text:p>352.3896845</text:p>
          </table:table-cell>
          <table:table-cell office:value-type="float" office:value="336.92318058369602" table:style-name="ce6">
            <text:p>336.9231806</text:p>
          </table:table-cell>
          <table:table-cell office:value-type="float" office:value="313.18086314610798" table:style-name="ce6">
            <text:p>313.1808631</text:p>
          </table:table-cell>
          <table:table-cell office:value-type="float" office:value="278.24550854894602" table:style-name="ce6">
            <text:p>278.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79.16073682598699" table:style-name="ce6">
            <text:p>579.1607368</text:p>
          </table:table-cell>
          <table:table-cell office:value-type="float" office:value="552.84318651166495" table:style-name="ce6">
            <text:p>552.8431865</text:p>
          </table:table-cell>
          <table:table-cell office:value-type="float" office:value="543.22336124089998" table:style-name="ce6">
            <text:p>543.2233612</text:p>
          </table:table-cell>
          <table:table-cell office:value-type="float" office:value="525.72514288315699" table:style-name="ce6">
            <text:p>525.7251429</text:p>
          </table:table-cell>
          <table:table-cell office:value-type="float" office:value="518.00318667720603" table:style-name="ce6">
            <text:p>518.0031867</text:p>
          </table:table-cell>
          <table:table-cell office:value-type="float" office:value="514.64825291456805" table:style-name="ce6">
            <text:p>514.6482529</text:p>
          </table:table-cell>
          <table:table-cell office:value-type="float" office:value="557.69956669467103" table:style-name="ce6">
            <text:p>557.6995667</text:p>
          </table:table-cell>
          <table:table-cell office:value-type="float" office:value="654.97398926462199" table:style-name="ce6">
            <text:p>654.9739893</text:p>
          </table:table-cell>
          <table:table-cell office:value-type="float" office:value="744.15680107270998" table:style-name="ce6">
            <text:p>744.1568011</text:p>
          </table:table-cell>
          <table:table-cell office:value-type="float" office:value="787.32665924488197" table:style-name="ce6">
            <text:p>787.3266592</text:p>
          </table:table-cell>
          <table:table-cell office:value-type="float" office:value="806.85496480170195" table:style-name="ce6">
            <text:p>806.8549648</text:p>
          </table:table-cell>
          <table:table-cell office:value-type="float" office:value="814.87322404823897" table:style-name="ce6">
            <text:p>814.873224</text:p>
          </table:table-cell>
          <table:table-cell office:value-type="float" office:value="817.42824389254702" table:style-name="ce6">
            <text:p>817.4282439</text:p>
          </table:table-cell>
          <table:table-cell office:value-type="float" office:value="809.71822324122297" table:style-name="ce6">
            <text:p>809.7182232</text:p>
          </table:table-cell>
          <table:table-cell office:value-type="float" office:value="799.80012498396297" table:style-name="ce6">
            <text:p>799.800125</text:p>
          </table:table-cell>
          <table:table-cell office:value-type="float" office:value="794.43630991056602" table:style-name="ce6">
            <text:p>794.4363099</text:p>
          </table:table-cell>
          <table:table-cell office:value-type="float" office:value="805.95064375018103" table:style-name="ce6">
            <text:p>805.9506438</text:p>
          </table:table-cell>
          <table:table-cell office:value-type="float" office:value="841.81304551154403" table:style-name="ce6">
            <text:p>841.8130455</text:p>
          </table:table-cell>
          <table:table-cell office:value-type="float" office:value="861.98865211831298" table:style-name="ce6">
            <text:p>861.9886521</text:p>
          </table:table-cell>
          <table:table-cell office:value-type="float" office:value="852.22710662125303" table:style-name="ce6">
            <text:p>852.2271066</text:p>
          </table:table-cell>
          <table:table-cell office:value-type="float" office:value="825.51846410435803" table:style-name="ce6">
            <text:p>825.5184641</text:p>
          </table:table-cell>
          <table:table-cell office:value-type="float" office:value="789.28617602873805" table:style-name="ce6">
            <text:p>789.286176</text:p>
          </table:table-cell>
          <table:table-cell office:value-type="float" office:value="733.66672322673799" table:style-name="ce6">
            <text:p>733.6667232</text:p>
          </table:table-cell>
          <table:table-cell office:value-type="float" office:value="651.82613158079903" table:style-name="ce6">
            <text:p>651.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6.90029671374202" table:style-name="ce6">
            <text:p>366.9002967</text:p>
          </table:table-cell>
          <table:table-cell office:value-type="float" office:value="350.22803907414101" table:style-name="ce6">
            <text:p>350.2280391</text:p>
          </table:table-cell>
          <table:table-cell office:value-type="float" office:value="344.13384704461799" table:style-name="ce6">
            <text:p>344.133847</text:p>
          </table:table-cell>
          <table:table-cell office:value-type="float" office:value="333.04866619723799" table:style-name="ce6">
            <text:p>333.0486662</text:p>
          </table:table-cell>
          <table:table-cell office:value-type="float" office:value="328.156780675611" table:style-name="ce6">
            <text:p>328.1567807</text:p>
          </table:table-cell>
          <table:table-cell office:value-type="float" office:value="326.031418725641" table:style-name="ce6">
            <text:p>326.0314187</text:p>
          </table:table-cell>
          <table:table-cell office:value-type="float" office:value="353.304572438376" table:style-name="ce6">
            <text:p>353.3045724</text:p>
          </table:table-cell>
          <table:table-cell office:value-type="float" office:value="414.92825000182302" table:style-name="ce6">
            <text:p>414.92825</text:p>
          </table:table-cell>
          <table:table-cell office:value-type="float" office:value="471.42586462514402" table:style-name="ce6">
            <text:p>471.4258646</text:p>
          </table:table-cell>
          <table:table-cell office:value-type="float" office:value="498.77411661346702" table:style-name="ce6">
            <text:p>498.7741166</text:p>
          </table:table-cell>
          <table:table-cell office:value-type="float" office:value="511.14536460651999" table:style-name="ce6">
            <text:p>511.1453646</text:p>
          </table:table-cell>
          <table:table-cell office:value-type="float" office:value="516.22495911219198" table:style-name="ce6">
            <text:p>516.2249591</text:p>
          </table:table-cell>
          <table:table-cell office:value-type="float" office:value="517.84357287410501" table:style-name="ce6">
            <text:p>517.8435729</text:p>
          </table:table-cell>
          <table:table-cell office:value-type="float" office:value="512.95924856693102" table:style-name="ce6">
            <text:p>512.9592486</text:p>
          </table:table-cell>
          <table:table-cell office:value-type="float" office:value="506.67609958592902" table:style-name="ce6">
            <text:p>506.6760996</text:p>
          </table:table-cell>
          <table:table-cell office:value-type="float" office:value="503.27810449266298" table:style-name="ce6">
            <text:p>503.2781045</text:p>
          </table:table-cell>
          <table:table-cell office:value-type="float" office:value="510.57247414445999" table:style-name="ce6">
            <text:p>510.5724741</text:p>
          </table:table-cell>
          <table:table-cell office:value-type="float" office:value="533.29142764124197" table:style-name="ce6">
            <text:p>533.2914276</text:p>
          </table:table-cell>
          <table:table-cell office:value-type="float" office:value="546.07274305114197" table:style-name="ce6">
            <text:p>546.0727431</text:p>
          </table:table-cell>
          <table:table-cell office:value-type="float" office:value="539.88877077621896" table:style-name="ce6">
            <text:p>539.8887708</text:p>
          </table:table-cell>
          <table:table-cell office:value-type="float" office:value="522.96875489604304" table:style-name="ce6">
            <text:p>522.9687549</text:p>
          </table:table-cell>
          <table:table-cell office:value-type="float" office:value="500.01547716106302" table:style-name="ce6">
            <text:p>500.0154772</text:p>
          </table:table-cell>
          <table:table-cell office:value-type="float" office:value="464.78036462918402" table:style-name="ce6">
            <text:p>464.7803646</text:p>
          </table:table-cell>
          <table:table-cell office:value-type="float" office:value="412.934071452122" table:style-name="ce6">
            <text:p>412.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2.48361974998897" table:style-name="ce6">
            <text:p>492.4836197</text:p>
          </table:table-cell>
          <table:table-cell office:value-type="float" office:value="470.10475043508899" table:style-name="ce6">
            <text:p>470.1047504</text:p>
          </table:table-cell>
          <table:table-cell office:value-type="float" office:value="461.92462690552799" table:style-name="ce6">
            <text:p>461.9246269</text:p>
          </table:table-cell>
          <table:table-cell office:value-type="float" office:value="447.04518952649403" table:style-name="ce6">
            <text:p>447.0451895</text:p>
          </table:table-cell>
          <table:table-cell office:value-type="float" office:value="440.47890023572" table:style-name="ce6">
            <text:p>440.4789002</text:p>
          </table:table-cell>
          <table:table-cell office:value-type="float" office:value="437.62606540354398" table:style-name="ce6">
            <text:p>437.6260654</text:p>
          </table:table-cell>
          <table:table-cell office:value-type="float" office:value="474.23432542063802" table:style-name="ce6">
            <text:p>474.2343254</text:p>
          </table:table-cell>
          <table:table-cell office:value-type="float" office:value="556.95067114338599" table:style-name="ce6">
            <text:p>556.9506711</text:p>
          </table:table-cell>
          <table:table-cell office:value-type="float" office:value="632.78639546999204" table:style-name="ce6">
            <text:p>632.7863955</text:p>
          </table:table-cell>
          <table:table-cell office:value-type="float" office:value="669.49545854156599" table:style-name="ce6">
            <text:p>669.4954585</text:p>
          </table:table-cell>
          <table:table-cell office:value-type="float" office:value="686.10116054566504" table:style-name="ce6">
            <text:p>686.1011605</text:p>
          </table:table-cell>
          <table:table-cell office:value-type="float" office:value="692.91940820428499" table:style-name="ce6">
            <text:p>692.9194082</text:p>
          </table:table-cell>
          <table:table-cell office:value-type="float" office:value="695.09204412631595" table:style-name="ce6">
            <text:p>695.0920441</text:p>
          </table:table-cell>
          <table:table-cell office:value-type="float" office:value="688.53590411668597" table:style-name="ce6">
            <text:p>688.5359041</text:p>
          </table:table-cell>
          <table:table-cell office:value-type="float" office:value="680.10214709520699" table:style-name="ce6">
            <text:p>680.1021471</text:p>
          </table:table-cell>
          <table:table-cell office:value-type="float" office:value="675.54107985592395" table:style-name="ce6">
            <text:p>675.5410799</text:p>
          </table:table-cell>
          <table:table-cell office:value-type="float" office:value="685.33218005967797" table:style-name="ce6">
            <text:p>685.3321801</text:p>
          </table:table-cell>
          <table:table-cell office:value-type="float" office:value="715.82741965267405" table:style-name="ce6">
            <text:p>715.8274197</text:p>
          </table:table-cell>
          <table:table-cell office:value-type="float" office:value="732.98354771965398" table:style-name="ce6">
            <text:p>732.9835477</text:p>
          </table:table-cell>
          <table:table-cell office:value-type="float" office:value="724.68291379358197" table:style-name="ce6">
            <text:p>724.6829138</text:p>
          </table:table-cell>
          <table:table-cell office:value-type="float" office:value="701.97148308193698" table:style-name="ce6">
            <text:p>701.9714831</text:p>
          </table:table-cell>
          <table:table-cell office:value-type="float" office:value="671.16171431015096" table:style-name="ce6">
            <text:p>671.1617143</text:p>
          </table:table-cell>
          <table:table-cell office:value-type="float" office:value="623.86626124722602" table:style-name="ce6">
            <text:p>623.8662612</text:p>
          </table:table-cell>
          <table:table-cell office:value-type="float" office:value="554.27392141224402" table:style-name="ce6">
            <text:p>554.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.022870567498501" table:style-name="ce6">
            <text:p>64.02287057</text:p>
          </table:table-cell>
          <table:table-cell office:value-type="float" office:value="61.113617556561501" table:style-name="ce6">
            <text:p>61.11361756</text:p>
          </table:table-cell>
          <table:table-cell office:value-type="float" office:value="60.050201497718596" table:style-name="ce6">
            <text:p>60.0502015</text:p>
          </table:table-cell>
          <table:table-cell office:value-type="float" office:value="58.115874638444197" table:style-name="ce6">
            <text:p>58.11587464</text:p>
          </table:table-cell>
          <table:table-cell office:value-type="float" office:value="57.262257030643603" table:style-name="ce6">
            <text:p>57.26225703</text:p>
          </table:table-cell>
          <table:table-cell office:value-type="float" office:value="56.891388502460799" table:style-name="ce6">
            <text:p>56.8913885</text:p>
          </table:table-cell>
          <table:table-cell office:value-type="float" office:value="61.650462304683003" table:style-name="ce6">
            <text:p>61.6504623</text:p>
          </table:table-cell>
          <table:table-cell office:value-type="float" office:value="72.403587248640207" table:style-name="ce6">
            <text:p>72.40358725</text:p>
          </table:table-cell>
          <table:table-cell office:value-type="float" office:value="82.262231411098895" table:style-name="ce6">
            <text:p>82.26223141</text:p>
          </table:table-cell>
          <table:table-cell office:value-type="float" office:value="87.0344096104036" table:style-name="ce6">
            <text:p>87.03440961</text:p>
          </table:table-cell>
          <table:table-cell office:value-type="float" office:value="89.193150870936407" table:style-name="ce6">
            <text:p>89.19315087</text:p>
          </table:table-cell>
          <table:table-cell office:value-type="float" office:value="90.079523066557002" table:style-name="ce6">
            <text:p>90.07952307</text:p>
          </table:table-cell>
          <table:table-cell office:value-type="float" office:value="90.361965736420998" table:style-name="ce6">
            <text:p>90.36196574</text:p>
          </table:table-cell>
          <table:table-cell office:value-type="float" office:value="89.5096675351692" table:style-name="ce6">
            <text:p>89.50966754</text:p>
          </table:table-cell>
          <table:table-cell office:value-type="float" office:value="88.413279122376906" table:style-name="ce6">
            <text:p>88.41327912</text:p>
          </table:table-cell>
          <table:table-cell office:value-type="float" office:value="87.8203403812701" table:style-name="ce6">
            <text:p>87.82034038</text:p>
          </table:table-cell>
          <table:table-cell office:value-type="float" office:value="89.093183407758104" table:style-name="ce6">
            <text:p>89.09318341</text:p>
          </table:table-cell>
          <table:table-cell office:value-type="float" office:value="93.057564554847602" table:style-name="ce6">
            <text:p>93.05756455</text:p>
          </table:table-cell>
          <table:table-cell office:value-type="float" office:value="95.287861203554996" table:style-name="ce6">
            <text:p>95.2878612</text:p>
          </table:table-cell>
          <table:table-cell office:value-type="float" office:value="94.208778793165706" table:style-name="ce6">
            <text:p>94.20877879</text:p>
          </table:table-cell>
          <table:table-cell office:value-type="float" office:value="91.256292800651806" table:style-name="ce6">
            <text:p>91.2562928</text:p>
          </table:table-cell>
          <table:table-cell office:value-type="float" office:value="87.251022860319694" table:style-name="ce6">
            <text:p>87.25102286</text:p>
          </table:table-cell>
          <table:table-cell office:value-type="float" office:value="81.1026139621395" table:style-name="ce6">
            <text:p>81.10261396</text:p>
          </table:table-cell>
          <table:table-cell office:value-type="float" office:value="72.055609783591706" table:style-name="ce6">
            <text:p>72.055609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61.25055017972" table:style-name="ce6">
            <text:p>1261.25055</text:p>
          </table:table-cell>
          <table:table-cell office:value-type="float" office:value="1203.9382658642601" table:style-name="ce6">
            <text:p>1203.938266</text:p>
          </table:table-cell>
          <table:table-cell office:value-type="float" office:value="1182.9889695050599" table:style-name="ce6">
            <text:p>1182.98897</text:p>
          </table:table-cell>
          <table:table-cell office:value-type="float" office:value="1144.8827303773501" table:style-name="ce6">
            <text:p>1144.88273</text:p>
          </table:table-cell>
          <table:table-cell office:value-type="float" office:value="1128.0664635036801" table:style-name="ce6">
            <text:p>1128.066464</text:p>
          </table:table-cell>
          <table:table-cell office:value-type="float" office:value="1120.7603534984801" table:style-name="ce6">
            <text:p>1120.760353</text:p>
          </table:table-cell>
          <table:table-cell office:value-type="float" office:value="1214.5141074022599" table:style-name="ce6">
            <text:p>1214.514107</text:p>
          </table:table-cell>
          <table:table-cell office:value-type="float" office:value="1426.3506687982101" table:style-name="ce6">
            <text:p>1426.350669</text:p>
          </table:table-cell>
          <table:table-cell office:value-type="float" office:value="1620.5659587986499" table:style-name="ce6">
            <text:p>1620.565959</text:p>
          </table:table-cell>
          <table:table-cell office:value-type="float" office:value="1714.5778693249499" table:style-name="ce6">
            <text:p>1714.577869</text:p>
          </table:table-cell>
          <table:table-cell office:value-type="float" office:value="1757.10507215745" table:style-name="ce6">
            <text:p>1757.105072</text:p>
          </table:table-cell>
          <table:table-cell office:value-type="float" office:value="1774.5666044111699" table:style-name="ce6">
            <text:p>1774.566604</text:p>
          </table:table-cell>
          <table:table-cell office:value-type="float" office:value="1780.1307250074899" table:style-name="ce6">
            <text:p>1780.130725</text:p>
          </table:table-cell>
          <table:table-cell office:value-type="float" office:value="1763.3404504428299" table:style-name="ce6">
            <text:p>1763.34045</text:p>
          </table:table-cell>
          <table:table-cell office:value-type="float" office:value="1741.74159871082" table:style-name="ce6">
            <text:p>1741.741599</text:p>
          </table:table-cell>
          <table:table-cell office:value-type="float" office:value="1730.0607055110199" table:style-name="ce6">
            <text:p>1730.060706</text:p>
          </table:table-cell>
          <table:table-cell office:value-type="float" office:value="1755.13571313283" table:style-name="ce6">
            <text:p>1755.135713</text:p>
          </table:table-cell>
          <table:table-cell office:value-type="float" office:value="1833.2340217305" table:style-name="ce6">
            <text:p>1833.234022</text:p>
          </table:table-cell>
          <table:table-cell office:value-type="float" office:value="1877.1708657100301" table:style-name="ce6">
            <text:p>1877.170866</text:p>
          </table:table-cell>
          <table:table-cell office:value-type="float" office:value="1855.91294222537" table:style-name="ce6">
            <text:p>1855.912942</text:p>
          </table:table-cell>
          <table:table-cell office:value-type="float" office:value="1797.74896817284" table:style-name="ce6">
            <text:p>1797.748968</text:p>
          </table:table-cell>
          <table:table-cell office:value-type="float" office:value="1718.8451503483" table:style-name="ce6">
            <text:p>1718.84515</text:p>
          </table:table-cell>
          <table:table-cell office:value-type="float" office:value="1597.72149505415" table:style-name="ce6">
            <text:p>1597.721495</text:p>
          </table:table-cell>
          <table:table-cell office:value-type="float" office:value="1419.49551273676" table:style-name="ce6">
            <text:p>1419.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54.74496235996" table:style-name="ce6">
            <text:p>1654.744962</text:p>
          </table:table-cell>
          <table:table-cell office:value-type="float" office:value="1579.5519614619" table:style-name="ce6">
            <text:p>1579.551961</text:p>
          </table:table-cell>
          <table:table-cell office:value-type="float" office:value="1552.0667464025701" table:style-name="ce6">
            <text:p>1552.066746</text:p>
          </table:table-cell>
          <table:table-cell office:value-type="float" office:value="1502.0718368090199" table:style-name="ce6">
            <text:p>1502.071837</text:p>
          </table:table-cell>
          <table:table-cell office:value-type="float" office:value="1480.00910479202" table:style-name="ce6">
            <text:p>1480.009105</text:p>
          </table:table-cell>
          <table:table-cell office:value-type="float" office:value="1470.4235797559099" table:style-name="ce6">
            <text:p>1470.42358</text:p>
          </table:table-cell>
          <table:table-cell office:value-type="float" office:value="1593.42733341335" table:style-name="ce6">
            <text:p>1593.427333</text:p>
          </table:table-cell>
          <table:table-cell office:value-type="float" office:value="1871.3542550417801" table:style-name="ce6">
            <text:p>1871.354255</text:p>
          </table:table-cell>
          <table:table-cell office:value-type="float" office:value="2126.16228877917" table:style-name="ce6">
            <text:p>2126.162289</text:p>
          </table:table-cell>
          <table:table-cell office:value-type="float" office:value="2249.50474069966" table:style-name="ce6">
            <text:p>2249.504741</text:p>
          </table:table-cell>
          <table:table-cell office:value-type="float" office:value="2305.2998994334298" table:style-name="ce6">
            <text:p>2305.299899</text:p>
          </table:table-cell>
          <table:table-cell office:value-type="float" office:value="2328.2092115664" table:style-name="ce6">
            <text:p>2328.209212</text:p>
          </table:table-cell>
          <table:table-cell office:value-type="float" office:value="2335.5092682644199" table:style-name="ce6">
            <text:p>2335.509268</text:p>
          </table:table-cell>
          <table:table-cell office:value-type="float" office:value="2313.48063783207" table:style-name="ce6">
            <text:p>2313.480638</text:p>
          </table:table-cell>
          <table:table-cell office:value-type="float" office:value="2285.1432142398899" table:style-name="ce6">
            <text:p>2285.143214</text:p>
          </table:table-cell>
          <table:table-cell office:value-type="float" office:value="2269.8180283158999" table:style-name="ce6">
            <text:p>2269.818028</text:p>
          </table:table-cell>
          <table:table-cell office:value-type="float" office:value="2302.7161250005202" table:style-name="ce6">
            <text:p>2302.716125</text:p>
          </table:table-cell>
          <table:table-cell office:value-type="float" office:value="2405.1801300329898" table:style-name="ce6">
            <text:p>2405.18013</text:p>
          </table:table-cell>
          <table:table-cell office:value-type="float" office:value="2462.8247203380402" table:style-name="ce6">
            <text:p>2462.82472</text:p>
          </table:table-cell>
          <table:table-cell office:value-type="float" office:value="2434.93459034644" table:style-name="ce6">
            <text:p>2434.93459</text:p>
          </table:table-cell>
          <table:table-cell office:value-type="float" office:value="2358.6241831553102" table:style-name="ce6">
            <text:p>2358.624183</text:p>
          </table:table-cell>
          <table:table-cell office:value-type="float" office:value="2255.1033600821102" table:style-name="ce6">
            <text:p>2255.10336</text:p>
          </table:table-cell>
          <table:table-cell office:value-type="float" office:value="2096.1906377906798" table:style-name="ce6">
            <text:p>2096.190638</text:p>
          </table:table-cell>
          <table:table-cell office:value-type="float" office:value="1862.36037594514" table:style-name="ce6">
            <text:p>1862.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5.56302388273696" table:style-name="ce6">
            <text:p>585.5630239</text:p>
          </table:table-cell>
          <table:table-cell office:value-type="float" office:value="558.954548267321" table:style-name="ce6">
            <text:p>558.9545483</text:p>
          </table:table-cell>
          <table:table-cell office:value-type="float" office:value="549.22838139067198" table:style-name="ce6">
            <text:p>549.2283814</text:p>
          </table:table-cell>
          <table:table-cell office:value-type="float" office:value="531.53673034700103" table:style-name="ce6">
            <text:p>531.5367303</text:p>
          </table:table-cell>
          <table:table-cell office:value-type="float" office:value="523.72941238026999" table:style-name="ce6">
            <text:p>523.7294124</text:p>
          </table:table-cell>
          <table:table-cell office:value-type="float" office:value="520.33739176481402" table:style-name="ce6">
            <text:p>520.3373918</text:p>
          </table:table-cell>
          <table:table-cell office:value-type="float" office:value="563.864612925139" table:style-name="ce6">
            <text:p>563.8646129</text:p>
          </table:table-cell>
          <table:table-cell office:value-type="float" office:value="662.21434798948599" table:style-name="ce6">
            <text:p>662.214348</text:p>
          </table:table-cell>
          <table:table-cell office:value-type="float" office:value="752.38302421382002" table:style-name="ce6">
            <text:p>752.3830242</text:p>
          </table:table-cell>
          <table:table-cell office:value-type="float" office:value="796.03010020592205" table:style-name="ce6">
            <text:p>796.0301002</text:p>
          </table:table-cell>
          <table:table-cell office:value-type="float" office:value="815.77427988879595" table:style-name="ce6">
            <text:p>815.7742799</text:p>
          </table:table-cell>
          <table:table-cell office:value-type="float" office:value="823.88117635489505" table:style-name="ce6">
            <text:p>823.8811764</text:p>
          </table:table-cell>
          <table:table-cell office:value-type="float" office:value="826.46444046618899" table:style-name="ce6">
            <text:p>826.4644405</text:p>
          </table:table-cell>
          <table:table-cell office:value-type="float" office:value="818.66918999474103" table:style-name="ce6">
            <text:p>818.66919</text:p>
          </table:table-cell>
          <table:table-cell office:value-type="float" office:value="808.64145289620103" table:style-name="ce6">
            <text:p>808.6414529</text:p>
          </table:table-cell>
          <table:table-cell office:value-type="float" office:value="803.21834394869302" table:style-name="ce6">
            <text:p>803.2183439</text:p>
          </table:table-cell>
          <table:table-cell office:value-type="float" office:value="814.85996209095697" table:style-name="ce6">
            <text:p>814.8599621</text:p>
          </table:table-cell>
          <table:table-cell office:value-type="float" office:value="851.11880196702896" table:style-name="ce6">
            <text:p>851.118802</text:p>
          </table:table-cell>
          <table:table-cell office:value-type="float" office:value="871.51743823866798" table:style-name="ce6">
            <text:p>871.5174382</text:p>
          </table:table-cell>
          <table:table-cell office:value-type="float" office:value="861.64798450057003" table:style-name="ce6">
            <text:p>861.6479845</text:p>
          </table:table-cell>
          <table:table-cell office:value-type="float" office:value="834.64409338442294" table:style-name="ce6">
            <text:p>834.6440934</text:p>
          </table:table-cell>
          <table:table-cell office:value-type="float" office:value="798.01127831477004" table:style-name="ce6">
            <text:p>798.0112783</text:p>
          </table:table-cell>
          <table:table-cell office:value-type="float" office:value="741.776984622952" table:style-name="ce6">
            <text:p>741.7769846</text:p>
          </table:table-cell>
          <table:table-cell office:value-type="float" office:value="659.03169255915805" table:style-name="ce6">
            <text:p>659.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43.02865624897" table:style-name="ce6">
            <text:p>1243.028656</text:p>
          </table:table-cell>
          <table:table-cell office:value-type="float" office:value="1186.54439009816" table:style-name="ce6">
            <text:p>1186.54439</text:p>
          </table:table-cell>
          <table:table-cell office:value-type="float" office:value="1165.89775830955" table:style-name="ce6">
            <text:p>1165.897758</text:p>
          </table:table-cell>
          <table:table-cell office:value-type="float" office:value="1128.3420583648699" table:style-name="ce6">
            <text:p>1128.342058</text:p>
          </table:table-cell>
          <table:table-cell office:value-type="float" office:value="1111.7687441949599" table:style-name="ce6">
            <text:p>1111.768744</text:p>
          </table:table-cell>
          <table:table-cell office:value-type="float" office:value="1104.5681890785499" table:style-name="ce6">
            <text:p>1104.568189</text:p>
          </table:table-cell>
          <table:table-cell office:value-type="float" office:value="1196.9674373616899" table:style-name="ce6">
            <text:p>1196.967437</text:p>
          </table:table-cell>
          <table:table-cell office:value-type="float" office:value="1405.7434939659099" table:style-name="ce6">
            <text:p>1405.743494</text:p>
          </table:table-cell>
          <table:table-cell office:value-type="float" office:value="1597.1528621662601" table:style-name="ce6">
            <text:p>1597.152862</text:p>
          </table:table-cell>
          <table:table-cell office:value-type="float" office:value="1689.80653735891" table:style-name="ce6">
            <text:p>1689.806537</text:p>
          </table:table-cell>
          <table:table-cell office:value-type="float" office:value="1731.7193292172601" table:style-name="ce6">
            <text:p>1731.719329</text:p>
          </table:table-cell>
          <table:table-cell office:value-type="float" office:value="1748.92858630761" table:style-name="ce6">
            <text:p>1748.928586</text:p>
          </table:table-cell>
          <table:table-cell office:value-type="float" office:value="1754.4123193748201" table:style-name="ce6">
            <text:p>1754.412319</text:p>
          </table:table-cell>
          <table:table-cell office:value-type="float" office:value="1737.8646219905199" table:style-name="ce6">
            <text:p>1737.864622</text:p>
          </table:table-cell>
          <table:table-cell office:value-type="float" office:value="1716.5778192682999" table:style-name="ce6">
            <text:p>1716.577819</text:p>
          </table:table-cell>
          <table:table-cell office:value-type="float" office:value="1705.06568555635" table:style-name="ce6">
            <text:p>1705.065686</text:p>
          </table:table-cell>
          <table:table-cell office:value-type="float" office:value="1729.7784224706299" table:style-name="ce6">
            <text:p>1729.778422</text:p>
          </table:table-cell>
          <table:table-cell office:value-type="float" office:value="1806.7484072033501" table:style-name="ce6">
            <text:p>1806.748407</text:p>
          </table:table-cell>
          <table:table-cell office:value-type="float" office:value="1850.0504744444099" table:style-name="ce6">
            <text:p>1850.050474</text:p>
          </table:table-cell>
          <table:table-cell office:value-type="float" office:value="1829.099674415" table:style-name="ce6">
            <text:p>1829.099674</text:p>
          </table:table-cell>
          <table:table-cell office:value-type="float" office:value="1771.7760232988101" table:style-name="ce6">
            <text:p>1771.776023</text:p>
          </table:table-cell>
          <table:table-cell office:value-type="float" office:value="1694.01216691882" table:style-name="ce6">
            <text:p>1694.012167</text:p>
          </table:table-cell>
          <table:table-cell office:value-type="float" office:value="1574.638443388" table:style-name="ce6">
            <text:p>1574.638443</text:p>
          </table:table-cell>
          <table:table-cell office:value-type="float" office:value="1398.9873776444999" table:style-name="ce6">
            <text:p>1398.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01.73750776222903" table:style-name="ce6">
            <text:p>901.7375078</text:p>
          </table:table-cell>
          <table:table-cell office:value-type="float" office:value="860.76179804664798" table:style-name="ce6">
            <text:p>860.761798</text:p>
          </table:table-cell>
          <table:table-cell office:value-type="float" office:value="845.783991864021" table:style-name="ce6">
            <text:p>845.7839919</text:p>
          </table:table-cell>
          <table:table-cell office:value-type="float" office:value="818.53974202301004" table:style-name="ce6">
            <text:p>818.539742</text:p>
          </table:table-cell>
          <table:table-cell office:value-type="float" office:value="806.51686633160205" table:style-name="ce6">
            <text:p>806.5168663</text:p>
          </table:table-cell>
          <table:table-cell office:value-type="float" office:value="801.29332575389003" table:style-name="ce6">
            <text:p>801.2933258</text:p>
          </table:table-cell>
          <table:table-cell office:value-type="float" office:value="868.32304984518896" table:style-name="ce6">
            <text:p>868.3230498</text:p>
          </table:table-cell>
          <table:table-cell office:value-type="float" office:value="1019.77667886354" table:style-name="ce6">
            <text:p>1019.776679</text:p>
          </table:table-cell>
          <table:table-cell office:value-type="float" office:value="1158.6318901055599" table:style-name="ce6">
            <text:p>1158.63189</text:p>
          </table:table-cell>
          <table:table-cell office:value-type="float" office:value="1225.8461845896099" table:style-name="ce6">
            <text:p>1225.846185</text:p>
          </table:table-cell>
          <table:table-cell office:value-type="float" office:value="1256.25122495911" table:style-name="ce6">
            <text:p>1256.251225</text:p>
          </table:table-cell>
          <table:table-cell office:value-type="float" office:value="1268.73543642205" table:style-name="ce6">
            <text:p>1268.735436</text:p>
          </table:table-cell>
          <table:table-cell office:value-type="float" office:value="1272.7135327952799" table:style-name="ce6">
            <text:p>1272.713533</text:p>
          </table:table-cell>
          <table:table-cell office:value-type="float" office:value="1260.7092404376499" table:style-name="ce6">
            <text:p>1260.70924</text:p>
          </table:table-cell>
          <table:table-cell office:value-type="float" office:value="1245.2670313313199" table:style-name="ce6">
            <text:p>1245.267031</text:p>
          </table:table-cell>
          <table:table-cell office:value-type="float" office:value="1236.9157172161999" table:style-name="ce6">
            <text:p>1236.915717</text:p>
          </table:table-cell>
          <table:table-cell office:value-type="float" office:value="1254.84322168927" table:style-name="ce6">
            <text:p>1254.843222</text:p>
          </table:table-cell>
          <table:table-cell office:value-type="float" office:value="1310.68000538405" table:style-name="ce6">
            <text:p>1310.680005</text:p>
          </table:table-cell>
          <table:table-cell office:value-type="float" office:value="1342.09287587469" table:style-name="ce6">
            <text:p>1342.092876</text:p>
          </table:table-cell>
          <table:table-cell office:value-type="float" office:value="1326.8944151560499" table:style-name="ce6">
            <text:p>1326.894415</text:p>
          </table:table-cell>
          <table:table-cell office:value-type="float" office:value="1285.3097855230301" table:style-name="ce6">
            <text:p>1285.309786</text:p>
          </table:table-cell>
          <table:table-cell office:value-type="float" office:value="1228.8970989018901" table:style-name="ce6">
            <text:p>1228.897099</text:p>
          </table:table-cell>
          <table:table-cell office:value-type="float" office:value="1142.29912434367" table:style-name="ce6">
            <text:p>1142.299124</text:p>
          </table:table-cell>
          <table:table-cell office:value-type="float" office:value="1014.87555010582" table:style-name="ce6">
            <text:p>1014.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96.7093708017201" table:style-name="ce6">
            <text:p>1296.709371</text:p>
          </table:table-cell>
          <table:table-cell office:value-type="float" office:value="1237.7858078955901" table:style-name="ce6">
            <text:p>1237.785808</text:p>
          </table:table-cell>
          <table:table-cell office:value-type="float" office:value="1216.24754264225" table:style-name="ce6">
            <text:p>1216.247543</text:p>
          </table:table-cell>
          <table:table-cell office:value-type="float" office:value="1177.0699840232601" table:style-name="ce6">
            <text:p>1177.069984</text:p>
          </table:table-cell>
          <table:table-cell office:value-type="float" office:value="1159.78094432065" table:style-name="ce6">
            <text:p>1159.780944</text:p>
          </table:table-cell>
          <table:table-cell office:value-type="float" office:value="1152.2694302075299" table:style-name="ce6">
            <text:p>1152.26943</text:p>
          </table:table-cell>
          <table:table-cell office:value-type="float" office:value="1248.65897883254" table:style-name="ce6">
            <text:p>1248.658979</text:p>
          </table:table-cell>
          <table:table-cell office:value-type="float" office:value="1466.4511171205399" table:style-name="ce6">
            <text:p>1466.451117</text:p>
          </table:table-cell>
          <table:table-cell office:value-type="float" office:value="1666.1265792724901" table:style-name="ce6">
            <text:p>1666.126579</text:p>
          </table:table-cell>
          <table:table-cell office:value-type="float" office:value="1762.78154233994" table:style-name="ce6">
            <text:p>1762.781542</text:p>
          </table:table-cell>
          <table:table-cell office:value-type="float" office:value="1806.5043557167401" table:style-name="ce6">
            <text:p>1806.504356</text:p>
          </table:table-cell>
          <table:table-cell office:value-type="float" office:value="1824.4568018018799" table:style-name="ce6">
            <text:p>1824.456802</text:p>
          </table:table-cell>
          <table:table-cell office:value-type="float" office:value="1830.1773521845901" table:style-name="ce6">
            <text:p>1830.177352</text:p>
          </table:table-cell>
          <table:table-cell office:value-type="float" office:value="1812.9150355392401" table:style-name="ce6">
            <text:p>1812.915036</text:p>
          </table:table-cell>
          <table:table-cell office:value-type="float" office:value="1790.7089533016799" table:style-name="ce6">
            <text:p>1790.708953</text:p>
          </table:table-cell>
          <table:table-cell office:value-type="float" office:value="1778.6996632606499" table:style-name="ce6">
            <text:p>1778.699663</text:p>
          </table:table-cell>
          <table:table-cell office:value-type="float" office:value="1804.47963009713" table:style-name="ce6">
            <text:p>1804.47963</text:p>
          </table:table-cell>
          <table:table-cell office:value-type="float" office:value="1884.7735959454899" table:style-name="ce6">
            <text:p>1884.773596</text:p>
          </table:table-cell>
          <table:table-cell office:value-type="float" office:value="1929.9456811458499" table:style-name="ce6">
            <text:p>1929.945681</text:p>
          </table:table-cell>
          <table:table-cell office:value-type="float" office:value="1908.0901120184999" table:style-name="ce6">
            <text:p>1908.090112</text:p>
          </table:table-cell>
          <table:table-cell office:value-type="float" office:value="1848.2909149547399" table:style-name="ce6">
            <text:p>1848.290915</text:p>
          </table:table-cell>
          <table:table-cell office:value-type="float" office:value="1767.1687937786301" table:style-name="ce6">
            <text:p>1767.168794</text:p>
          </table:table-cell>
          <table:table-cell office:value-type="float" office:value="1642.63986586395" table:style-name="ce6">
            <text:p>1642.639866</text:p>
          </table:table-cell>
          <table:table-cell office:value-type="float" office:value="1459.40323507844" table:style-name="ce6">
            <text:p>1459.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1.42117693823195" table:style-name="ce6">
            <text:p>791.4211769</text:p>
          </table:table-cell>
          <table:table-cell office:value-type="float" office:value="755.45833394918805" table:style-name="ce6">
            <text:p>755.4583339</text:p>
          </table:table-cell>
          <table:table-cell office:value-type="float" office:value="742.31287543718304" table:style-name="ce6">
            <text:p>742.3128754</text:p>
          </table:table-cell>
          <table:table-cell office:value-type="float" office:value="718.40161956907605" table:style-name="ce6">
            <text:p>718.4016196</text:p>
          </table:table-cell>
          <table:table-cell office:value-type="float" office:value="707.84959267880197" table:style-name="ce6">
            <text:p>707.8495927</text:p>
          </table:table-cell>
          <table:table-cell office:value-type="float" office:value="703.26508710349594" table:style-name="ce6">
            <text:p>703.2650871</text:p>
          </table:table-cell>
          <table:table-cell office:value-type="float" office:value="762.09456095096596" table:style-name="ce6">
            <text:p>762.094561</text:p>
          </table:table-cell>
          <table:table-cell office:value-type="float" office:value="895.01972852742199" table:style-name="ce6">
            <text:p>895.0197285</text:p>
          </table:table-cell>
          <table:table-cell office:value-type="float" office:value="1016.88773752028" table:style-name="ce6">
            <text:p>1016.887738</text:p>
          </table:table-cell>
          <table:table-cell office:value-type="float" office:value="1075.8792018762999" table:style-name="ce6">
            <text:p>1075.879202</text:p>
          </table:table-cell>
          <table:table-cell office:value-type="float" office:value="1102.5645649968801" table:style-name="ce6">
            <text:p>1102.564565</text:p>
          </table:table-cell>
          <table:table-cell office:value-type="float" office:value="1113.52148898429" table:style-name="ce6">
            <text:p>1113.521489</text:p>
          </table:table-cell>
          <table:table-cell office:value-type="float" office:value="1117.01291491099" table:style-name="ce6">
            <text:p>1117.012915</text:p>
          </table:table-cell>
          <table:table-cell office:value-type="float" office:value="1106.47719791551" table:style-name="ce6">
            <text:p>1106.477198</text:p>
          </table:table-cell>
          <table:table-cell office:value-type="float" office:value="1092.9241503820001" table:style-name="ce6">
            <text:p>1092.92415</text:p>
          </table:table-cell>
          <table:table-cell office:value-type="float" office:value="1085.5945153284699" table:style-name="ce6">
            <text:p>1085.594515</text:p>
          </table:table-cell>
          <table:table-cell office:value-type="float" office:value="1101.3288133558999" table:style-name="ce6">
            <text:p>1101.328813</text:p>
          </table:table-cell>
          <table:table-cell office:value-type="float" office:value="1150.3346633818501" table:style-name="ce6">
            <text:p>1150.334663</text:p>
          </table:table-cell>
          <table:table-cell office:value-type="float" office:value="1177.9045611854799" table:style-name="ce6">
            <text:p>1177.904561</text:p>
          </table:table-cell>
          <table:table-cell office:value-type="float" office:value="1164.5654424662901" table:style-name="ce6">
            <text:p>1164.565442</text:p>
          </table:table-cell>
          <table:table-cell office:value-type="float" office:value="1128.0681733126701" table:style-name="ce6">
            <text:p>1128.068173</text:p>
          </table:table-cell>
          <table:table-cell office:value-type="float" office:value="1078.5568748964099" table:style-name="ce6">
            <text:p>1078.556875</text:p>
          </table:table-cell>
          <table:table-cell office:value-type="float" office:value="1002.55308182429" table:style-name="ce6">
            <text:p>1002.553082</text:p>
          </table:table-cell>
          <table:table-cell office:value-type="float" office:value="890.71819170947595" table:style-name="ce6">
            <text:p>890.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32.37479294973798" table:style-name="ce6">
            <text:p>532.3747929</text:p>
          </table:table-cell>
          <table:table-cell office:value-type="float" office:value="508.18323522033103" table:style-name="ce6">
            <text:p>508.1832352</text:p>
          </table:table-cell>
          <table:table-cell office:value-type="float" office:value="499.340521684875" table:style-name="ce6">
            <text:p>499.3405217</text:p>
          </table:table-cell>
          <table:table-cell office:value-type="float" office:value="483.25584987814" table:style-name="ce6">
            <text:p>483.2558499</text:p>
          </table:table-cell>
          <table:table-cell office:value-type="float" office:value="476.15769115481299" table:style-name="ce6">
            <text:p>476.1576912</text:p>
          </table:table-cell>
          <table:table-cell office:value-type="float" office:value="473.07377670123202" table:style-name="ce6">
            <text:p>473.0737767</text:p>
          </table:table-cell>
          <table:table-cell office:value-type="float" office:value="512.64730577971" table:style-name="ce6">
            <text:p>512.6473058</text:p>
          </table:table-cell>
          <table:table-cell office:value-type="float" office:value="602.063675506001" table:style-name="ce6">
            <text:p>602.0636755</text:p>
          </table:table-cell>
          <table:table-cell office:value-type="float" office:value="684.04209350306098" table:style-name="ce6">
            <text:p>684.0420935</text:p>
          </table:table-cell>
          <table:table-cell office:value-type="float" office:value="723.72459068343301" table:style-name="ce6">
            <text:p>723.7245907</text:p>
          </table:table-cell>
          <table:table-cell office:value-type="float" office:value="741.67535454986398" table:style-name="ce6">
            <text:p>741.6753545</text:p>
          </table:table-cell>
          <table:table-cell office:value-type="float" office:value="749.04588026883198" table:style-name="ce6">
            <text:p>749.0458803</text:p>
          </table:table-cell>
          <table:table-cell office:value-type="float" office:value="751.39449970054704" table:style-name="ce6">
            <text:p>751.3944997</text:p>
          </table:table-cell>
          <table:table-cell office:value-type="float" office:value="744.30731235013798" table:style-name="ce6">
            <text:p>744.3073124</text:p>
          </table:table-cell>
          <table:table-cell office:value-type="float" office:value="735.19042100991896" table:style-name="ce6">
            <text:p>735.190421</text:p>
          </table:table-cell>
          <table:table-cell office:value-type="float" office:value="730.25990732425305" table:style-name="ce6">
            <text:p>730.2599073</text:p>
          </table:table-cell>
          <table:table-cell office:value-type="float" office:value="740.844086644512" table:style-name="ce6">
            <text:p>740.8440866</text:p>
          </table:table-cell>
          <table:table-cell office:value-type="float" office:value="773.80944064454104" table:style-name="ce6">
            <text:p>773.8094406</text:p>
          </table:table-cell>
          <table:table-cell office:value-type="float" office:value="792.35521508494605" table:style-name="ce6">
            <text:p>792.3552151</text:p>
          </table:table-cell>
          <table:table-cell office:value-type="float" office:value="783.38222981086301" table:style-name="ce6">
            <text:p>783.3822298</text:p>
          </table:table-cell>
          <table:table-cell office:value-type="float" office:value="758.83117321157397" table:style-name="ce6">
            <text:p>758.8311732</text:p>
          </table:table-cell>
          <table:table-cell office:value-type="float" office:value="725.52581316927399" table:style-name="ce6">
            <text:p>725.5258132</text:p>
          </table:table-cell>
          <table:table-cell office:value-type="float" office:value="674.39942840825199" table:style-name="ce6">
            <text:p>674.3994284</text:p>
          </table:table-cell>
          <table:table-cell office:value-type="float" office:value="599.17010904663596" table:style-name="ce6">
            <text:p>599.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40.6971690994401" table:style-name="ce6">
            <text:p>2640.697169</text:p>
          </table:table-cell>
          <table:table-cell office:value-type="float" office:value="2520.7016718329501" table:style-name="ce6">
            <text:p>2520.701672</text:p>
          </table:table-cell>
          <table:table-cell office:value-type="float" office:value="2476.8398494674402" table:style-name="ce6">
            <text:p>2476.839849</text:p>
          </table:table-cell>
          <table:table-cell office:value-type="float" office:value="2397.0563062410602" table:style-name="ce6">
            <text:p>2397.056306</text:p>
          </table:table-cell>
          <table:table-cell office:value-type="float" office:value="2361.8478630639302" table:style-name="ce6">
            <text:p>2361.847863</text:p>
          </table:table-cell>
          <table:table-cell office:value-type="float" office:value="2346.5509626938001" table:style-name="ce6">
            <text:p>2346.550963</text:p>
          </table:table-cell>
          <table:table-cell office:value-type="float" office:value="2542.84445290546" table:style-name="ce6">
            <text:p>2542.844453</text:p>
          </table:table-cell>
          <table:table-cell office:value-type="float" office:value="2986.3694986708401" table:style-name="ce6">
            <text:p>2986.369499</text:p>
          </table:table-cell>
          <table:table-cell office:value-type="float" office:value="3393.0006525100898" table:style-name="ce6">
            <text:p>3393.000653</text:p>
          </table:table-cell>
          <table:table-cell office:value-type="float" office:value="3589.8346486998798" table:style-name="ce6">
            <text:p>3589.834649</text:p>
          </table:table-cell>
          <table:table-cell office:value-type="float" office:value="3678.8744228458499" table:style-name="ce6">
            <text:p>3678.874423</text:p>
          </table:table-cell>
          <table:table-cell office:value-type="float" office:value="3715.4338667913698" table:style-name="ce6">
            <text:p>3715.433867</text:p>
          </table:table-cell>
          <table:table-cell office:value-type="float" office:value="3727.0835406053002" table:style-name="ce6">
            <text:p>3727.083541</text:p>
          </table:table-cell>
          <table:table-cell office:value-type="float" office:value="3691.9295178736702" table:style-name="ce6">
            <text:p>3691.929518</text:p>
          </table:table-cell>
          <table:table-cell office:value-type="float" office:value="3646.7077127245002" table:style-name="ce6">
            <text:p>3646.707713</text:p>
          </table:table-cell>
          <table:table-cell office:value-type="float" office:value="3622.2512701874598" table:style-name="ce6">
            <text:p>3622.25127</text:p>
          </table:table-cell>
          <table:table-cell office:value-type="float" office:value="3674.7511494799901" table:style-name="ce6">
            <text:p>3674.751149</text:p>
          </table:table-cell>
          <table:table-cell office:value-type="float" office:value="3838.2666241776401" table:style-name="ce6">
            <text:p>3838.266624</text:p>
          </table:table-cell>
          <table:table-cell office:value-type="float" office:value="3930.2577828727799" table:style-name="ce6">
            <text:p>3930.257783</text:p>
          </table:table-cell>
          <table:table-cell office:value-type="float" office:value="3885.74978376119" table:style-name="ce6">
            <text:p>3885.749784</text:p>
          </table:table-cell>
          <table:table-cell office:value-type="float" office:value="3763.9710922853401" table:style-name="ce6">
            <text:p>3763.971092</text:p>
          </table:table-cell>
          <table:table-cell office:value-type="float" office:value="3598.7691121310299" table:style-name="ce6">
            <text:p>3598.769112</text:p>
          </table:table-cell>
          <table:table-cell office:value-type="float" office:value="3345.17089280763" table:style-name="ce6">
            <text:p>3345.170893</text:p>
          </table:table-cell>
          <table:table-cell office:value-type="float" office:value="2972.0167666124498" table:style-name="ce6">
            <text:p>2972.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94.32442827522698" table:style-name="ce6">
            <text:p>994.3244283</text:p>
          </table:table-cell>
          <table:table-cell office:value-type="float" office:value="949.14149112844404" table:style-name="ce6">
            <text:p>949.1414911</text:p>
          </table:table-cell>
          <table:table-cell office:value-type="float" office:value="932.62582172225996" table:style-name="ce6">
            <text:p>932.6258217</text:p>
          </table:table-cell>
          <table:table-cell office:value-type="float" office:value="902.58423765399004" table:style-name="ce6">
            <text:p>902.5842377</text:p>
          </table:table-cell>
          <table:table-cell office:value-type="float" office:value="889.32689957591799" table:style-name="ce6">
            <text:p>889.3268996</text:p>
          </table:table-cell>
          <table:table-cell office:value-type="float" office:value="883.56702604975601" table:style-name="ce6">
            <text:p>883.567026</text:p>
          </table:table-cell>
          <table:table-cell office:value-type="float" office:value="957.47910302426897" table:style-name="ce6">
            <text:p>957.479103</text:p>
          </table:table-cell>
          <table:table-cell office:value-type="float" office:value="1124.4834050385" table:style-name="ce6">
            <text:p>1124.483405</text:p>
          </table:table-cell>
          <table:table-cell office:value-type="float" office:value="1277.5957324539099" table:style-name="ce6">
            <text:p>1277.595732</text:p>
          </table:table-cell>
          <table:table-cell office:value-type="float" office:value="1351.7113307954201" table:style-name="ce6">
            <text:p>1351.711331</text:p>
          </table:table-cell>
          <table:table-cell office:value-type="float" office:value="1385.2382431417" table:style-name="ce6">
            <text:p>1385.238243</text:p>
          </table:table-cell>
          <table:table-cell office:value-type="float" office:value="1399.00428516445" table:style-name="ce6">
            <text:p>1399.004285</text:p>
          </table:table-cell>
          <table:table-cell office:value-type="float" office:value="1403.3908370910301" table:style-name="ce6">
            <text:p>1403.390837</text:p>
          </table:table-cell>
          <table:table-cell office:value-type="float" office:value="1390.15399041159" table:style-name="ce6">
            <text:p>1390.15399</text:p>
          </table:table-cell>
          <table:table-cell office:value-type="float" office:value="1373.12623498522" table:style-name="ce6">
            <text:p>1373.126235</text:p>
          </table:table-cell>
          <table:table-cell office:value-type="float" office:value="1363.9174402291101" table:style-name="ce6">
            <text:p>1363.91744</text:p>
          </table:table-cell>
          <table:table-cell office:value-type="float" office:value="1383.6856715404899" table:style-name="ce6">
            <text:p>1383.685672</text:p>
          </table:table-cell>
          <table:table-cell office:value-type="float" office:value="1445.25556027875" table:style-name="ce6">
            <text:p>1445.25556</text:p>
          </table:table-cell>
          <table:table-cell office:value-type="float" office:value="1479.89378284598" table:style-name="ce6">
            <text:p>1479.893783</text:p>
          </table:table-cell>
          <table:table-cell office:value-type="float" office:value="1463.1348029492401" table:style-name="ce6">
            <text:p>1463.134803</text:p>
          </table:table-cell>
          <table:table-cell office:value-type="float" office:value="1417.28042434243" table:style-name="ce6">
            <text:p>1417.280424</text:p>
          </table:table-cell>
          <table:table-cell office:value-type="float" office:value="1355.0755011921999" table:style-name="ce6">
            <text:p>1355.075501</text:p>
          </table:table-cell>
          <table:table-cell office:value-type="float" office:value="1259.5859814581499" table:style-name="ce6">
            <text:p>1259.585981</text:p>
          </table:table-cell>
          <table:table-cell office:value-type="float" office:value="1119.07904733132" table:style-name="ce6">
            <text:p>1119.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5.95797158634798" table:style-name="ce6">
            <text:p>505.9579716</text:p>
          </table:table-cell>
          <table:table-cell office:value-type="float" office:value="482.96681640699302" table:style-name="ce6">
            <text:p>482.9668164</text:p>
          </table:table-cell>
          <table:table-cell office:value-type="float" office:value="474.56288469766298" table:style-name="ce6">
            <text:p>474.5628847</text:p>
          </table:table-cell>
          <table:table-cell office:value-type="float" office:value="459.27634591193799" table:style-name="ce6">
            <text:p>459.2763459</text:p>
          </table:table-cell>
          <table:table-cell office:value-type="float" office:value="452.53040294616898" table:style-name="ce6">
            <text:p>452.5304029</text:p>
          </table:table-cell>
          <table:table-cell office:value-type="float" office:value="449.599514552985" table:style-name="ce6">
            <text:p>449.5995146</text:p>
          </table:table-cell>
          <table:table-cell office:value-type="float" office:value="487.20937656414702" table:style-name="ce6">
            <text:p>487.2093766</text:p>
          </table:table-cell>
          <table:table-cell office:value-type="float" office:value="572.18884150586996" table:style-name="ce6">
            <text:p>572.1888415</text:p>
          </table:table-cell>
          <table:table-cell office:value-type="float" office:value="650.09943125004997" table:style-name="ce6">
            <text:p>650.0994313</text:p>
          </table:table-cell>
          <table:table-cell office:value-type="float" office:value="687.81285428726301" table:style-name="ce6">
            <text:p>687.8128543</text:p>
          </table:table-cell>
          <table:table-cell office:value-type="float" office:value="704.87288829819397" table:style-name="ce6">
            <text:p>704.8728883</text:p>
          </table:table-cell>
          <table:table-cell office:value-type="float" office:value="711.87768321275405" table:style-name="ce6">
            <text:p>711.8776832</text:p>
          </table:table-cell>
          <table:table-cell office:value-type="float" office:value="714.10976245361098" table:style-name="ce6">
            <text:p>714.1097625</text:p>
          </table:table-cell>
          <table:table-cell office:value-type="float" office:value="707.37424645331896" table:style-name="ce6">
            <text:p>707.3742465</text:p>
          </table:table-cell>
          <table:table-cell office:value-type="float" office:value="698.70974183973203" table:style-name="ce6">
            <text:p>698.7097418</text:p>
          </table:table-cell>
          <table:table-cell office:value-type="float" office:value="694.02388380078196" table:style-name="ce6">
            <text:p>694.0238838</text:p>
          </table:table-cell>
          <table:table-cell office:value-type="float" office:value="704.08286850611103" table:style-name="ce6">
            <text:p>704.0828685</text:p>
          </table:table-cell>
          <table:table-cell office:value-type="float" office:value="735.41245785437104" table:style-name="ce6">
            <text:p>735.4124579</text:p>
          </table:table-cell>
          <table:table-cell office:value-type="float" office:value="753.03797758526298" table:style-name="ce6">
            <text:p>753.0379776</text:p>
          </table:table-cell>
          <table:table-cell office:value-type="float" office:value="744.51023831497503" table:style-name="ce6">
            <text:p>744.5102383</text:p>
          </table:table-cell>
          <table:table-cell office:value-type="float" office:value="721.17742285905797" table:style-name="ce6">
            <text:p>721.1774229</text:p>
          </table:table-cell>
          <table:table-cell office:value-type="float" office:value="689.52469881367699" table:style-name="ce6">
            <text:p>689.5246988</text:p>
          </table:table-cell>
          <table:table-cell office:value-type="float" office:value="640.93524215494995" table:style-name="ce6">
            <text:p>640.9352422</text:p>
          </table:table-cell>
          <table:table-cell office:value-type="float" office:value="569.43885590208299" table:style-name="ce6">
            <text:p>569.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5.72350106449198" table:style-name="ce6">
            <text:p>345.7235011</text:p>
          </table:table-cell>
          <table:table-cell office:value-type="float" office:value="330.01353480543202" table:style-name="ce6">
            <text:p>330.0135348</text:p>
          </table:table-cell>
          <table:table-cell office:value-type="float" office:value="324.27108808768003" table:style-name="ce6">
            <text:p>324.2710881</text:p>
          </table:table-cell>
          <table:table-cell office:value-type="float" office:value="313.82572304759799" table:style-name="ce6">
            <text:p>313.825723</text:p>
          </table:table-cell>
          <table:table-cell office:value-type="float" office:value="309.216187965475" table:style-name="ce6">
            <text:p>309.216188</text:p>
          </table:table-cell>
          <table:table-cell office:value-type="float" office:value="307.21349791328799" table:style-name="ce6">
            <text:p>307.2134979</text:p>
          </table:table-cell>
          <table:table-cell office:value-type="float" office:value="332.91249644528801" table:style-name="ce6">
            <text:p>332.9124964</text:p>
          </table:table-cell>
          <table:table-cell office:value-type="float" office:value="390.97937114265699" table:style-name="ce6">
            <text:p>390.9793711</text:p>
          </table:table-cell>
          <table:table-cell office:value-type="float" office:value="444.21604961993398" table:style-name="ce6">
            <text:p>444.2160496</text:p>
          </table:table-cell>
          <table:table-cell office:value-type="float" office:value="469.98581189617897" table:style-name="ce6">
            <text:p>469.9858119</text:p>
          </table:table-cell>
          <table:table-cell office:value-type="float" office:value="481.64301470305702" table:style-name="ce6">
            <text:p>481.6430147</text:p>
          </table:table-cell>
          <table:table-cell office:value-type="float" office:value="486.42942455940801" table:style-name="ce6">
            <text:p>486.4294246</text:p>
          </table:table-cell>
          <table:table-cell office:value-type="float" office:value="487.95461497667299" table:style-name="ce6">
            <text:p>487.954615</text:p>
          </table:table-cell>
          <table:table-cell office:value-type="float" office:value="483.352204689914" table:style-name="ce6">
            <text:p>483.3522047</text:p>
          </table:table-cell>
          <table:table-cell office:value-type="float" office:value="477.43170726083503" table:style-name="ce6">
            <text:p>477.4317073</text:p>
          </table:table-cell>
          <table:table-cell office:value-type="float" office:value="474.22983805885798" table:style-name="ce6">
            <text:p>474.2298381</text:p>
          </table:table-cell>
          <table:table-cell office:value-type="float" office:value="481.10319040189398" table:style-name="ce6">
            <text:p>481.1031904</text:p>
          </table:table-cell>
          <table:table-cell office:value-type="float" office:value="502.51084859617703" table:style-name="ce6">
            <text:p>502.5108486</text:p>
          </table:table-cell>
          <table:table-cell office:value-type="float" office:value="514.55445049919695" table:style-name="ce6">
            <text:p>514.5544505</text:p>
          </table:table-cell>
          <table:table-cell office:value-type="float" office:value="508.72740548309503" table:style-name="ce6">
            <text:p>508.7274055</text:p>
          </table:table-cell>
          <table:table-cell office:value-type="float" office:value="492.78398112351999" table:style-name="ce6">
            <text:p>492.7839811</text:p>
          </table:table-cell>
          <table:table-cell office:value-type="float" office:value="471.15552344572598" table:style-name="ce6">
            <text:p>471.1555234</text:p>
          </table:table-cell>
          <table:table-cell office:value-type="float" office:value="437.954115395553" table:style-name="ce6">
            <text:p>437.9541154</text:p>
          </table:table-cell>
          <table:table-cell office:value-type="float" office:value="389.100292831395" table:style-name="ce6">
            <text:p>389.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96.32018794497901" table:style-name="ce6">
            <text:p>896.3201879</text:p>
          </table:table-cell>
          <table:table-cell office:value-type="float" office:value="855.59064579186202" table:style-name="ce6">
            <text:p>855.5906458</text:p>
          </table:table-cell>
          <table:table-cell office:value-type="float" office:value="840.70282096806" table:style-name="ce6">
            <text:p>840.702821</text:p>
          </table:table-cell>
          <table:table-cell office:value-type="float" office:value="813.62224493821896" table:style-name="ce6">
            <text:p>813.6222449</text:p>
          </table:table-cell>
          <table:table-cell office:value-type="float" office:value="801.67159842901003" table:style-name="ce6">
            <text:p>801.6715984</text:p>
          </table:table-cell>
          <table:table-cell office:value-type="float" office:value="796.47943903445105" table:style-name="ce6">
            <text:p>796.479439</text:p>
          </table:table-cell>
          <table:table-cell office:value-type="float" office:value="863.10647226556205" table:style-name="ce6">
            <text:p>863.1064723</text:p>
          </table:table-cell>
          <table:table-cell office:value-type="float" office:value="1013.65022148096" table:style-name="ce6">
            <text:p>1013.650221</text:p>
          </table:table-cell>
          <table:table-cell office:value-type="float" office:value="1151.6712397553799" table:style-name="ce6">
            <text:p>1151.67124</text:p>
          </table:table-cell>
          <table:table-cell office:value-type="float" office:value="1218.4817345456499" table:style-name="ce6">
            <text:p>1218.481735</text:p>
          </table:table-cell>
          <table:table-cell office:value-type="float" office:value="1248.7041121931099" table:style-name="ce6">
            <text:p>1248.704112</text:p>
          </table:table-cell>
          <table:table-cell office:value-type="float" office:value="1261.1133229318" table:style-name="ce6">
            <text:p>1261.113323</text:p>
          </table:table-cell>
          <table:table-cell office:value-type="float" office:value="1265.0675203098899" table:style-name="ce6">
            <text:p>1265.06752</text:p>
          </table:table-cell>
          <table:table-cell office:value-type="float" office:value="1253.1353454923701" table:style-name="ce6">
            <text:p>1253.135345</text:p>
          </table:table-cell>
          <table:table-cell office:value-type="float" office:value="1237.78590771328" table:style-name="ce6">
            <text:p>1237.785908</text:p>
          </table:table-cell>
          <table:table-cell office:value-type="float" office:value="1229.4847653377799" table:style-name="ce6">
            <text:p>1229.484765</text:p>
          </table:table-cell>
          <table:table-cell office:value-type="float" office:value="1247.30456770861" table:style-name="ce6">
            <text:p>1247.304568</text:p>
          </table:table-cell>
          <table:table-cell office:value-type="float" office:value="1302.8059037678699" table:style-name="ce6">
            <text:p>1302.805904</text:p>
          </table:table-cell>
          <table:table-cell office:value-type="float" office:value="1334.0300568497701" table:style-name="ce6">
            <text:p>1334.030057</text:p>
          </table:table-cell>
          <table:table-cell office:value-type="float" office:value="1318.9229031043201" table:style-name="ce6">
            <text:p>1318.922903</text:p>
          </table:table-cell>
          <table:table-cell office:value-type="float" office:value="1277.5880992091199" table:style-name="ce6">
            <text:p>1277.588099</text:p>
          </table:table-cell>
          <table:table-cell office:value-type="float" office:value="1221.51432004448" table:style-name="ce6">
            <text:p>1221.51432</text:p>
          </table:table-cell>
          <table:table-cell office:value-type="float" office:value="1135.4365954699499" table:style-name="ce6">
            <text:p>1135.436595</text:p>
          </table:table-cell>
          <table:table-cell office:value-type="float" office:value="1008.77853697028" table:style-name="ce6">
            <text:p>1008.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31.4174558964501" table:style-name="ce6">
            <text:p>2331.417456</text:p>
          </table:table-cell>
          <table:table-cell office:value-type="float" office:value="2225.4758885597098" table:style-name="ce6">
            <text:p>2225.475889</text:p>
          </table:table-cell>
          <table:table-cell office:value-type="float" office:value="2186.7511837707698" table:style-name="ce6">
            <text:p>2186.751184</text:p>
          </table:table-cell>
          <table:table-cell office:value-type="float" office:value="2116.3119272184199" table:style-name="ce6">
            <text:p>2116.311927</text:p>
          </table:table-cell>
          <table:table-cell office:value-type="float" office:value="2085.2271137159" table:style-name="ce6">
            <text:p>2085.227114</text:p>
          </table:table-cell>
          <table:table-cell office:value-type="float" office:value="2071.7217936203801" table:style-name="ce6">
            <text:p>2071.721794</text:p>
          </table:table-cell>
          <table:table-cell office:value-type="float" office:value="2245.0252965413001" table:style-name="ce6">
            <text:p>2245.025297</text:p>
          </table:table-cell>
          <table:table-cell office:value-type="float" office:value="2636.60447719279" table:style-name="ce6">
            <text:p>2636.604477</text:p>
          </table:table-cell>
          <table:table-cell office:value-type="float" office:value="2995.6107961549401" table:style-name="ce6">
            <text:p>2995.610796</text:p>
          </table:table-cell>
          <table:table-cell office:value-type="float" office:value="3169.39150073577" table:style-name="ce6">
            <text:p>3169.391501</text:p>
          </table:table-cell>
          <table:table-cell office:value-type="float" office:value="3248.00289402318" table:style-name="ce6">
            <text:p>3248.002894</text:p>
          </table:table-cell>
          <table:table-cell office:value-type="float" office:value="3280.2804784390801" table:style-name="ce6">
            <text:p>3280.280478</text:p>
          </table:table-cell>
          <table:table-cell office:value-type="float" office:value="3290.5657368939801" table:style-name="ce6">
            <text:p>3290.565737</text:p>
          </table:table-cell>
          <table:table-cell office:value-type="float" office:value="3259.52897008839" table:style-name="ce6">
            <text:p>3259.52897</text:p>
          </table:table-cell>
          <table:table-cell office:value-type="float" office:value="3219.6035643487098" table:style-name="ce6">
            <text:p>3219.603564</text:p>
          </table:table-cell>
          <table:table-cell office:value-type="float" office:value="3198.0114720379402" table:style-name="ce6">
            <text:p>3198.011472</text:p>
          </table:table-cell>
          <table:table-cell office:value-type="float" office:value="3244.3625404025101" table:style-name="ce6">
            <text:p>3244.36254</text:p>
          </table:table-cell>
          <table:table-cell office:value-type="float" office:value="3388.7270046357598" table:style-name="ce6">
            <text:p>3388.727005</text:p>
          </table:table-cell>
          <table:table-cell office:value-type="float" office:value="3469.9441149048398" table:style-name="ce6">
            <text:p>3469.944115</text:p>
          </table:table-cell>
          <table:table-cell office:value-type="float" office:value="3430.64891389882" table:style-name="ce6">
            <text:p>3430.648914</text:p>
          </table:table-cell>
          <table:table-cell office:value-type="float" office:value="3323.1330009098901" table:style-name="ce6">
            <text:p>3323.133001</text:p>
          </table:table-cell>
          <table:table-cell office:value-type="float" office:value="3177.2795555442599" table:style-name="ce6">
            <text:p>3177.279556</text:p>
          </table:table-cell>
          <table:table-cell office:value-type="float" office:value="2953.3828807443701" table:style-name="ce6">
            <text:p>2953.382881</text:p>
          </table:table-cell>
          <table:table-cell office:value-type="float" office:value="2623.9327439655599" table:style-name="ce6">
            <text:p>2623.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8.34177280548397" table:style-name="ce6">
            <text:p>698.3417728</text:p>
          </table:table-cell>
          <table:table-cell office:value-type="float" office:value="666.60853611695597" table:style-name="ce6">
            <text:p>666.6085361</text:p>
          </table:table-cell>
          <table:table-cell office:value-type="float" office:value="655.00912095203796" table:style-name="ce6">
            <text:p>655.009121</text:p>
          </table:table-cell>
          <table:table-cell office:value-type="float" office:value="633.91007874856803" table:style-name="ce6">
            <text:p>633.9100787</text:p>
          </table:table-cell>
          <table:table-cell office:value-type="float" office:value="624.59908053424999" table:style-name="ce6">
            <text:p>624.5990805</text:p>
          </table:table-cell>
          <table:table-cell office:value-type="float" office:value="620.55376074222602" table:style-name="ce6">
            <text:p>620.5537607</text:p>
          </table:table-cell>
          <table:table-cell office:value-type="float" office:value="672.46427344646497" table:style-name="ce6">
            <text:p>672.4642734</text:p>
          </table:table-cell>
          <table:table-cell office:value-type="float" office:value="789.75605168132199" table:style-name="ce6">
            <text:p>789.7560517</text:p>
          </table:table-cell>
          <table:table-cell office:value-type="float" office:value="897.29110877644803" table:style-name="ce6">
            <text:p>897.2911088</text:p>
          </table:table-cell>
          <table:table-cell office:value-type="float" office:value="949.34456021194103" table:style-name="ce6">
            <text:p>949.3445602</text:p>
          </table:table-cell>
          <table:table-cell office:value-type="float" office:value="972.89144565375295" table:style-name="ce6">
            <text:p>972.8914457</text:p>
          </table:table-cell>
          <table:table-cell office:value-type="float" office:value="982.55972083367601" table:style-name="ce6">
            <text:p>982.5597208</text:p>
          </table:table-cell>
          <table:table-cell office:value-type="float" office:value="985.64051857111497" table:style-name="ce6">
            <text:p>985.6405186</text:p>
          </table:table-cell>
          <table:table-cell office:value-type="float" office:value="976.343912037461" table:style-name="ce6">
            <text:p>976.343912</text:p>
          </table:table-cell>
          <table:table-cell office:value-type="float" office:value="964.38484458100299" table:style-name="ce6">
            <text:p>964.3848446</text:p>
          </table:table-cell>
          <table:table-cell office:value-type="float" office:value="957.91725123569995" table:style-name="ce6">
            <text:p>957.9172512</text:p>
          </table:table-cell>
          <table:table-cell office:value-type="float" office:value="971.80103132462295" table:style-name="ce6">
            <text:p>971.8010313</text:p>
          </table:table-cell>
          <table:table-cell office:value-type="float" office:value="1015.0432810674901" table:style-name="ce6">
            <text:p>1015.043281</text:p>
          </table:table-cell>
          <table:table-cell office:value-type="float" office:value="1039.37067066647" table:style-name="ce6">
            <text:p>1039.370671</text:p>
          </table:table-cell>
          <table:table-cell office:value-type="float" office:value="1027.6003717593001" table:style-name="ce6">
            <text:p>1027.600372</text:p>
          </table:table-cell>
          <table:table-cell office:value-type="float" office:value="995.39556301018604" table:style-name="ce6">
            <text:p>995.395563</text:p>
          </table:table-cell>
          <table:table-cell office:value-type="float" office:value="951.70731089179503" table:style-name="ce6">
            <text:p>951.7073109</text:p>
          </table:table-cell>
          <table:table-cell office:value-type="float" office:value="884.64235844856705" table:style-name="ce6">
            <text:p>884.6423584</text:p>
          </table:table-cell>
          <table:table-cell office:value-type="float" office:value="785.96042056256204" table:style-name="ce6">
            <text:p>785.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93.8355546463899" table:style-name="ce6">
            <text:p>4793.835555</text:p>
          </table:table-cell>
          <table:table-cell office:value-type="float" office:value="4575.99964073516" table:style-name="ce6">
            <text:p>4575.999641</text:p>
          </table:table-cell>
          <table:table-cell office:value-type="float" office:value="4496.3743182983999" table:style-name="ce6">
            <text:p>4496.374318</text:p>
          </table:table-cell>
          <table:table-cell office:value-type="float" office:value="4351.5378748508901" table:style-name="ce6">
            <text:p>4351.537875</text:p>
          </table:table-cell>
          <table:table-cell office:value-type="float" office:value="4287.6216148944904" table:style-name="ce6">
            <text:p>4287.621615</text:p>
          </table:table-cell>
          <table:table-cell office:value-type="float" office:value="4259.8521206381001" table:style-name="ce6">
            <text:p>4259.852121</text:p>
          </table:table-cell>
          <table:table-cell office:value-type="float" office:value="4616.1969236445002" table:style-name="ce6">
            <text:p>4616.196924</text:p>
          </table:table-cell>
          <table:table-cell office:value-type="float" office:value="5421.35783290973" table:style-name="ce6">
            <text:p>5421.357833</text:p>
          </table:table-cell>
          <table:table-cell office:value-type="float" office:value="6159.5427735048997" table:style-name="ce6">
            <text:p>6159.542774</text:p>
          </table:table-cell>
          <table:table-cell office:value-type="float" office:value="6516.8687934436002" table:style-name="ce6">
            <text:p>6516.868793</text:p>
          </table:table-cell>
          <table:table-cell office:value-type="float" office:value="6678.5086967514999" table:style-name="ce6">
            <text:p>6678.508697</text:p>
          </table:table-cell>
          <table:table-cell office:value-type="float" office:value="6744.8775194605096" table:style-name="ce6">
            <text:p>6744.877519</text:p>
          </table:table-cell>
          <table:table-cell office:value-type="float" office:value="6766.0259575255604" table:style-name="ce6">
            <text:p>6766.025958</text:p>
          </table:table-cell>
          <table:table-cell office:value-type="float" office:value="6702.2084906718301" table:style-name="ce6">
            <text:p>6702.208491</text:p>
          </table:table-cell>
          <table:table-cell office:value-type="float" office:value="6620.1142998247396" table:style-name="ce6">
            <text:p>6620.1143</text:p>
          </table:table-cell>
          <table:table-cell office:value-type="float" office:value="6575.7168713175597" table:style-name="ce6">
            <text:p>6575.716871</text:p>
          </table:table-cell>
          <table:table-cell office:value-type="float" office:value="6671.0234407009002" table:style-name="ce6">
            <text:p>6671.023441</text:p>
          </table:table-cell>
          <table:table-cell office:value-type="float" office:value="6967.8641028991296" table:style-name="ce6">
            <text:p>6967.864103</text:p>
          </table:table-cell>
          <table:table-cell office:value-type="float" office:value="7134.8618535031101" table:style-name="ce6">
            <text:p>7134.861854</text:p>
          </table:table-cell>
          <table:table-cell office:value-type="float" office:value="7054.0634828667298" table:style-name="ce6">
            <text:p>7054.063483</text:p>
          </table:table-cell>
          <table:table-cell office:value-type="float" office:value="6832.9904163195697" table:style-name="ce6">
            <text:p>6832.990416</text:p>
          </table:table-cell>
          <table:table-cell office:value-type="float" office:value="6533.0881270950103" table:style-name="ce6">
            <text:p>6533.088127</text:p>
          </table:table-cell>
          <table:table-cell office:value-type="float" office:value="6072.7141869805" table:style-name="ce6">
            <text:p>6072.714187</text:p>
          </table:table-cell>
          <table:table-cell office:value-type="float" office:value="5395.3023510267803" table:style-name="ce6">
            <text:p>5395.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1.29667452398405" table:style-name="ce6">
            <text:p>701.2966745</text:p>
          </table:table-cell>
          <table:table-cell office:value-type="float" office:value="669.429164619566" table:style-name="ce6">
            <text:p>669.4291646</text:p>
          </table:table-cell>
          <table:table-cell office:value-type="float" office:value="657.78066871347096" table:style-name="ce6">
            <text:p>657.7806687</text:p>
          </table:table-cell>
          <table:table-cell office:value-type="float" office:value="636.592349885727" table:style-name="ce6">
            <text:p>636.5923499</text:p>
          </table:table-cell>
          <table:table-cell office:value-type="float" office:value="627.24195393566504" table:style-name="ce6">
            <text:p>627.2419539</text:p>
          </table:table-cell>
          <table:table-cell office:value-type="float" office:value="623.17951713464697" table:style-name="ce6">
            <text:p>623.1795171</text:p>
          </table:table-cell>
          <table:table-cell office:value-type="float" office:value="675.30967939898903" table:style-name="ce6">
            <text:p>675.3096794</text:p>
          </table:table-cell>
          <table:table-cell office:value-type="float" office:value="793.09775570818204" table:style-name="ce6">
            <text:p>793.0977557</text:p>
          </table:table-cell>
          <table:table-cell office:value-type="float" office:value="901.08782714926804" table:style-name="ce6">
            <text:p>901.0878271</text:p>
          </table:table-cell>
          <table:table-cell office:value-type="float" office:value="953.36153296319003" table:style-name="ce6">
            <text:p>953.361533</text:p>
          </table:table-cell>
          <table:table-cell office:value-type="float" office:value="977.00805261702703" table:style-name="ce6">
            <text:p>977.0080526</text:p>
          </table:table-cell>
          <table:table-cell office:value-type="float" office:value="986.71723728290101" table:style-name="ce6">
            <text:p>986.7172373</text:p>
          </table:table-cell>
          <table:table-cell office:value-type="float" office:value="989.81107083587301" table:style-name="ce6">
            <text:p>989.8110708</text:p>
          </table:table-cell>
          <table:table-cell office:value-type="float" office:value="980.47512746216103" table:style-name="ce6">
            <text:p>980.4751275</text:p>
          </table:table-cell>
          <table:table-cell office:value-type="float" office:value="968.46545746357504" table:style-name="ce6">
            <text:p>968.4654575</text:p>
          </table:table-cell>
          <table:table-cell office:value-type="float" office:value="961.97049771483501" table:style-name="ce6">
            <text:p>961.9704977</text:p>
          </table:table-cell>
          <table:table-cell office:value-type="float" office:value="975.913024404981" table:style-name="ce6">
            <text:p>975.9130244</text:p>
          </table:table-cell>
          <table:table-cell office:value-type="float" office:value="1019.33824558541" table:style-name="ce6">
            <text:p>1019.338246</text:p>
          </table:table-cell>
          <table:table-cell office:value-type="float" office:value="1043.7685719527899" table:style-name="ce6">
            <text:p>1043.768572</text:p>
          </table:table-cell>
          <table:table-cell office:value-type="float" office:value="1031.9484692420599" table:style-name="ce6">
            <text:p>1031.948469</text:p>
          </table:table-cell>
          <table:table-cell office:value-type="float" office:value="999.60739190867798" table:style-name="ce6">
            <text:p>999.6073919</text:p>
          </table:table-cell>
          <table:table-cell office:value-type="float" office:value="955.73428117765604" table:style-name="ce6">
            <text:p>955.7342812</text:p>
          </table:table-cell>
          <table:table-cell office:value-type="float" office:value="888.38555601605003" table:style-name="ce6">
            <text:p>888.385556</text:p>
          </table:table-cell>
          <table:table-cell office:value-type="float" office:value="789.28606409103497" table:style-name="ce6">
            <text:p>789.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5.06501422574499" table:style-name="ce6">
            <text:p>225.0650142</text:p>
          </table:table-cell>
          <table:table-cell office:value-type="float" office:value="214.83787094883601" table:style-name="ce6">
            <text:p>214.8378709</text:p>
          </table:table-cell>
          <table:table-cell office:value-type="float" office:value="211.099554495826" table:style-name="ce6">
            <text:p>211.0995545</text:p>
          </table:table-cell>
          <table:table-cell office:value-type="float" office:value="204.29965161360801" table:style-name="ce6">
            <text:p>204.2996516</text:p>
          </table:table-cell>
          <table:table-cell office:value-type="float" office:value="201.298857407724" table:style-name="ce6">
            <text:p>201.2988574</text:p>
          </table:table-cell>
          <table:table-cell office:value-type="float" office:value="199.99511188942" table:style-name="ce6">
            <text:p>199.9951119</text:p>
          </table:table-cell>
          <table:table-cell office:value-type="float" office:value="216.72508671723199" table:style-name="ce6">
            <text:p>216.7250867</text:p>
          </table:table-cell>
          <table:table-cell office:value-type="float" office:value="254.52645671252799" table:style-name="ce6">
            <text:p>254.5264567</text:p>
          </table:table-cell>
          <table:table-cell office:value-type="float" office:value="289.18338272978599" table:style-name="ce6">
            <text:p>289.1833827</text:p>
          </table:table-cell>
          <table:table-cell office:value-type="float" office:value="305.95942455349598" table:style-name="ce6">
            <text:p>305.9594246</text:p>
          </table:table-cell>
          <table:table-cell office:value-type="float" office:value="313.54823036936898" table:style-name="ce6">
            <text:p>313.5482304</text:p>
          </table:table-cell>
          <table:table-cell office:value-type="float" office:value="316.66416954935801" table:style-name="ce6">
            <text:p>316.6641695</text:p>
          </table:table-cell>
          <table:table-cell office:value-type="float" office:value="317.65706416572601" table:style-name="ce6">
            <text:p>317.6570642</text:p>
          </table:table-cell>
          <table:table-cell office:value-type="float" office:value="314.66090818132602" table:style-name="ce6">
            <text:p>314.6609082</text:p>
          </table:table-cell>
          <table:table-cell office:value-type="float" office:value="310.80668122250898" table:style-name="ce6">
            <text:p>310.8066812</text:p>
          </table:table-cell>
          <table:table-cell office:value-type="float" office:value="308.72227349415698" table:style-name="ce6">
            <text:p>308.7222735</text:p>
          </table:table-cell>
          <table:table-cell office:value-type="float" office:value="313.19680628727298" table:style-name="ce6">
            <text:p>313.1968063</text:p>
          </table:table-cell>
          <table:table-cell office:value-type="float" office:value="327.13313078127197" table:style-name="ce6">
            <text:p>327.1331308</text:p>
          </table:table-cell>
          <table:table-cell office:value-type="float" office:value="334.97348130788203" table:style-name="ce6">
            <text:p>334.9734813</text:p>
          </table:table-cell>
          <table:table-cell office:value-type="float" office:value="331.18009160366699" table:style-name="ce6">
            <text:p>331.1800916</text:p>
          </table:table-cell>
          <table:table-cell office:value-type="float" office:value="320.80096776844499" table:style-name="ce6">
            <text:p>320.8009678</text:p>
          </table:table-cell>
          <table:table-cell office:value-type="float" office:value="306.720903439739" table:style-name="ce6">
            <text:p>306.7209034</text:p>
          </table:table-cell>
          <table:table-cell office:value-type="float" office:value="285.10688138998199" table:style-name="ce6">
            <text:p>285.1068814</text:p>
          </table:table-cell>
          <table:table-cell office:value-type="float" office:value="253.30318208539501" table:style-name="ce6">
            <text:p>253.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54.8224379322201" table:style-name="ce6">
            <text:p>1354.822438</text:p>
          </table:table-cell>
          <table:table-cell office:value-type="float" office:value="1293.2581684469301" table:style-name="ce6">
            <text:p>1293.258168</text:p>
          </table:table-cell>
          <table:table-cell office:value-type="float" office:value="1270.75464861711" table:style-name="ce6">
            <text:p>1270.754649</text:p>
          </table:table-cell>
          <table:table-cell office:value-type="float" office:value="1229.82131638738" table:style-name="ce6">
            <text:p>1229.821316</text:p>
          </table:table-cell>
          <table:table-cell office:value-type="float" office:value="1211.7574545484699" table:style-name="ce6">
            <text:p>1211.757455</text:p>
          </table:table-cell>
          <table:table-cell office:value-type="float" office:value="1203.90930592515" table:style-name="ce6">
            <text:p>1203.909306</text:p>
          </table:table-cell>
          <table:table-cell office:value-type="float" office:value="1304.61862923218" table:style-name="ce6">
            <text:p>1304.618629</text:p>
          </table:table-cell>
          <table:table-cell office:value-type="float" office:value="1532.17129631546" table:style-name="ce6">
            <text:p>1532.171296</text:p>
          </table:table-cell>
          <table:table-cell office:value-type="float" office:value="1740.79537393795" table:style-name="ce6">
            <text:p>1740.795374</text:p>
          </table:table-cell>
          <table:table-cell office:value-type="float" office:value="1841.7820064478501" table:style-name="ce6">
            <text:p>1841.782006</text:p>
          </table:table-cell>
          <table:table-cell office:value-type="float" office:value="1887.46429266112" table:style-name="ce6">
            <text:p>1887.464293</text:p>
          </table:table-cell>
          <table:table-cell office:value-type="float" office:value="1906.22129196999" table:style-name="ce6">
            <text:p>1906.221292</text:p>
          </table:table-cell>
          <table:table-cell office:value-type="float" office:value="1912.1982133914901" table:style-name="ce6">
            <text:p>1912.198213</text:p>
          </table:table-cell>
          <table:table-cell office:value-type="float" office:value="1894.1622722249999" table:style-name="ce6">
            <text:p>1894.162272</text:p>
          </table:table-cell>
          <table:table-cell office:value-type="float" office:value="1870.96100665891" table:style-name="ce6">
            <text:p>1870.961007</text:p>
          </table:table-cell>
          <table:table-cell office:value-type="float" office:value="1858.41351068365" table:style-name="ce6">
            <text:p>1858.413511</text:p>
          </table:table-cell>
          <table:table-cell office:value-type="float" office:value="1885.3488273441701" table:style-name="ce6">
            <text:p>1885.348827</text:p>
          </table:table-cell>
          <table:table-cell office:value-type="float" office:value="1969.2412314645101" table:style-name="ce6">
            <text:p>1969.241231</text:p>
          </table:table-cell>
          <table:table-cell office:value-type="float" office:value="2016.4377397767701" table:style-name="ce6">
            <text:p>2016.43774</text:p>
          </table:table-cell>
          <table:table-cell office:value-type="float" office:value="1993.60269584615" table:style-name="ce6">
            <text:p>1993.602696</text:p>
          </table:table-cell>
          <table:table-cell office:value-type="float" office:value="1931.12354995841" table:style-name="ce6">
            <text:p>1931.12355</text:p>
          </table:table-cell>
          <table:table-cell office:value-type="float" office:value="1846.3658760672299" table:style-name="ce6">
            <text:p>1846.365876</text:p>
          </table:table-cell>
          <table:table-cell office:value-type="float" office:value="1716.2560846911199" table:style-name="ce6">
            <text:p>1716.256085</text:p>
          </table:table-cell>
          <table:table-cell office:value-type="float" office:value="1524.80755780508" table:style-name="ce6">
            <text:p>1524.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69.1302880957201" table:style-name="ce6">
            <text:p>1269.130288</text:p>
          </table:table-cell>
          <table:table-cell office:value-type="float" office:value="1211.4599418712201" table:style-name="ce6">
            <text:p>1211.459942</text:p>
          </table:table-cell>
          <table:table-cell office:value-type="float" office:value="1190.37976353554" table:style-name="ce6">
            <text:p>1190.379764</text:p>
          </table:table-cell>
          <table:table-cell office:value-type="float" office:value="1152.0354534097701" table:style-name="ce6">
            <text:p>1152.035453</text:p>
          </table:table-cell>
          <table:table-cell office:value-type="float" office:value="1135.11412590745" table:style-name="ce6">
            <text:p>1135.114126</text:p>
          </table:table-cell>
          <table:table-cell office:value-type="float" office:value="1127.76237054493" table:style-name="ce6">
            <text:p>1127.762371</text:p>
          </table:table-cell>
          <table:table-cell office:value-type="float" office:value="1222.1018566089899" table:style-name="ce6">
            <text:p>1222.101857</text:p>
          </table:table-cell>
          <table:table-cell office:value-type="float" office:value="1435.2618795365099" table:style-name="ce6">
            <text:p>1435.26188</text:p>
          </table:table-cell>
          <table:table-cell office:value-type="float" office:value="1630.69054112617" table:style-name="ce6">
            <text:p>1630.690541</text:p>
          </table:table-cell>
          <table:table-cell office:value-type="float" office:value="1725.2897966616199" table:style-name="ce6">
            <text:p>1725.289797</text:p>
          </table:table-cell>
          <table:table-cell office:value-type="float" office:value="1768.0826907261801" table:style-name="ce6">
            <text:p>1768.082691</text:p>
          </table:table-cell>
          <table:table-cell office:value-type="float" office:value="1785.6533149424399" table:style-name="ce6">
            <text:p>1785.653315</text:p>
          </table:table-cell>
          <table:table-cell office:value-type="float" office:value="1791.25219771351" table:style-name="ce6">
            <text:p>1791.252198</text:p>
          </table:table-cell>
          <table:table-cell office:value-type="float" office:value="1774.3570249086999" table:style-name="ce6">
            <text:p>1774.357025</text:p>
          </table:table-cell>
          <table:table-cell office:value-type="float" office:value="1752.62323306435" table:style-name="ce6">
            <text:p>1752.623233</text:p>
          </table:table-cell>
          <table:table-cell office:value-type="float" office:value="1740.8693627887201" table:style-name="ce6">
            <text:p>1740.869363</text:p>
          </table:table-cell>
          <table:table-cell office:value-type="float" office:value="1766.10102801379" table:style-name="ce6">
            <text:p>1766.101028</text:p>
          </table:table-cell>
          <table:table-cell office:value-type="float" office:value="1844.68726044494" table:style-name="ce6">
            <text:p>1844.68726</text:p>
          </table:table-cell>
          <table:table-cell office:value-type="float" office:value="1888.89860247355" table:style-name="ce6">
            <text:p>1888.898602</text:p>
          </table:table-cell>
          <table:table-cell office:value-type="float" office:value="1867.5078688460601" table:style-name="ce6">
            <text:p>1867.507869</text:p>
          </table:table-cell>
          <table:table-cell office:value-type="float" office:value="1808.9805119021501" table:style-name="ce6">
            <text:p>1808.980512</text:p>
          </table:table-cell>
          <table:table-cell office:value-type="float" office:value="1729.58373777726" table:style-name="ce6">
            <text:p>1729.583738</text:p>
          </table:table-cell>
          <table:table-cell office:value-type="float" office:value="1607.7033552340999" table:style-name="ce6">
            <text:p>1607.703355</text:p>
          </table:table-cell>
          <table:table-cell office:value-type="float" office:value="1428.36389547935" table:style-name="ce6">
            <text:p>1428.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s_Load_SU" table:style-name="ta2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.233329214498902" table:style-name="ce6">
            <text:p>50.23332921</text:p>
          </table:table-cell>
          <table:table-cell office:value-type="float" office:value="47.950684544379101" table:style-name="ce6">
            <text:p>47.95068454</text:p>
          </table:table-cell>
          <table:table-cell office:value-type="float" office:value="47.116311944363801" table:style-name="ce6">
            <text:p>47.11631194</text:p>
          </table:table-cell>
          <table:table-cell office:value-type="float" office:value="45.598609331702399" table:style-name="ce6">
            <text:p>45.59860933</text:p>
          </table:table-cell>
          <table:table-cell office:value-type="float" office:value="44.928847824043402" table:style-name="ce6">
            <text:p>44.92884782</text:p>
          </table:table-cell>
          <table:table-cell office:value-type="float" office:value="44.637858671161503" table:style-name="ce6">
            <text:p>44.63785867</text:p>
          </table:table-cell>
          <table:table-cell office:value-type="float" office:value="48.371901192905099" table:style-name="ce6">
            <text:p>48.37190119</text:p>
          </table:table-cell>
          <table:table-cell office:value-type="float" office:value="56.808968456625401" table:style-name="ce6">
            <text:p>56.80896846</text:p>
          </table:table-cell>
          <table:table-cell office:value-type="float" office:value="64.544212337939101" table:style-name="ce6">
            <text:p>64.54421234</text:p>
          </table:table-cell>
          <table:table-cell office:value-type="float" office:value="68.288536771239805" table:style-name="ce6">
            <text:p>68.28853677</text:p>
          </table:table-cell>
          <table:table-cell office:value-type="float" office:value="69.982318375657798" table:style-name="ce6">
            <text:p>69.98231838</text:p>
          </table:table-cell>
          <table:table-cell office:value-type="float" office:value="70.677779636837101" table:style-name="ce6">
            <text:p>70.67777964</text:p>
          </table:table-cell>
          <table:table-cell office:value-type="float" office:value="70.8993885008842" table:style-name="ce6">
            <text:p>70.8993885</text:p>
          </table:table-cell>
          <table:table-cell office:value-type="float" office:value="70.230662219902001" table:style-name="ce6">
            <text:p>70.23066222</text:p>
          </table:table-cell>
          <table:table-cell office:value-type="float" office:value="69.370419003711106" table:style-name="ce6">
            <text:p>69.370419</text:p>
          </table:table-cell>
          <table:table-cell office:value-type="float" office:value="68.905190145304203" table:style-name="ce6">
            <text:p>68.90519015</text:p>
          </table:table-cell>
          <table:table-cell office:value-type="float" office:value="69.903882366087103" table:style-name="ce6">
            <text:p>69.90388237</text:p>
          </table:table-cell>
          <table:table-cell office:value-type="float" office:value="73.014396804572698" table:style-name="ce6">
            <text:p>73.0143968</text:p>
          </table:table-cell>
          <table:table-cell office:value-type="float" office:value="74.764321867404703" table:style-name="ce6">
            <text:p>74.76432187</text:p>
          </table:table-cell>
          <table:table-cell office:value-type="float" office:value="73.917657206945407" table:style-name="ce6">
            <text:p>73.91765721</text:p>
          </table:table-cell>
          <table:table-cell office:value-type="float" office:value="71.601091274357501" table:style-name="ce6">
            <text:p>71.60109127</text:p>
          </table:table-cell>
          <table:table-cell office:value-type="float" office:value="68.458494859635493" table:style-name="ce6">
            <text:p>68.45849486</text:p>
          </table:table-cell>
          <table:table-cell office:value-type="float" office:value="63.634358647217098" table:style-name="ce6">
            <text:p>63.63435865</text:p>
          </table:table-cell>
          <table:table-cell office:value-type="float" office:value="56.535939984048902" table:style-name="ce6">
            <text:p>56.5359399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5.650649031748699" table:style-name="ce6">
            <text:p>55.65064903</text:p>
          </table:table-cell>
          <table:table-cell office:value-type="float" office:value="53.121836799165003" table:style-name="ce6">
            <text:p>53.1218368</text:p>
          </table:table-cell>
          <table:table-cell office:value-type="float" office:value="52.197482840324597" table:style-name="ce6">
            <text:p>52.19748284</text:p>
          </table:table-cell>
          <table:table-cell office:value-type="float" office:value="50.516106416493798" table:style-name="ce6">
            <text:p>50.51610642</text:p>
          </table:table-cell>
          <table:table-cell office:value-type="float" office:value="49.774115726636303" table:style-name="ce6">
            <text:p>49.77411573</text:p>
          </table:table-cell>
          <table:table-cell office:value-type="float" office:value="49.4517453906005" table:style-name="ce6">
            <text:p>49.45174539</text:p>
          </table:table-cell>
          <table:table-cell office:value-type="float" office:value="53.588478772532099" table:style-name="ce6">
            <text:p>53.58847877</text:p>
          </table:table-cell>
          <table:table-cell office:value-type="float" office:value="62.935425839202701" table:style-name="ce6">
            <text:p>62.93542584</text:p>
          </table:table-cell>
          <table:table-cell office:value-type="float" office:value="71.504862688109" table:style-name="ce6">
            <text:p>71.50486269</text:p>
          </table:table-cell>
          <table:table-cell office:value-type="float" office:value="75.652986815196996" table:style-name="ce6">
            <text:p>75.65298682</text:p>
          </table:table-cell>
          <table:table-cell office:value-type="float" office:value="77.529431141660098" table:style-name="ce6">
            <text:p>77.52943114</text:p>
          </table:table-cell>
          <table:table-cell office:value-type="float" office:value="78.299893127084204" table:style-name="ce6">
            <text:p>78.29989313</text:p>
          </table:table-cell>
          <table:table-cell office:value-type="float" office:value="78.545400986273705" table:style-name="ce6">
            <text:p>78.54540099</text:p>
          </table:table-cell>
          <table:table-cell office:value-type="float" office:value="77.8045571651855" table:style-name="ce6">
            <text:p>77.80455717</text:p>
          </table:table-cell>
          <table:table-cell office:value-type="float" office:value="76.851542621758398" table:style-name="ce6">
            <text:p>76.85154262</text:p>
          </table:table-cell>
          <table:table-cell office:value-type="float" office:value="76.336142023719404" table:style-name="ce6">
            <text:p>76.33614202</text:p>
          </table:table-cell>
          <table:table-cell office:value-type="float" office:value="77.442536346743594" table:style-name="ce6">
            <text:p>77.44253635</text:p>
          </table:table-cell>
          <table:table-cell office:value-type="float" office:value="80.8884984207521" table:style-name="ce6">
            <text:p>80.88849842</text:p>
          </table:table-cell>
          <table:table-cell office:value-type="float" office:value="82.827140892320799" table:style-name="ce6">
            <text:p>82.82714089</text:p>
          </table:table-cell>
          <table:table-cell office:value-type="float" office:value="81.889169258674798" table:style-name="ce6">
            <text:p>81.88916926</text:p>
          </table:table-cell>
          <table:table-cell office:value-type="float" office:value="79.322777588258802" table:style-name="ce6">
            <text:p>79.32277759</text:p>
          </table:table-cell>
          <table:table-cell office:value-type="float" office:value="75.841273717047102" table:style-name="ce6">
            <text:p>75.84127372</text:p>
          </table:table-cell>
          <table:table-cell office:value-type="float" office:value="70.496887520936596" table:style-name="ce6">
            <text:p>70.49688752</text:p>
          </table:table-cell>
          <table:table-cell office:value-type="float" office:value="62.632953119583597" table:style-name="ce6">
            <text:p>62.63295312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1.710780073748801" table:style-name="ce6">
            <text:p>51.71078007</text:p>
          </table:table-cell>
          <table:table-cell office:value-type="float" office:value="49.360998795684303" table:style-name="ce6">
            <text:p>49.3609988</text:p>
          </table:table-cell>
          <table:table-cell office:value-type="float" office:value="48.5020858250804" table:style-name="ce6">
            <text:p>48.50208583</text:p>
          </table:table-cell>
          <table:table-cell office:value-type="float" office:value="46.939744900281802" table:style-name="ce6">
            <text:p>46.9397449</text:p>
          </table:table-cell>
          <table:table-cell office:value-type="float" office:value="46.250284524750498" table:style-name="ce6">
            <text:p>46.25028452</text:p>
          </table:table-cell>
          <table:table-cell office:value-type="float" office:value="45.9507368673722" table:style-name="ce6">
            <text:p>45.95073687</text:p>
          </table:table-cell>
          <table:table-cell office:value-type="float" office:value="49.794604169167002" table:style-name="ce6">
            <text:p>49.79460417</text:p>
          </table:table-cell>
          <table:table-cell office:value-type="float" office:value="58.4798204700556" table:style-name="ce6">
            <text:p>58.47982047</text:p>
          </table:table-cell>
          <table:table-cell office:value-type="float" office:value="66.442571524349106" table:style-name="ce6">
            <text:p>66.44257152</text:p>
          </table:table-cell>
          <table:table-cell office:value-type="float" office:value="70.297023146864404" table:style-name="ce6">
            <text:p>70.29702315</text:p>
          </table:table-cell>
          <table:table-cell office:value-type="float" office:value="72.040621857294795" table:style-name="ce6">
            <text:p>72.04062186</text:p>
          </table:table-cell>
          <table:table-cell office:value-type="float" office:value="72.7565378614499" table:style-name="ce6">
            <text:p>72.75653786</text:p>
          </table:table-cell>
          <table:table-cell office:value-type="float" office:value="72.984664633263094" table:style-name="ce6">
            <text:p>72.98466463</text:p>
          </table:table-cell>
          <table:table-cell office:value-type="float" office:value="72.296269932252102" table:style-name="ce6">
            <text:p>72.29626993</text:p>
          </table:table-cell>
          <table:table-cell office:value-type="float" office:value="71.4107254449967" table:style-name="ce6">
            <text:p>71.41072544</text:p>
          </table:table-cell>
          <table:table-cell office:value-type="float" office:value="70.931813384872001" table:style-name="ce6">
            <text:p>70.93181338</text:p>
          </table:table-cell>
          <table:table-cell office:value-type="float" office:value="71.959878906266198" table:style-name="ce6">
            <text:p>71.95987891</text:p>
          </table:table-cell>
          <table:table-cell office:value-type="float" office:value="75.161879063530805" table:style-name="ce6">
            <text:p>75.16187906</text:p>
          </table:table-cell>
          <table:table-cell office:value-type="float" office:value="76.963272510563598" table:style-name="ce6">
            <text:p>76.96327251</text:p>
          </table:table-cell>
          <table:table-cell office:value-type="float" office:value="76.091705948326194" table:style-name="ce6">
            <text:p>76.09170595</text:p>
          </table:table-cell>
          <table:table-cell office:value-type="float" office:value="73.707005723603302" table:style-name="ce6">
            <text:p>73.70700572</text:p>
          </table:table-cell>
          <table:table-cell office:value-type="float" office:value="70.4719800025659" table:style-name="ce6">
            <text:p>70.47198</text:p>
          </table:table-cell>
          <table:table-cell office:value-type="float" office:value="65.505957430958802" table:style-name="ce6">
            <text:p>65.50595743</text:p>
          </table:table-cell>
          <table:table-cell office:value-type="float" office:value="58.198761748285598" table:style-name="ce6">
            <text:p>58.198761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6.11730746074599" table:style-name="ce6">
            <text:p>156.1173075</text:p>
          </table:table-cell>
          <table:table-cell office:value-type="float" office:value="149.02320588792301" table:style-name="ce6">
            <text:p>149.0232059</text:p>
          </table:table-cell>
          <table:table-cell office:value-type="float" office:value="146.430106729052" table:style-name="ce6">
            <text:p>146.4301067</text:p>
          </table:table-cell>
          <table:table-cell office:value-type="float" office:value="141.713325079898" table:style-name="ce6">
            <text:p>141.7133251</text:p>
          </table:table-cell>
          <table:table-cell office:value-type="float" office:value="139.63181137472299" table:style-name="ce6">
            <text:p>139.6318114</text:p>
          </table:table-cell>
          <table:table-cell office:value-type="float" office:value="138.72746273292401" table:style-name="ce6">
            <text:p>138.7274627</text:p>
          </table:table-cell>
          <table:table-cell office:value-type="float" office:value="150.332281158342" table:style-name="ce6">
            <text:p>150.3322812</text:p>
          </table:table-cell>
          <table:table-cell office:value-type="float" office:value="176.55336275245401" table:style-name="ce6">
            <text:p>176.5533628</text:p>
          </table:table-cell>
          <table:table-cell office:value-type="float" office:value="200.593287363987" table:style-name="ce6">
            <text:p>200.5932874</text:p>
          </table:table-cell>
          <table:table-cell office:value-type="float" office:value="212.230060357676" table:style-name="ce6">
            <text:p>212.2300604</text:p>
          </table:table-cell>
          <table:table-cell office:value-type="float" office:value="217.49406789297601" table:style-name="ce6">
            <text:p>217.4940679</text:p>
          </table:table-cell>
          <table:table-cell office:value-type="float" office:value="219.65545240075801" table:style-name="ce6">
            <text:p>219.6554524</text:p>
          </table:table-cell>
          <table:table-cell office:value-type="float" office:value="220.34417798804199" table:style-name="ce6">
            <text:p>220.344178</text:p>
          </table:table-cell>
          <table:table-cell office:value-type="float" office:value="218.26588160499" table:style-name="ce6">
            <text:p>218.2658816</text:p>
          </table:table-cell>
          <table:table-cell office:value-type="float" office:value="215.59238062918101" table:style-name="ce6">
            <text:p>215.5923806</text:p>
          </table:table-cell>
          <table:table-cell office:value-type="float" office:value="214.146522314328" table:style-name="ce6">
            <text:p>214.1465223</text:p>
          </table:table-cell>
          <table:table-cell office:value-type="float" office:value="217.250301078918" table:style-name="ce6">
            <text:p>217.2503011</text:p>
          </table:table-cell>
          <table:table-cell office:value-type="float" office:value="226.91729202989799" table:style-name="ce6">
            <text:p>226.917292</text:p>
          </table:table-cell>
          <table:table-cell office:value-type="float" office:value="232.35578462712999" table:style-name="ce6">
            <text:p>232.3557846</text:p>
          </table:table-cell>
          <table:table-cell office:value-type="float" office:value="229.72448367256601" table:style-name="ce6">
            <text:p>229.7244837</text:p>
          </table:table-cell>
          <table:table-cell office:value-type="float" office:value="222.52496013697399" table:style-name="ce6">
            <text:p>222.5249601</text:p>
          </table:table-cell>
          <table:table-cell office:value-type="float" office:value="212.758263436318" table:style-name="ce6">
            <text:p>212.7582634</text:p>
          </table:table-cell>
          <table:table-cell office:value-type="float" office:value="197.76560481537101" table:style-name="ce6">
            <text:p>197.7656048</text:p>
          </table:table-cell>
          <table:table-cell office:value-type="float" office:value="175.70483308768101" table:style-name="ce6">
            <text:p>175.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3.037903327998499" table:style-name="ce6">
            <text:p>63.03790333</text:p>
          </table:table-cell>
          <table:table-cell office:value-type="float" office:value="60.173408055691397" table:style-name="ce6">
            <text:p>60.17340806</text:p>
          </table:table-cell>
          <table:table-cell office:value-type="float" office:value="59.126352243907498" table:style-name="ce6">
            <text:p>59.12635224</text:p>
          </table:table-cell>
          <table:table-cell office:value-type="float" office:value="57.2217842593912" table:style-name="ce6">
            <text:p>57.22178426</text:p>
          </table:table-cell>
          <table:table-cell office:value-type="float" office:value="56.381299230172097" table:style-name="ce6">
            <text:p>56.38129923</text:p>
          </table:table-cell>
          <table:table-cell office:value-type="float" office:value="56.016136371653701" table:style-name="ce6">
            <text:p>56.01613637</text:p>
          </table:table-cell>
          <table:table-cell office:value-type="float" office:value="60.701993653841697" table:style-name="ce6">
            <text:p>60.70199365</text:p>
          </table:table-cell>
          <table:table-cell office:value-type="float" office:value="71.289685906353498" table:style-name="ce6">
            <text:p>71.28968591</text:p>
          </table:table-cell>
          <table:table-cell office:value-type="float" office:value="80.996658620158897" table:style-name="ce6">
            <text:p>80.99665862</text:p>
          </table:table-cell>
          <table:table-cell office:value-type="float" office:value="85.695418693320406" table:style-name="ce6">
            <text:p>85.69541869</text:p>
          </table:table-cell>
          <table:table-cell office:value-type="float" office:value="87.820948549845099" table:style-name="ce6">
            <text:p>87.82094855</text:p>
          </table:table-cell>
          <table:table-cell office:value-type="float" office:value="88.693684250148394" table:style-name="ce6">
            <text:p>88.69368425</text:p>
          </table:table-cell>
          <table:table-cell office:value-type="float" office:value="88.971781648168403" table:style-name="ce6">
            <text:p>88.97178165</text:p>
          </table:table-cell>
          <table:table-cell office:value-type="float" office:value="88.132595726935904" table:style-name="ce6">
            <text:p>88.13259573</text:p>
          </table:table-cell>
          <table:table-cell office:value-type="float" office:value="87.053074828186496" table:style-name="ce6">
            <text:p>87.05307483</text:p>
          </table:table-cell>
          <table:table-cell office:value-type="float" office:value="86.469258221558206" table:style-name="ce6">
            <text:p>86.46925822</text:p>
          </table:table-cell>
          <table:table-cell office:value-type="float" office:value="87.722519047638698" table:style-name="ce6">
            <text:p>87.72251905</text:p>
          </table:table-cell>
          <table:table-cell office:value-type="float" office:value="91.625909715542306" table:style-name="ce6">
            <text:p>91.62590972</text:p>
          </table:table-cell>
          <table:table-cell office:value-type="float" office:value="93.8218941081157" table:style-name="ce6">
            <text:p>93.82189411</text:p>
          </table:table-cell>
          <table:table-cell office:value-type="float" office:value="92.759412965578505" table:style-name="ce6">
            <text:p>92.75941297</text:p>
          </table:table-cell>
          <table:table-cell office:value-type="float" office:value="89.852349834487896" table:style-name="ce6">
            <text:p>89.85234983</text:p>
          </table:table-cell>
          <table:table-cell office:value-type="float" office:value="85.908699431699404" table:style-name="ce6">
            <text:p>85.90869943</text:p>
          </table:table-cell>
          <table:table-cell office:value-type="float" office:value="79.854881439644998" table:style-name="ce6">
            <text:p>79.85488144</text:p>
          </table:table-cell>
          <table:table-cell office:value-type="float" office:value="70.947061940767199" table:style-name="ce6">
            <text:p>70.94706194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5.13234022124601" table:style-name="ce6">
            <text:p>155.1323402</text:p>
          </table:table-cell>
          <table:table-cell office:value-type="float" office:value="148.08299638705299" table:style-name="ce6">
            <text:p>148.0829964</text:p>
          </table:table-cell>
          <table:table-cell office:value-type="float" office:value="145.506257475241" table:style-name="ce6">
            <text:p>145.5062575</text:p>
          </table:table-cell>
          <table:table-cell office:value-type="float" office:value="140.81923470084601" table:style-name="ce6">
            <text:p>140.8192347</text:p>
          </table:table-cell>
          <table:table-cell office:value-type="float" office:value="138.75085357425201" table:style-name="ce6">
            <text:p>138.7508536</text:p>
          </table:table-cell>
          <table:table-cell office:value-type="float" office:value="137.852210602117" table:style-name="ce6">
            <text:p>137.8522106</text:p>
          </table:table-cell>
          <table:table-cell office:value-type="float" office:value="149.38381250750101" table:style-name="ce6">
            <text:p>149.3838125</text:p>
          </table:table-cell>
          <table:table-cell office:value-type="float" office:value="175.43946141016701" table:style-name="ce6">
            <text:p>175.4394614</text:p>
          </table:table-cell>
          <table:table-cell office:value-type="float" office:value="199.32771457304699" table:style-name="ce6">
            <text:p>199.3277146</text:p>
          </table:table-cell>
          <table:table-cell office:value-type="float" office:value="210.89106944059299" table:style-name="ce6">
            <text:p>210.8910694</text:p>
          </table:table-cell>
          <table:table-cell office:value-type="float" office:value="216.121865571884" table:style-name="ce6">
            <text:p>216.1218656</text:p>
          </table:table-cell>
          <table:table-cell office:value-type="float" office:value="218.26961358435" table:style-name="ce6">
            <text:p>218.2696136</text:p>
          </table:table-cell>
          <table:table-cell office:value-type="float" office:value="218.953993899789" table:style-name="ce6">
            <text:p>218.9539939</text:p>
          </table:table-cell>
          <table:table-cell office:value-type="float" office:value="216.88880979675599" table:style-name="ce6">
            <text:p>216.8888098</text:p>
          </table:table-cell>
          <table:table-cell office:value-type="float" office:value="214.23217633498999" table:style-name="ce6">
            <text:p>214.2321763</text:p>
          </table:table-cell>
          <table:table-cell office:value-type="float" office:value="212.79544015461599" table:style-name="ce6">
            <text:p>212.7954402</text:p>
          </table:table-cell>
          <table:table-cell office:value-type="float" office:value="215.87963671879899" table:style-name="ce6">
            <text:p>215.8796367</text:p>
          </table:table-cell>
          <table:table-cell office:value-type="float" office:value="225.485637190592" table:style-name="ce6">
            <text:p>225.4856372</text:p>
          </table:table-cell>
          <table:table-cell office:value-type="float" office:value="230.88981753169099" table:style-name="ce6">
            <text:p>230.8898175</text:p>
          </table:table-cell>
          <table:table-cell office:value-type="float" office:value="228.27511784497801" table:style-name="ce6">
            <text:p>228.2751178</text:p>
          </table:table-cell>
          <table:table-cell office:value-type="float" office:value="221.12101717081001" table:style-name="ce6">
            <text:p>221.1210172</text:p>
          </table:table-cell>
          <table:table-cell office:value-type="float" office:value="211.415940007698" table:style-name="ce6">
            <text:p>211.41594</text:p>
          </table:table-cell>
          <table:table-cell office:value-type="float" office:value="196.51787229287601" table:style-name="ce6">
            <text:p>196.5178723</text:p>
          </table:table-cell>
          <table:table-cell office:value-type="float" office:value="174.596285244857" table:style-name="ce6">
            <text:p>174.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4.214698977248105" table:style-name="ce6">
            <text:p>84.21469898</text:p>
          </table:table-cell>
          <table:table-cell office:value-type="float" office:value="80.387912324400205" table:style-name="ce6">
            <text:p>80.38791232</text:p>
          </table:table-cell>
          <table:table-cell office:value-type="float" office:value="78.989111200845201" table:style-name="ce6">
            <text:p>78.9891112</text:p>
          </table:table-cell>
          <table:table-cell office:value-type="float" office:value="76.444727409030406" table:style-name="ce6">
            <text:p>76.44472741</text:p>
          </table:table-cell>
          <table:table-cell office:value-type="float" office:value="75.321891940308106" table:style-name="ce6">
            <text:p>75.32189194</text:p>
          </table:table-cell>
          <table:table-cell office:value-type="float" office:value="74.834057184006099" table:style-name="ce6">
            <text:p>74.83405718</text:p>
          </table:table-cell>
          <table:table-cell office:value-type="float" office:value="81.0940696469291" table:style-name="ce6">
            <text:p>81.09406965</text:p>
          </table:table-cell>
          <table:table-cell office:value-type="float" office:value="95.238564765519101" table:style-name="ce6">
            <text:p>95.23856477</text:p>
          </table:table-cell>
          <table:table-cell office:value-type="float" office:value="108.206473625369" table:style-name="ce6">
            <text:p>108.2064736</text:p>
          </table:table-cell>
          <table:table-cell office:value-type="float" office:value="114.48372341060799" table:style-name="ce6">
            <text:p>114.4837234</text:p>
          </table:table-cell>
          <table:table-cell office:value-type="float" office:value="117.32329845330899" table:style-name="ce6">
            <text:p>117.3232985</text:p>
          </table:table-cell>
          <table:table-cell office:value-type="float" office:value="118.489218802933" table:style-name="ce6">
            <text:p>118.4892188</text:p>
          </table:table-cell>
          <table:table-cell office:value-type="float" office:value="118.8607395456" table:style-name="ce6">
            <text:p>118.8607395</text:p>
          </table:table-cell>
          <table:table-cell office:value-type="float" office:value="117.73963960395299" table:style-name="ce6">
            <text:p>117.7396396</text:p>
          </table:table-cell>
          <table:table-cell office:value-type="float" office:value="116.29746715328" table:style-name="ce6">
            <text:p>116.2974672</text:p>
          </table:table-cell>
          <table:table-cell office:value-type="float" office:value="115.517524655363" table:style-name="ce6">
            <text:p>115.5175247</text:p>
          </table:table-cell>
          <table:table-cell office:value-type="float" office:value="117.191802790205" table:style-name="ce6">
            <text:p>117.1918028</text:p>
          </table:table-cell>
          <table:table-cell office:value-type="float" office:value="122.406488760607" table:style-name="ce6">
            <text:p>122.4064888</text:p>
          </table:table-cell>
          <table:table-cell office:value-type="float" office:value="125.34018666006099" table:style-name="ce6">
            <text:p>125.3401867</text:p>
          </table:table-cell>
          <table:table-cell office:value-type="float" office:value="123.920778258703" table:style-name="ce6">
            <text:p>123.9207783</text:p>
          </table:table-cell>
          <table:table-cell office:value-type="float" office:value="120.037123607011" table:style-name="ce6">
            <text:p>120.0371236</text:p>
          </table:table-cell>
          <table:table-cell office:value-type="float" office:value="114.76865314703601" table:style-name="ce6">
            <text:p>114.7686531</text:p>
          </table:table-cell>
          <table:table-cell office:value-type="float" office:value="106.681130673276" table:style-name="ce6">
            <text:p>106.6811307</text:p>
          </table:table-cell>
          <table:table-cell office:value-type="float" office:value="94.780840561493704" table:style-name="ce6">
            <text:p>94.7808405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.4188873786496" table:style-name="ce6">
            <text:p>18.41888738</text:p>
          </table:table-cell>
          <table:table-cell office:value-type="float" office:value="17.5819176662723" table:style-name="ce6">
            <text:p>17.58191767</text:p>
          </table:table-cell>
          <table:table-cell office:value-type="float" office:value="17.275981046266701" table:style-name="ce6">
            <text:p>17.27598105</text:p>
          </table:table-cell>
          <table:table-cell office:value-type="float" office:value="16.7194900882909" table:style-name="ce6">
            <text:p>16.71949009</text:p>
          </table:table-cell>
          <table:table-cell office:value-type="float" office:value="16.473910868815899" table:style-name="ce6">
            <text:p>16.47391087</text:p>
          </table:table-cell>
          <table:table-cell office:value-type="float" office:value="16.367214846092601" table:style-name="ce6">
            <text:p>16.36721485</text:p>
          </table:table-cell>
          <table:table-cell office:value-type="float" office:value="17.736363770731899" table:style-name="ce6">
            <text:p>17.73636377</text:p>
          </table:table-cell>
          <table:table-cell office:value-type="float" office:value="20.8299551007627" table:style-name="ce6">
            <text:p>20.8299551</text:p>
          </table:table-cell>
          <table:table-cell office:value-type="float" office:value="23.666211190577702" table:style-name="ce6">
            <text:p>23.66621119</text:p>
          </table:table-cell>
          <table:table-cell office:value-type="float" office:value="25.0391301494546" table:style-name="ce6">
            <text:p>25.03913015</text:p>
          </table:table-cell>
          <table:table-cell office:value-type="float" office:value="25.660183404407899" table:style-name="ce6">
            <text:p>25.6601834</text:p>
          </table:table-cell>
          <table:table-cell office:value-type="float" office:value="25.915185866840201" table:style-name="ce6">
            <text:p>25.91518587</text:p>
          </table:table-cell>
          <table:table-cell office:value-type="float" office:value="25.996442450324199" table:style-name="ce6">
            <text:p>25.99644245</text:p>
          </table:table-cell>
          <table:table-cell office:value-type="float" office:value="25.751242813964101" table:style-name="ce6">
            <text:p>25.75124281</text:p>
          </table:table-cell>
          <table:table-cell office:value-type="float" office:value="25.4358203013607" table:style-name="ce6">
            <text:p>25.4358203</text:p>
          </table:table-cell>
          <table:table-cell office:value-type="float" office:value="25.265236386611502" table:style-name="ce6">
            <text:p>25.26523639</text:p>
          </table:table-cell>
          <table:table-cell office:value-type="float" office:value="25.631423534231899" table:style-name="ce6">
            <text:p>25.63142353</text:p>
          </table:table-cell>
          <table:table-cell office:value-type="float" office:value="26.771945495010002" table:style-name="ce6">
            <text:p>26.7719455</text:p>
          </table:table-cell>
          <table:table-cell office:value-type="float" office:value="27.413584684715001" table:style-name="ce6">
            <text:p>27.41358468</text:p>
          </table:table-cell>
          <table:table-cell office:value-type="float" office:value="27.103140975879999" table:style-name="ce6">
            <text:p>27.10314098</text:p>
          </table:table-cell>
          <table:table-cell office:value-type="float" office:value="26.2537334672644" table:style-name="ce6">
            <text:p>26.25373347</text:p>
          </table:table-cell>
          <table:table-cell office:value-type="float" office:value="25.101448115199702" table:style-name="ce6">
            <text:p>25.10144812</text:p>
          </table:table-cell>
          <table:table-cell office:value-type="float" office:value="23.3325981706463" table:style-name="ce6">
            <text:p>23.33259817</text:p>
          </table:table-cell>
          <table:table-cell office:value-type="float" office:value="20.7298446608179" table:style-name="ce6">
            <text:p>20.72984466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101631846749399" table:style-name="ce6">
            <text:p>26.10163185</text:p>
          </table:table-cell>
          <table:table-cell office:value-type="float" office:value="24.9155517730597" table:style-name="ce6">
            <text:p>24.91555177</text:p>
          </table:table-cell>
          <table:table-cell office:value-type="float" office:value="24.482005225992999" table:style-name="ce6">
            <text:p>24.48200523</text:p>
          </table:table-cell>
          <table:table-cell office:value-type="float" office:value="23.6933950449042" table:style-name="ce6">
            <text:p>23.69339504</text:p>
          </table:table-cell>
          <table:table-cell office:value-type="float" office:value="23.345381712493101" table:style-name="ce6">
            <text:p>23.34538171</text:p>
          </table:table-cell>
          <table:table-cell office:value-type="float" office:value="23.1941814663878" table:style-name="ce6">
            <text:p>23.19418147</text:p>
          </table:table-cell>
          <table:table-cell office:value-type="float" office:value="25.134419247293799" table:style-name="ce6">
            <text:p>25.13441925</text:p>
          </table:table-cell>
          <table:table-cell office:value-type="float" office:value="29.518385570599499" table:style-name="ce6">
            <text:p>29.51838557</text:p>
          </table:table-cell>
          <table:table-cell office:value-type="float" office:value="33.537678959909599" table:style-name="ce6">
            <text:p>33.53767896</text:p>
          </table:table-cell>
          <table:table-cell office:value-type="float" office:value="35.483259302702997" table:style-name="ce6">
            <text:p>35.4832593</text:p>
          </table:table-cell>
          <table:table-cell office:value-type="float" office:value="36.363361508920299" table:style-name="ce6">
            <text:p>36.36336151</text:p>
          </table:table-cell>
          <table:table-cell office:value-type="float" office:value="36.724728634827102" table:style-name="ce6">
            <text:p>36.72472863</text:p>
          </table:table-cell>
          <table:table-cell office:value-type="float" office:value="36.839878338694703" table:style-name="ce6">
            <text:p>36.83987834</text:p>
          </table:table-cell>
          <table:table-cell office:value-type="float" office:value="36.492402918184403" table:style-name="ce6">
            <text:p>36.49240292</text:p>
          </table:table-cell>
          <table:table-cell office:value-type="float" office:value="36.045413796045999" table:style-name="ce6">
            <text:p>36.0454138</text:p>
          </table:table-cell>
          <table:table-cell office:value-type="float" office:value="35.803677232363903" table:style-name="ce6">
            <text:p>35.80367723</text:p>
          </table:table-cell>
          <table:table-cell office:value-type="float" office:value="36.322605543162901" table:style-name="ce6">
            <text:p>36.32260554</text:p>
          </table:table-cell>
          <table:table-cell office:value-type="float" office:value="37.938853241591701" table:style-name="ce6">
            <text:p>37.93885324</text:p>
          </table:table-cell>
          <table:table-cell office:value-type="float" office:value="38.848128029141698" table:style-name="ce6">
            <text:p>38.84812803</text:p>
          </table:table-cell>
          <table:table-cell office:value-type="float" office:value="38.408194431059897" table:style-name="ce6">
            <text:p>38.40819443</text:p>
          </table:table-cell>
          <table:table-cell office:value-type="float" office:value="37.204488603342597" table:style-name="ce6">
            <text:p>37.2044886</text:p>
          </table:table-cell>
          <table:table-cell office:value-type="float" office:value="35.571570858438001" table:style-name="ce6">
            <text:p>35.57157086</text:p>
          </table:table-cell>
          <table:table-cell office:value-type="float" office:value="33.064911846103001" table:style-name="ce6">
            <text:p>33.06491185</text:p>
          </table:table-cell>
          <table:table-cell office:value-type="float" office:value="29.376517834848901" table:style-name="ce6">
            <text:p>29.37651783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9.00488318374499" table:style-name="ce6">
            <text:p>229.0048832</text:p>
          </table:table-cell>
          <table:table-cell office:value-type="float" office:value="218.598708952316" table:style-name="ce6">
            <text:p>218.598709</text:p>
          </table:table-cell>
          <table:table-cell office:value-type="float" office:value="214.79495151107" table:style-name="ce6">
            <text:p>214.7949515</text:p>
          </table:table-cell>
          <table:table-cell office:value-type="float" office:value="207.87601312982" table:style-name="ce6">
            <text:p>207.8760131</text:p>
          </table:table-cell>
          <table:table-cell office:value-type="float" office:value="204.82268860961" table:style-name="ce6">
            <text:p>204.8226886</text:p>
          </table:table-cell>
          <table:table-cell office:value-type="float" office:value="203.496120412648" table:style-name="ce6">
            <text:p>203.4961204</text:p>
          </table:table-cell>
          <table:table-cell office:value-type="float" office:value="220.51896132059699" table:style-name="ce6">
            <text:p>220.5189613</text:p>
          </table:table-cell>
          <table:table-cell office:value-type="float" office:value="258.982062081675" table:style-name="ce6">
            <text:p>258.9820621</text:p>
          </table:table-cell>
          <table:table-cell office:value-type="float" office:value="294.24567389354598" table:style-name="ce6">
            <text:p>294.2456739</text:p>
          </table:table-cell>
          <table:table-cell office:value-type="float" office:value="311.31538822182802" table:style-name="ce6">
            <text:p>311.3153882</text:p>
          </table:table-cell>
          <table:table-cell office:value-type="float" office:value="319.03703965373398" table:style-name="ce6">
            <text:p>319.0370397</text:p>
          </table:table-cell>
          <table:table-cell office:value-type="float" office:value="322.20752481499198" table:style-name="ce6">
            <text:p>322.2075248</text:p>
          </table:table-cell>
          <table:table-cell office:value-type="float" office:value="323.21780051873702" table:style-name="ce6">
            <text:p>323.2178005</text:p>
          </table:table-cell>
          <table:table-cell office:value-type="float" office:value="320.16919541425898" table:style-name="ce6">
            <text:p>320.1691954</text:p>
          </table:table-cell>
          <table:table-cell office:value-type="float" office:value="316.24749839927102" table:style-name="ce6">
            <text:p>316.2474984</text:p>
          </table:table-cell>
          <table:table-cell office:value-type="float" office:value="314.12660213300398" table:style-name="ce6">
            <text:p>314.1266021</text:p>
          </table:table-cell>
          <table:table-cell office:value-type="float" office:value="318.67946372774998" table:style-name="ce6">
            <text:p>318.6794637</text:p>
          </table:table-cell>
          <table:table-cell office:value-type="float" office:value="332.85975013849298" table:style-name="ce6">
            <text:p>332.8597501</text:p>
          </table:table-cell>
          <table:table-cell office:value-type="float" office:value="340.83734968963898" table:style-name="ce6">
            <text:p>340.8373497</text:p>
          </table:table-cell>
          <table:table-cell office:value-type="float" office:value="336.97755491401603" table:style-name="ce6">
            <text:p>336.9775549</text:p>
          </table:table-cell>
          <table:table-cell office:value-type="float" office:value="326.41673963310097" table:style-name="ce6">
            <text:p>326.4167396</text:p>
          </table:table-cell>
          <table:table-cell office:value-type="float" office:value="312.09019715421999" table:style-name="ce6">
            <text:p>312.0901972</text:p>
          </table:table-cell>
          <table:table-cell office:value-type="float" office:value="290.09781147996" table:style-name="ce6">
            <text:p>290.0978115</text:p>
          </table:table-cell>
          <table:table-cell office:value-type="float" office:value="257.73737345669298" table:style-name="ce6">
            <text:p>257.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4.287551009992" table:style-name="ce6">
            <text:p>374.287551</text:p>
          </table:table-cell>
          <table:table-cell office:value-type="float" office:value="357.27961033066799" table:style-name="ce6">
            <text:p>357.2796103</text:p>
          </table:table-cell>
          <table:table-cell office:value-type="float" office:value="351.062716448201" table:style-name="ce6">
            <text:p>351.0627164</text:p>
          </table:table-cell>
          <table:table-cell office:value-type="float" office:value="339.75434404013498" table:style-name="ce6">
            <text:p>339.754344</text:p>
          </table:table-cell>
          <table:table-cell office:value-type="float" office:value="334.76396417914702" table:style-name="ce6">
            <text:p>334.7639642</text:p>
          </table:table-cell>
          <table:table-cell office:value-type="float" office:value="332.59580970669401" table:style-name="ce6">
            <text:p>332.5958097</text:p>
          </table:table-cell>
          <table:table-cell office:value-type="float" office:value="360.41808731968501" table:style-name="ce6">
            <text:p>360.4180873</text:p>
          </table:table-cell>
          <table:table-cell office:value-type="float" office:value="423.28251006897398" table:style-name="ce6">
            <text:p>423.2825101</text:p>
          </table:table-cell>
          <table:table-cell office:value-type="float" office:value="480.91766055719302" table:style-name="ce6">
            <text:p>480.9176606</text:p>
          </table:table-cell>
          <table:table-cell office:value-type="float" office:value="508.81654849159003" table:style-name="ce6">
            <text:p>508.8165485</text:p>
          </table:table-cell>
          <table:table-cell office:value-type="float" office:value="521.43688201470502" table:style-name="ce6">
            <text:p>521.436882</text:p>
          </table:table-cell>
          <table:table-cell office:value-type="float" office:value="526.61875023525704" table:style-name="ce6">
            <text:p>526.6187502</text:p>
          </table:table-cell>
          <table:table-cell office:value-type="float" office:value="528.269953536" table:style-name="ce6">
            <text:p>528.2699535</text:p>
          </table:table-cell>
          <table:table-cell office:value-type="float" office:value="523.28728712868099" table:style-name="ce6">
            <text:p>523.2872871</text:p>
          </table:table-cell>
          <table:table-cell office:value-type="float" office:value="516.87763179235696" table:style-name="ce6">
            <text:p>516.8776318</text:p>
          </table:table-cell>
          <table:table-cell office:value-type="float" office:value="513.41122069050198" table:style-name="ce6">
            <text:p>513.4112207</text:p>
          </table:table-cell>
          <table:table-cell office:value-type="float" office:value="520.85245684535505" table:style-name="ce6">
            <text:p>520.8524568</text:p>
          </table:table-cell>
          <table:table-cell office:value-type="float" office:value="544.028838936032" table:style-name="ce6">
            <text:p>544.0288389</text:p>
          </table:table-cell>
          <table:table-cell office:value-type="float" office:value="557.06749626693704" table:style-name="ce6">
            <text:p>557.0674963</text:p>
          </table:table-cell>
          <table:table-cell office:value-type="float" office:value="550.759014483123" table:style-name="ce6">
            <text:p>550.7590145</text:p>
          </table:table-cell>
          <table:table-cell office:value-type="float" office:value="533.49832714227205" table:style-name="ce6">
            <text:p>533.4983271</text:p>
          </table:table-cell>
          <table:table-cell office:value-type="float" office:value="510.08290287571498" table:style-name="ce6">
            <text:p>510.0829029</text:p>
          </table:table-cell>
          <table:table-cell office:value-type="float" office:value="474.13835854789198" table:style-name="ce6">
            <text:p>474.1383585</text:p>
          </table:table-cell>
          <table:table-cell office:value-type="float" office:value="421.24818027330502" table:style-name="ce6">
            <text:p>421.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6.45946347549599" table:style-name="ce6">
            <text:p>166.4594635</text:p>
          </table:table-cell>
          <table:table-cell office:value-type="float" office:value="158.89540564705999" table:style-name="ce6">
            <text:p>158.8954056</text:p>
          </table:table-cell>
          <table:table-cell office:value-type="float" office:value="156.13052389406801" table:style-name="ce6">
            <text:p>156.1305239</text:p>
          </table:table-cell>
          <table:table-cell office:value-type="float" office:value="151.10127405995499" table:style-name="ce6">
            <text:p>151.1012741</text:p>
          </table:table-cell>
          <table:table-cell office:value-type="float" office:value="148.881868279673" table:style-name="ce6">
            <text:p>148.8818683</text:p>
          </table:table-cell>
          <table:table-cell office:value-type="float" office:value="147.917610106398" table:style-name="ce6">
            <text:p>147.9176101</text:p>
          </table:table-cell>
          <table:table-cell office:value-type="float" office:value="160.29120199217601" table:style-name="ce6">
            <text:p>160.291202</text:p>
          </table:table-cell>
          <table:table-cell office:value-type="float" office:value="188.24932684646501" table:style-name="ce6">
            <text:p>188.2493268</text:p>
          </table:table-cell>
          <table:table-cell office:value-type="float" office:value="213.88180166885701" table:style-name="ce6">
            <text:p>213.8818017</text:p>
          </table:table-cell>
          <table:table-cell office:value-type="float" office:value="226.289464987049" table:style-name="ce6">
            <text:p>226.289465</text:p>
          </table:table-cell>
          <table:table-cell office:value-type="float" office:value="231.902192264435" table:style-name="ce6">
            <text:p>231.9021923</text:p>
          </table:table-cell>
          <table:table-cell office:value-type="float" office:value="234.20675997304801" table:style-name="ce6">
            <text:p>234.20676</text:p>
          </table:table-cell>
          <table:table-cell office:value-type="float" office:value="234.941110914695" table:style-name="ce6">
            <text:p>234.9411109</text:p>
          </table:table-cell>
          <table:table-cell office:value-type="float" office:value="232.72513559143999" table:style-name="ce6">
            <text:p>232.7251356</text:p>
          </table:table-cell>
          <table:table-cell office:value-type="float" office:value="229.87452571818" table:style-name="ce6">
            <text:p>229.8745257</text:p>
          </table:table-cell>
          <table:table-cell office:value-type="float" office:value="228.332884991302" table:style-name="ce6">
            <text:p>228.332885</text:p>
          </table:table-cell>
          <table:table-cell office:value-type="float" office:value="231.64227686017099" table:style-name="ce6">
            <text:p>231.6422769</text:p>
          </table:table-cell>
          <table:table-cell office:value-type="float" office:value="241.94966784260399" table:style-name="ce6">
            <text:p>241.9496678</text:p>
          </table:table-cell>
          <table:table-cell office:value-type="float" office:value="247.748439129243" table:style-name="ce6">
            <text:p>247.7484391</text:p>
          </table:table-cell>
          <table:table-cell office:value-type="float" office:value="244.94282486223099" table:style-name="ce6">
            <text:p>244.9428249</text:p>
          </table:table-cell>
          <table:table-cell office:value-type="float" office:value="237.266361281695" table:style-name="ce6">
            <text:p>237.2663613</text:p>
          </table:table-cell>
          <table:table-cell office:value-type="float" office:value="226.852659436831" table:style-name="ce6">
            <text:p>226.8526594</text:p>
          </table:table-cell>
          <table:table-cell office:value-type="float" office:value="210.866796301563" table:style-name="ce6">
            <text:p>210.8667963</text:p>
          </table:table-cell>
          <table:table-cell office:value-type="float" office:value="187.344585437338" table:style-name="ce6">
            <text:p>187.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7.242452728491" table:style-name="ce6">
            <text:p>377.2424527</text:p>
          </table:table-cell>
          <table:table-cell office:value-type="float" office:value="360.10023883327801" table:style-name="ce6">
            <text:p>360.1002388</text:p>
          </table:table-cell>
          <table:table-cell office:value-type="float" office:value="353.834264209634" table:style-name="ce6">
            <text:p>353.8342642</text:p>
          </table:table-cell>
          <table:table-cell office:value-type="float" office:value="342.43661517729402" table:style-name="ce6">
            <text:p>342.4366152</text:p>
          </table:table-cell>
          <table:table-cell office:value-type="float" office:value="337.40683758056099" table:style-name="ce6">
            <text:p>337.4068376</text:p>
          </table:table-cell>
          <table:table-cell office:value-type="float" office:value="335.22156609911502" table:style-name="ce6">
            <text:p>335.2215661</text:p>
          </table:table-cell>
          <table:table-cell office:value-type="float" office:value="363.26349327220902" table:style-name="ce6">
            <text:p>363.2634933</text:p>
          </table:table-cell>
          <table:table-cell office:value-type="float" office:value="426.62421409583402" table:style-name="ce6">
            <text:p>426.6242141</text:p>
          </table:table-cell>
          <table:table-cell office:value-type="float" office:value="484.71437893001399" table:style-name="ce6">
            <text:p>484.7143789</text:p>
          </table:table-cell>
          <table:table-cell office:value-type="float" office:value="512.83352124283897" table:style-name="ce6">
            <text:p>512.8335212</text:p>
          </table:table-cell>
          <table:table-cell office:value-type="float" office:value="525.55348897797899" table:style-name="ce6">
            <text:p>525.553489</text:p>
          </table:table-cell>
          <table:table-cell office:value-type="float" office:value="530.77626668448204" table:style-name="ce6">
            <text:p>530.7762667</text:p>
          </table:table-cell>
          <table:table-cell office:value-type="float" office:value="532.44050580075805" table:style-name="ce6">
            <text:p>532.4405058</text:p>
          </table:table-cell>
          <table:table-cell office:value-type="float" office:value="527.41850255338204" table:style-name="ce6">
            <text:p>527.4185026</text:p>
          </table:table-cell>
          <table:table-cell office:value-type="float" office:value="520.95824467492798" table:style-name="ce6">
            <text:p>520.9582447</text:p>
          </table:table-cell>
          <table:table-cell office:value-type="float" office:value="517.46446716963806" table:style-name="ce6">
            <text:p>517.4644672</text:p>
          </table:table-cell>
          <table:table-cell office:value-type="float" office:value="524.96444992571298" table:style-name="ce6">
            <text:p>524.9644499</text:p>
          </table:table-cell>
          <table:table-cell office:value-type="float" office:value="548.32380345394802" table:style-name="ce6">
            <text:p>548.3238035</text:p>
          </table:table-cell>
          <table:table-cell office:value-type="float" office:value="561.465397553255" table:style-name="ce6">
            <text:p>561.4653976</text:p>
          </table:table-cell>
          <table:table-cell office:value-type="float" office:value="555.10711196588397" table:style-name="ce6">
            <text:p>555.107112</text:p>
          </table:table-cell>
          <table:table-cell office:value-type="float" office:value="537.71015604076297" table:style-name="ce6">
            <text:p>537.710156</text:p>
          </table:table-cell>
          <table:table-cell office:value-type="float" office:value="514.10987316157605" table:style-name="ce6">
            <text:p>514.1098732</text:p>
          </table:table-cell>
          <table:table-cell office:value-type="float" office:value="477.88155611537502" table:style-name="ce6">
            <text:p>477.8815561</text:p>
          </table:table-cell>
          <table:table-cell office:value-type="float" office:value="424.57382380177899" table:style-name="ce6">
            <text:p>424.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8.99197058836899" table:style-name="ce6">
            <text:p>278.9919706</text:p>
          </table:table-cell>
          <table:table-cell office:value-type="float" office:value="266.31434112147798" table:style-name="ce6">
            <text:p>266.3143411</text:p>
          </table:table-cell>
          <table:table-cell office:value-type="float" office:value="261.68030114198098" table:style-name="ce6">
            <text:p>261.6803011</text:p>
          </table:table-cell>
          <table:table-cell office:value-type="float" office:value="253.25109986675901" table:style-name="ce6">
            <text:p>253.2510999</text:p>
          </table:table-cell>
          <table:table-cell office:value-type="float" office:value="249.53129698353499" table:style-name="ce6">
            <text:p>249.531297</text:p>
          </table:table-cell>
          <table:table-cell office:value-type="float" office:value="247.915166051108" table:style-name="ce6">
            <text:p>247.9151661</text:p>
          </table:table-cell>
          <table:table-cell office:value-type="float" office:value="268.65374535079201" table:style-name="ce6">
            <text:p>268.6537454</text:p>
          </table:table-cell>
          <table:table-cell office:value-type="float" office:value="315.512555202729" table:style-name="ce6">
            <text:p>315.5125552</text:p>
          </table:table-cell>
          <table:table-cell office:value-type="float" office:value="358.47349303375" table:style-name="ce6">
            <text:p>358.473493</text:p>
          </table:table-cell>
          <table:table-cell office:value-type="float" office:value="379.26917726379702" table:style-name="ce6">
            <text:p>379.2691773</text:p>
          </table:table-cell>
          <table:table-cell office:value-type="float" office:value="388.67630744911901" table:style-name="ce6">
            <text:p>388.6763074</text:p>
          </table:table-cell>
          <table:table-cell office:value-type="float" office:value="392.53884474772701" table:style-name="ce6">
            <text:p>392.5388447</text:p>
          </table:table-cell>
          <table:table-cell office:value-type="float" office:value="393.76964299755798" table:style-name="ce6">
            <text:p>393.769643</text:p>
          </table:table-cell>
          <table:table-cell office:value-type="float" office:value="390.055589682103" table:style-name="ce6">
            <text:p>390.0555897</text:p>
          </table:table-cell>
          <table:table-cell office:value-type="float" office:value="385.27786632943503" table:style-name="ce6">
            <text:p>385.2778663</text:p>
          </table:table-cell>
          <table:table-cell office:value-type="float" office:value="382.69402173838102" table:style-name="ce6">
            <text:p>382.6940217</text:p>
          </table:table-cell>
          <table:table-cell office:value-type="float" office:value="388.240680003808" table:style-name="ce6">
            <text:p>388.24068</text:p>
          </table:table-cell>
          <table:table-cell office:value-type="float" office:value="405.51623323323997" table:style-name="ce6">
            <text:p>405.5162332</text:p>
          </table:table-cell>
          <table:table-cell office:value-type="float" office:value="415.23517978318398" table:style-name="ce6">
            <text:p>415.2351798</text:p>
          </table:table-cell>
          <table:table-cell office:value-type="float" office:value="410.532870664065" table:style-name="ce6">
            <text:p>410.5328707</text:p>
          </table:table-cell>
          <table:table-cell office:value-type="float" office:value="397.66684516591698" table:style-name="ce6">
            <text:p>397.6668452</text:p>
          </table:table-cell>
          <table:table-cell office:value-type="float" office:value="380.21311115670102" table:style-name="ce6">
            <text:p>380.2131112</text:p>
          </table:table-cell>
          <table:table-cell office:value-type="float" office:value="353.42023699655402" table:style-name="ce6">
            <text:p>353.420237</text:p>
          </table:table-cell>
          <table:table-cell office:value-type="float" office:value="313.99617648003601" table:style-name="ce6">
            <text:p>313.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2.07912227834203" table:style-name="ce6">
            <text:p>342.0791223</text:p>
          </table:table-cell>
          <table:table-cell office:value-type="float" office:value="326.53475965221298" table:style-name="ce6">
            <text:p>326.5347597</text:p>
          </table:table-cell>
          <table:table-cell office:value-type="float" office:value="320.85284584857999" table:style-name="ce6">
            <text:p>320.8528458</text:p>
          </table:table-cell>
          <table:table-cell office:value-type="float" office:value="310.51758864510299" table:style-name="ce6">
            <text:p>310.5175886</text:p>
          </table:table-cell>
          <table:table-cell office:value-type="float" office:value="305.95664410373098" table:style-name="ce6">
            <text:p>305.9566441</text:p>
          </table:table-cell>
          <table:table-cell office:value-type="float" office:value="303.97506502930202" table:style-name="ce6">
            <text:p>303.975065</text:p>
          </table:table-cell>
          <table:table-cell office:value-type="float" office:value="329.40316243717598" table:style-name="ce6">
            <text:p>329.4031624</text:p>
          </table:table-cell>
          <table:table-cell office:value-type="float" office:value="386.85793617619601" table:style-name="ce6">
            <text:p>386.8579362</text:p>
          </table:table-cell>
          <table:table-cell office:value-type="float" office:value="439.53343029345598" table:style-name="ce6">
            <text:p>439.5334303</text:p>
          </table:table-cell>
          <table:table-cell office:value-type="float" office:value="465.03154550297199" table:style-name="ce6">
            <text:p>465.0315455</text:p>
          </table:table-cell>
          <table:table-cell office:value-type="float" office:value="476.56586611501899" table:style-name="ce6">
            <text:p>476.5658661</text:p>
          </table:table-cell>
          <table:table-cell office:value-type="float" office:value="481.30182093869598" table:style-name="ce6">
            <text:p>481.3018209</text:p>
          </table:table-cell>
          <table:table-cell office:value-type="float" office:value="482.81093385013901" table:style-name="ce6">
            <text:p>482.8109339</text:p>
          </table:table-cell>
          <table:table-cell office:value-type="float" office:value="478.25703899945103" table:style-name="ce6">
            <text:p>478.257039</text:p>
          </table:table-cell>
          <table:table-cell office:value-type="float" office:value="472.39895137232998" table:style-name="ce6">
            <text:p>472.3989514</text:p>
          </table:table-cell>
          <table:table-cell office:value-type="float" office:value="469.23083406792398" table:style-name="ce6">
            <text:p>469.2308341</text:p>
          </table:table-cell>
          <table:table-cell office:value-type="float" office:value="476.03173226945199" table:style-name="ce6">
            <text:p>476.0317323</text:p>
          </table:table-cell>
          <table:table-cell office:value-type="float" office:value="497.21372569074703" table:style-name="ce6">
            <text:p>497.2137257</text:p>
          </table:table-cell>
          <table:table-cell office:value-type="float" office:value="509.13037224607098" table:style-name="ce6">
            <text:p>509.1303722</text:p>
          </table:table-cell>
          <table:table-cell office:value-type="float" office:value="503.36475192102301" table:style-name="ce6">
            <text:p>503.3647519</text:p>
          </table:table-cell>
          <table:table-cell office:value-type="float" office:value="487.58939214871299" table:style-name="ce6">
            <text:p>487.5893921</text:p>
          </table:table-cell>
          <table:table-cell office:value-type="float" office:value="466.18892675983102" table:style-name="ce6">
            <text:p>466.1889268</text:p>
          </table:table-cell>
          <table:table-cell office:value-type="float" office:value="433.33750506232298" table:style-name="ce6">
            <text:p>433.3375051</text:p>
          </table:table-cell>
          <table:table-cell office:value-type="float" office:value="384.99866581294498" table:style-name="ce6">
            <text:p>384.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2.57677093624301" table:style-name="ce6">
            <text:p>322.5767709</text:p>
          </table:table-cell>
          <table:table-cell office:value-type="float" office:value="307.91861153498297" table:style-name="ce6">
            <text:p>307.9186115</text:p>
          </table:table-cell>
          <table:table-cell office:value-type="float" office:value="302.56063062312103" table:style-name="ce6">
            <text:p>302.5606306</text:p>
          </table:table-cell>
          <table:table-cell office:value-type="float" office:value="292.81459913985299" table:style-name="ce6">
            <text:p>292.8145991</text:p>
          </table:table-cell>
          <table:table-cell office:value-type="float" office:value="288.51367965439601" table:style-name="ce6">
            <text:p>288.5136797</text:p>
          </table:table-cell>
          <table:table-cell office:value-type="float" office:value="286.64507283932198" table:style-name="ce6">
            <text:p>286.6450728</text:p>
          </table:table-cell>
          <table:table-cell office:value-type="float" office:value="310.62348315051798" table:style-name="ce6">
            <text:p>310.6234832</text:p>
          </table:table-cell>
          <table:table-cell office:value-type="float" office:value="364.80268959891799" table:style-name="ce6">
            <text:p>364.8026896</text:p>
          </table:table-cell>
          <table:table-cell office:value-type="float" office:value="414.47508903284398" table:style-name="ce6">
            <text:p>414.475089</text:p>
          </table:table-cell>
          <table:table-cell office:value-type="float" office:value="438.51952534472599" table:style-name="ce6">
            <text:p>438.5195253</text:p>
          </table:table-cell>
          <table:table-cell office:value-type="float" office:value="449.39626015740998" table:style-name="ce6">
            <text:p>449.3962602</text:p>
          </table:table-cell>
          <table:table-cell office:value-type="float" office:value="453.86221237380698" table:style-name="ce6">
            <text:p>453.8622124</text:p>
          </table:table-cell>
          <table:table-cell office:value-type="float" office:value="455.28528890273702" table:style-name="ce6">
            <text:p>455.2852889</text:p>
          </table:table-cell>
          <table:table-cell office:value-type="float" office:value="450.99101719642999" table:style-name="ce6">
            <text:p>450.9910172</text:p>
          </table:table-cell>
          <table:table-cell office:value-type="float" office:value="445.46690634736001" table:style-name="ce6">
            <text:p>445.4669063</text:p>
          </table:table-cell>
          <table:table-cell office:value-type="float" office:value="442.47940730562999" table:style-name="ce6">
            <text:p>442.4794073</text:p>
          </table:table-cell>
          <table:table-cell office:value-type="float" office:value="448.89257793908899" table:style-name="ce6">
            <text:p>448.8925779</text:p>
          </table:table-cell>
          <table:table-cell office:value-type="float" office:value="468.86695987250101" table:style-name="ce6">
            <text:p>468.8669599</text:p>
          </table:table-cell>
          <table:table-cell office:value-type="float" office:value="480.10422375637302" table:style-name="ce6">
            <text:p>480.1042238</text:p>
          </table:table-cell>
          <table:table-cell office:value-type="float" office:value="474.66730853479601" table:style-name="ce6">
            <text:p>474.6673085</text:p>
          </table:table-cell>
          <table:table-cell office:value-type="float" office:value="459.79132141866899" table:style-name="ce6">
            <text:p>459.7913214</text:p>
          </table:table-cell>
          <table:table-cell office:value-type="float" office:value="439.61092287314898" table:style-name="ce6">
            <text:p>439.6109229</text:p>
          </table:table-cell>
          <table:table-cell office:value-type="float" office:value="408.63240111693301" table:style-name="ce6">
            <text:p>408.6324011</text:p>
          </table:table-cell>
          <table:table-cell office:value-type="float" office:value="363.04941852501997" table:style-name="ce6">
            <text:p>363.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2.71142292724599" table:style-name="ce6">
            <text:p>182.7114229</text:p>
          </table:table-cell>
          <table:table-cell office:value-type="float" office:value="174.408862411418" table:style-name="ce6">
            <text:p>174.4088624</text:p>
          </table:table-cell>
          <table:table-cell office:value-type="float" office:value="171.374036581951" table:style-name="ce6">
            <text:p>171.3740366</text:p>
          </table:table-cell>
          <table:table-cell office:value-type="float" office:value="165.853765314329" table:style-name="ce6">
            <text:p>165.8537653</text:p>
          </table:table-cell>
          <table:table-cell office:value-type="float" office:value="163.417671987452" table:style-name="ce6">
            <text:p>163.417672</text:p>
          </table:table-cell>
          <table:table-cell office:value-type="float" office:value="162.35927026471501" table:style-name="ce6">
            <text:p>162.3592703</text:p>
          </table:table-cell>
          <table:table-cell office:value-type="float" office:value="175.94093473105701" table:style-name="ce6">
            <text:p>175.9409347</text:p>
          </table:table-cell>
          <table:table-cell office:value-type="float" office:value="206.62869899419599" table:style-name="ce6">
            <text:p>206.628699</text:p>
          </table:table-cell>
          <table:table-cell office:value-type="float" office:value="234.76375271936701" table:style-name="ce6">
            <text:p>234.7637527</text:p>
          </table:table-cell>
          <table:table-cell office:value-type="float" office:value="248.382815118921" table:style-name="ce6">
            <text:p>248.3828151</text:p>
          </table:table-cell>
          <table:table-cell office:value-type="float" office:value="254.54353056244199" table:style-name="ce6">
            <text:p>254.5435306</text:p>
          </table:table-cell>
          <table:table-cell office:value-type="float" office:value="257.07310044379" table:style-name="ce6">
            <text:p>257.0731004</text:p>
          </table:table-cell>
          <table:table-cell office:value-type="float" office:value="257.87914837086299" table:style-name="ce6">
            <text:p>257.8791484</text:p>
          </table:table-cell>
          <table:table-cell office:value-type="float" office:value="255.44682042729099" table:style-name="ce6">
            <text:p>255.4468204</text:p>
          </table:table-cell>
          <table:table-cell office:value-type="float" office:value="252.31789657232201" table:style-name="ce6">
            <text:p>252.3178966</text:p>
          </table:table-cell>
          <table:table-cell office:value-type="float" office:value="250.62574062654801" table:style-name="ce6">
            <text:p>250.6257406</text:p>
          </table:table-cell>
          <table:table-cell office:value-type="float" office:value="254.25823880214" table:style-name="ce6">
            <text:p>254.2582388</text:p>
          </table:table-cell>
          <table:table-cell office:value-type="float" office:value="265.57197269114198" table:style-name="ce6">
            <text:p>265.5719727</text:p>
          </table:table-cell>
          <table:table-cell office:value-type="float" office:value="271.93689620399101" table:style-name="ce6">
            <text:p>271.9368962</text:p>
          </table:table-cell>
          <table:table-cell office:value-type="float" office:value="268.85736101741901" table:style-name="ce6">
            <text:p>268.857361</text:p>
          </table:table-cell>
          <table:table-cell office:value-type="float" office:value="260.43142022339799" table:style-name="ce6">
            <text:p>260.4314202</text:p>
          </table:table-cell>
          <table:table-cell office:value-type="float" office:value="249.000996009066" table:style-name="ce6">
            <text:p>249.000996</text:p>
          </table:table-cell>
          <table:table-cell office:value-type="float" office:value="231.45438292272101" table:style-name="ce6">
            <text:p>231.4543829</text:p>
          </table:table-cell>
          <table:table-cell office:value-type="float" office:value="205.63562484394299" table:style-name="ce6">
            <text:p>205.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52.95580421622799" table:style-name="ce6">
            <text:p>952.9558042</text:p>
          </table:table-cell>
          <table:table-cell office:value-type="float" office:value="909.65269209189705" table:style-name="ce6">
            <text:p>909.6526921</text:p>
          </table:table-cell>
          <table:table-cell office:value-type="float" office:value="893.82415306219605" table:style-name="ce6">
            <text:p>893.8241531</text:p>
          </table:table-cell>
          <table:table-cell office:value-type="float" office:value="865.03244173376504" table:style-name="ce6">
            <text:p>865.0324417</text:p>
          </table:table-cell>
          <table:table-cell office:value-type="float" office:value="852.32667195611702" table:style-name="ce6">
            <text:p>852.326672</text:p>
          </table:table-cell>
          <table:table-cell office:value-type="float" office:value="846.806436555858" table:style-name="ce6">
            <text:p>846.8064366</text:p>
          </table:table-cell>
          <table:table-cell office:value-type="float" office:value="917.64341968893496" table:style-name="ce6">
            <text:p>917.6434197</text:p>
          </table:table-cell>
          <table:table-cell office:value-type="float" office:value="1077.6995486624501" table:style-name="ce6">
            <text:p>1077.699549</text:p>
          </table:table-cell>
          <table:table-cell office:value-type="float" office:value="1224.44167523443" table:style-name="ce6">
            <text:p>1224.441675</text:p>
          </table:table-cell>
          <table:table-cell office:value-type="float" office:value="1295.47371227793" table:style-name="ce6">
            <text:p>1295.473712</text:p>
          </table:table-cell>
          <table:table-cell office:value-type="float" office:value="1327.6057456558599" table:style-name="ce6">
            <text:p>1327.605746</text:p>
          </table:table-cell>
          <table:table-cell office:value-type="float" office:value="1340.79905487529" table:style-name="ce6">
            <text:p>1340.799055</text:p>
          </table:table-cell>
          <table:table-cell office:value-type="float" office:value="1345.00310538442" table:style-name="ce6">
            <text:p>1345.003105</text:p>
          </table:table-cell>
          <table:table-cell office:value-type="float" office:value="1332.3169744657901" table:style-name="ce6">
            <text:p>1332.316974</text:p>
          </table:table-cell>
          <table:table-cell office:value-type="float" office:value="1315.9976546292301" table:style-name="ce6">
            <text:p>1315.997655</text:p>
          </table:table-cell>
          <table:table-cell office:value-type="float" office:value="1307.17198952121" table:style-name="ce6">
            <text:p>1307.17199</text:p>
          </table:table-cell>
          <table:table-cell office:value-type="float" office:value="1326.11776841548" table:style-name="ce6">
            <text:p>1326.117768</text:p>
          </table:table-cell>
          <table:table-cell office:value-type="float" office:value="1385.1260570279201" table:style-name="ce6">
            <text:p>1385.126057</text:p>
          </table:table-cell>
          <table:table-cell office:value-type="float" office:value="1418.3231648375299" table:style-name="ce6">
            <text:p>1418.323165</text:p>
          </table:table-cell>
          <table:table-cell office:value-type="float" office:value="1402.2614381905801" table:style-name="ce6">
            <text:p>1402.261438</text:p>
          </table:table-cell>
          <table:table-cell office:value-type="float" office:value="1358.3148197635501" table:style-name="ce6">
            <text:p>1358.31482</text:p>
          </table:table-cell>
          <table:table-cell office:value-type="float" office:value="1298.6979171901401" table:style-name="ce6">
            <text:p>1298.697917</text:p>
          </table:table-cell>
          <table:table-cell office:value-type="float" office:value="1207.18121551338" table:style-name="ce6">
            <text:p>1207.181216</text:p>
          </table:table-cell>
          <table:table-cell office:value-type="float" office:value="1072.52003793269" table:style-name="ce6">
            <text:p>1072.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9.12938559799301" table:style-name="ce6">
            <text:p>319.1293856</text:p>
          </table:table-cell>
          <table:table-cell office:value-type="float" office:value="304.62787828193802" table:style-name="ce6">
            <text:p>304.6278783</text:p>
          </table:table-cell>
          <table:table-cell office:value-type="float" office:value="299.32715823478202" table:style-name="ce6">
            <text:p>299.3271582</text:p>
          </table:table-cell>
          <table:table-cell office:value-type="float" office:value="289.68528281316799" table:style-name="ce6">
            <text:p>289.6852828</text:p>
          </table:table-cell>
          <table:table-cell office:value-type="float" office:value="285.43032735274602" table:style-name="ce6">
            <text:p>285.4303274</text:p>
          </table:table-cell>
          <table:table-cell office:value-type="float" office:value="283.58169038149703" table:style-name="ce6">
            <text:p>283.5816904</text:p>
          </table:table-cell>
          <table:table-cell office:value-type="float" office:value="307.30384287257402" table:style-name="ce6">
            <text:p>307.3038429</text:p>
          </table:table-cell>
          <table:table-cell office:value-type="float" office:value="360.90403490091398" table:style-name="ce6">
            <text:p>360.9040349</text:p>
          </table:table-cell>
          <table:table-cell office:value-type="float" office:value="410.04558426455498" table:style-name="ce6">
            <text:p>410.0455843</text:p>
          </table:table-cell>
          <table:table-cell office:value-type="float" office:value="433.83305713493502" table:style-name="ce6">
            <text:p>433.8330571</text:p>
          </table:table-cell>
          <table:table-cell office:value-type="float" office:value="444.59355203359098" table:style-name="ce6">
            <text:p>444.593552</text:p>
          </table:table-cell>
          <table:table-cell office:value-type="float" office:value="449.01177651637698" table:style-name="ce6">
            <text:p>449.0117765</text:p>
          </table:table-cell>
          <table:table-cell office:value-type="float" office:value="450.41964459385201" table:style-name="ce6">
            <text:p>450.4196446</text:p>
          </table:table-cell>
          <table:table-cell office:value-type="float" office:value="446.17126586761299" table:style-name="ce6">
            <text:p>446.1712659</text:p>
          </table:table-cell>
          <table:table-cell office:value-type="float" office:value="440.70619131769399" table:style-name="ce6">
            <text:p>440.7061913</text:p>
          </table:table-cell>
          <table:table-cell office:value-type="float" office:value="437.75061974663902" table:style-name="ce6">
            <text:p>437.7506197</text:p>
          </table:table-cell>
          <table:table-cell office:value-type="float" office:value="444.09525267867099" table:style-name="ce6">
            <text:p>444.0952527</text:p>
          </table:table-cell>
          <table:table-cell office:value-type="float" office:value="463.85616793493301" table:style-name="ce6">
            <text:p>463.8561679</text:p>
          </table:table-cell>
          <table:table-cell office:value-type="float" office:value="474.97333892233502" table:style-name="ce6">
            <text:p>474.9733389</text:p>
          </table:table-cell>
          <table:table-cell office:value-type="float" office:value="469.59452813824203" table:style-name="ce6">
            <text:p>469.5945281</text:p>
          </table:table-cell>
          <table:table-cell office:value-type="float" office:value="454.87752103709499" table:style-name="ce6">
            <text:p>454.877521</text:p>
          </table:table-cell>
          <table:table-cell office:value-type="float" office:value="434.91279087297801" table:style-name="ce6">
            <text:p>434.9127909</text:p>
          </table:table-cell>
          <table:table-cell office:value-type="float" office:value="404.265337288203" table:style-name="ce6">
            <text:p>404.2653373</text:p>
          </table:table-cell>
          <table:table-cell office:value-type="float" office:value="359.16950107513401" table:style-name="ce6">
            <text:p>359.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0.60149091954699" table:style-name="ce6">
            <text:p>150.6014909</text:p>
          </table:table-cell>
          <table:table-cell office:value-type="float" office:value="143.75803268305" table:style-name="ce6">
            <text:p>143.7580327</text:p>
          </table:table-cell>
          <table:table-cell office:value-type="float" office:value="141.25655090770999" table:style-name="ce6">
            <text:p>141.2565509</text:p>
          </table:table-cell>
          <table:table-cell office:value-type="float" office:value="136.706418957202" table:style-name="ce6">
            <text:p>136.706419</text:p>
          </table:table-cell>
          <table:table-cell office:value-type="float" office:value="134.69844769208299" table:style-name="ce6">
            <text:p>134.6984477</text:p>
          </table:table-cell>
          <table:table-cell office:value-type="float" office:value="133.826050800404" table:style-name="ce6">
            <text:p>133.8260508</text:p>
          </table:table-cell>
          <table:table-cell office:value-type="float" office:value="145.02085671363099" table:style-name="ce6">
            <text:p>145.0208567</text:p>
          </table:table-cell>
          <table:table-cell office:value-type="float" office:value="170.31551523564801" table:style-name="ce6">
            <text:p>170.3155152</text:p>
          </table:table-cell>
          <table:table-cell office:value-type="float" office:value="193.50607973472299" table:style-name="ce6">
            <text:p>193.5060797</text:p>
          </table:table-cell>
          <table:table-cell office:value-type="float" office:value="204.731711222011" table:style-name="ce6">
            <text:p>204.7317112</text:p>
          </table:table-cell>
          <table:table-cell office:value-type="float" office:value="209.80973489486399" table:style-name="ce6">
            <text:p>209.8097349</text:p>
          </table:table-cell>
          <table:table-cell office:value-type="float" office:value="211.89475502887001" table:style-name="ce6">
            <text:p>211.894755</text:p>
          </table:table-cell>
          <table:table-cell office:value-type="float" office:value="212.55914709382699" table:style-name="ce6">
            <text:p>212.5591471</text:p>
          </table:table-cell>
          <table:table-cell office:value-type="float" office:value="210.55427947888299" table:style-name="ce6">
            <text:p>210.5542795</text:p>
          </table:table-cell>
          <table:table-cell office:value-type="float" office:value="207.975236581714" table:style-name="ce6">
            <text:p>207.9752366</text:p>
          </table:table-cell>
          <table:table-cell office:value-type="float" office:value="206.58046221994101" table:style-name="ce6">
            <text:p>206.5804622</text:p>
          </table:table-cell>
          <table:table-cell office:value-type="float" office:value="209.57458066224899" table:style-name="ce6">
            <text:p>209.5745807</text:p>
          </table:table-cell>
          <table:table-cell office:value-type="float" office:value="218.900024929788" table:style-name="ce6">
            <text:p>218.9000249</text:p>
          </table:table-cell>
          <table:table-cell office:value-type="float" office:value="224.14636889267001" table:style-name="ce6">
            <text:p>224.1463689</text:p>
          </table:table-cell>
          <table:table-cell office:value-type="float" office:value="221.60803503807799" table:style-name="ce6">
            <text:p>221.608035</text:p>
          </table:table-cell>
          <table:table-cell office:value-type="float" office:value="214.66287952645601" table:style-name="ce6">
            <text:p>214.6628795</text:p>
          </table:table-cell>
          <table:table-cell office:value-type="float" office:value="205.24125223604401" table:style-name="ce6">
            <text:p>205.2412522</text:p>
          </table:table-cell>
          <table:table-cell office:value-type="float" office:value="190.77830268940201" table:style-name="ce6">
            <text:p>190.7783027</text:p>
          </table:table-cell>
          <table:table-cell office:value-type="float" office:value="169.496965167864" table:style-name="ce6">
            <text:p>169.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9.580187913447702" table:style-name="ce6">
            <text:p>99.58018791</text:p>
          </table:table-cell>
          <table:table-cell office:value-type="float" office:value="95.055180537974906" table:style-name="ce6">
            <text:p>95.05518054</text:p>
          </table:table-cell>
          <table:table-cell office:value-type="float" office:value="93.4011595602976" table:style-name="ce6">
            <text:p>93.40115956</text:p>
          </table:table-cell>
          <table:table-cell office:value-type="float" office:value="90.392537322256999" table:style-name="ce6">
            <text:p>90.39253732</text:p>
          </table:table-cell>
          <table:table-cell office:value-type="float" office:value="89.064833627662495" table:style-name="ce6">
            <text:p>89.06483363</text:p>
          </table:table-cell>
          <table:table-cell office:value-type="float" office:value="88.487990424596603" table:style-name="ce6">
            <text:p>88.48799042</text:p>
          </table:table-cell>
          <table:table-cell office:value-type="float" office:value="95.8901806000531" table:style-name="ce6">
            <text:p>95.8901806</text:p>
          </table:table-cell>
          <table:table-cell office:value-type="float" office:value="112.615425705193" table:style-name="ce6">
            <text:p>112.6154257</text:p>
          </table:table-cell>
          <table:table-cell office:value-type="float" office:value="127.94940916403201" table:style-name="ce6">
            <text:p>127.9494092</text:p>
          </table:table-cell>
          <table:table-cell office:value-type="float" office:value="135.371981717105" table:style-name="ce6">
            <text:p>135.3719817</text:p>
          </table:table-cell>
          <table:table-cell office:value-type="float" office:value="138.72965466233299" table:style-name="ce6">
            <text:p>138.7296547</text:p>
          </table:table-cell>
          <table:table-cell office:value-type="float" office:value="140.10830433890601" table:style-name="ce6">
            <text:p>140.1083043</text:p>
          </table:table-cell>
          <table:table-cell office:value-type="float" office:value="140.547611322341" table:style-name="ce6">
            <text:p>140.5476113</text:p>
          </table:table-cell>
          <table:table-cell office:value-type="float" office:value="139.221959812394" table:style-name="ce6">
            <text:p>139.2219598</text:p>
          </table:table-cell>
          <table:table-cell office:value-type="float" office:value="137.51665414265099" table:style-name="ce6">
            <text:p>137.5166541</text:p>
          </table:table-cell>
          <table:table-cell office:value-type="float" office:value="136.594406346868" table:style-name="ce6">
            <text:p>136.5944063</text:p>
          </table:table-cell>
          <table:table-cell office:value-type="float" office:value="138.57416680806699" table:style-name="ce6">
            <text:p>138.5741668</text:p>
          </table:table-cell>
          <table:table-cell office:value-type="float" office:value="144.740304253771" table:style-name="ce6">
            <text:p>144.7403043</text:p>
          </table:table-cell>
          <table:table-cell office:value-type="float" office:value="148.209273348914" table:style-name="ce6">
            <text:p>148.2092733</text:p>
          </table:table-cell>
          <table:table-cell office:value-type="float" office:value="146.530885169062" table:style-name="ce6">
            <text:p>146.5308852</text:p>
          </table:table-cell>
          <table:table-cell office:value-type="float" office:value="141.93863387916801" table:style-name="ce6">
            <text:p>141.9386339</text:p>
          </table:table-cell>
          <table:table-cell office:value-type="float" office:value="135.708898633513" table:style-name="ce6">
            <text:p>135.7088986</text:p>
          </table:table-cell>
          <table:table-cell office:value-type="float" office:value="126.14575802418901" table:style-name="ce6">
            <text:p>126.145758</text:p>
          </table:table-cell>
          <table:table-cell office:value-type="float" office:value="112.074186909556" table:style-name="ce6">
            <text:p>112.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7.50160713374299" table:style-name="ce6">
            <text:p>327.5016071</text:p>
          </table:table-cell>
          <table:table-cell office:value-type="float" office:value="312.61965903933401" table:style-name="ce6">
            <text:p>312.619659</text:p>
          </table:table-cell>
          <table:table-cell office:value-type="float" office:value="307.17987689217603" table:style-name="ce6">
            <text:p>307.1798769</text:p>
          </table:table-cell>
          <table:table-cell office:value-type="float" office:value="297.28505103511799" table:style-name="ce6">
            <text:p>297.285051</text:p>
          </table:table-cell>
          <table:table-cell office:value-type="float" office:value="292.91846865675399" table:style-name="ce6">
            <text:p>292.9184687</text:p>
          </table:table-cell>
          <table:table-cell office:value-type="float" office:value="291.02133349335702" table:style-name="ce6">
            <text:p>291.0213335</text:p>
          </table:table-cell>
          <table:table-cell office:value-type="float" office:value="315.365826404725" table:style-name="ce6">
            <text:p>315.3658264</text:p>
          </table:table-cell>
          <table:table-cell office:value-type="float" office:value="370.37219631035202" table:style-name="ce6">
            <text:p>370.3721963</text:p>
          </table:table-cell>
          <table:table-cell office:value-type="float" office:value="420.80295298754498" table:style-name="ce6">
            <text:p>420.802953</text:p>
          </table:table-cell>
          <table:table-cell office:value-type="float" office:value="445.21447993014101" table:style-name="ce6">
            <text:p>445.2144799</text:p>
          </table:table-cell>
          <table:table-cell office:value-type="float" office:value="456.25727176286699" table:style-name="ce6">
            <text:p>456.2572718</text:p>
          </table:table-cell>
          <table:table-cell office:value-type="float" office:value="460.79140645584999" table:style-name="ce6">
            <text:p>460.7914065</text:p>
          </table:table-cell>
          <table:table-cell office:value-type="float" office:value="462.23620934399997" table:style-name="ce6">
            <text:p>462.2362093</text:p>
          </table:table-cell>
          <table:table-cell office:value-type="float" office:value="457.87637623759599" table:style-name="ce6">
            <text:p>457.8763762</text:p>
          </table:table-cell>
          <table:table-cell office:value-type="float" office:value="452.26792781831199" table:style-name="ce6">
            <text:p>452.2679278</text:p>
          </table:table-cell>
          <table:table-cell office:value-type="float" office:value="449.234818104189" table:style-name="ce6">
            <text:p>449.2348181</text:p>
          </table:table-cell>
          <table:table-cell office:value-type="float" office:value="455.74589973968602" table:style-name="ce6">
            <text:p>455.7458997</text:p>
          </table:table-cell>
          <table:table-cell office:value-type="float" office:value="476.02523406902799" table:style-name="ce6">
            <text:p>476.0252341</text:p>
          </table:table-cell>
          <table:table-cell office:value-type="float" office:value="487.43405923357" table:style-name="ce6">
            <text:p>487.4340592</text:p>
          </table:table-cell>
          <table:table-cell office:value-type="float" office:value="481.91413767273201" table:style-name="ce6">
            <text:p>481.9141377</text:p>
          </table:table-cell>
          <table:table-cell office:value-type="float" office:value="466.81103624948798" table:style-name="ce6">
            <text:p>466.8110362</text:p>
          </table:table-cell>
          <table:table-cell office:value-type="float" office:value="446.32254001625103" table:style-name="ce6">
            <text:p>446.32254</text:p>
          </table:table-cell>
          <table:table-cell office:value-type="float" office:value="414.87106372940599" table:style-name="ce6">
            <text:p>414.8710637</text:p>
          </table:table-cell>
          <table:table-cell office:value-type="float" office:value="368.59215773914201" table:style-name="ce6">
            <text:p>368.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58.45059960573496" table:style-name="ce6">
            <text:p>658.4505996</text:p>
          </table:table-cell>
          <table:table-cell office:value-type="float" office:value="628.53005133171405" table:style-name="ce6">
            <text:p>628.5300513</text:p>
          </table:table-cell>
          <table:table-cell office:value-type="float" office:value="617.59322617269095" table:style-name="ce6">
            <text:p>617.5932262</text:p>
          </table:table-cell>
          <table:table-cell office:value-type="float" office:value="597.69941839692206" table:style-name="ce6">
            <text:p>597.6994184</text:p>
          </table:table-cell>
          <table:table-cell office:value-type="float" office:value="588.920289615157" table:style-name="ce6">
            <text:p>588.9202896</text:p>
          </table:table-cell>
          <table:table-cell office:value-type="float" office:value="585.10604944453905" table:style-name="ce6">
            <text:p>585.1060494</text:p>
          </table:table-cell>
          <table:table-cell office:value-type="float" office:value="634.05129308739401" table:style-name="ce6">
            <text:p>634.0512931</text:p>
          </table:table-cell>
          <table:table-cell office:value-type="float" office:value="744.643047318708" table:style-name="ce6">
            <text:p>744.6430473</text:p>
          </table:table-cell>
          <table:table-cell office:value-type="float" office:value="846.03541074337897" table:style-name="ce6">
            <text:p>846.0354107</text:p>
          </table:table-cell>
          <table:table-cell office:value-type="float" office:value="895.11542807007402" table:style-name="ce6">
            <text:p>895.1154281</text:p>
          </table:table-cell>
          <table:table-cell office:value-type="float" office:value="917.31725164955401" table:style-name="ce6">
            <text:p>917.3172516</text:p>
          </table:table-cell>
          <table:table-cell office:value-type="float" office:value="926.43324876912902" table:style-name="ce6">
            <text:p>926.4332488</text:p>
          </table:table-cell>
          <table:table-cell office:value-type="float" office:value="929.33806299688399" table:style-name="ce6">
            <text:p>929.338063</text:p>
          </table:table-cell>
          <table:table-cell office:value-type="float" office:value="920.57250380401001" table:style-name="ce6">
            <text:p>920.5725038</text:p>
          </table:table-cell>
          <table:table-cell office:value-type="float" office:value="909.29657066629204" table:style-name="ce6">
            <text:p>909.2965707</text:p>
          </table:table-cell>
          <table:table-cell office:value-type="float" office:value="903.19842376736995" table:style-name="ce6">
            <text:p>903.1984238</text:p>
          </table:table-cell>
          <table:table-cell office:value-type="float" office:value="916.28912473978903" table:style-name="ce6">
            <text:p>916.2891247</text:p>
          </table:table-cell>
          <table:table-cell office:value-type="float" office:value="957.06126007562398" table:style-name="ce6">
            <text:p>957.0612601</text:p>
          </table:table-cell>
          <table:table-cell office:value-type="float" office:value="979.99900330117703" table:style-name="ce6">
            <text:p>979.9990033</text:p>
          </table:table-cell>
          <table:table-cell office:value-type="float" office:value="968.90105574202005" table:style-name="ce6">
            <text:p>968.9010557</text:p>
          </table:table-cell>
          <table:table-cell office:value-type="float" office:value="938.53587288054905" table:style-name="ce6">
            <text:p>938.5358729</text:p>
          </table:table-cell>
          <table:table-cell office:value-type="float" office:value="897.34321203267302" table:style-name="ce6">
            <text:p>897.343212</text:p>
          </table:table-cell>
          <table:table-cell office:value-type="float" office:value="834.10919128754199" table:style-name="ce6">
            <text:p>834.1091913</text:p>
          </table:table-cell>
          <table:table-cell office:value-type="float" office:value="741.06423292816999" table:style-name="ce6">
            <text:p>741.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0.03135122799398" table:style-name="ce6">
            <text:p>260.0313512</text:p>
          </table:table-cell>
          <table:table-cell office:value-type="float" office:value="248.21530822972699" table:style-name="ce6">
            <text:p>248.2153082</text:p>
          </table:table-cell>
          <table:table-cell office:value-type="float" office:value="243.89620300611901" table:style-name="ce6">
            <text:p>243.896203</text:p>
          </table:table-cell>
          <table:table-cell office:value-type="float" office:value="236.039860069989" table:style-name="ce6">
            <text:p>236.0398601</text:p>
          </table:table-cell>
          <table:table-cell office:value-type="float" office:value="232.57285932446001" table:style-name="ce6">
            <text:p>232.5728593</text:p>
          </table:table-cell>
          <table:table-cell office:value-type="float" office:value="231.06656253307099" table:style-name="ce6">
            <text:p>231.0665625</text:p>
          </table:table-cell>
          <table:table-cell office:value-type="float" office:value="250.39572382209701" table:style-name="ce6">
            <text:p>250.3957238</text:p>
          </table:table-cell>
          <table:table-cell office:value-type="float" office:value="294.06995436370801" table:style-name="ce6">
            <text:p>294.0699544</text:p>
          </table:table-cell>
          <table:table-cell office:value-type="float" office:value="334.11121680815597" table:style-name="ce6">
            <text:p>334.1112168</text:p>
          </table:table-cell>
          <table:table-cell office:value-type="float" office:value="353.49360210994701" table:style-name="ce6">
            <text:p>353.4936021</text:p>
          </table:table-cell>
          <table:table-cell office:value-type="float" office:value="362.26141276811097" table:style-name="ce6">
            <text:p>362.2614128</text:p>
          </table:table-cell>
          <table:table-cell office:value-type="float" office:value="365.86144753186198" table:style-name="ce6">
            <text:p>365.8614475</text:p>
          </table:table-cell>
          <table:table-cell office:value-type="float" office:value="367.008599298695" table:style-name="ce6">
            <text:p>367.0085993</text:p>
          </table:table-cell>
          <table:table-cell office:value-type="float" office:value="363.54695737360998" table:style-name="ce6">
            <text:p>363.5469574</text:p>
          </table:table-cell>
          <table:table-cell office:value-type="float" office:value="359.09393366626898" table:style-name="ce6">
            <text:p>359.0939337</text:p>
          </table:table-cell>
          <table:table-cell office:value-type="float" office:value="356.68569016392797" table:style-name="ce6">
            <text:p>356.6856902</text:p>
          </table:table-cell>
          <table:table-cell office:value-type="float" office:value="361.85539107150998" table:style-name="ce6">
            <text:p>361.8553911</text:p>
          </table:table-cell>
          <table:table-cell office:value-type="float" office:value="377.95687757661199" table:style-name="ce6">
            <text:p>377.9568776</text:p>
          </table:table-cell>
          <table:table-cell office:value-type="float" office:value="387.015313195977" table:style-name="ce6">
            <text:p>387.0153132</text:p>
          </table:table-cell>
          <table:table-cell office:value-type="float" office:value="382.63257848301203" table:style-name="ce6">
            <text:p>382.6325785</text:p>
          </table:table-cell>
          <table:table-cell office:value-type="float" office:value="370.64094306726298" table:style-name="ce6">
            <text:p>370.6409431</text:p>
          </table:table-cell>
          <table:table-cell office:value-type="float" office:value="354.37338515575999" table:style-name="ce6">
            <text:p>354.3733852</text:p>
          </table:table-cell>
          <table:table-cell office:value-type="float" office:value="329.40138593853601" table:style-name="ce6">
            <text:p>329.4013859</text:p>
          </table:table-cell>
          <table:table-cell office:value-type="float" office:value="292.65663050566502" table:style-name="ce6">
            <text:p>292.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29.1874645144701" table:style-name="ce6">
            <text:p>1429.187465</text:p>
          </table:table-cell>
          <table:table-cell office:value-type="float" office:value="1364.24398576263" table:style-name="ce6">
            <text:p>1364.243986</text:p>
          </table:table-cell>
          <table:table-cell office:value-type="float" office:value="1340.5052672798399" table:style-name="ce6">
            <text:p>1340.505267</text:p>
          </table:table-cell>
          <table:table-cell office:value-type="float" office:value="1297.32514000588" table:style-name="ce6">
            <text:p>1297.32514</text:p>
          </table:table-cell>
          <table:table-cell office:value-type="float" office:value="1278.26976848406" table:style-name="ce6">
            <text:p>1278.269768</text:p>
          </table:table-cell>
          <table:table-cell office:value-type="float" office:value="1269.99084180109" table:style-name="ce6">
            <text:p>1269.990842</text:p>
          </table:table-cell>
          <table:table-cell office:value-type="float" office:value="1376.2280123706901" table:style-name="ce6">
            <text:p>1376.228012</text:p>
          </table:table-cell>
          <table:table-cell office:value-type="float" office:value="1616.2708476581099" table:style-name="ce6">
            <text:p>1616.270848</text:p>
          </table:table-cell>
          <table:table-cell office:value-type="float" office:value="1836.3461196539199" table:style-name="ce6">
            <text:p>1836.34612</text:p>
          </table:table-cell>
          <table:table-cell office:value-type="float" office:value="1942.87582068762" table:style-name="ce6">
            <text:p>1942.875821</text:p>
          </table:table-cell>
          <table:table-cell office:value-type="float" office:value="1991.0655679035201" table:style-name="ce6">
            <text:p>1991.065568</text:p>
          </table:table-cell>
          <table:table-cell office:value-type="float" office:value="2010.8521226088301" table:style-name="ce6">
            <text:p>2010.852123</text:p>
          </table:table-cell>
          <table:table-cell office:value-type="float" office:value="2017.15711205457" table:style-name="ce6">
            <text:p>2017.157112</text:p>
          </table:table-cell>
          <table:table-cell office:value-type="float" office:value="1998.1311937466201" table:style-name="ce6">
            <text:p>1998.131194</text:p>
          </table:table-cell>
          <table:table-cell office:value-type="float" office:value="1973.65643087029" table:style-name="ce6">
            <text:p>1973.656431</text:p>
          </table:table-cell>
          <table:table-cell office:value-type="float" office:value="1960.4202137418899" table:style-name="ce6">
            <text:p>1960.420214</text:p>
          </table:table-cell>
          <table:table-cell office:value-type="float" office:value="1988.83398653319" table:style-name="ce6">
            <text:p>1988.833987</text:p>
          </table:table-cell>
          <table:table-cell office:value-type="float" office:value="2077.3311718320601" table:style-name="ce6">
            <text:p>2077.331172</text:p>
          </table:table-cell>
          <table:table-cell office:value-type="float" office:value="2127.11825548244" table:style-name="ce6">
            <text:p>2127.118255</text:p>
          </table:table-cell>
          <table:table-cell office:value-type="float" office:value="2103.0298158289802" table:style-name="ce6">
            <text:p>2103.029816</text:p>
          </table:table-cell>
          <table:table-cell office:value-type="float" office:value="2037.1212439037799" table:style-name="ce6">
            <text:p>2037.121244</text:p>
          </table:table-cell>
          <table:table-cell office:value-type="float" office:value="1947.7112949280599" table:style-name="ce6">
            <text:p>1947.711295</text:p>
          </table:table-cell>
          <table:table-cell office:value-type="float" office:value="1810.45989013945" table:style-name="ce6">
            <text:p>1810.45989</text:p>
          </table:table-cell>
          <table:table-cell office:value-type="float" office:value="1608.50291993833" table:style-name="ce6">
            <text:p>1608.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3.73789097149501" table:style-name="ce6">
            <text:p>213.737891</text:p>
          </table:table-cell>
          <table:table-cell office:value-type="float" office:value="204.02546168882901" table:style-name="ce6">
            <text:p>204.0254617</text:p>
          </table:table-cell>
          <table:table-cell office:value-type="float" office:value="200.47528807699899" table:style-name="ce6">
            <text:p>200.4752881</text:p>
          </table:table-cell>
          <table:table-cell office:value-type="float" office:value="194.017612254498" table:style-name="ce6">
            <text:p>194.0176123</text:p>
          </table:table-cell>
          <table:table-cell office:value-type="float" office:value="191.16784270230201" table:style-name="ce6">
            <text:p>191.1678427</text:p>
          </table:table-cell>
          <table:table-cell office:value-type="float" office:value="189.929712385138" table:style-name="ce6">
            <text:p>189.9297124</text:p>
          </table:table-cell>
          <table:table-cell office:value-type="float" office:value="205.81769723255701" table:style-name="ce6">
            <text:p>205.8176972</text:p>
          </table:table-cell>
          <table:table-cell office:value-type="float" office:value="241.71659127622999" table:style-name="ce6">
            <text:p>241.7165913</text:p>
          </table:table-cell>
          <table:table-cell office:value-type="float" office:value="274.62929563397603" table:style-name="ce6">
            <text:p>274.6292956</text:p>
          </table:table-cell>
          <table:table-cell office:value-type="float" office:value="290.56102900704002" table:style-name="ce6">
            <text:p>290.561029</text:p>
          </table:table-cell>
          <table:table-cell office:value-type="float" office:value="297.767903676819" table:style-name="ce6">
            <text:p>297.7679037</text:p>
          </table:table-cell>
          <table:table-cell office:value-type="float" office:value="300.72702316066" table:style-name="ce6">
            <text:p>300.7270232</text:p>
          </table:table-cell>
          <table:table-cell office:value-type="float" office:value="301.66994715082097" table:style-name="ce6">
            <text:p>301.6699472</text:p>
          </table:table-cell>
          <table:table-cell office:value-type="float" office:value="298.82458238664202" table:style-name="ce6">
            <text:p>298.8245824</text:p>
          </table:table-cell>
          <table:table-cell office:value-type="float" office:value="295.16433183932003" table:style-name="ce6">
            <text:p>295.1643318</text:p>
          </table:table-cell>
          <table:table-cell office:value-type="float" office:value="293.18482865747097" table:style-name="ce6">
            <text:p>293.1848287</text:p>
          </table:table-cell>
          <table:table-cell office:value-type="float" office:value="297.43416614590001" table:style-name="ce6">
            <text:p>297.4341661</text:p>
          </table:table-cell>
          <table:table-cell office:value-type="float" office:value="310.66910012926098" table:style-name="ce6">
            <text:p>310.6691001</text:p>
          </table:table-cell>
          <table:table-cell office:value-type="float" office:value="318.11485971032999" table:style-name="ce6">
            <text:p>318.1148597</text:p>
          </table:table-cell>
          <table:table-cell office:value-type="float" office:value="314.51238458641501" table:style-name="ce6">
            <text:p>314.5123846</text:p>
          </table:table-cell>
          <table:table-cell office:value-type="float" office:value="304.65562365756" table:style-name="ce6">
            <text:p>304.6556237</text:p>
          </table:table-cell>
          <table:table-cell office:value-type="float" office:value="291.284184010606" table:style-name="ce6">
            <text:p>291.284184</text:p>
          </table:table-cell>
          <table:table-cell office:value-type="float" office:value="270.75795738129602" table:style-name="ce6">
            <text:p>270.7579574</text:p>
          </table:table-cell>
          <table:table-cell office:value-type="float" office:value="240.55488189291401" table:style-name="ce6">
            <text:p>240.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7.962739525498407" table:style-name="ce6">
            <text:p>67.96273953</text:p>
          </table:table-cell>
          <table:table-cell office:value-type="float" office:value="64.874455560042307" table:style-name="ce6">
            <text:p>64.87445556</text:p>
          </table:table-cell>
          <table:table-cell office:value-type="float" office:value="63.7455985129628" table:style-name="ce6">
            <text:p>63.74559851</text:p>
          </table:table-cell>
          <table:table-cell office:value-type="float" office:value="61.692236154656101" table:style-name="ce6">
            <text:p>61.69223615</text:p>
          </table:table-cell>
          <table:table-cell office:value-type="float" office:value="60.786088232529302" table:style-name="ce6">
            <text:p>60.78608823</text:p>
          </table:table-cell>
          <table:table-cell office:value-type="float" office:value="60.3923970256891" table:style-name="ce6">
            <text:p>60.39239703</text:p>
          </table:table-cell>
          <table:table-cell office:value-type="float" office:value="65.444336908048101" table:style-name="ce6">
            <text:p>65.44433691</text:p>
          </table:table-cell>
          <table:table-cell office:value-type="float" office:value="76.859192617787301" table:style-name="ce6">
            <text:p>76.85919262</text:p>
          </table:table-cell>
          <table:table-cell office:value-type="float" office:value="87.324522574858904" table:style-name="ce6">
            <text:p>87.32452257</text:p>
          </table:table-cell>
          <table:table-cell office:value-type="float" office:value="92.390373278736106" table:style-name="ce6">
            <text:p>92.39037328</text:p>
          </table:table-cell>
          <table:table-cell office:value-type="float" office:value="94.681960155301695" table:style-name="ce6">
            <text:p>94.68196016</text:p>
          </table:table-cell>
          <table:table-cell office:value-type="float" office:value="95.622878332191306" table:style-name="ce6">
            <text:p>95.62287833</text:p>
          </table:table-cell>
          <table:table-cell office:value-type="float" office:value="95.922702089431496" table:style-name="ce6">
            <text:p>95.92270209</text:p>
          </table:table-cell>
          <table:table-cell office:value-type="float" office:value="95.017954768102797" table:style-name="ce6">
            <text:p>95.01795477</text:p>
          </table:table-cell>
          <table:table-cell office:value-type="float" office:value="93.854096299138604" table:style-name="ce6">
            <text:p>93.8540963</text:p>
          </table:table-cell>
          <table:table-cell office:value-type="float" office:value="93.224669020117503" table:style-name="ce6">
            <text:p>93.22466902</text:p>
          </table:table-cell>
          <table:table-cell office:value-type="float" office:value="94.575840848235501" table:style-name="ce6">
            <text:p>94.57584085</text:p>
          </table:table-cell>
          <table:table-cell office:value-type="float" office:value="98.784183912068997" table:style-name="ce6">
            <text:p>98.78418391</text:p>
          </table:table-cell>
          <table:table-cell office:value-type="float" office:value="101.151729585312" table:style-name="ce6">
            <text:p>101.1517296</text:p>
          </table:table-cell>
          <table:table-cell office:value-type="float" office:value="100.006242103514" table:style-name="ce6">
            <text:p>100.0062421</text:p>
          </table:table-cell>
          <table:table-cell office:value-type="float" office:value="96.872064665307207" table:style-name="ce6">
            <text:p>96.87206467</text:p>
          </table:table-cell>
          <table:table-cell office:value-type="float" office:value="92.620316574800896" table:style-name="ce6">
            <text:p>92.62031657</text:p>
          </table:table-cell>
          <table:table-cell office:value-type="float" office:value="86.093544052117196" table:style-name="ce6">
            <text:p>86.09354405</text:p>
          </table:table-cell>
          <table:table-cell office:value-type="float" office:value="76.489801154889705" table:style-name="ce6">
            <text:p>76.4898011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4.17872420974101" table:style-name="ce6">
            <text:p>414.1787242</text:p>
          </table:table-cell>
          <table:table-cell office:value-type="float" office:value="395.35809511590998" table:style-name="ce6">
            <text:p>395.3580951</text:p>
          </table:table-cell>
          <table:table-cell office:value-type="float" office:value="388.47861122754898" table:style-name="ce6">
            <text:p>388.4786112</text:p>
          </table:table-cell>
          <table:table-cell office:value-type="float" office:value="375.96500439178101" table:style-name="ce6">
            <text:p>375.9650044</text:p>
          </table:table-cell>
          <table:table-cell office:value-type="float" office:value="370.44275509824001" table:style-name="ce6">
            <text:p>370.4427551</text:p>
          </table:table-cell>
          <table:table-cell office:value-type="float" office:value="368.04352100438098" table:style-name="ce6">
            <text:p>368.043521</text:p>
          </table:table-cell>
          <table:table-cell office:value-type="float" office:value="398.83106767875699" table:style-name="ce6">
            <text:p>398.8310677</text:p>
          </table:table-cell>
          <table:table-cell office:value-type="float" office:value="468.39551443158803" table:style-name="ce6">
            <text:p>468.3955144</text:p>
          </table:table-cell>
          <table:table-cell office:value-type="float" office:value="532.17335859026298" table:style-name="ce6">
            <text:p>532.1733586</text:p>
          </table:table-cell>
          <table:table-cell office:value-type="float" office:value="563.04568063345698" table:style-name="ce6">
            <text:p>563.0456806</text:p>
          </table:table-cell>
          <table:table-cell office:value-type="float" office:value="577.01107601890396" table:style-name="ce6">
            <text:p>577.011076</text:p>
          </table:table-cell>
          <table:table-cell office:value-type="float" office:value="582.74522229980403" table:style-name="ce6">
            <text:p>582.7452223</text:p>
          </table:table-cell>
          <table:table-cell office:value-type="float" office:value="584.57240911023098" table:style-name="ce6">
            <text:p>584.5724091</text:p>
          </table:table-cell>
          <table:table-cell office:value-type="float" office:value="579.05869536213299" table:style-name="ce6">
            <text:p>579.0586954</text:p>
          </table:table-cell>
          <table:table-cell office:value-type="float" office:value="571.96590570706906" table:style-name="ce6">
            <text:p>571.9659057</text:p>
          </table:table-cell>
          <table:table-cell office:value-type="float" office:value="568.13004815883198" table:style-name="ce6">
            <text:p>568.1300482</text:p>
          </table:table-cell>
          <table:table-cell office:value-type="float" office:value="576.36436343018897" table:style-name="ce6">
            <text:p>576.3643634</text:p>
          </table:table-cell>
          <table:table-cell office:value-type="float" office:value="602.01085992789899" table:style-name="ce6">
            <text:p>602.0108599</text:p>
          </table:table-cell>
          <table:table-cell office:value-type="float" office:value="616.439163632229" table:style-name="ce6">
            <text:p>616.4391636</text:p>
          </table:table-cell>
          <table:table-cell office:value-type="float" office:value="609.45833050040301" table:style-name="ce6">
            <text:p>609.4583305</text:p>
          </table:table-cell>
          <table:table-cell office:value-type="float" office:value="590.35801727190903" table:style-name="ce6">
            <text:p>590.3580173</text:p>
          </table:table-cell>
          <table:table-cell office:value-type="float" office:value="564.44700173483704" table:style-name="ce6">
            <text:p>564.4470017</text:p>
          </table:table-cell>
          <table:table-cell office:value-type="float" office:value="524.67152570891699" table:style-name="ce6">
            <text:p>524.6715257</text:p>
          </table:table-cell>
          <table:table-cell office:value-type="float" office:value="466.14436790769702" table:style-name="ce6">
            <text:p>466.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5.32416863099601" table:style-name="ce6">
            <text:p>175.3241686</text:p>
          </table:table-cell>
          <table:table-cell office:value-type="float" office:value="167.35729115489201" table:style-name="ce6">
            <text:p>167.3572912</text:p>
          </table:table-cell>
          <table:table-cell office:value-type="float" office:value="164.445167178368" table:style-name="ce6">
            <text:p>164.4451672</text:p>
          </table:table-cell>
          <table:table-cell office:value-type="float" office:value="159.14808747143201" table:style-name="ce6">
            <text:p>159.1480875</text:p>
          </table:table-cell>
          <table:table-cell office:value-type="float" office:value="156.810488483916" table:style-name="ce6">
            <text:p>156.8104885</text:p>
          </table:table-cell>
          <table:table-cell office:value-type="float" office:value="155.794879283662" table:style-name="ce6">
            <text:p>155.7948793</text:p>
          </table:table-cell>
          <table:table-cell office:value-type="float" office:value="168.827419849747" table:style-name="ce6">
            <text:p>168.8274198</text:p>
          </table:table-cell>
          <table:table-cell office:value-type="float" office:value="198.27443892704599" table:style-name="ce6">
            <text:p>198.2744389</text:p>
          </table:table-cell>
          <table:table-cell office:value-type="float" office:value="225.27195678731701" table:style-name="ce6">
            <text:p>225.2719568</text:p>
          </table:table-cell>
          <table:table-cell office:value-type="float" office:value="238.34038324079799" table:style-name="ce6">
            <text:p>238.3403832</text:p>
          </table:table-cell>
          <table:table-cell office:value-type="float" office:value="244.25201315425701" table:style-name="ce6">
            <text:p>244.2520132</text:p>
          </table:table-cell>
          <table:table-cell office:value-type="float" office:value="246.679309320725" table:style-name="ce6">
            <text:p>246.6793093</text:p>
          </table:table-cell>
          <table:table-cell office:value-type="float" office:value="247.452767708968" table:style-name="ce6">
            <text:p>247.4527677</text:p>
          </table:table-cell>
          <table:table-cell office:value-type="float" office:value="245.11878186554" table:style-name="ce6">
            <text:p>245.1187819</text:p>
          </table:table-cell>
          <table:table-cell office:value-type="float" office:value="242.11636436589399" table:style-name="ce6">
            <text:p>242.1163644</text:p>
          </table:table-cell>
          <table:table-cell office:value-type="float" office:value="240.49262442870901" table:style-name="ce6">
            <text:p>240.4926244</text:p>
          </table:table-cell>
          <table:table-cell office:value-type="float" office:value="243.97825610124499" table:style-name="ce6">
            <text:p>243.9782561</text:p>
          </table:table-cell>
          <table:table-cell office:value-type="float" office:value="254.834561396352" table:style-name="ce6">
            <text:p>254.8345614</text:p>
          </table:table-cell>
          <table:table-cell office:value-type="float" office:value="260.94214298819702" table:style-name="ce6">
            <text:p>260.942143</text:p>
          </table:table-cell>
          <table:table-cell office:value-type="float" office:value="257.98711731051498" table:style-name="ce6">
            <text:p>257.9871173</text:p>
          </table:table-cell>
          <table:table-cell office:value-type="float" office:value="249.90184797716901" table:style-name="ce6">
            <text:p>249.901848</text:p>
          </table:table-cell>
          <table:table-cell office:value-type="float" office:value="238.93357029441401" table:style-name="ce6">
            <text:p>238.9335703</text:p>
          </table:table-cell>
          <table:table-cell office:value-type="float" office:value="222.09638900401299" table:style-name="ce6">
            <text:p>222.096389</text:p>
          </table:table-cell>
          <table:table-cell office:value-type="float" office:value="197.321516022759" table:style-name="ce6">
            <text:p>197.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P_Profiles_Load_WT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5.128146464433" table:style-name="ce6">
            <text:p>255.1281465</text:p>
          </table:table-cell>
          <table:table-cell office:value-type="float" office:value="247.278545379593" table:style-name="ce6">
            <text:p>247.2785454</text:p>
          </table:table-cell>
          <table:table-cell office:value-type="float" office:value="247.329299208066" table:style-name="ce6">
            <text:p>247.3292992</text:p>
          </table:table-cell>
          <table:table-cell office:value-type="float" office:value="238.960701403325" table:style-name="ce6">
            <text:p>238.9607014</text:p>
          </table:table-cell>
          <table:table-cell office:value-type="float" office:value="234.601493210749" table:style-name="ce6">
            <text:p>234.6014932</text:p>
          </table:table-cell>
          <table:table-cell office:value-type="float" office:value="228.565574453853" table:style-name="ce6">
            <text:p>228.5655745</text:p>
          </table:table-cell>
          <table:table-cell office:value-type="float" office:value="239.153301229222" table:style-name="ce6">
            <text:p>239.1533012</text:p>
          </table:table-cell>
          <table:table-cell office:value-type="float" office:value="272.44279416549699" table:style-name="ce6">
            <text:p>272.4427942</text:p>
          </table:table-cell>
          <table:table-cell office:value-type="float" office:value="308.15096360209401" table:style-name="ce6">
            <text:p>308.1509636</text:p>
          </table:table-cell>
          <table:table-cell office:value-type="float" office:value="326.442349822854" table:style-name="ce6">
            <text:p>326.4423498</text:p>
          </table:table-cell>
          <table:table-cell office:value-type="float" office:value="338.75572836329297" table:style-name="ce6">
            <text:p>338.7557284</text:p>
          </table:table-cell>
          <table:table-cell office:value-type="float" office:value="344.38699624045398" table:style-name="ce6">
            <text:p>344.3869962</text:p>
          </table:table-cell>
          <table:table-cell office:value-type="float" office:value="346.54598581663402" table:style-name="ce6">
            <text:p>346.5459858</text:p>
          </table:table-cell>
          <table:table-cell office:value-type="float" office:value="345.20102964966702" table:style-name="ce6">
            <text:p>345.2010296</text:p>
          </table:table-cell>
          <table:table-cell office:value-type="float" office:value="340.927739534154" table:style-name="ce6">
            <text:p>340.9277395</text:p>
          </table:table-cell>
          <table:table-cell office:value-type="float" office:value="338.080707624843" table:style-name="ce6">
            <text:p>338.0807076</text:p>
          </table:table-cell>
          <table:table-cell office:value-type="float" office:value="339.295311434133" table:style-name="ce6">
            <text:p>339.2953114</text:p>
          </table:table-cell>
          <table:table-cell office:value-type="float" office:value="350.08372157765803" table:style-name="ce6">
            <text:p>350.0837216</text:p>
          </table:table-cell>
          <table:table-cell office:value-type="float" office:value="360.87744126540099" table:style-name="ce6">
            <text:p>360.8774413</text:p>
          </table:table-cell>
          <table:table-cell office:value-type="float" office:value="361.54940795144103" table:style-name="ce6">
            <text:p>361.549408</text:p>
          </table:table-cell>
          <table:table-cell office:value-type="float" office:value="355.070463941394" table:style-name="ce6">
            <text:p>355.0704639</text:p>
          </table:table-cell>
          <table:table-cell office:value-type="float" office:value="340.99722621716001" table:style-name="ce6">
            <text:p>340.9972262</text:p>
          </table:table-cell>
          <table:table-cell office:value-type="float" office:value="317.56258293766098" table:style-name="ce6">
            <text:p>317.5625829</text:p>
          </table:table-cell>
          <table:table-cell office:value-type="float" office:value="284.11242043663498" table:style-name="ce6">
            <text:p>284.112420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79.65969900909101" table:style-name="ce6">
            <text:p>279.659699</text:p>
          </table:table-cell>
          <table:table-cell office:value-type="float" office:value="271.05532858916899" table:style-name="ce6">
            <text:p>271.0553286</text:p>
          </table:table-cell>
          <table:table-cell office:value-type="float" office:value="271.11096259345697" table:style-name="ce6">
            <text:p>271.1109626</text:p>
          </table:table-cell>
          <table:table-cell office:value-type="float" office:value="261.93769192287601" table:style-name="ce6">
            <text:p>261.9376919</text:p>
          </table:table-cell>
          <table:table-cell office:value-type="float" office:value="257.15932909639798" table:style-name="ce6">
            <text:p>257.1593291</text:p>
          </table:table-cell>
          <table:table-cell office:value-type="float" office:value="250.543033535955" table:style-name="ce6">
            <text:p>250.5430335</text:p>
          </table:table-cell>
          <table:table-cell office:value-type="float" office:value="262.14881096280101" table:style-name="ce6">
            <text:p>262.148811</text:p>
          </table:table-cell>
          <table:table-cell office:value-type="float" office:value="298.63921668141001" table:style-name="ce6">
            <text:p>298.6392167</text:p>
          </table:table-cell>
          <table:table-cell office:value-type="float" office:value="337.78086394845002" table:style-name="ce6">
            <text:p>337.7808639</text:p>
          </table:table-cell>
          <table:table-cell office:value-type="float" office:value="357.83103730582002" table:style-name="ce6">
            <text:p>357.8310373</text:p>
          </table:table-cell>
          <table:table-cell office:value-type="float" office:value="371.32839455207102" table:style-name="ce6">
            <text:p>371.3283946</text:p>
          </table:table-cell>
          <table:table-cell office:value-type="float" office:value="377.50113049434299" table:style-name="ce6">
            <text:p>377.5011305</text:p>
          </table:table-cell>
          <table:table-cell office:value-type="float" office:value="379.86771522207903" table:style-name="ce6">
            <text:p>379.8677152</text:p>
          </table:table-cell>
          <table:table-cell office:value-type="float" office:value="378.39343634674998" table:style-name="ce6">
            <text:p>378.3934363</text:p>
          </table:table-cell>
          <table:table-cell office:value-type="float" office:value="373.70925295089899" table:style-name="ce6">
            <text:p>373.709253</text:p>
          </table:table-cell>
          <table:table-cell office:value-type="float" office:value="370.58846797338498" table:style-name="ce6">
            <text:p>370.588468</text:p>
          </table:table-cell>
          <table:table-cell office:value-type="float" office:value="371.91986061049198" table:style-name="ce6">
            <text:p>371.9198606</text:p>
          </table:table-cell>
          <table:table-cell office:value-type="float" office:value="383.74561788320199" table:style-name="ce6">
            <text:p>383.7456179</text:p>
          </table:table-cell>
          <table:table-cell office:value-type="float" office:value="395.577195233228" table:style-name="ce6">
            <text:p>395.5771952</text:p>
          </table:table-cell>
          <table:table-cell office:value-type="float" office:value="396.31377410061901" table:style-name="ce6">
            <text:p>396.3137741</text:p>
          </table:table-cell>
          <table:table-cell office:value-type="float" office:value="389.21185470499" table:style-name="ce6">
            <text:p>389.2118547</text:p>
          </table:table-cell>
          <table:table-cell office:value-type="float" office:value="373.78542104573398" table:style-name="ce6">
            <text:p>373.785421</text:p>
          </table:table-cell>
          <table:table-cell office:value-type="float" office:value="348.09744668166599" table:style-name="ce6">
            <text:p>348.0974467</text:p>
          </table:table-cell>
          <table:table-cell office:value-type="float" office:value="311.43092240169602" table:style-name="ce6">
            <text:p>311.4309224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2.55581471743699" table:style-name="ce6">
            <text:p>302.5558147</text:p>
          </table:table-cell>
          <table:table-cell office:value-type="float" office:value="293.24699291810703" table:style-name="ce6">
            <text:p>293.2469929</text:p>
          </table:table-cell>
          <table:table-cell office:value-type="float" office:value="293.30718175315599" table:style-name="ce6">
            <text:p>293.3071818</text:p>
          </table:table-cell>
          <table:table-cell office:value-type="float" office:value="283.382883074456" table:style-name="ce6">
            <text:p>283.3828831</text:p>
          </table:table-cell>
          <table:table-cell office:value-type="float" office:value="278.21330925633703" table:style-name="ce6">
            <text:p>278.2133093</text:p>
          </table:table-cell>
          <table:table-cell office:value-type="float" office:value="271.05532867924899" table:style-name="ce6">
            <text:p>271.0553287</text:p>
          </table:table-cell>
          <table:table-cell office:value-type="float" office:value="283.61128671414099" table:style-name="ce6">
            <text:p>283.6112867</text:p>
          </table:table-cell>
          <table:table-cell office:value-type="float" office:value="323.08921102959602" table:style-name="ce6">
            <text:p>323.089211</text:p>
          </table:table-cell>
          <table:table-cell office:value-type="float" office:value="365.43543760504798" table:style-name="ce6">
            <text:p>365.4354376</text:p>
          </table:table-cell>
          <table:table-cell office:value-type="float" office:value="387.12714562325601" table:style-name="ce6">
            <text:p>387.1271456</text:p>
          </table:table-cell>
          <table:table-cell office:value-type="float" office:value="401.72954966159699" table:style-name="ce6">
            <text:p>401.7295497</text:p>
          </table:table-cell>
          <table:table-cell office:value-type="float" office:value="408.40765579797397" table:style-name="ce6">
            <text:p>408.4076558</text:p>
          </table:table-cell>
          <table:table-cell office:value-type="float" office:value="410.96799600049502" table:style-name="ce6">
            <text:p>410.967996</text:p>
          </table:table-cell>
          <table:table-cell office:value-type="float" office:value="409.37301593069498" table:style-name="ce6">
            <text:p>409.3730159</text:p>
          </table:table-cell>
          <table:table-cell office:value-type="float" office:value="404.305332139862" table:style-name="ce6">
            <text:p>404.3053321</text:p>
          </table:table-cell>
          <table:table-cell office:value-type="float" office:value="400.929044298691" table:style-name="ce6">
            <text:p>400.9290443</text:p>
          </table:table-cell>
          <table:table-cell office:value-type="float" office:value="402.36943984176003" table:style-name="ce6">
            <text:p>402.3694398</text:p>
          </table:table-cell>
          <table:table-cell office:value-type="float" office:value="415.16338776837699" table:style-name="ce6">
            <text:p>415.1633878</text:p>
          </table:table-cell>
          <table:table-cell office:value-type="float" office:value="427.96363226986603" table:style-name="ce6">
            <text:p>427.9636323</text:p>
          </table:table-cell>
          <table:table-cell office:value-type="float" office:value="428.76051583984997" table:style-name="ce6">
            <text:p>428.7605158</text:p>
          </table:table-cell>
          <table:table-cell office:value-type="float" office:value="421.07715275101202" table:style-name="ce6">
            <text:p>421.0771528</text:p>
          </table:table-cell>
          <table:table-cell office:value-type="float" office:value="404.38773621906802" table:style-name="ce6">
            <text:p>404.3877362</text:p>
          </table:table-cell>
          <table:table-cell office:value-type="float" office:value="376.59665284273802" table:style-name="ce6">
            <text:p>376.5966528</text:p>
          </table:table-cell>
          <table:table-cell office:value-type="float" office:value="336.92819090242" table:style-name="ce6">
            <text:p>336.9281909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3.05046063136501" table:style-name="ce6">
            <text:p>713.0504606</text:p>
          </table:table-cell>
          <table:table-cell office:value-type="float" office:value="691.11183195834894" table:style-name="ce6">
            <text:p>691.111832</text:p>
          </table:table-cell>
          <table:table-cell office:value-type="float" office:value="691.25368240203102" table:style-name="ce6">
            <text:p>691.2536824</text:p>
          </table:table-cell>
          <table:table-cell office:value-type="float" office:value="667.86452443493499" table:style-name="ce6">
            <text:p>667.8645244</text:p>
          </table:table-cell>
          <table:table-cell office:value-type="float" office:value="655.68109640953003" table:style-name="ce6">
            <text:p>655.6810964</text:p>
          </table:table-cell>
          <table:table-cell office:value-type="float" office:value="638.81147731974295" table:style-name="ce6">
            <text:p>638.8114773</text:p>
          </table:table-cell>
          <table:table-cell office:value-type="float" office:value="668.40281625602995" table:style-name="ce6">
            <text:p>668.4028163</text:p>
          </table:table-cell>
          <table:table-cell office:value-type="float" office:value="761.44268112920997" table:style-name="ce6">
            <text:p>761.4426811</text:p>
          </table:table-cell>
          <table:table-cell office:value-type="float" office:value="861.24243673405897" table:style-name="ce6">
            <text:p>861.2424367</text:p>
          </table:table-cell>
          <table:table-cell office:value-type="float" office:value="912.36451617156501" table:style-name="ce6">
            <text:p>912.3645162</text:p>
          </table:table-cell>
          <table:table-cell office:value-type="float" office:value="946.77883055381801" table:style-name="ce6">
            <text:p>946.7788306</text:p>
          </table:table-cell>
          <table:table-cell office:value-type="float" office:value="962.51750231306198" table:style-name="ce6">
            <text:p>962.5175023</text:p>
          </table:table-cell>
          <table:table-cell office:value-type="float" office:value="968.55160138495" table:style-name="ce6">
            <text:p>968.5516014</text:p>
          </table:table-cell>
          <table:table-cell office:value-type="float" office:value="964.79262132855695" table:style-name="ce6">
            <text:p>964.7926213</text:p>
          </table:table-cell>
          <table:table-cell office:value-type="float" office:value="952.84932331340406" table:style-name="ce6">
            <text:p>952.8493233</text:p>
          </table:table-cell>
          <table:table-cell office:value-type="float" office:value="944.89223413097" table:style-name="ce6">
            <text:p>944.8922341</text:p>
          </table:table-cell>
          <table:table-cell office:value-type="float" office:value="948.28689605950001" table:style-name="ce6">
            <text:p>948.2868961</text:p>
          </table:table-cell>
          <table:table-cell office:value-type="float" office:value="978.43911928114699" table:style-name="ce6">
            <text:p>978.4391193</text:p>
          </table:table-cell>
          <table:table-cell office:value-type="float" office:value="1008.60618199817" table:style-name="ce6">
            <text:p>1008.606182</text:p>
          </table:table-cell>
          <table:table-cell office:value-type="float" office:value="1010.48424273608" table:style-name="ce6">
            <text:p>1010.484243</text:p>
          </table:table-cell>
          <table:table-cell office:value-type="float" office:value="992.37642486184495" table:style-name="ce6">
            <text:p>992.3764249</text:p>
          </table:table-cell>
          <table:table-cell office:value-type="float" office:value="953.04352968385899" table:style-name="ce6">
            <text:p>953.0435297</text:p>
          </table:table-cell>
          <table:table-cell office:value-type="float" office:value="887.546706159103" table:style-name="ce6">
            <text:p>887.5467062</text:p>
          </table:table-cell>
          <table:table-cell office:value-type="float" office:value="794.05779045110899" table:style-name="ce6">
            <text:p>794.057790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3.663097275952" table:style-name="ce6">
            <text:p>273.6630973</text:p>
          </table:table-cell>
          <table:table-cell office:value-type="float" office:value="265.24322602682798" table:style-name="ce6">
            <text:p>265.243226</text:p>
          </table:table-cell>
          <table:table-cell office:value-type="float" office:value="265.29766709925099" table:style-name="ce6">
            <text:p>265.2976671</text:p>
          </table:table-cell>
          <table:table-cell office:value-type="float" office:value="256.32109424031898" table:style-name="ce6">
            <text:p>256.3210942</text:p>
          </table:table-cell>
          <table:table-cell office:value-type="float" office:value="251.64519143546201" table:style-name="ce6">
            <text:p>251.6451914</text:p>
          </table:table-cell>
          <table:table-cell office:value-type="float" office:value="245.17076576033" table:style-name="ce6">
            <text:p>245.1707658</text:p>
          </table:table-cell>
          <table:table-cell office:value-type="float" office:value="256.52768636125899" table:style-name="ce6">
            <text:p>256.5276864</text:p>
          </table:table-cell>
          <table:table-cell office:value-type="float" office:value="292.23564673307601" table:style-name="ce6">
            <text:p>292.2356467</text:p>
          </table:table-cell>
          <table:table-cell office:value-type="float" office:value="330.53799941934102" table:style-name="ce6">
            <text:p>330.5379994</text:p>
          </table:table-cell>
          <table:table-cell office:value-type="float" office:value="350.15824703220602" table:style-name="ce6">
            <text:p>350.158247</text:p>
          </table:table-cell>
          <table:table-cell office:value-type="float" office:value="363.366187261481" table:style-name="ce6">
            <text:p>363.3661873</text:p>
          </table:table-cell>
          <table:table-cell office:value-type="float" office:value="369.40656434339201" table:style-name="ce6">
            <text:p>369.4065643</text:p>
          </table:table-cell>
          <table:table-cell office:value-type="float" office:value="371.722403589637" table:style-name="ce6">
            <text:p>371.7224036</text:p>
          </table:table-cell>
          <table:table-cell office:value-type="float" office:value="370.27973693190802" table:style-name="ce6">
            <text:p>370.2797369</text:p>
          </table:table-cell>
          <table:table-cell office:value-type="float" office:value="365.69599411569499" table:style-name="ce6">
            <text:p>365.6959941</text:p>
          </table:table-cell>
          <table:table-cell office:value-type="float" office:value="362.64212655485198" table:style-name="ce6">
            <text:p>362.6421266</text:p>
          </table:table-cell>
          <table:table-cell office:value-type="float" office:value="363.94497081182601" table:style-name="ce6">
            <text:p>363.9449708</text:p>
          </table:table-cell>
          <table:table-cell office:value-type="float" office:value="375.517154341847" table:style-name="ce6">
            <text:p>375.5171543</text:p>
          </table:table-cell>
          <table:table-cell office:value-type="float" office:value="387.09503315220297" table:style-name="ce6">
            <text:p>387.0950332</text:p>
          </table:table-cell>
          <table:table-cell office:value-type="float" office:value="387.81581793082" table:style-name="ce6">
            <text:p>387.8158179</text:p>
          </table:table-cell>
          <table:table-cell office:value-type="float" office:value="380.86618140722197" table:style-name="ce6">
            <text:p>380.8661814</text:p>
          </table:table-cell>
          <table:table-cell office:value-type="float" office:value="365.77052897652698" table:style-name="ce6">
            <text:p>365.770529</text:p>
          </table:table-cell>
          <table:table-cell office:value-type="float" office:value="340.633368877576" table:style-name="ce6">
            <text:p>340.6333689</text:p>
          </table:table-cell>
          <table:table-cell office:value-type="float" office:value="304.75306636579302" table:style-name="ce6">
            <text:p>304.7530664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1.091239833705" table:style-name="ce6">
            <text:p>641.0912398</text:p>
          </table:table-cell>
          <table:table-cell office:value-type="float" office:value="621.36660121025898" table:style-name="ce6">
            <text:p>621.3666012</text:p>
          </table:table-cell>
          <table:table-cell office:value-type="float" office:value="621.49413647155097" table:style-name="ce6">
            <text:p>621.4941365</text:p>
          </table:table-cell>
          <table:table-cell office:value-type="float" office:value="600.46535224425304" table:style-name="ce6">
            <text:p>600.4653522</text:p>
          </table:table-cell>
          <table:table-cell office:value-type="float" office:value="589.51144447829404" table:style-name="ce6">
            <text:p>589.5114445</text:p>
          </table:table-cell>
          <table:table-cell office:value-type="float" office:value="574.34426401224698" table:style-name="ce6">
            <text:p>574.344264</text:p>
          </table:table-cell>
          <table:table-cell office:value-type="float" office:value="600.94932103753194" table:style-name="ce6">
            <text:p>600.949321</text:p>
          </table:table-cell>
          <table:table-cell office:value-type="float" office:value="684.59984174919896" table:style-name="ce6">
            <text:p>684.5998417</text:p>
          </table:table-cell>
          <table:table-cell office:value-type="float" office:value="774.32806238475098" table:style-name="ce6">
            <text:p>774.3280624</text:p>
          </table:table-cell>
          <table:table-cell office:value-type="float" office:value="820.29103288819601" table:style-name="ce6">
            <text:p>820.2910329</text:p>
          </table:table-cell>
          <table:table-cell office:value-type="float" office:value="851.23234306673703" table:style-name="ce6">
            <text:p>851.2323431</text:p>
          </table:table-cell>
          <table:table-cell office:value-type="float" office:value="865.38270850165304" table:style-name="ce6">
            <text:p>865.3827085</text:p>
          </table:table-cell>
          <table:table-cell office:value-type="float" office:value="870.80786179564404" table:style-name="ce6">
            <text:p>870.8078618</text:p>
          </table:table-cell>
          <table:table-cell office:value-type="float" office:value="867.42822835044603" table:style-name="ce6">
            <text:p>867.4282284</text:p>
          </table:table-cell>
          <table:table-cell office:value-type="float" office:value="856.69021729095005" table:style-name="ce6">
            <text:p>856.6902173</text:p>
          </table:table-cell>
          <table:table-cell office:value-type="float" office:value="849.53613710857906" table:style-name="ce6">
            <text:p>849.5361371</text:p>
          </table:table-cell>
          <table:table-cell office:value-type="float" office:value="852.58821847551303" table:style-name="ce6">
            <text:p>852.5882185</text:p>
          </table:table-cell>
          <table:table-cell office:value-type="float" office:value="879.69755678488502" table:style-name="ce6">
            <text:p>879.6975568</text:p>
          </table:table-cell>
          <table:table-cell office:value-type="float" office:value="906.82023702587799" table:style-name="ce6">
            <text:p>906.820237</text:p>
          </table:table-cell>
          <table:table-cell office:value-type="float" office:value="908.50876869849401" table:style-name="ce6">
            <text:p>908.5087687</text:p>
          </table:table-cell>
          <table:table-cell office:value-type="float" office:value="892.22834528862995" table:style-name="ce6">
            <text:p>892.2283453</text:p>
          </table:table-cell>
          <table:table-cell office:value-type="float" office:value="856.86482485337797" table:style-name="ce6">
            <text:p>856.8648249</text:p>
          </table:table-cell>
          <table:table-cell office:value-type="float" office:value="797.97777251001901" table:style-name="ce6">
            <text:p>797.9777725</text:p>
          </table:table-cell>
          <table:table-cell office:value-type="float" office:value="713.92351802026303" table:style-name="ce6">
            <text:p>713.923518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6.1334810171" table:style-name="ce6">
            <text:p>406.133481</text:p>
          </table:table-cell>
          <table:table-cell office:value-type="float" office:value="393.63785535853998" table:style-name="ce6">
            <text:p>393.6378554</text:p>
          </table:table-cell>
          <table:table-cell office:value-type="float" office:value="393.71864938036202" table:style-name="ce6">
            <text:p>393.7186494</text:p>
          </table:table-cell>
          <table:table-cell office:value-type="float" office:value="380.39684304589201" table:style-name="ce6">
            <text:p>380.396843</text:p>
          </table:table-cell>
          <table:table-cell office:value-type="float" office:value="373.457505217966" table:style-name="ce6">
            <text:p>373.4575052</text:p>
          </table:table-cell>
          <table:table-cell office:value-type="float" office:value="363.84904480367697" table:style-name="ce6">
            <text:p>363.8490448</text:p>
          </table:table-cell>
          <table:table-cell office:value-type="float" office:value="380.70343892258597" table:style-name="ce6">
            <text:p>380.7034389</text:p>
          </table:table-cell>
          <table:table-cell office:value-type="float" office:value="433.69632831900799" table:style-name="ce6">
            <text:p>433.6963283</text:p>
          </table:table-cell>
          <table:table-cell office:value-type="float" office:value="490.53946128965902" table:style-name="ce6">
            <text:p>490.5394613</text:p>
          </table:table-cell>
          <table:table-cell office:value-type="float" office:value="519.657159440226" table:style-name="ce6">
            <text:p>519.6571594</text:p>
          </table:table-cell>
          <table:table-cell office:value-type="float" office:value="539.25858468088302" table:style-name="ce6">
            <text:p>539.2585847</text:p>
          </table:table-cell>
          <table:table-cell office:value-type="float" office:value="548.222889314398" table:style-name="ce6">
            <text:p>548.2228893</text:p>
          </table:table-cell>
          <table:table-cell office:value-type="float" office:value="551.659742379043" table:style-name="ce6">
            <text:p>551.6597424</text:p>
          </table:table-cell>
          <table:table-cell office:value-type="float" office:value="549.51873309615803" table:style-name="ce6">
            <text:p>549.5187331</text:p>
          </table:table-cell>
          <table:table-cell office:value-type="float" office:value="542.71616656612105" table:style-name="ce6">
            <text:p>542.7161666</text:p>
          </table:table-cell>
          <table:table-cell office:value-type="float" office:value="538.18403243698299" table:style-name="ce6">
            <text:p>538.1840324</text:p>
          </table:table-cell>
          <table:table-cell office:value-type="float" office:value="540.11753636416495" table:style-name="ce6">
            <text:p>540.1175364</text:p>
          </table:table-cell>
          <table:table-cell office:value-type="float" office:value="557.29139439178505" table:style-name="ce6">
            <text:p>557.2913944</text:p>
          </table:table-cell>
          <table:table-cell office:value-type="float" office:value="574.47370457846898" table:style-name="ce6">
            <text:p>574.4737046</text:p>
          </table:table-cell>
          <table:table-cell office:value-type="float" office:value="575.54339513637603" table:style-name="ce6">
            <text:p>575.5433951</text:p>
          </table:table-cell>
          <table:table-cell office:value-type="float" office:value="565.22969153063798" table:style-name="ce6">
            <text:p>565.2296915</text:p>
          </table:table-cell>
          <table:table-cell office:value-type="float" office:value="542.82678105082095" table:style-name="ce6">
            <text:p>542.8267811</text:p>
          </table:table-cell>
          <table:table-cell office:value-type="float" office:value="505.52163309520699" table:style-name="ce6">
            <text:p>505.5216331</text:p>
          </table:table-cell>
          <table:table-cell office:value-type="float" office:value="452.27297697712203" table:style-name="ce6">
            <text:p>452.272977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5.14561210348995" table:style-name="ce6">
            <text:p>545.1456121</text:p>
          </table:table-cell>
          <table:table-cell office:value-type="float" office:value="528.37296021280497" table:style-name="ce6">
            <text:p>528.3729602</text:p>
          </table:table-cell>
          <table:table-cell office:value-type="float" office:value="528.48140856424402" table:style-name="ce6">
            <text:p>528.4814086</text:p>
          </table:table-cell>
          <table:table-cell office:value-type="float" office:value="510.59978932334502" table:style-name="ce6">
            <text:p>510.5997893</text:p>
          </table:table-cell>
          <table:table-cell office:value-type="float" office:value="501.28524190331098" table:style-name="ce6">
            <text:p>501.2852419</text:p>
          </table:table-cell>
          <table:table-cell office:value-type="float" office:value="488.38797960225099" table:style-name="ce6">
            <text:p>488.3879796</text:p>
          </table:table-cell>
          <table:table-cell office:value-type="float" office:value="511.01132741286699" table:style-name="ce6">
            <text:p>511.0113274</text:p>
          </table:table-cell>
          <table:table-cell office:value-type="float" office:value="582.14272257584901" table:style-name="ce6">
            <text:p>582.1427226</text:p>
          </table:table-cell>
          <table:table-cell office:value-type="float" office:value="658.44222991900597" table:style-name="ce6">
            <text:p>658.4422299</text:p>
          </table:table-cell>
          <table:table-cell office:value-type="float" office:value="697.52638851037102" table:style-name="ce6">
            <text:p>697.5263885</text:p>
          </table:table-cell>
          <table:table-cell office:value-type="float" office:value="723.83702641729201" table:style-name="ce6">
            <text:p>723.8370264</text:p>
          </table:table-cell>
          <table:table-cell office:value-type="float" office:value="735.86965008643904" table:style-name="ce6">
            <text:p>735.8696501</text:p>
          </table:table-cell>
          <table:table-cell office:value-type="float" office:value="740.48287567656803" table:style-name="ce6">
            <text:p>740.4828757</text:p>
          </table:table-cell>
          <table:table-cell office:value-type="float" office:value="737.60903771296398" table:style-name="ce6">
            <text:p>737.6090377</text:p>
          </table:table-cell>
          <table:table-cell office:value-type="float" office:value="728.47807592767901" table:style-name="ce6">
            <text:p>728.4780759</text:p>
          </table:table-cell>
          <table:table-cell office:value-type="float" office:value="722.39467441205704" table:style-name="ce6">
            <text:p>722.3946744</text:p>
          </table:table-cell>
          <table:table-cell office:value-type="float" office:value="724.98998169686502" table:style-name="ce6">
            <text:p>724.9899817</text:p>
          </table:table-cell>
          <table:table-cell office:value-type="float" office:value="748.04214012320097" table:style-name="ce6">
            <text:p>748.0421401</text:p>
          </table:table-cell>
          <table:table-cell office:value-type="float" office:value="771.10564372948795" table:style-name="ce6">
            <text:p>771.1056437</text:p>
          </table:table-cell>
          <table:table-cell office:value-type="float" office:value="772.541469981712" table:style-name="ce6">
            <text:p>772.54147</text:p>
          </table:table-cell>
          <table:table-cell office:value-type="float" office:value="758.69757252434601" table:style-name="ce6">
            <text:p>758.6975725</text:p>
          </table:table-cell>
          <table:table-cell office:value-type="float" office:value="728.62655174606903" table:style-name="ce6">
            <text:p>728.6265517</text:p>
          </table:table-cell>
          <table:table-cell office:value-type="float" office:value="678.55252764457396" table:style-name="ce6">
            <text:p>678.5525276</text:p>
          </table:table-cell>
          <table:table-cell office:value-type="float" office:value="607.07782144580096" table:style-name="ce6">
            <text:p>607.0778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.868929573453798" table:style-name="ce6">
            <text:p>70.86892957</text:p>
          </table:table-cell>
          <table:table-cell office:value-type="float" office:value="68.688484827664695" table:style-name="ce6">
            <text:p>68.68848483</text:p>
          </table:table-cell>
          <table:table-cell office:value-type="float" office:value="68.702583113351693" table:style-name="ce6">
            <text:p>68.70258311</text:p>
          </table:table-cell>
          <table:table-cell office:value-type="float" office:value="66.377972612034796" table:style-name="ce6">
            <text:p>66.37797261</text:p>
          </table:table-cell>
          <table:table-cell office:value-type="float" office:value="65.167081447430405" table:style-name="ce6">
            <text:p>65.16708145</text:p>
          </table:table-cell>
          <table:table-cell office:value-type="float" office:value="63.490437348292602" table:style-name="ce6">
            <text:p>63.49043735</text:p>
          </table:table-cell>
          <table:table-cell office:value-type="float" office:value="66.431472563672699" table:style-name="ce6">
            <text:p>66.43147256</text:p>
          </table:table-cell>
          <table:table-cell office:value-type="float" office:value="75.678553934860304" table:style-name="ce6">
            <text:p>75.67855393</text:p>
          </table:table-cell>
          <table:table-cell office:value-type="float" office:value="85.597489889470694" table:style-name="ce6">
            <text:p>85.59748989</text:p>
          </table:table-cell>
          <table:table-cell office:value-type="float" office:value="90.678430506348207" table:style-name="ce6">
            <text:p>90.67843051</text:p>
          </table:table-cell>
          <table:table-cell office:value-type="float" office:value="94.098813434248001" table:style-name="ce6">
            <text:p>94.09881343</text:p>
          </table:table-cell>
          <table:table-cell office:value-type="float" office:value="95.663054511237206" table:style-name="ce6">
            <text:p>95.66305451</text:p>
          </table:table-cell>
          <table:table-cell office:value-type="float" office:value="96.262773837953802" table:style-name="ce6">
            <text:p>96.26277384</text:p>
          </table:table-cell>
          <table:table-cell office:value-type="float" office:value="95.889174902685298" table:style-name="ce6">
            <text:p>95.8891749</text:p>
          </table:table-cell>
          <table:table-cell office:value-type="float" office:value="94.702149870598305" table:style-name="ce6">
            <text:p>94.70214987</text:p>
          </table:table-cell>
          <table:table-cell office:value-type="float" office:value="93.911307673567507" table:style-name="ce6">
            <text:p>93.91130767</text:p>
          </table:table-cell>
          <table:table-cell office:value-type="float" office:value="94.248697620592495" table:style-name="ce6">
            <text:p>94.24869762</text:p>
          </table:table-cell>
          <table:table-cell office:value-type="float" office:value="97.245478216016195" table:style-name="ce6">
            <text:p>97.24547822</text:p>
          </table:table-cell>
          <table:table-cell office:value-type="float" office:value="100.243733684834" table:style-name="ce6">
            <text:p>100.2437337</text:p>
          </table:table-cell>
          <table:table-cell office:value-type="float" office:value="100.430391097623" table:style-name="ce6">
            <text:p>100.4303911</text:p>
          </table:table-cell>
          <table:table-cell office:value-type="float" office:value="98.630684428164997" table:style-name="ce6">
            <text:p>98.63068443</text:p>
          </table:table-cell>
          <table:table-cell office:value-type="float" office:value="94.721451726989102" table:style-name="ce6">
            <text:p>94.72145173</text:p>
          </table:table-cell>
          <table:table-cell office:value-type="float" office:value="88.211828593794607" table:style-name="ce6">
            <text:p>88.21182859</text:p>
          </table:table-cell>
          <table:table-cell office:value-type="float" office:value="78.9201167879542" table:style-name="ce6">
            <text:p>78.92011679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96.11791259704" table:style-name="ce6">
            <text:p>1396.117913</text:p>
          </table:table-cell>
          <table:table-cell office:value-type="float" office:value="1353.16315110499" table:style-name="ce6">
            <text:p>1353.163151</text:p>
          </table:table-cell>
          <table:table-cell office:value-type="float" office:value="1353.4408873330301" table:style-name="ce6">
            <text:p>1353.440887</text:p>
          </table:table-cell>
          <table:table-cell office:value-type="float" office:value="1307.64606045709" table:style-name="ce6">
            <text:p>1307.64606</text:p>
          </table:table-cell>
          <table:table-cell office:value-type="float" office:value="1283.79150451438" table:style-name="ce6">
            <text:p>1283.791505</text:p>
          </table:table-cell>
          <table:table-cell office:value-type="float" office:value="1250.76161576136" table:style-name="ce6">
            <text:p>1250.761616</text:p>
          </table:table-cell>
          <table:table-cell office:value-type="float" office:value="1308.70000950435" table:style-name="ce6">
            <text:p>1308.70001</text:p>
          </table:table-cell>
          <table:table-cell office:value-type="float" office:value="1490.8675125167499" table:style-name="ce6">
            <text:p>1490.867513</text:p>
          </table:table-cell>
          <table:table-cell office:value-type="float" office:value="1686.2705508225699" table:style-name="ce6">
            <text:p>1686.270551</text:p>
          </table:table-cell>
          <table:table-cell office:value-type="float" office:value="1786.36508097506" table:style-name="ce6">
            <text:p>1786.365081</text:p>
          </table:table-cell>
          <table:table-cell office:value-type="float" office:value="1853.7466246546901" table:style-name="ce6">
            <text:p>1853.746625</text:p>
          </table:table-cell>
          <table:table-cell office:value-type="float" office:value="1884.5621738713701" table:style-name="ce6">
            <text:p>1884.562174</text:p>
          </table:table-cell>
          <table:table-cell office:value-type="float" office:value="1896.37664460769" table:style-name="ce6">
            <text:p>1896.376645</text:p>
          </table:table-cell>
          <table:table-cell office:value-type="float" office:value="1889.0167455829001" table:style-name="ce6">
            <text:p>1889.016746</text:p>
          </table:table-cell>
          <table:table-cell office:value-type="float" office:value="1865.63235245078" table:style-name="ce6">
            <text:p>1865.632352</text:p>
          </table:table-cell>
          <table:table-cell office:value-type="float" office:value="1850.0527611692801" table:style-name="ce6">
            <text:p>1850.052761</text:p>
          </table:table-cell>
          <table:table-cell office:value-type="float" office:value="1856.6993431256701" table:style-name="ce6">
            <text:p>1856.699343</text:p>
          </table:table-cell>
          <table:table-cell office:value-type="float" office:value="1915.7359208555199" table:style-name="ce6">
            <text:p>1915.735921</text:p>
          </table:table-cell>
          <table:table-cell office:value-type="float" office:value="1974.80155359122" table:style-name="ce6">
            <text:p>1974.801554</text:p>
          </table:table-cell>
          <table:table-cell office:value-type="float" office:value="1978.47870462317" table:style-name="ce6">
            <text:p>1978.478705</text:p>
          </table:table-cell>
          <table:table-cell office:value-type="float" office:value="1943.0244832348501" table:style-name="ce6">
            <text:p>1943.024483</text:p>
          </table:table-cell>
          <table:table-cell office:value-type="float" office:value="1866.01259902168" table:style-name="ce6">
            <text:p>1866.012599</text:p>
          </table:table-cell>
          <table:table-cell office:value-type="float" office:value="1737.7730232977499" table:style-name="ce6">
            <text:p>1737.773023</text:p>
          </table:table-cell>
          <table:table-cell office:value-type="float" office:value="1554.7263007227" table:style-name="ce6">
            <text:p>1554.726301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31.68925666773" table:style-name="ce6">
            <text:p>1831.689257</text:p>
          </table:table-cell>
          <table:table-cell office:value-type="float" office:value="1775.33314631503" table:style-name="ce6">
            <text:p>1775.333146</text:p>
          </table:table-cell>
          <table:table-cell office:value-type="float" office:value="1775.6975327758601" table:style-name="ce6">
            <text:p>1775.697533</text:p>
          </table:table-cell>
          <table:table-cell office:value-type="float" office:value="1715.61529212644" table:style-name="ce6">
            <text:p>1715.615292</text:p>
          </table:table-cell>
          <table:table-cell office:value-type="float" office:value="1684.3184127951199" table:style-name="ce6">
            <text:p>1684.318413</text:p>
          </table:table-cell>
          <table:table-cell office:value-type="float" office:value="1640.98361146356" table:style-name="ce6">
            <text:p>1640.983611</text:p>
          </table:table-cell>
          <table:table-cell office:value-type="float" office:value="1716.99806010723" table:style-name="ce6">
            <text:p>1716.99806</text:p>
          </table:table-cell>
          <table:table-cell office:value-type="float" office:value="1955.9995478548501" table:style-name="ce6">
            <text:p>1955.999548</text:p>
          </table:table-cell>
          <table:table-cell office:value-type="float" office:value="2212.3658925278601" table:style-name="ce6">
            <text:p>2212.365893</text:p>
          </table:table-cell>
          <table:table-cell office:value-type="float" office:value="2343.68866539485" table:style-name="ce6">
            <text:p>2343.688665</text:p>
          </table:table-cell>
          <table:table-cell office:value-type="float" office:value="2432.0924087621001" table:style-name="ce6">
            <text:p>2432.092409</text:p>
          </table:table-cell>
          <table:table-cell office:value-type="float" office:value="2472.5220242904402" table:style-name="ce6">
            <text:p>2472.522024</text:p>
          </table:table-cell>
          <table:table-cell office:value-type="float" office:value="2488.0224622732699" table:style-name="ce6">
            <text:p>2488.022462</text:p>
          </table:table-cell>
          <table:table-cell office:value-type="float" office:value="2478.3663667155602" table:style-name="ce6">
            <text:p>2478.366367</text:p>
          </table:table-cell>
          <table:table-cell office:value-type="float" office:value="2447.686335117" table:style-name="ce6">
            <text:p>2447.686335</text:p>
          </table:table-cell>
          <table:table-cell office:value-type="float" office:value="2427.24610602451" table:style-name="ce6">
            <text:p>2427.246106</text:p>
          </table:table-cell>
          <table:table-cell office:value-type="float" office:value="2435.9663385014701" table:style-name="ce6">
            <text:p>2435.966339</text:p>
          </table:table-cell>
          <table:table-cell office:value-type="float" office:value="2513.4215908139599" table:style-name="ce6">
            <text:p>2513.421591</text:p>
          </table:table-cell>
          <table:table-cell office:value-type="float" office:value="2590.91496293108" table:style-name="ce6">
            <text:p>2590.914963</text:p>
          </table:table-cell>
          <table:table-cell office:value-type="float" office:value="2595.7393391385599" table:style-name="ce6">
            <text:p>2595.739339</text:p>
          </table:table-cell>
          <table:table-cell office:value-type="float" office:value="2549.2238436818002" table:style-name="ce6">
            <text:p>2549.223844</text:p>
          </table:table-cell>
          <table:table-cell office:value-type="float" office:value="2448.18521386679" table:style-name="ce6">
            <text:p>2448.185214</text:p>
          </table:table-cell>
          <table:table-cell office:value-type="float" office:value="2279.9364928857699" table:style-name="ce6">
            <text:p>2279.936493</text:p>
          </table:table-cell>
          <table:table-cell office:value-type="float" office:value="2039.7814800578899" table:style-name="ce6">
            <text:p>2039.78148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48.17813279104996" table:style-name="ce6">
            <text:p>648.1781328</text:p>
          </table:table-cell>
          <table:table-cell office:value-type="float" office:value="628.23544969302498" table:style-name="ce6">
            <text:p>628.2354497</text:p>
          </table:table-cell>
          <table:table-cell office:value-type="float" office:value="628.36439478288696" table:style-name="ce6">
            <text:p>628.3643948</text:p>
          </table:table-cell>
          <table:table-cell office:value-type="float" office:value="607.10314950545705" table:style-name="ce6">
            <text:p>607.1031495</text:p>
          </table:table-cell>
          <table:table-cell office:value-type="float" office:value="596.02815262303602" table:style-name="ce6">
            <text:p>596.0281526</text:p>
          </table:table-cell>
          <table:table-cell office:value-type="float" office:value="580.69330774707601" table:style-name="ce6">
            <text:p>580.6933077</text:p>
          </table:table-cell>
          <table:table-cell office:value-type="float" office:value="607.59246829389804" table:style-name="ce6">
            <text:p>607.5924683</text:p>
          </table:table-cell>
          <table:table-cell office:value-type="float" office:value="692.16769714268503" table:style-name="ce6">
            <text:p>692.1676971</text:p>
          </table:table-cell>
          <table:table-cell office:value-type="float" office:value="782.88781137369801" table:style-name="ce6">
            <text:p>782.8878114</text:p>
          </table:table-cell>
          <table:table-cell office:value-type="float" office:value="829.35887593883103" table:style-name="ce6">
            <text:p>829.3588759</text:p>
          </table:table-cell>
          <table:table-cell office:value-type="float" office:value="860.64222441016102" table:style-name="ce6">
            <text:p>860.6422244</text:p>
          </table:table-cell>
          <table:table-cell office:value-type="float" office:value="874.94901395277702" table:style-name="ce6">
            <text:p>874.949014</text:p>
          </table:table-cell>
          <table:table-cell office:value-type="float" office:value="880.43413917943894" table:style-name="ce6">
            <text:p>880.4341392</text:p>
          </table:table-cell>
          <table:table-cell office:value-type="float" office:value="877.01714584071397" table:style-name="ce6">
            <text:p>877.0171458</text:p>
          </table:table-cell>
          <table:table-cell office:value-type="float" office:value="866.16043227801003" table:style-name="ce6">
            <text:p>866.1604323</text:p>
          </table:table-cell>
          <table:table-cell office:value-type="float" office:value="858.92726787593597" table:style-name="ce6">
            <text:p>858.9272679</text:p>
          </table:table-cell>
          <table:table-cell office:value-type="float" office:value="862.01308823757199" table:style-name="ce6">
            <text:p>862.0130882</text:p>
          </table:table-cell>
          <table:table-cell office:value-type="float" office:value="889.42210460648698" table:style-name="ce6">
            <text:p>889.4221046</text:p>
          </table:table-cell>
          <table:table-cell office:value-type="float" office:value="916.84461039436201" table:style-name="ce6">
            <text:p>916.8446104</text:p>
          </table:table-cell>
          <table:table-cell office:value-type="float" office:value="918.55180780825594" table:style-name="ce6">
            <text:p>918.5518078</text:p>
          </table:table-cell>
          <table:table-cell office:value-type="float" office:value="902.09141373144803" table:style-name="ce6">
            <text:p>902.0914137</text:p>
          </table:table-cell>
          <table:table-cell office:value-type="float" office:value="866.33697002607596" table:style-name="ce6">
            <text:p>866.33697</text:p>
          </table:table-cell>
          <table:table-cell office:value-type="float" office:value="806.79895536939796" table:style-name="ce6">
            <text:p>806.7989554</text:p>
          </table:table-cell>
          <table:table-cell office:value-type="float" office:value="721.81552969905795" table:style-name="ce6">
            <text:p>721.815529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75.94752494921" table:style-name="ce6">
            <text:p>1375.947525</text:p>
          </table:table-cell>
          <table:table-cell office:value-type="float" office:value="1333.6133515771201" table:style-name="ce6">
            <text:p>1333.613352</text:p>
          </table:table-cell>
          <table:table-cell office:value-type="float" office:value="1333.8870752161499" table:style-name="ce6">
            <text:p>1333.887075</text:p>
          </table:table-cell>
          <table:table-cell office:value-type="float" office:value="1288.7538682521199" table:style-name="ce6">
            <text:p>1288.753868</text:p>
          </table:table-cell>
          <table:table-cell office:value-type="float" office:value="1265.24395056396" table:style-name="ce6">
            <text:p>1265.243951</text:p>
          </table:table-cell>
          <table:table-cell office:value-type="float" office:value="1232.6912605160801" table:style-name="ce6">
            <text:p>1232.691261</text:p>
          </table:table-cell>
          <table:table-cell office:value-type="float" office:value="1289.79259039008" table:style-name="ce6">
            <text:p>1289.79259</text:p>
          </table:table-cell>
          <table:table-cell office:value-type="float" office:value="1469.3282317814401" table:style-name="ce6">
            <text:p>1469.328232</text:p>
          </table:table-cell>
          <table:table-cell office:value-type="float" office:value="1661.90818831557" table:style-name="ce6">
            <text:p>1661.908188</text:p>
          </table:table-cell>
          <table:table-cell office:value-type="float" office:value="1760.55660460017" table:style-name="ce6">
            <text:p>1760.556605</text:p>
          </table:table-cell>
          <table:table-cell office:value-type="float" office:value="1826.9646546772501" table:style-name="ce6">
            <text:p>1826.964655</text:p>
          </table:table-cell>
          <table:table-cell office:value-type="float" office:value="1857.3349968181701" table:style-name="ce6">
            <text:p>1857.334997</text:p>
          </table:table-cell>
          <table:table-cell office:value-type="float" office:value="1868.9787782076601" table:style-name="ce6">
            <text:p>1868.978778</text:p>
          </table:table-cell>
          <table:table-cell office:value-type="float" office:value="1861.72521118752" table:style-name="ce6">
            <text:p>1861.725211</text:p>
          </table:table-cell>
          <table:table-cell office:value-type="float" office:value="1838.6786636414599" table:style-name="ce6">
            <text:p>1838.678664</text:p>
          </table:table-cell>
          <table:table-cell office:value-type="float" office:value="1823.3241582160299" table:style-name="ce6">
            <text:p>1823.324158</text:p>
          </table:table-cell>
          <table:table-cell office:value-type="float" office:value="1829.87471380289" table:style-name="ce6">
            <text:p>1829.874714</text:p>
          </table:table-cell>
          <table:table-cell office:value-type="float" office:value="1888.05836167096" table:style-name="ce6">
            <text:p>1888.058362</text:p>
          </table:table-cell>
          <table:table-cell office:value-type="float" office:value="1946.2706447732301" table:style-name="ce6">
            <text:p>1946.270645</text:p>
          </table:table-cell>
          <table:table-cell office:value-type="float" office:value="1949.8946702338401" table:style-name="ce6">
            <text:p>1949.89467</text:p>
          </table:table-cell>
          <table:table-cell office:value-type="float" office:value="1914.9526730514499" table:style-name="ce6">
            <text:p>1914.952673</text:p>
          </table:table-cell>
          <table:table-cell office:value-type="float" office:value="1839.05341660708" table:style-name="ce6">
            <text:p>1839.053417</text:p>
          </table:table-cell>
          <table:table-cell office:value-type="float" office:value="1712.6665797748999" table:style-name="ce6">
            <text:p>1712.66658</text:p>
          </table:table-cell>
          <table:table-cell office:value-type="float" office:value="1532.2644213292001" table:style-name="ce6">
            <text:p>1532.264421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98.16161576149102" table:style-name="ce6">
            <text:p>998.1616158</text:p>
          </table:table-cell>
          <table:table-cell office:value-type="float" office:value="967.45089014964503" table:style-name="ce6">
            <text:p>967.4508901</text:p>
          </table:table-cell>
          <table:table-cell office:value-type="float" office:value="967.649459081131" table:style-name="ce6">
            <text:p>967.6494591</text:p>
          </table:table-cell>
          <table:table-cell office:value-type="float" office:value="934.908214251044" table:style-name="ce6">
            <text:p>934.9082143</text:p>
          </table:table-cell>
          <table:table-cell office:value-type="float" office:value="917.85327792496105" table:style-name="ce6">
            <text:p>917.8532779</text:p>
          </table:table-cell>
          <table:table-cell office:value-type="float" office:value="894.23839065172103" table:style-name="ce6">
            <text:p>894.2383907</text:p>
          </table:table-cell>
          <table:table-cell office:value-type="float" office:value="935.66174049295898" table:style-name="ce6">
            <text:p>935.6617405</text:p>
          </table:table-cell>
          <table:table-cell office:value-type="float" office:value="1065.90332503638" table:style-name="ce6">
            <text:p>1065.903325</text:p>
          </table:table-cell>
          <table:table-cell office:value-type="float" office:value="1205.6077229816999" table:style-name="ce6">
            <text:p>1205.607723</text:p>
          </table:table-cell>
          <table:table-cell office:value-type="float" office:value="1277.17081736249" table:style-name="ce6">
            <text:p>1277.170817</text:p>
          </table:table-cell>
          <table:table-cell office:value-type="float" office:value="1325.34559537006" table:style-name="ce6">
            <text:p>1325.345595</text:p>
          </table:table-cell>
          <table:table-cell office:value-type="float" office:value="1347.37732930827" table:style-name="ce6">
            <text:p>1347.377329</text:p>
          </table:table-cell>
          <table:table-cell office:value-type="float" office:value="1355.8241453638" table:style-name="ce6">
            <text:p>1355.824145</text:p>
          </table:table-cell>
          <table:table-cell office:value-type="float" office:value="1350.5621480524401" table:style-name="ce6">
            <text:p>1350.562148</text:p>
          </table:table-cell>
          <table:table-cell office:value-type="float" office:value="1333.84335702358" table:style-name="ce6">
            <text:p>1333.843357</text:p>
          </table:table-cell>
          <table:table-cell office:value-type="float" office:value="1322.70464884848" table:style-name="ce6">
            <text:p>1322.704649</text:p>
          </table:table-cell>
          <table:table-cell office:value-type="float" office:value="1327.4566564869599" table:style-name="ce6">
            <text:p>1327.456656</text:p>
          </table:table-cell>
          <table:table-cell office:value-type="float" office:value="1369.66515856558" table:style-name="ce6">
            <text:p>1369.665159</text:p>
          </table:table-cell>
          <table:table-cell office:value-type="float" office:value="1411.89443366869" table:style-name="ce6">
            <text:p>1411.894434</text:p>
          </table:table-cell>
          <table:table-cell office:value-type="float" office:value="1414.5234315365201" table:style-name="ce6">
            <text:p>1414.523432</text:p>
          </table:table-cell>
          <table:table-cell office:value-type="float" office:value="1389.17525529208" table:style-name="ce6">
            <text:p>1389.175255</text:p>
          </table:table-cell>
          <table:table-cell office:value-type="float" office:value="1334.1152162470501" table:style-name="ce6">
            <text:p>1334.115216</text:p>
          </table:table-cell>
          <table:table-cell office:value-type="float" office:value="1242.42967811721" table:style-name="ce6">
            <text:p>1242.429678</text:p>
          </table:table-cell>
          <table:table-cell office:value-type="float" office:value="1111.5594910672601" table:style-name="ce6">
            <text:p>1111.559491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35.36839666849" table:style-name="ce6">
            <text:p>1435.368397</text:p>
          </table:table-cell>
          <table:table-cell office:value-type="float" office:value="1391.20600424032" table:style-name="ce6">
            <text:p>1391.206004</text:p>
          </table:table-cell>
          <table:table-cell office:value-type="float" office:value="1391.4915487496501" table:style-name="ce6">
            <text:p>1391.491549</text:p>
          </table:table-cell>
          <table:table-cell office:value-type="float" office:value="1344.4092452883699" table:style-name="ce6">
            <text:p>1344.409245</text:p>
          </table:table-cell>
          <table:table-cell office:value-type="float" office:value="1319.8840419314199" table:style-name="ce6">
            <text:p>1319.884042</text:p>
          </table:table-cell>
          <table:table-cell office:value-type="float" office:value="1285.9255502927299" table:style-name="ce6">
            <text:p>1285.92555</text:p>
          </table:table-cell>
          <table:table-cell office:value-type="float" office:value="1345.4928250780799" table:style-name="ce6">
            <text:p>1345.492825</text:p>
          </table:table-cell>
          <table:table-cell office:value-type="float" office:value="1532.7817885422101" table:style-name="ce6">
            <text:p>1532.781789</text:p>
          </table:table-cell>
          <table:table-cell office:value-type="float" office:value="1733.6783913767399" table:style-name="ce6">
            <text:p>1733.678391</text:p>
          </table:table-cell>
          <table:table-cell office:value-type="float" office:value="1836.5869809478099" table:style-name="ce6">
            <text:p>1836.586981</text:p>
          </table:table-cell>
          <table:table-cell office:value-type="float" office:value="1905.86289055673" table:style-name="ce6">
            <text:p>1905.862891</text:p>
          </table:table-cell>
          <table:table-cell office:value-type="float" office:value="1937.5447886776001" table:style-name="ce6">
            <text:p>1937.544789</text:p>
          </table:table-cell>
          <table:table-cell office:value-type="float" office:value="1949.6914116564001" table:style-name="ce6">
            <text:p>1949.691412</text:p>
          </table:table-cell>
          <table:table-cell office:value-type="float" office:value="1942.12459629823" table:style-name="ce6">
            <text:p>1942.124596</text:p>
          </table:table-cell>
          <table:table-cell office:value-type="float" office:value="1918.08277391758" table:style-name="ce6">
            <text:p>1918.082774</text:p>
          </table:table-cell>
          <table:table-cell office:value-type="float" office:value="1902.06517772695" table:style-name="ce6">
            <text:p>1902.065178</text:p>
          </table:table-cell>
          <table:table-cell office:value-type="float" office:value="1908.8986218078501" table:style-name="ce6">
            <text:p>1908.898622</text:p>
          </table:table-cell>
          <table:table-cell office:value-type="float" office:value="1969.5949549443901" table:style-name="ce6">
            <text:p>1969.594955</text:p>
          </table:table-cell>
          <table:table-cell office:value-type="float" office:value="2030.32115993974" table:style-name="ce6">
            <text:p>2030.32116</text:p>
          </table:table-cell>
          <table:table-cell office:value-type="float" office:value="2034.10169046185" table:style-name="ce6">
            <text:p>2034.10169</text:p>
          </table:table-cell>
          <table:table-cell office:value-type="float" office:value="1997.6507084565999" table:style-name="ce6">
            <text:p>1997.650708</text:p>
          </table:table-cell>
          <table:table-cell office:value-type="float" office:value="1918.4737107474" table:style-name="ce6">
            <text:p>1918.473711</text:p>
          </table:table-cell>
          <table:table-cell office:value-type="float" office:value="1786.62880528816" table:style-name="ce6">
            <text:p>1786.628805</text:p>
          </table:table-cell>
          <table:table-cell office:value-type="float" office:value="1598.4359038667999" table:style-name="ce6">
            <text:p>1598.435904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76.04899865030904" table:style-name="ce6">
            <text:p>876.0489987</text:p>
          </table:table-cell>
          <table:table-cell office:value-type="float" office:value="849.09534706197803" table:style-name="ce6">
            <text:p>849.0953471</text:p>
          </table:table-cell>
          <table:table-cell office:value-type="float" office:value="849.26962356273998" table:style-name="ce6">
            <text:p>849.2696236</text:p>
          </table:table-cell>
          <table:table-cell office:value-type="float" office:value="820.53386144261503" table:style-name="ce6">
            <text:p>820.5338614</text:p>
          </table:table-cell>
          <table:table-cell office:value-type="float" office:value="805.56538373861895" table:style-name="ce6">
            <text:p>805.5653837</text:p>
          </table:table-cell>
          <table:table-cell office:value-type="float" office:value="784.83948322081699" table:style-name="ce6">
            <text:p>784.8394832</text:p>
          </table:table-cell>
          <table:table-cell office:value-type="float" office:value="821.19520315247701" table:style-name="ce6">
            <text:p>821.1952032</text:p>
          </table:table-cell>
          <table:table-cell office:value-type="float" office:value="935.50335517938902" table:style-name="ce6">
            <text:p>935.5033552</text:p>
          </table:table-cell>
          <table:table-cell office:value-type="float" office:value="1058.1166634798401" table:style-name="ce6">
            <text:p>1058.116663</text:p>
          </table:table-cell>
          <table:table-cell office:value-type="float" office:value="1120.9249063361599" table:style-name="ce6">
            <text:p>1120.924906</text:p>
          </table:table-cell>
          <table:table-cell office:value-type="float" office:value="1163.20610145259" table:style-name="ce6">
            <text:p>1163.206101</text:p>
          </table:table-cell>
          <table:table-cell office:value-type="float" office:value="1182.54252768891" table:style-name="ce6">
            <text:p>1182.542528</text:p>
          </table:table-cell>
          <table:table-cell office:value-type="float" office:value="1189.95598121224" table:style-name="ce6">
            <text:p>1189.955981</text:p>
          </table:table-cell>
          <table:table-cell office:value-type="float" office:value="1185.3377236047299" table:style-name="ce6">
            <text:p>1185.337724</text:p>
          </table:table-cell>
          <table:table-cell office:value-type="float" office:value="1170.66426801578" table:style-name="ce6">
            <text:p>1170.664268</text:p>
          </table:table-cell>
          <table:table-cell office:value-type="float" office:value="1160.8882417801799" table:style-name="ce6">
            <text:p>1160.888242</text:p>
          </table:table-cell>
          <table:table-cell office:value-type="float" office:value="1165.0589005868601" table:style-name="ce6">
            <text:p>1165.058901</text:p>
          </table:table-cell>
          <table:table-cell office:value-type="float" office:value="1202.1037191779801" table:style-name="ce6">
            <text:p>1202.103719</text:p>
          </table:table-cell>
          <table:table-cell office:value-type="float" office:value="1239.1667694732901" table:style-name="ce6">
            <text:p>1239.166769</text:p>
          </table:table-cell>
          <table:table-cell office:value-type="float" office:value="1241.4741422606101" table:style-name="ce6">
            <text:p>1241.474142</text:p>
          </table:table-cell>
          <table:table-cell office:value-type="float" office:value="1219.22699904662" table:style-name="ce6">
            <text:p>1219.226999</text:p>
          </table:table-cell>
          <table:table-cell office:value-type="float" office:value="1170.90286865593" table:style-name="ce6">
            <text:p>1170.902869</text:p>
          </table:table-cell>
          <table:table-cell office:value-type="float" office:value="1090.43391192483" table:style-name="ce6">
            <text:p>1090.433912</text:p>
          </table:table-cell>
          <table:table-cell office:value-type="float" office:value="975.57405906340296" table:style-name="ce6">
            <text:p>975.5740591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89.30240668387296" table:style-name="ce6">
            <text:p>589.3024067</text:p>
          </table:table-cell>
          <table:table-cell office:value-type="float" office:value="571.17116999004202" table:style-name="ce6">
            <text:p>571.17117</text:p>
          </table:table-cell>
          <table:table-cell office:value-type="float" office:value="571.28840265794804" table:style-name="ce6">
            <text:p>571.2884027</text:p>
          </table:table-cell>
          <table:table-cell office:value-type="float" office:value="551.95837225853597" table:style-name="ce6">
            <text:p>551.9583723</text:p>
          </table:table-cell>
          <table:table-cell office:value-type="float" office:value="541.88934649747796" table:style-name="ce6">
            <text:p>541.8893465</text:p>
          </table:table-cell>
          <table:table-cell office:value-type="float" office:value="527.94740595003304" table:style-name="ce6">
            <text:p>527.947406</text:p>
          </table:table-cell>
          <table:table-cell office:value-type="float" office:value="552.403244933309" table:style-name="ce6">
            <text:p>552.4032449</text:p>
          </table:table-cell>
          <table:table-cell office:value-type="float" office:value="629.296283104493" table:style-name="ce6">
            <text:p>629.2962831</text:p>
          </table:table-cell>
          <table:table-cell office:value-type="float" office:value="711.77605054244498" table:style-name="ce6">
            <text:p>711.7760505</text:p>
          </table:table-cell>
          <table:table-cell office:value-type="float" office:value="754.02602597970997" table:style-name="ce6">
            <text:p>754.026026</text:p>
          </table:table-cell>
          <table:table-cell office:value-type="float" office:value="782.46782555709297" table:style-name="ce6">
            <text:p>782.4678256</text:p>
          </table:table-cell>
          <table:table-cell office:value-type="float" office:value="795.475091743441" table:style-name="ce6">
            <text:p>795.4750917</text:p>
          </table:table-cell>
          <table:table-cell office:value-type="float" office:value="800.46198860637003" table:style-name="ce6">
            <text:p>800.4619886</text:p>
          </table:table-cell>
          <table:table-cell office:value-type="float" office:value="797.35536976771402" table:style-name="ce6">
            <text:p>797.3553698</text:p>
          </table:table-cell>
          <table:table-cell office:value-type="float" office:value="787.48480007782098" table:style-name="ce6">
            <text:p>787.4848001</text:p>
          </table:table-cell>
          <table:table-cell office:value-type="float" office:value="780.90864303943295" table:style-name="ce6">
            <text:p>780.908643</text:p>
          </table:table-cell>
          <table:table-cell office:value-type="float" office:value="783.71417021431103" table:style-name="ce6">
            <text:p>783.7141702</text:p>
          </table:table-cell>
          <table:table-cell office:value-type="float" office:value="808.633553473181" table:style-name="ce6">
            <text:p>808.6335535</text:p>
          </table:table-cell>
          <table:table-cell office:value-type="float" office:value="833.56520087157605" table:style-name="ce6">
            <text:p>833.5652009</text:p>
          </table:table-cell>
          <table:table-cell office:value-type="float" office:value="835.11732905023098" table:style-name="ce6">
            <text:p>835.1173291</text:p>
          </table:table-cell>
          <table:table-cell office:value-type="float" office:value="820.152075898818" table:style-name="ce6">
            <text:p>820.1520759</text:p>
          </table:table-cell>
          <table:table-cell office:value-type="float" office:value="787.64530243750096" table:style-name="ce6">
            <text:p>787.6453024</text:p>
          </table:table-cell>
          <table:table-cell office:value-type="float" office:value="733.51528238378398" table:style-name="ce6">
            <text:p>733.5152824</text:p>
          </table:table-cell>
          <table:table-cell office:value-type="float" office:value="656.25112498291105" table:style-name="ce6">
            <text:p>656.25112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23.0707720989199" table:style-name="ce6">
            <text:p>2923.070772</text:p>
          </table:table-cell>
          <table:table-cell office:value-type="float" office:value="2833.1358126610598" table:style-name="ce6">
            <text:p>2833.135813</text:p>
          </table:table-cell>
          <table:table-cell office:value-type="float" office:value="2833.7173127214801" table:style-name="ce6">
            <text:p>2833.717313</text:p>
          </table:table-cell>
          <table:table-cell office:value-type="float" office:value="2737.8360703517701" table:style-name="ce6">
            <text:p>2737.83607</text:p>
          </table:table-cell>
          <table:table-cell office:value-type="float" office:value="2687.8914670855502" table:style-name="ce6">
            <text:p>2687.891467</text:p>
          </table:table-cell>
          <table:table-cell office:value-type="float" office:value="2618.73634662727" table:style-name="ce6">
            <text:p>2618.736347</text:p>
          </table:table-cell>
          <table:table-cell office:value-type="float" office:value="2740.0427375877898" table:style-name="ce6">
            <text:p>2740.042738</text:p>
          </table:table-cell>
          <table:table-cell office:value-type="float" office:value="3121.4492784517001" table:style-name="ce6">
            <text:p>3121.449278</text:p>
          </table:table-cell>
          <table:table-cell office:value-type="float" office:value="3530.5672368257101" table:style-name="ce6">
            <text:p>3530.567237</text:p>
          </table:table-cell>
          <table:table-cell office:value-type="float" office:value="3740.1364951926098" table:style-name="ce6">
            <text:p>3740.136495</text:p>
          </table:table-cell>
          <table:table-cell office:value-type="float" office:value="3881.2141356495199" table:style-name="ce6">
            <text:p>3881.214136</text:p>
          </table:table-cell>
          <table:table-cell office:value-type="float" office:value="3945.73306376349" table:style-name="ce6">
            <text:p>3945.733064</text:p>
          </table:table-cell>
          <table:table-cell office:value-type="float" office:value="3970.4691793777502" table:style-name="ce6">
            <text:p>3970.469179</text:p>
          </table:table-cell>
          <table:table-cell office:value-type="float" office:value="3955.0596602169098" table:style-name="ce6">
            <text:p>3955.05966</text:p>
          </table:table-cell>
          <table:table-cell office:value-type="float" office:value="3906.0994431242102" table:style-name="ce6">
            <text:p>3906.099443</text:p>
          </table:table-cell>
          <table:table-cell office:value-type="float" office:value="3873.4802441974498" table:style-name="ce6">
            <text:p>3873.480244</text:p>
          </table:table-cell>
          <table:table-cell office:value-type="float" office:value="3887.3962818585901" table:style-name="ce6">
            <text:p>3887.396282</text:p>
          </table:table-cell>
          <table:table-cell office:value-type="float" office:value="4011.0019553406" table:style-name="ce6">
            <text:p>4011.001955</text:p>
          </table:table-cell>
          <table:table-cell office:value-type="float" office:value="4134.6684616775201" table:style-name="ce6">
            <text:p>4134.668462</text:p>
          </table:table-cell>
          <table:table-cell office:value-type="float" office:value="4142.3673620419404" table:style-name="ce6">
            <text:p>4142.367362</text:p>
          </table:table-cell>
          <table:table-cell office:value-type="float" office:value="4068.1363838755401" table:style-name="ce6">
            <text:p>4068.136384</text:p>
          </table:table-cell>
          <table:table-cell office:value-type="float" office:value="3906.89557046242" table:style-name="ce6">
            <text:p>3906.89557</text:p>
          </table:table-cell>
          <table:table-cell office:value-type="float" office:value="3638.3986532302001" table:style-name="ce6">
            <text:p>3638.398653</text:p>
          </table:table-cell>
          <table:table-cell office:value-type="float" office:value="3255.1512785923901" table:style-name="ce6">
            <text:p>3255.151279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00.6489908369499" table:style-name="ce6">
            <text:p>1100.648991</text:p>
          </table:table-cell>
          <table:table-cell office:value-type="float" office:value="1066.7850066696501" table:style-name="ce6">
            <text:p>1066.785007</text:p>
          </table:table-cell>
          <table:table-cell office:value-type="float" office:value="1067.0039638912101" table:style-name="ce6">
            <text:p>1067.003964</text:p>
          </table:table-cell>
          <table:table-cell office:value-type="float" office:value="1030.9009746438301" table:style-name="ce6">
            <text:p>1030.900975</text:p>
          </table:table-cell>
          <table:table-cell office:value-type="float" office:value="1012.09490340278" table:style-name="ce6">
            <text:p>1012.094903</text:p>
          </table:table-cell>
          <table:table-cell office:value-type="float" office:value="986.05533081694398" table:style-name="ce6">
            <text:p>986.0553308</text:p>
          </table:table-cell>
          <table:table-cell office:value-type="float" office:value="1031.7318700465801" table:style-name="ce6">
            <text:p>1031.73187</text:p>
          </table:table-cell>
          <table:table-cell office:value-type="float" office:value="1175.3461568806399" table:style-name="ce6">
            <text:p>1175.346157</text:p>
          </table:table-cell>
          <table:table-cell office:value-type="float" office:value="1329.39486220647" table:style-name="ce6">
            <text:p>1329.394862</text:p>
          </table:table-cell>
          <table:table-cell office:value-type="float" office:value="1408.30577840244" table:style-name="ce6">
            <text:p>1408.305778</text:p>
          </table:table-cell>
          <table:table-cell office:value-type="float" office:value="1461.4269563365101" table:style-name="ce6">
            <text:p>1461.426956</text:p>
          </table:table-cell>
          <table:table-cell office:value-type="float" office:value="1485.72082352452" table:style-name="ce6">
            <text:p>1485.720824</text:p>
          </table:table-cell>
          <table:table-cell office:value-type="float" office:value="1495.0349259909899" table:style-name="ce6">
            <text:p>1495.034926</text:p>
          </table:table-cell>
          <table:table-cell office:value-type="float" office:value="1489.2326471424699" table:style-name="ce6">
            <text:p>1489.232647</text:p>
          </table:table-cell>
          <table:table-cell office:value-type="float" office:value="1470.79723529798" table:style-name="ce6">
            <text:p>1470.797235</text:p>
          </table:table-cell>
          <table:table-cell office:value-type="float" office:value="1458.51484763794" table:style-name="ce6">
            <text:p>1458.514848</text:p>
          </table:table-cell>
          <table:table-cell office:value-type="float" office:value="1463.7547730459701" table:style-name="ce6">
            <text:p>1463.754773</text:p>
          </table:table-cell>
          <table:table-cell office:value-type="float" office:value="1510.2970809087401" table:style-name="ce6">
            <text:p>1510.297081</text:p>
          </table:table-cell>
          <table:table-cell office:value-type="float" office:value="1556.8622946898399" table:style-name="ce6">
            <text:p>1556.862295</text:p>
          </table:table-cell>
          <table:table-cell office:value-type="float" office:value="1559.7612278930801" table:style-name="ce6">
            <text:p>1559.761228</text:p>
          </table:table-cell>
          <table:table-cell office:value-type="float" office:value="1531.8103989266499" table:style-name="ce6">
            <text:p>1531.810399</text:p>
          </table:table-cell>
          <table:table-cell office:value-type="float" office:value="1471.0970079753099" table:style-name="ce6">
            <text:p>1471.097008</text:p>
          </table:table-cell>
          <table:table-cell office:value-type="float" office:value="1369.99755331439" table:style-name="ce6">
            <text:p>1369.997553</text:p>
          </table:table-cell>
          <table:table-cell office:value-type="float" office:value="1225.6901214990701" table:style-name="ce6">
            <text:p>1225.69012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0.06079605064201" table:style-name="ce6">
            <text:p>560.0607961</text:p>
          </table:table-cell>
          <table:table-cell office:value-type="float" office:value="542.82924440422698" table:style-name="ce6">
            <text:p>542.8292444</text:p>
          </table:table-cell>
          <table:table-cell office:value-type="float" office:value="542.94065990256195" table:style-name="ce6">
            <text:p>542.9406599</text:p>
          </table:table-cell>
          <table:table-cell office:value-type="float" office:value="524.569799559231" table:style-name="ce6">
            <text:p>524.5697996</text:p>
          </table:table-cell>
          <table:table-cell office:value-type="float" office:value="515.00040612178498" table:style-name="ce6">
            <text:p>515.0004061</text:p>
          </table:table-cell>
          <table:table-cell office:value-type="float" office:value="501.75027472416798" table:style-name="ce6">
            <text:p>501.7502747</text:p>
          </table:table-cell>
          <table:table-cell office:value-type="float" office:value="524.99259733088297" table:style-name="ce6">
            <text:p>524.9925973</text:p>
          </table:table-cell>
          <table:table-cell office:value-type="float" office:value="598.07014746552397" table:style-name="ce6">
            <text:p>598.0701475</text:p>
          </table:table-cell>
          <table:table-cell office:value-type="float" office:value="676.45720932958898" table:style-name="ce6">
            <text:p>676.4572093</text:p>
          </table:table-cell>
          <table:table-cell office:value-type="float" office:value="716.61071050001499" table:style-name="ce6">
            <text:p>716.6107105</text:p>
          </table:table-cell>
          <table:table-cell office:value-type="float" office:value="743.64120746006995" table:style-name="ce6">
            <text:p>743.6412075</text:p>
          </table:table-cell>
          <table:table-cell office:value-type="float" office:value="756.00304371280401" table:style-name="ce6">
            <text:p>756.0030437</text:p>
          </table:table-cell>
          <table:table-cell office:value-type="float" office:value="760.74248715507804" table:style-name="ce6">
            <text:p>760.7424872</text:p>
          </table:table-cell>
          <table:table-cell office:value-type="float" office:value="757.790020984791" table:style-name="ce6">
            <text:p>757.790021</text:p>
          </table:table-cell>
          <table:table-cell office:value-type="float" office:value="748.40923608506" table:style-name="ce6">
            <text:p>748.4092361</text:p>
          </table:table-cell>
          <table:table-cell office:value-type="float" office:value="742.15939270397098" table:style-name="ce6">
            <text:p>742.1593927</text:p>
          </table:table-cell>
          <table:table-cell office:value-type="float" office:value="744.825707596092" table:style-name="ce6">
            <text:p>744.8257076</text:p>
          </table:table-cell>
          <table:table-cell office:value-type="float" office:value="768.50857307697197" table:style-name="ce6">
            <text:p>768.5085731</text:p>
          </table:table-cell>
          <table:table-cell office:value-type="float" office:value="792.20309414192695" table:style-name="ce6">
            <text:p>792.2030941</text:p>
          </table:table-cell>
          <table:table-cell office:value-type="float" office:value="793.67820460041298" table:style-name="ce6">
            <text:p>793.6782046</text:p>
          </table:table-cell>
          <table:table-cell office:value-type="float" office:value="779.45553810861202" table:style-name="ce6">
            <text:p>779.4555381</text:p>
          </table:table-cell>
          <table:table-cell office:value-type="float" office:value="748.56177420184099" table:style-name="ce6">
            <text:p>748.5617742</text:p>
          </table:table-cell>
          <table:table-cell office:value-type="float" office:value="697.11772480092998" table:style-name="ce6">
            <text:p>697.1177248</text:p>
          </table:table-cell>
          <table:table-cell office:value-type="float" office:value="623.68747064055901" table:style-name="ce6">
            <text:p>623.687470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2.69221969665" table:style-name="ce6">
            <text:p>382.6922197</text:p>
          </table:table-cell>
          <table:table-cell office:value-type="float" office:value="370.91781806939002" table:style-name="ce6">
            <text:p>370.9178181</text:p>
          </table:table-cell>
          <table:table-cell office:value-type="float" office:value="370.99394881209901" table:style-name="ce6">
            <text:p>370.9939488</text:p>
          </table:table-cell>
          <table:table-cell office:value-type="float" office:value="358.44105210498799" table:style-name="ce6">
            <text:p>358.4410521</text:p>
          </table:table-cell>
          <table:table-cell office:value-type="float" office:value="351.90223981612399" table:style-name="ce6">
            <text:p>351.9022398</text:p>
          </table:table-cell>
          <table:table-cell office:value-type="float" office:value="342.84836168077999" table:style-name="ce6">
            <text:p>342.8483617</text:p>
          </table:table-cell>
          <table:table-cell office:value-type="float" office:value="358.729951843832" table:style-name="ce6">
            <text:p>358.7299518</text:p>
          </table:table-cell>
          <table:table-cell office:value-type="float" office:value="408.66419124824603" table:style-name="ce6">
            <text:p>408.6641912</text:p>
          </table:table-cell>
          <table:table-cell office:value-type="float" office:value="462.22644540314201" table:style-name="ce6">
            <text:p>462.2264454</text:p>
          </table:table-cell>
          <table:table-cell office:value-type="float" office:value="489.66352473427997" table:style-name="ce6">
            <text:p>489.6635247</text:p>
          </table:table-cell>
          <table:table-cell office:value-type="float" office:value="508.13359254493901" table:style-name="ce6">
            <text:p>508.1335925</text:p>
          </table:table-cell>
          <table:table-cell office:value-type="float" office:value="516.58049436067995" table:style-name="ce6">
            <text:p>516.5804944</text:p>
          </table:table-cell>
          <table:table-cell office:value-type="float" office:value="519.81897872495097" table:style-name="ce6">
            <text:p>519.8189787</text:p>
          </table:table-cell>
          <table:table-cell office:value-type="float" office:value="517.80154447450104" table:style-name="ce6">
            <text:p>517.8015445</text:p>
          </table:table-cell>
          <table:table-cell office:value-type="float" office:value="511.39160930123001" table:style-name="ce6">
            <text:p>511.3916093</text:p>
          </table:table-cell>
          <table:table-cell office:value-type="float" office:value="507.12106143726402" table:style-name="ce6">
            <text:p>507.1210614</text:p>
          </table:table-cell>
          <table:table-cell office:value-type="float" office:value="508.94296715119901" table:style-name="ce6">
            <text:p>508.9429672</text:p>
          </table:table-cell>
          <table:table-cell office:value-type="float" office:value="525.12558236648704" table:style-name="ce6">
            <text:p>525.1255824</text:p>
          </table:table-cell>
          <table:table-cell office:value-type="float" office:value="541.31616189810097" table:style-name="ce6">
            <text:p>541.3161619</text:p>
          </table:table-cell>
          <table:table-cell office:value-type="float" office:value="542.32411192716199" table:style-name="ce6">
            <text:p>542.3241119</text:p>
          </table:table-cell>
          <table:table-cell office:value-type="float" office:value="532.60569591209105" table:style-name="ce6">
            <text:p>532.6056959</text:p>
          </table:table-cell>
          <table:table-cell office:value-type="float" office:value="511.49583932574097" table:style-name="ce6">
            <text:p>511.4958393</text:p>
          </table:table-cell>
          <table:table-cell office:value-type="float" office:value="476.34387440649101" table:style-name="ce6">
            <text:p>476.3438744</text:p>
          </table:table-cell>
          <table:table-cell office:value-type="float" office:value="426.16863065495198" table:style-name="ce6">
            <text:p>426.1686307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92.16501402835297" table:style-name="ce6">
            <text:p>992.165014</text:p>
          </table:table-cell>
          <table:table-cell office:value-type="float" office:value="961.63878758730596" table:style-name="ce6">
            <text:p>961.6387876</text:p>
          </table:table-cell>
          <table:table-cell office:value-type="float" office:value="961.83616358692495" table:style-name="ce6">
            <text:p>961.8361636</text:p>
          </table:table-cell>
          <table:table-cell office:value-type="float" office:value="929.29161656848703" table:style-name="ce6">
            <text:p>929.2916166</text:p>
          </table:table-cell>
          <table:table-cell office:value-type="float" office:value="912.33914026402499" table:style-name="ce6">
            <text:p>912.3391403</text:p>
          </table:table-cell>
          <table:table-cell office:value-type="float" office:value="888.86612287609603" table:style-name="ce6">
            <text:p>888.8661229</text:p>
          </table:table-cell>
          <table:table-cell office:value-type="float" office:value="930.04061589141804" table:style-name="ce6">
            <text:p>930.0406159</text:p>
          </table:table-cell>
          <table:table-cell office:value-type="float" office:value="1059.4997550880501" table:style-name="ce6">
            <text:p>1059.499755</text:p>
          </table:table-cell>
          <table:table-cell office:value-type="float" office:value="1198.3648584525899" table:style-name="ce6">
            <text:p>1198.364858</text:p>
          </table:table-cell>
          <table:table-cell office:value-type="float" office:value="1269.49802708887" table:style-name="ce6">
            <text:p>1269.498027</text:p>
          </table:table-cell>
          <table:table-cell office:value-type="float" office:value="1317.38338807947" table:style-name="ce6">
            <text:p>1317.383388</text:p>
          </table:table-cell>
          <table:table-cell office:value-type="float" office:value="1339.28276315732" table:style-name="ce6">
            <text:p>1339.282763</text:p>
          </table:table-cell>
          <table:table-cell office:value-type="float" office:value="1347.6788337313501" table:style-name="ce6">
            <text:p>1347.678834</text:p>
          </table:table-cell>
          <table:table-cell office:value-type="float" office:value="1342.44844863759" table:style-name="ce6">
            <text:p>1342.448449</text:p>
          </table:table-cell>
          <table:table-cell office:value-type="float" office:value="1325.8300981883799" table:style-name="ce6">
            <text:p>1325.830098</text:p>
          </table:table-cell>
          <table:table-cell office:value-type="float" office:value="1314.75830742994" table:style-name="ce6">
            <text:p>1314.758307</text:p>
          </table:table-cell>
          <table:table-cell office:value-type="float" office:value="1319.4817666883" table:style-name="ce6">
            <text:p>1319.481767</text:p>
          </table:table-cell>
          <table:table-cell office:value-type="float" office:value="1361.4366950242299" table:style-name="ce6">
            <text:p>1361.436695</text:p>
          </table:table-cell>
          <table:table-cell office:value-type="float" office:value="1403.4122715876699" table:style-name="ce6">
            <text:p>1403.412272</text:p>
          </table:table-cell>
          <table:table-cell office:value-type="float" office:value="1406.02547536672" table:style-name="ce6">
            <text:p>1406.025475</text:p>
          </table:table-cell>
          <table:table-cell office:value-type="float" office:value="1380.82958199431" table:style-name="ce6">
            <text:p>1380.829582</text:p>
          </table:table-cell>
          <table:table-cell office:value-type="float" office:value="1326.1003241778501" table:style-name="ce6">
            <text:p>1326.100324</text:p>
          </table:table-cell>
          <table:table-cell office:value-type="float" office:value="1234.9656003131199" table:style-name="ce6">
            <text:p>1234.9656</text:p>
          </table:table-cell>
          <table:table-cell office:value-type="float" office:value="1104.88163503136" table:style-name="ce6">
            <text:p>1104.88163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80.7193276979201" table:style-name="ce6">
            <text:p>2580.719328</text:p>
          </table:table-cell>
          <table:table-cell office:value-type="float" office:value="2501.3175936474199" table:style-name="ce6">
            <text:p>2501.317594</text:p>
          </table:table-cell>
          <table:table-cell office:value-type="float" office:value="2501.8309881431301" table:style-name="ce6">
            <text:p>2501.830988</text:p>
          </table:table-cell>
          <table:table-cell office:value-type="float" office:value="2417.17940265671" table:style-name="ce6">
            <text:p>2417.179403</text:p>
          </table:table-cell>
          <table:table-cell office:value-type="float" office:value="2373.0843351702702" table:style-name="ce6">
            <text:p>2373.084335</text:p>
          </table:table-cell>
          <table:table-cell office:value-type="float" office:value="2312.0286954370599" table:style-name="ce6">
            <text:p>2312.028695</text:p>
          </table:table-cell>
          <table:table-cell office:value-type="float" office:value="2419.1276239725098" table:style-name="ce6">
            <text:p>2419.127624</text:p>
          </table:table-cell>
          <table:table-cell office:value-type="float" office:value="2755.8636486740702" table:style-name="ce6">
            <text:p>2755.863649</text:p>
          </table:table-cell>
          <table:table-cell office:value-type="float" office:value="3117.0655164365699" table:style-name="ce6">
            <text:p>3117.065516</text:p>
          </table:table-cell>
          <table:table-cell office:value-type="float" office:value="3302.0899232081001" table:style-name="ce6">
            <text:p>3302.089923</text:p>
          </table:table-cell>
          <table:table-cell office:value-type="float" office:value="3426.6444830594601" table:style-name="ce6">
            <text:p>3426.644483</text:p>
          </table:table-cell>
          <table:table-cell office:value-type="float" office:value="3483.6069235092" table:style-name="ce6">
            <text:p>3483.606924</text:p>
          </table:table-cell>
          <table:table-cell office:value-type="float" office:value="3505.4459334528701" table:style-name="ce6">
            <text:p>3505.445933</text:p>
          </table:table-cell>
          <table:table-cell office:value-type="float" office:value="3491.8411845331698" table:style-name="ce6">
            <text:p>3491.841185</text:p>
          </table:table-cell>
          <table:table-cell office:value-type="float" office:value="3448.61521144163" table:style-name="ce6">
            <text:p>3448.615211</text:p>
          </table:table-cell>
          <table:table-cell office:value-type="float" office:value="3419.8163886666798" table:style-name="ce6">
            <text:p>3419.816389</text:p>
          </table:table-cell>
          <table:table-cell office:value-type="float" office:value="3432.10257335296" table:style-name="ce6">
            <text:p>3432.102573</text:p>
          </table:table-cell>
          <table:table-cell office:value-type="float" office:value="3541.2314913432301" table:style-name="ce6">
            <text:p>3541.231491</text:p>
          </table:table-cell>
          <table:table-cell office:value-type="float" office:value="3650.4141174154001" table:style-name="ce6">
            <text:p>3650.414117</text:p>
          </table:table-cell>
          <table:table-cell office:value-type="float" office:value="3657.21131889343" table:style-name="ce6">
            <text:p>3657.211319</text:p>
          </table:table-cell>
          <table:table-cell office:value-type="float" office:value="3591.6743083302499" table:style-name="ce6">
            <text:p>3591.674308</text:p>
          </table:table-cell>
          <table:table-cell office:value-type="float" office:value="3449.3180959658898" table:style-name="ce6">
            <text:p>3449.318096</text:p>
          </table:table-cell>
          <table:table-cell office:value-type="float" office:value="3212.2676658694099" table:style-name="ce6">
            <text:p>3212.267666</text:p>
          </table:table-cell>
          <table:table-cell office:value-type="float" office:value="2873.9064067244199" table:style-name="ce6">
            <text:p>2873.906407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73.01647796274995" table:style-name="ce6">
            <text:p>773.016478</text:p>
          </table:table-cell>
          <table:table-cell office:value-type="float" office:value="749.23285758175803" table:style-name="ce6">
            <text:p>749.2328576</text:p>
          </table:table-cell>
          <table:table-cell office:value-type="float" office:value="749.38663734409795" table:style-name="ce6">
            <text:p>749.3866373</text:p>
          </table:table-cell>
          <table:table-cell office:value-type="float" office:value="724.03050126050198" table:style-name="ce6">
            <text:p>724.0305013</text:p>
          </table:table-cell>
          <table:table-cell office:value-type="float" office:value="710.82247301889402" table:style-name="ce6">
            <text:p>710.822473</text:p>
          </table:table-cell>
          <table:table-cell office:value-type="float" office:value="692.53415507599095" table:style-name="ce6">
            <text:p>692.5341551</text:p>
          </table:table-cell>
          <table:table-cell office:value-type="float" office:value="724.61406227144505" table:style-name="ce6">
            <text:p>724.6140623</text:p>
          </table:table-cell>
          <table:table-cell office:value-type="float" office:value="825.47838061255402" table:style-name="ce6">
            <text:p>825.4783806</text:p>
          </table:table-cell>
          <table:table-cell office:value-type="float" office:value="933.67108202514999" table:style-name="ce6">
            <text:p>933.671082</text:p>
          </table:table-cell>
          <table:table-cell office:value-type="float" office:value="989.092418907705" table:style-name="ce6">
            <text:p>989.0924189</text:p>
          </table:table-cell>
          <table:table-cell office:value-type="float" office:value="1026.40090345972" table:style-name="ce6">
            <text:p>1026.400903</text:p>
          </table:table-cell>
          <table:table-cell office:value-type="float" office:value="1043.4631638225701" table:style-name="ce6">
            <text:p>1043.463164</text:p>
          </table:table-cell>
          <table:table-cell office:value-type="float" office:value="1050.00471770937" table:style-name="ce6">
            <text:p>1050.004718</text:p>
          </table:table-cell>
          <table:table-cell office:value-type="float" office:value="1045.92961547698" table:style-name="ce6">
            <text:p>1045.929615</text:p>
          </table:table-cell>
          <table:table-cell office:value-type="float" office:value="1032.9819116654501" table:style-name="ce6">
            <text:p>1032.981912</text:p>
          </table:table-cell>
          <table:table-cell office:value-type="float" office:value="1024.3556483162999" table:style-name="ce6">
            <text:p>1024.355648</text:p>
          </table:table-cell>
          <table:table-cell office:value-type="float" office:value="1028.0357940461499" table:style-name="ce6">
            <text:p>1028.035794</text:p>
          </table:table-cell>
          <table:table-cell office:value-type="float" office:value="1060.7237546946999" table:style-name="ce6">
            <text:p>1060.723755</text:p>
          </table:table-cell>
          <table:table-cell office:value-type="float" office:value="1093.42780280841" table:style-name="ce6">
            <text:p>1093.427803</text:p>
          </table:table-cell>
          <table:table-cell office:value-type="float" office:value="1095.46380443407" table:style-name="ce6">
            <text:p>1095.463804</text:p>
          </table:table-cell>
          <table:table-cell office:value-type="float" office:value="1075.83315783952" table:style-name="ce6">
            <text:p>1075.833158</text:p>
          </table:table-cell>
          <table:table-cell office:value-type="float" office:value="1033.1924503759301" table:style-name="ce6">
            <text:p>1033.19245</text:p>
          </table:table-cell>
          <table:table-cell office:value-type="float" office:value="962.187484200006" table:style-name="ce6">
            <text:p>962.1874842</text:p>
          </table:table-cell>
          <table:table-cell office:value-type="float" office:value="860.83635081014597" table:style-name="ce6">
            <text:p>860.8363508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06.4473882153698" table:style-name="ce6">
            <text:p>5306.447388</text:p>
          </table:table-cell>
          <table:table-cell office:value-type="float" office:value="5143.1823947114499" table:style-name="ce6">
            <text:p>5143.182395</text:p>
          </table:table-cell>
          <table:table-cell office:value-type="float" office:value="5144.2380309643504" table:style-name="ce6">
            <text:p>5144.238031</text:p>
          </table:table-cell>
          <table:table-cell office:value-type="float" office:value="4970.1783492734403" table:style-name="ce6">
            <text:p>4970.178349</text:p>
          </table:table-cell>
          <table:table-cell office:value-type="float" office:value="4879.5105446868201" table:style-name="ce6">
            <text:p>4879.510545</text:p>
          </table:table-cell>
          <table:table-cell office:value-type="float" office:value="4753.9685934483095" table:style-name="ce6">
            <text:p>4753.968593</text:p>
          </table:table-cell>
          <table:table-cell office:value-type="float" office:value="4974.1842610368403" table:style-name="ce6">
            <text:p>4974.184261</text:p>
          </table:table-cell>
          <table:table-cell office:value-type="float" office:value="5666.5772615533097" table:style-name="ce6">
            <text:p>5666.577262</text:p>
          </table:table-cell>
          <table:table-cell office:value-type="float" office:value="6409.2766660316001" table:style-name="ce6">
            <text:p>6409.276666</text:p>
          </table:table-cell>
          <table:table-cell office:value-type="float" office:value="6789.7218657599497" table:style-name="ce6">
            <text:p>6789.721866</text:p>
          </table:table-cell>
          <table:table-cell office:value-type="float" office:value="7045.8296151459299" table:style-name="ce6">
            <text:p>7045.829615</text:p>
          </table:table-cell>
          <table:table-cell office:value-type="float" office:value="7162.9551739414001" table:style-name="ce6">
            <text:p>7162.955174</text:p>
          </table:table-cell>
          <table:table-cell office:value-type="float" office:value="7207.8603118357096" table:style-name="ce6">
            <text:p>7207.860312</text:p>
          </table:table-cell>
          <table:table-cell office:value-type="float" office:value="7179.8863730979901" table:style-name="ce6">
            <text:p>7179.886373</text:p>
          </table:table-cell>
          <table:table-cell office:value-type="float" office:value="7091.0055910800302" table:style-name="ce6">
            <text:p>7091.005591</text:p>
          </table:table-cell>
          <table:table-cell office:value-type="float" office:value="7031.7897607269597" table:style-name="ce6">
            <text:p>7031.789761</text:p>
          </table:table-cell>
          <table:table-cell office:value-type="float" office:value="7057.0524818372896" table:style-name="ce6">
            <text:p>7057.052482</text:p>
          </table:table-cell>
          <table:table-cell office:value-type="float" office:value="7281.4421919592396" table:style-name="ce6">
            <text:p>7281.442192</text:p>
          </table:table-cell>
          <table:table-cell office:value-type="float" office:value="7505.9423360628398" table:style-name="ce6">
            <text:p>7505.942336</text:p>
          </table:table-cell>
          <table:table-cell office:value-type="float" office:value="7519.91866880199" table:style-name="ce6">
            <text:p>7519.918669</text:p>
          </table:table-cell>
          <table:table-cell office:value-type="float" office:value="7385.1621709519804" table:style-name="ce6">
            <text:p>7385.162171</text:p>
          </table:table-cell>
          <table:table-cell office:value-type="float" office:value="7092.4508546962397" table:style-name="ce6">
            <text:p>7092.450855</text:p>
          </table:table-cell>
          <table:table-cell office:value-type="float" office:value="6605.0303040922799" table:style-name="ce6">
            <text:p>6605.030304</text:p>
          </table:table-cell>
          <table:table-cell office:value-type="float" office:value="5909.2955139534297" table:style-name="ce6">
            <text:p>5909.295514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76.28735163536999" table:style-name="ce6">
            <text:p>776.2873516</text:p>
          </table:table-cell>
          <table:table-cell office:value-type="float" office:value="752.40309534303401" table:style-name="ce6">
            <text:p>752.4030953</text:p>
          </table:table-cell>
          <table:table-cell office:value-type="float" office:value="752.55752579548403" table:style-name="ce6">
            <text:p>752.5575258</text:p>
          </table:table-cell>
          <table:table-cell office:value-type="float" office:value="727.09409999644299" table:style-name="ce6">
            <text:p>727.0941</text:p>
          </table:table-cell>
          <table:table-cell office:value-type="float" office:value="713.83018447031498" table:style-name="ce6">
            <text:p>713.8301845</text:p>
          </table:table-cell>
          <table:table-cell office:value-type="float" office:value="695.46448295360506" table:style-name="ce6">
            <text:p>695.464483</text:p>
          </table:table-cell>
          <table:table-cell office:value-type="float" office:value="727.680130235923" table:style-name="ce6">
            <text:p>727.6801302</text:p>
          </table:table-cell>
          <table:table-cell office:value-type="float" office:value="828.97123694800803" table:style-name="ce6">
            <text:p>828.9712369</text:p>
          </table:table-cell>
          <table:table-cell office:value-type="float" office:value="937.62173540466404" table:style-name="ce6">
            <text:p>937.6217354</text:p>
          </table:table-cell>
          <table:table-cell office:value-type="float" office:value="993.277577238768" table:style-name="ce6">
            <text:p>993.2775772</text:p>
          </table:table-cell>
          <table:table-cell office:value-type="float" office:value="1030.7439256182199" table:style-name="ce6">
            <text:p>1030.743926</text:p>
          </table:table-cell>
          <table:table-cell office:value-type="float" office:value="1047.8783817230899" table:style-name="ce6">
            <text:p>1047.878382</text:p>
          </table:table-cell>
          <table:table-cell office:value-type="float" office:value="1054.4476149634299" table:style-name="ce6">
            <text:p>1054.447615</text:p>
          </table:table-cell>
          <table:table-cell office:value-type="float" office:value="1050.3552697032601" table:style-name="ce6">
            <text:p>1050.35527</text:p>
          </table:table-cell>
          <table:table-cell office:value-type="float" office:value="1037.35278012101" table:style-name="ce6">
            <text:p>1037.35278</text:p>
          </table:table-cell>
          <table:table-cell office:value-type="float" office:value="1028.6900163627699" table:style-name="ce6">
            <text:p>1028.690016</text:p>
          </table:table-cell>
          <table:table-cell office:value-type="float" office:value="1032.3857339363401" table:style-name="ce6">
            <text:p>1032.385734</text:p>
          </table:table-cell>
          <table:table-cell office:value-type="float" office:value="1065.2120075354401" table:style-name="ce6">
            <text:p>1065.212008</text:p>
          </table:table-cell>
          <table:table-cell office:value-type="float" office:value="1098.05443667079" table:style-name="ce6">
            <text:p>1098.054437</text:p>
          </table:table-cell>
          <table:table-cell office:value-type="float" office:value="1100.0990532539599" table:style-name="ce6">
            <text:p>1100.099053</text:p>
          </table:table-cell>
          <table:table-cell office:value-type="float" office:value="1080.38534327467" table:style-name="ce6">
            <text:p>1080.385343</text:p>
          </table:table-cell>
          <table:table-cell office:value-type="float" office:value="1037.5642096864001" table:style-name="ce6">
            <text:p>1037.56421</text:p>
          </table:table-cell>
          <table:table-cell office:value-type="float" office:value="966.25879936587296" table:style-name="ce6">
            <text:p>966.2587994</text:p>
          </table:table-cell>
          <table:table-cell office:value-type="float" office:value="864.47881773882102" table:style-name="ce6">
            <text:p>864.4788177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9.13154473129501" table:style-name="ce6">
            <text:p>249.1315447</text:p>
          </table:table-cell>
          <table:table-cell office:value-type="float" office:value="241.46644281725199" table:style-name="ce6">
            <text:p>241.4664428</text:p>
          </table:table-cell>
          <table:table-cell office:value-type="float" office:value="241.51600371385999" table:style-name="ce6">
            <text:p>241.5160037</text:p>
          </table:table-cell>
          <table:table-cell office:value-type="float" office:value="233.344103720769" table:style-name="ce6">
            <text:p>233.3441037</text:p>
          </table:table-cell>
          <table:table-cell office:value-type="float" office:value="229.087355549813" table:style-name="ce6">
            <text:p>229.0873555</text:p>
          </table:table-cell>
          <table:table-cell office:value-type="float" office:value="223.19330667822899" table:style-name="ce6">
            <text:p>223.1933067</text:p>
          </table:table-cell>
          <table:table-cell office:value-type="float" office:value="233.53217662768" table:style-name="ce6">
            <text:p>233.5321766</text:p>
          </table:table-cell>
          <table:table-cell office:value-type="float" office:value="266.039224217163" table:style-name="ce6">
            <text:p>266.0392242</text:p>
          </table:table-cell>
          <table:table-cell office:value-type="float" office:value="300.90809907298598" table:style-name="ce6">
            <text:p>300.9080991</text:p>
          </table:table-cell>
          <table:table-cell office:value-type="float" office:value="318.76955954923898" table:style-name="ce6">
            <text:p>318.7695595</text:p>
          </table:table-cell>
          <table:table-cell office:value-type="float" office:value="330.79352107270302" table:style-name="ce6">
            <text:p>330.7935211</text:p>
          </table:table-cell>
          <table:table-cell office:value-type="float" office:value="336.292430089503" table:style-name="ce6">
            <text:p>336.2924301</text:p>
          </table:table-cell>
          <table:table-cell office:value-type="float" office:value="338.40067418419102" table:style-name="ce6">
            <text:p>338.4006742</text:p>
          </table:table-cell>
          <table:table-cell office:value-type="float" office:value="337.08733023482398" table:style-name="ce6">
            <text:p>337.0873302</text:p>
          </table:table-cell>
          <table:table-cell office:value-type="float" office:value="332.91448069894898" table:style-name="ce6">
            <text:p>332.9144807</text:p>
          </table:table-cell>
          <table:table-cell office:value-type="float" office:value="330.13436620631001" table:style-name="ce6">
            <text:p>330.1343662</text:p>
          </table:table-cell>
          <table:table-cell office:value-type="float" office:value="331.32042163546799" table:style-name="ce6">
            <text:p>331.3204216</text:p>
          </table:table-cell>
          <table:table-cell office:value-type="float" office:value="341.85525803630298" table:style-name="ce6">
            <text:p>341.855258</text:p>
          </table:table-cell>
          <table:table-cell office:value-type="float" office:value="352.39527918437602" table:style-name="ce6">
            <text:p>352.3952792</text:p>
          </table:table-cell>
          <table:table-cell office:value-type="float" office:value="353.05145178164202" table:style-name="ce6">
            <text:p>353.0514518</text:p>
          </table:table-cell>
          <table:table-cell office:value-type="float" office:value="346.72479064362602" table:style-name="ce6">
            <text:p>346.7247906</text:p>
          </table:table-cell>
          <table:table-cell office:value-type="float" office:value="332.98233414795402" table:style-name="ce6">
            <text:p>332.9823341</text:p>
          </table:table-cell>
          <table:table-cell office:value-type="float" office:value="310.09850513356997" table:style-name="ce6">
            <text:p>310.0985051</text:p>
          </table:table-cell>
          <table:table-cell office:value-type="float" office:value="277.43456440073197" table:style-name="ce6">
            <text:p>277.4345644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99.6955788967" table:style-name="ce6">
            <text:p>1499.695579</text:p>
          </table:table-cell>
          <table:table-cell office:value-type="float" office:value="1453.5540135454301" table:style-name="ce6">
            <text:p>1453.554014</text:p>
          </table:table-cell>
          <table:table-cell office:value-type="float" office:value="1453.8523549602401" table:style-name="ce6">
            <text:p>1453.852355</text:p>
          </table:table-cell>
          <table:table-cell office:value-type="float" office:value="1404.6600204285201" table:style-name="ce6">
            <text:p>1404.66002</text:p>
          </table:table-cell>
          <table:table-cell office:value-type="float" office:value="1379.0357004760101" table:style-name="ce6">
            <text:p>1379.0357</text:p>
          </table:table-cell>
          <table:table-cell office:value-type="float" office:value="1343.5553318857901" table:style-name="ce6">
            <text:p>1343.555332</text:p>
          </table:table-cell>
          <table:table-cell office:value-type="float" office:value="1405.7921617128" table:style-name="ce6">
            <text:p>1405.792162</text:p>
          </table:table-cell>
          <table:table-cell office:value-type="float" office:value="1601.47462980616" table:style-name="ce6">
            <text:p>1601.47463</text:p>
          </table:table-cell>
          <table:table-cell office:value-type="float" office:value="1811.3745745071799" table:style-name="ce6">
            <text:p>1811.374575</text:p>
          </table:table-cell>
          <table:table-cell office:value-type="float" office:value="1918.89509479203" table:style-name="ce6">
            <text:p>1918.895095</text:p>
          </table:table-cell>
          <table:table-cell office:value-type="float" office:value="1991.27565967397" table:style-name="ce6">
            <text:p>1991.27566</text:p>
          </table:table-cell>
          <table:table-cell office:value-type="float" office:value="2024.3774073877901" table:style-name="ce6">
            <text:p>2024.377407</text:p>
          </table:table-cell>
          <table:table-cell office:value-type="float" office:value="2037.06839098624" table:style-name="ce6">
            <text:p>2037.068391</text:p>
          </table:table-cell>
          <table:table-cell office:value-type="float" office:value="2029.16246274836" table:style-name="ce6">
            <text:p>2029.162463</text:p>
          </table:table-cell>
          <table:table-cell office:value-type="float" office:value="2004.0431868770399" table:style-name="ce6">
            <text:p>2004.043187</text:p>
          </table:table-cell>
          <table:table-cell office:value-type="float" office:value="1987.30774930757" table:style-name="ce6">
            <text:p>1987.307749</text:p>
          </table:table-cell>
          <table:table-cell office:value-type="float" office:value="1994.44743964808" table:style-name="ce6">
            <text:p>1994.44744</text:p>
          </table:table-cell>
          <table:table-cell office:value-type="float" office:value="2057.8639274789298" table:style-name="ce6">
            <text:p>2057.863927</text:p>
          </table:table-cell>
          <table:table-cell office:value-type="float" office:value="2121.3116258998198" table:style-name="ce6">
            <text:p>2121.311626</text:p>
          </table:table-cell>
          <table:table-cell office:value-type="float" office:value="2125.2615839196901" table:style-name="ce6">
            <text:p>2125.261584</text:p>
          </table:table-cell>
          <table:table-cell office:value-type="float" office:value="2087.1770220144799" table:style-name="ce6">
            <text:p>2087.177022</text:p>
          </table:table-cell>
          <table:table-cell office:value-type="float" office:value="2004.4516438534399" table:style-name="ce6">
            <text:p>2004.451644</text:p>
          </table:table-cell>
          <table:table-cell office:value-type="float" office:value="1866.6980035502199" table:style-name="ce6">
            <text:p>1866.698004</text:p>
          </table:table-cell>
          <table:table-cell office:value-type="float" office:value="1670.0710867974001" table:style-name="ce6">
            <text:p>1670.071087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04.84024239069" table:style-name="ce6">
            <text:p>1404.840242</text:p>
          </table:table-cell>
          <table:table-cell office:value-type="float" office:value="1361.6171184683999" table:style-name="ce6">
            <text:p>1361.617118</text:p>
          </table:table-cell>
          <table:table-cell office:value-type="float" office:value="1361.8965898700601" table:style-name="ce6">
            <text:p>1361.89659</text:p>
          </table:table-cell>
          <table:table-cell office:value-type="float" office:value="1315.81565708626" table:style-name="ce6">
            <text:p>1315.815657</text:p>
          </table:table-cell>
          <table:table-cell office:value-type="float" office:value="1291.8120683848299" table:style-name="ce6">
            <text:p>1291.812068</text:p>
          </table:table-cell>
          <table:table-cell office:value-type="float" office:value="1258.5758234350001" table:style-name="ce6">
            <text:p>1258.575823</text:p>
          </table:table-cell>
          <table:table-cell office:value-type="float" office:value="1316.87619074296" table:style-name="ce6">
            <text:p>1316.876191</text:p>
          </table:table-cell>
          <table:table-cell office:value-type="float" office:value="1500.1817960779599" table:style-name="ce6">
            <text:p>1500.181796</text:p>
          </table:table-cell>
          <table:table-cell office:value-type="float" office:value="1696.8056265012799" table:style-name="ce6">
            <text:p>1696.805627</text:p>
          </table:table-cell>
          <table:table-cell office:value-type="float" office:value="1797.52550319123" table:style-name="ce6">
            <text:p>1797.525503</text:p>
          </table:table-cell>
          <table:table-cell office:value-type="float" office:value="1865.3280170773601" table:style-name="ce6">
            <text:p>1865.328017</text:p>
          </table:table-cell>
          <table:table-cell office:value-type="float" office:value="1896.33608827275" table:style-name="ce6">
            <text:p>1896.336088</text:p>
          </table:table-cell>
          <table:table-cell office:value-type="float" office:value="1908.22437061852" table:style-name="ce6">
            <text:p>1908.224371</text:p>
          </table:table-cell>
          <table:table-cell office:value-type="float" office:value="1900.8184901863101" table:style-name="ce6">
            <text:p>1900.81849</text:p>
          </table:table-cell>
          <table:table-cell office:value-type="float" office:value="1877.28800166563" table:style-name="ce6">
            <text:p>1877.288002</text:p>
          </table:table-cell>
          <table:table-cell office:value-type="float" office:value="1861.61107595987" table:style-name="ce6">
            <text:p>1861.611076</text:p>
          </table:table-cell>
          <table:table-cell office:value-type="float" office:value="1868.29918283282" table:style-name="ce6">
            <text:p>1868.299183</text:p>
          </table:table-cell>
          <table:table-cell office:value-type="float" office:value="1927.70459509749" table:style-name="ce6">
            <text:p>1927.704595</text:p>
          </table:table-cell>
          <table:table-cell office:value-type="float" office:value="1987.1392438908899" table:style-name="ce6">
            <text:p>1987.139244</text:p>
          </table:table-cell>
          <table:table-cell office:value-type="float" office:value="1990.8393681428699" table:style-name="ce6">
            <text:p>1990.839368</text:p>
          </table:table-cell>
          <table:table-cell office:value-type="float" office:value="1955.16364439524" table:style-name="ce6">
            <text:p>1955.163644</text:p>
          </table:table-cell>
          <table:table-cell office:value-type="float" office:value="1877.6706238496199" table:style-name="ce6">
            <text:p>1877.670624</text:p>
          </table:table-cell>
          <table:table-cell office:value-type="float" office:value="1748.62986374007" table:style-name="ce6">
            <text:p>1748.629864</text:p>
          </table:table-cell>
          <table:table-cell office:value-type="float" office:value="1564.43954586583" table:style-name="ce6">
            <text:p>1564.43954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s_Load_WT" table:style-name="ta2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.604852434556001" table:style-name="ce6">
            <text:p>55.60485243</text:p>
          </table:table-cell>
          <table:table-cell office:value-type="float" office:value="53.894041941706099" table:style-name="ce6">
            <text:p>53.89404194</text:p>
          </table:table-cell>
          <table:table-cell office:value-type="float" office:value="53.905103673552901" table:style-name="ce6">
            <text:p>53.90510367</text:p>
          </table:table-cell>
          <table:table-cell office:value-type="float" office:value="52.081178510981204" table:style-name="ce6">
            <text:p>52.08117851</text:p>
          </table:table-cell>
          <table:table-cell office:value-type="float" office:value="51.131094674137699" table:style-name="ce6">
            <text:p>51.13109467</text:p>
          </table:table-cell>
          <table:table-cell office:value-type="float" office:value="49.815573919429497" table:style-name="ce6">
            <text:p>49.81557392</text:p>
          </table:table-cell>
          <table:table-cell office:value-type="float" office:value="52.123155396112402" table:style-name="ce6">
            <text:p>52.1231554</text:p>
          </table:table-cell>
          <table:table-cell office:value-type="float" office:value="59.3785577027366" table:style-name="ce6">
            <text:p>59.3785577</text:p>
          </table:table-cell>
          <table:table-cell office:value-type="float" office:value="67.161107451738602" table:style-name="ce6">
            <text:p>67.16110745</text:p>
          </table:table-cell>
          <table:table-cell office:value-type="float" office:value="71.1476916280578" table:style-name="ce6">
            <text:p>71.14769163</text:p>
          </table:table-cell>
          <table:table-cell office:value-type="float" office:value="73.831376694563801" table:style-name="ce6">
            <text:p>73.83137669</text:p>
          </table:table-cell>
          <table:table-cell office:value-type="float" office:value="75.0587043088168" table:style-name="ce6">
            <text:p>75.05870431</text:p>
          </table:table-cell>
          <table:table-cell office:value-type="float" office:value="75.529253319009996" table:style-name="ce6">
            <text:p>75.52925332</text:p>
          </table:table-cell>
          <table:table-cell office:value-type="float" office:value="75.236121846722298" table:style-name="ce6">
            <text:p>75.23612185</text:p>
          </table:table-cell>
          <table:table-cell office:value-type="float" office:value="74.304763744623202" table:style-name="ce6">
            <text:p>74.30476374</text:p>
          </table:table-cell>
          <table:table-cell office:value-type="float" office:value="73.684256790029906" table:style-name="ce6">
            <text:p>73.68425679</text:p>
          </table:table-cell>
          <table:table-cell office:value-type="float" office:value="73.948978133080303" table:style-name="ce6">
            <text:p>73.94897813</text:p>
          </table:table-cell>
          <table:table-cell office:value-type="float" office:value="76.300298292566495" table:style-name="ce6">
            <text:p>76.30029829</text:p>
          </table:table-cell>
          <table:table-cell office:value-type="float" office:value="78.652775660407798" table:style-name="ce6">
            <text:p>78.65277566</text:p>
          </table:table-cell>
          <table:table-cell office:value-type="float" office:value="78.799229938134701" table:style-name="ce6">
            <text:p>78.79922994</text:p>
          </table:table-cell>
          <table:table-cell office:value-type="float" office:value="77.387152397483305" table:style-name="ce6">
            <text:p>77.3871524</text:p>
          </table:table-cell>
          <table:table-cell office:value-type="float" office:value="74.319908278099106" table:style-name="ce6">
            <text:p>74.31990828</text:p>
          </table:table-cell>
          <table:table-cell office:value-type="float" office:value="69.212357819746501" table:style-name="ce6">
            <text:p>69.21235782</text:p>
          </table:table-cell>
          <table:table-cell office:value-type="float" office:value="61.921937787471698" table:style-name="ce6">
            <text:p>61.92193779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1.601454167694399" table:style-name="ce6">
            <text:p>61.60145417</text:p>
          </table:table-cell>
          <table:table-cell office:value-type="float" office:value="59.706144504047003" table:style-name="ce6">
            <text:p>59.7061445</text:p>
          </table:table-cell>
          <table:table-cell office:value-type="float" office:value="59.7183991677596" table:style-name="ce6">
            <text:p>59.71839917</text:p>
          </table:table-cell>
          <table:table-cell office:value-type="float" office:value="57.697776193537898" table:style-name="ce6">
            <text:p>57.69777619</text:p>
          </table:table-cell>
          <table:table-cell office:value-type="float" office:value="56.645232335074098" table:style-name="ce6">
            <text:p>56.64523234</text:p>
          </table:table-cell>
          <table:table-cell office:value-type="float" office:value="55.187841695054303" table:style-name="ce6">
            <text:p>55.1878417</text:p>
          </table:table-cell>
          <table:table-cell office:value-type="float" office:value="57.744279997653898" table:style-name="ce6">
            <text:p>57.74428</text:p>
          </table:table-cell>
          <table:table-cell office:value-type="float" office:value="65.782127651070894" table:style-name="ce6">
            <text:p>65.78212765</text:p>
          </table:table-cell>
          <table:table-cell office:value-type="float" office:value="74.403971980847601" table:style-name="ce6">
            <text:p>74.40397198</text:p>
          </table:table-cell>
          <table:table-cell office:value-type="float" office:value="78.820481901671897" table:style-name="ce6">
            <text:p>78.8204819</text:p>
          </table:table-cell>
          <table:table-cell office:value-type="float" office:value="81.793583985154001" table:style-name="ce6">
            <text:p>81.79358399</text:p>
          </table:table-cell>
          <table:table-cell office:value-type="float" office:value="83.153270459767697" table:style-name="ce6">
            <text:p>83.15327046</text:p>
          </table:table-cell>
          <table:table-cell office:value-type="float" office:value="83.674564951452197" table:style-name="ce6">
            <text:p>83.67456495</text:p>
          </table:table-cell>
          <table:table-cell office:value-type="float" office:value="83.349821261564898" table:style-name="ce6">
            <text:p>83.34982126</text:p>
          </table:table-cell>
          <table:table-cell office:value-type="float" office:value="82.318022579827698" table:style-name="ce6">
            <text:p>82.31802258</text:p>
          </table:table-cell>
          <table:table-cell office:value-type="float" office:value="81.630598208562404" table:style-name="ce6">
            <text:p>81.63059821</text:p>
          </table:table-cell>
          <table:table-cell office:value-type="float" office:value="81.923867931745804" table:style-name="ce6">
            <text:p>81.92386793</text:p>
          </table:table-cell>
          <table:table-cell office:value-type="float" office:value="84.528761833921806" table:style-name="ce6">
            <text:p>84.52876183</text:p>
          </table:table-cell>
          <table:table-cell office:value-type="float" office:value="87.134937741432196" table:style-name="ce6">
            <text:p>87.13493774</text:p>
          </table:table-cell>
          <table:table-cell office:value-type="float" office:value="87.297186107933499" table:style-name="ce6">
            <text:p>87.29718611</text:p>
          </table:table-cell>
          <table:table-cell office:value-type="float" office:value="85.732825695251194" table:style-name="ce6">
            <text:p>85.7328257</text:p>
          </table:table-cell>
          <table:table-cell office:value-type="float" office:value="82.334800347305901" table:style-name="ce6">
            <text:p>82.33480035</text:p>
          </table:table-cell>
          <table:table-cell office:value-type="float" office:value="76.676435623836795" table:style-name="ce6">
            <text:p>76.67643562</text:p>
          </table:table-cell>
          <table:table-cell office:value-type="float" office:value="68.599793823375606" table:style-name="ce6">
            <text:p>68.59979382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7.240289270866498" table:style-name="ce6">
            <text:p>57.24028927</text:p>
          </table:table-cell>
          <table:table-cell office:value-type="float" office:value="55.479160822344603" table:style-name="ce6">
            <text:p>55.47916082</text:p>
          </table:table-cell>
          <table:table-cell office:value-type="float" office:value="55.490547899245698" table:style-name="ce6">
            <text:p>55.4905479</text:p>
          </table:table-cell>
          <table:table-cell office:value-type="float" office:value="53.612977878951199" table:style-name="ce6">
            <text:p>53.61297788</text:p>
          </table:table-cell>
          <table:table-cell office:value-type="float" office:value="52.634950399847597" table:style-name="ce6">
            <text:p>52.6349504</text:p>
          </table:table-cell>
          <table:table-cell office:value-type="float" office:value="51.2807378582363" table:style-name="ce6">
            <text:p>51.28073786</text:p>
          </table:table-cell>
          <table:table-cell office:value-type="float" office:value="53.656189378351002" table:style-name="ce6">
            <text:p>53.65618938</text:p>
          </table:table-cell>
          <table:table-cell office:value-type="float" office:value="61.124985870464101" table:style-name="ce6">
            <text:p>61.12498587</text:p>
          </table:table-cell>
          <table:table-cell office:value-type="float" office:value="69.136434141495499" table:style-name="ce6">
            <text:p>69.13643414</text:p>
          </table:table-cell>
          <table:table-cell office:value-type="float" office:value="73.240270793588905" table:style-name="ce6">
            <text:p>73.24027079</text:p>
          </table:table-cell>
          <table:table-cell office:value-type="float" office:value="76.0028877738158" table:style-name="ce6">
            <text:p>76.00288777</text:p>
          </table:table-cell>
          <table:table-cell office:value-type="float" office:value="77.266313259076099" table:style-name="ce6">
            <text:p>77.26631326</text:p>
          </table:table-cell>
          <table:table-cell office:value-type="float" office:value="77.750701946039598" table:style-name="ce6">
            <text:p>77.75070195</text:p>
          </table:table-cell>
          <table:table-cell office:value-type="float" office:value="77.448948959861198" table:style-name="ce6">
            <text:p>77.44894896</text:p>
          </table:table-cell>
          <table:table-cell office:value-type="float" office:value="76.490197972406193" table:style-name="ce6">
            <text:p>76.49019797</text:p>
          </table:table-cell>
          <table:table-cell office:value-type="float" office:value="75.851440813265995" table:style-name="ce6">
            <text:p>75.85144081</text:p>
          </table:table-cell>
          <table:table-cell office:value-type="float" office:value="76.123948078170898" table:style-name="ce6">
            <text:p>76.12394808</text:p>
          </table:table-cell>
          <table:table-cell office:value-type="float" office:value="78.544424712936205" table:style-name="ce6">
            <text:p>78.54442471</text:p>
          </table:table-cell>
          <table:table-cell office:value-type="float" office:value="80.966092591596293" table:style-name="ce6">
            <text:p>80.96609259</text:p>
          </table:table-cell>
          <table:table-cell office:value-type="float" office:value="81.116854348079897" table:style-name="ce6">
            <text:p>81.11685435</text:p>
          </table:table-cell>
          <table:table-cell office:value-type="float" office:value="79.663245115056398" table:style-name="ce6">
            <text:p>79.66324512</text:p>
          </table:table-cell>
          <table:table-cell office:value-type="float" office:value="76.505787933337302" table:style-name="ce6">
            <text:p>76.50578793</text:p>
          </table:table-cell>
          <table:table-cell office:value-type="float" office:value="71.248015402680196" table:style-name="ce6">
            <text:p>71.2480154</text:p>
          </table:table-cell>
          <table:table-cell office:value-type="float" office:value="63.743171251809201" table:style-name="ce6">
            <text:p>63.743171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2.811159036807" table:style-name="ce6">
            <text:p>172.811159</text:p>
          </table:table-cell>
          <table:table-cell office:value-type="float" office:value="167.494228387459" table:style-name="ce6">
            <text:p>167.4942284</text:p>
          </table:table-cell>
          <table:table-cell office:value-type="float" office:value="167.528606514865" table:style-name="ce6">
            <text:p>167.5286065</text:p>
          </table:table-cell>
          <table:table-cell office:value-type="float" office:value="161.86013321550001" table:style-name="ce6">
            <text:p>161.8601332</text:p>
          </table:table-cell>
          <table:table-cell office:value-type="float" office:value="158.90742168334901" table:style-name="ce6">
            <text:p>158.9074217</text:p>
          </table:table-cell>
          <table:table-cell office:value-type="float" office:value="154.818989533913" table:style-name="ce6">
            <text:p>154.8189895</text:p>
          </table:table-cell>
          <table:table-cell office:value-type="float" office:value="161.99059078987901" table:style-name="ce6">
            <text:p>161.9905908</text:p>
          </table:table-cell>
          <table:table-cell office:value-type="float" office:value="184.539243056544" table:style-name="ce6">
            <text:p>184.5392431</text:p>
          </table:table-cell>
          <table:table-cell office:value-type="float" office:value="208.72618688432499" table:style-name="ce6">
            <text:p>208.7261869</text:p>
          </table:table-cell>
          <table:table-cell office:value-type="float" office:value="221.115865157787" table:style-name="ce6">
            <text:p>221.1158652</text:p>
          </table:table-cell>
          <table:table-cell office:value-type="float" office:value="229.45633737428199" table:style-name="ce6">
            <text:p>229.4563374</text:p>
          </table:table-cell>
          <table:table-cell office:value-type="float" office:value="233.27067907740101" table:style-name="ce6">
            <text:p>233.2706791</text:p>
          </table:table-cell>
          <table:table-cell office:value-type="float" office:value="234.73307158947199" table:style-name="ce6">
            <text:p>234.7330716</text:p>
          </table:table-cell>
          <table:table-cell office:value-type="float" office:value="233.82206495501001" table:style-name="ce6">
            <text:p>233.822065</text:p>
          </table:table-cell>
          <table:table-cell office:value-type="float" office:value="230.92755006907399" table:style-name="ce6">
            <text:p>230.9275501</text:p>
          </table:table-cell>
          <table:table-cell office:value-type="float" office:value="228.999111788622" table:style-name="ce6">
            <text:p>228.9991118</text:p>
          </table:table-cell>
          <table:table-cell office:value-type="float" office:value="229.82182419790601" table:style-name="ce6">
            <text:p>229.8218242</text:p>
          </table:table-cell>
          <table:table-cell office:value-type="float" office:value="237.129358419055" table:style-name="ce6">
            <text:p>237.1293584</text:p>
          </table:table-cell>
          <table:table-cell office:value-type="float" office:value="244.44048906224799" table:style-name="ce6">
            <text:p>244.4404891</text:p>
          </table:table-cell>
          <table:table-cell office:value-type="float" office:value="244.89564598420299" table:style-name="ce6">
            <text:p>244.895646</text:p>
          </table:table-cell>
          <table:table-cell office:value-type="float" office:value="240.507130490218" table:style-name="ce6">
            <text:p>240.5071305</text:p>
          </table:table-cell>
          <table:table-cell office:value-type="float" office:value="230.974616903504" table:style-name="ce6">
            <text:p>230.9746169</text:p>
          </table:table-cell>
          <table:table-cell office:value-type="float" office:value="215.10115126333" table:style-name="ce6">
            <text:p>215.1011513</text:p>
          </table:table-cell>
          <table:table-cell office:value-type="float" office:value="192.443669398319" table:style-name="ce6">
            <text:p>192.4436694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.778638349246805" table:style-name="ce6">
            <text:p>69.77863835</text:p>
          </table:table-cell>
          <table:table-cell office:value-type="float" office:value="67.631738907238997" table:style-name="ce6">
            <text:p>67.63173891</text:p>
          </table:table-cell>
          <table:table-cell office:value-type="float" office:value="67.6456202962232" table:style-name="ce6">
            <text:p>67.6456203</text:p>
          </table:table-cell>
          <table:table-cell office:value-type="float" office:value="65.356773033388095" table:style-name="ce6">
            <text:p>65.35677303</text:p>
          </table:table-cell>
          <table:table-cell office:value-type="float" office:value="64.164510963623698" table:style-name="ce6">
            <text:p>64.16451096</text:p>
          </table:table-cell>
          <table:table-cell office:value-type="float" office:value="62.513661389088099" table:style-name="ce6">
            <text:p>62.51366139</text:p>
          </table:table-cell>
          <table:table-cell office:value-type="float" office:value="65.409449908846895" table:style-name="ce6">
            <text:p>65.40944991</text:p>
          </table:table-cell>
          <table:table-cell office:value-type="float" office:value="74.514268489708698" table:style-name="ce6">
            <text:p>74.51426849</text:p>
          </table:table-cell>
          <table:table-cell office:value-type="float" office:value="84.280605429632701" table:style-name="ce6">
            <text:p>84.28060543</text:p>
          </table:table-cell>
          <table:table-cell office:value-type="float" office:value="89.283377729327498" table:style-name="ce6">
            <text:p>89.28337773</text:p>
          </table:table-cell>
          <table:table-cell office:value-type="float" office:value="92.651139381413401" table:style-name="ce6">
            <text:p>92.65113938</text:p>
          </table:table-cell>
          <table:table-cell office:value-type="float" office:value="94.191315211064193" table:style-name="ce6">
            <text:p>94.19131521</text:p>
          </table:table-cell>
          <table:table-cell office:value-type="float" office:value="94.781808086600705" table:style-name="ce6">
            <text:p>94.78180809</text:p>
          </table:table-cell>
          <table:table-cell office:value-type="float" office:value="94.413956827259398" table:style-name="ce6">
            <text:p>94.41395683</text:p>
          </table:table-cell>
          <table:table-cell office:value-type="float" office:value="93.245193718742797" table:style-name="ce6">
            <text:p>93.24519372</text:p>
          </table:table-cell>
          <table:table-cell office:value-type="float" office:value="92.466518324743305" table:style-name="ce6">
            <text:p>92.46651832</text:p>
          </table:table-cell>
          <table:table-cell office:value-type="float" office:value="92.798717657198694" table:style-name="ce6">
            <text:p>92.79871766</text:p>
          </table:table-cell>
          <table:table-cell office:value-type="float" office:value="95.749393935769803" table:style-name="ce6">
            <text:p>95.74939394</text:p>
          </table:table-cell>
          <table:table-cell office:value-type="float" office:value="98.701522397374603" table:style-name="ce6">
            <text:p>98.7015224</text:p>
          </table:table-cell>
          <table:table-cell office:value-type="float" office:value="98.885308157659196" table:style-name="ce6">
            <text:p>98.88530816</text:p>
          </table:table-cell>
          <table:table-cell office:value-type="float" office:value="97.113289283116302" table:style-name="ce6">
            <text:p>97.11328928</text:p>
          </table:table-cell>
          <table:table-cell office:value-type="float" office:value="93.264198623496895" table:style-name="ce6">
            <text:p>93.26419862</text:p>
          </table:table-cell>
          <table:table-cell office:value-type="float" office:value="86.854723538505397" table:style-name="ce6">
            <text:p>86.85472354</text:p>
          </table:table-cell>
          <table:table-cell office:value-type="float" office:value="77.705961145062602" table:style-name="ce6">
            <text:p>77.7059611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1.72086781260001" table:style-name="ce6">
            <text:p>171.7208678</text:p>
          </table:table-cell>
          <table:table-cell office:value-type="float" office:value="166.43748246703399" table:style-name="ce6">
            <text:p>166.4374825</text:p>
          </table:table-cell>
          <table:table-cell office:value-type="float" office:value="166.47164369773699" table:style-name="ce6">
            <text:p>166.4716437</text:p>
          </table:table-cell>
          <table:table-cell office:value-type="float" office:value="160.83893363685399" table:style-name="ce6">
            <text:p>160.8389336</text:p>
          </table:table-cell>
          <table:table-cell office:value-type="float" office:value="157.904851199543" table:style-name="ce6">
            <text:p>157.9048512</text:p>
          </table:table-cell>
          <table:table-cell office:value-type="float" office:value="153.84221357470901" table:style-name="ce6">
            <text:p>153.8422136</text:p>
          </table:table-cell>
          <table:table-cell office:value-type="float" office:value="160.968568135053" table:style-name="ce6">
            <text:p>160.9685681</text:p>
          </table:table-cell>
          <table:table-cell office:value-type="float" office:value="183.37495761139201" table:style-name="ce6">
            <text:p>183.3749576</text:p>
          </table:table-cell>
          <table:table-cell office:value-type="float" office:value="207.40930242448701" table:style-name="ce6">
            <text:p>207.4093024</text:p>
          </table:table-cell>
          <table:table-cell office:value-type="float" office:value="219.720812380767" table:style-name="ce6">
            <text:p>219.7208124</text:p>
          </table:table-cell>
          <table:table-cell office:value-type="float" office:value="228.00866332144699" table:style-name="ce6">
            <text:p>228.0086633</text:p>
          </table:table-cell>
          <table:table-cell office:value-type="float" office:value="231.79893977722799" table:style-name="ce6">
            <text:p>231.7989398</text:p>
          </table:table-cell>
          <table:table-cell office:value-type="float" office:value="233.25210583811901" table:style-name="ce6">
            <text:p>233.2521058</text:p>
          </table:table-cell>
          <table:table-cell office:value-type="float" office:value="232.34684687958401" table:style-name="ce6">
            <text:p>232.3468469</text:p>
          </table:table-cell>
          <table:table-cell office:value-type="float" office:value="229.47059391721899" table:style-name="ce6">
            <text:p>229.4705939</text:p>
          </table:table-cell>
          <table:table-cell office:value-type="float" office:value="227.554322439798" table:style-name="ce6">
            <text:p>227.5543224</text:p>
          </table:table-cell>
          <table:table-cell office:value-type="float" office:value="228.37184423451299" table:style-name="ce6">
            <text:p>228.3718442</text:p>
          </table:table-cell>
          <table:table-cell office:value-type="float" office:value="235.63327413880799" table:style-name="ce6">
            <text:p>235.6332741</text:p>
          </table:table-cell>
          <table:table-cell office:value-type="float" office:value="242.89827777478899" table:style-name="ce6">
            <text:p>242.8982778</text:p>
          </table:table-cell>
          <table:table-cell office:value-type="float" office:value="243.35056304423901" table:style-name="ce6">
            <text:p>243.350563</text:p>
          </table:table-cell>
          <table:table-cell office:value-type="float" office:value="238.98973534516901" table:style-name="ce6">
            <text:p>238.9897353</text:p>
          </table:table-cell>
          <table:table-cell office:value-type="float" office:value="229.51736380001199" table:style-name="ce6">
            <text:p>229.5173638</text:p>
          </table:table-cell>
          <table:table-cell office:value-type="float" office:value="213.744046208041" table:style-name="ce6">
            <text:p>213.7440462</text:p>
          </table:table-cell>
          <table:table-cell office:value-type="float" office:value="191.229513755428" table:style-name="ce6">
            <text:p>191.2295138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3.2198996696969" table:style-name="ce6">
            <text:p>93.21989967</text:p>
          </table:table-cell>
          <table:table-cell office:value-type="float" office:value="90.351776196389807" table:style-name="ce6">
            <text:p>90.3517762</text:p>
          </table:table-cell>
          <table:table-cell office:value-type="float" office:value="90.370320864485706" table:style-name="ce6">
            <text:p>90.37032086</text:p>
          </table:table-cell>
          <table:table-cell office:value-type="float" office:value="87.312563974291905" table:style-name="ce6">
            <text:p>87.31256397</text:p>
          </table:table-cell>
          <table:table-cell office:value-type="float" office:value="85.719776365466103" table:style-name="ce6">
            <text:p>85.71977637</text:p>
          </table:table-cell>
          <table:table-cell office:value-type="float" office:value="83.514344511984902" table:style-name="ce6">
            <text:p>83.51434451</text:p>
          </table:table-cell>
          <table:table-cell office:value-type="float" office:value="87.382936987600203" table:style-name="ce6">
            <text:p>87.38293699</text:p>
          </table:table-cell>
          <table:table-cell office:value-type="float" office:value="99.546405560470106" table:style-name="ce6">
            <text:p>99.54640556</text:p>
          </table:table-cell>
          <table:table-cell office:value-type="float" office:value="112.59362131615001" table:style-name="ce6">
            <text:p>112.5936213</text:p>
          </table:table-cell>
          <table:table-cell office:value-type="float" office:value="119.27701243527299" table:style-name="ce6">
            <text:p>119.2770124</text:p>
          </table:table-cell>
          <table:table-cell office:value-type="float" office:value="123.776131517357" table:style-name="ce6">
            <text:p>123.7761315</text:p>
          </table:table-cell>
          <table:table-cell office:value-type="float" office:value="125.833710164781" table:style-name="ce6">
            <text:p>125.8337102</text:p>
          </table:table-cell>
          <table:table-cell office:value-type="float" office:value="126.622571740693" table:style-name="ce6">
            <text:p>126.6225717</text:p>
          </table:table-cell>
          <table:table-cell office:value-type="float" office:value="126.131145448917" table:style-name="ce6">
            <text:p>126.1311454</text:p>
          </table:table-cell>
          <table:table-cell office:value-type="float" office:value="124.569750983633" table:style-name="ce6">
            <text:p>124.569751</text:p>
          </table:table-cell>
          <table:table-cell office:value-type="float" office:value="123.52948932446201" table:style-name="ce6">
            <text:p>123.5294893</text:p>
          </table:table-cell>
          <table:table-cell office:value-type="float" office:value="123.973286870164" table:style-name="ce6">
            <text:p>123.9732869</text:p>
          </table:table-cell>
          <table:table-cell office:value-type="float" office:value="127.915205961067" table:style-name="ce6">
            <text:p>127.915206</text:p>
          </table:table-cell>
          <table:table-cell office:value-type="float" office:value="131.859065077743" table:style-name="ce6">
            <text:p>131.8590651</text:p>
          </table:table-cell>
          <table:table-cell office:value-type="float" office:value="132.104591366873" table:style-name="ce6">
            <text:p>132.1045914</text:p>
          </table:table-cell>
          <table:table-cell office:value-type="float" office:value="129.737284901663" table:style-name="ce6">
            <text:p>129.7372849</text:p>
          </table:table-cell>
          <table:table-cell office:value-type="float" office:value="124.595140348578" table:style-name="ce6">
            <text:p>124.5951403</text:p>
          </table:table-cell>
          <table:table-cell office:value-type="float" office:value="116.032482227222" table:style-name="ce6">
            <text:p>116.0324822</text:p>
          </table:table-cell>
          <table:table-cell office:value-type="float" office:value="103.81030746723199" table:style-name="ce6">
            <text:p>103.81030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.3884458926705" table:style-name="ce6">
            <text:p>20.38844589</text:p>
          </table:table-cell>
          <table:table-cell office:value-type="float" office:value="19.761148711958899" table:style-name="ce6">
            <text:p>19.76114871</text:p>
          </table:table-cell>
          <table:table-cell office:value-type="float" office:value="19.765204680302698" table:style-name="ce6">
            <text:p>19.76520468</text:p>
          </table:table-cell>
          <table:table-cell office:value-type="float" office:value="19.096432120693098" table:style-name="ce6">
            <text:p>19.09643212</text:p>
          </table:table-cell>
          <table:table-cell office:value-type="float" office:value="18.7480680471838" table:style-name="ce6">
            <text:p>18.74806805</text:p>
          </table:table-cell>
          <table:table-cell office:value-type="float" office:value="18.265710437124199" table:style-name="ce6">
            <text:p>18.26571044</text:p>
          </table:table-cell>
          <table:table-cell office:value-type="float" office:value="19.111823645241198" table:style-name="ce6">
            <text:p>19.11182365</text:p>
          </table:table-cell>
          <table:table-cell office:value-type="float" office:value="21.772137824336699" table:style-name="ce6">
            <text:p>21.77213782</text:p>
          </table:table-cell>
          <table:table-cell office:value-type="float" office:value="24.625739398970801" table:style-name="ce6">
            <text:p>24.6257394</text:p>
          </table:table-cell>
          <table:table-cell office:value-type="float" office:value="26.087486930287898" table:style-name="ce6">
            <text:p>26.08748693</text:p>
          </table:table-cell>
          <table:table-cell office:value-type="float" office:value="27.071504788006699" table:style-name="ce6">
            <text:p>27.07150479</text:p>
          </table:table-cell>
          <table:table-cell office:value-type="float" office:value="27.521524913232799" table:style-name="ce6">
            <text:p>27.52152491</text:p>
          </table:table-cell>
          <table:table-cell office:value-type="float" office:value="27.694059550303699" table:style-name="ce6">
            <text:p>27.69405955</text:p>
          </table:table-cell>
          <table:table-cell office:value-type="float" office:value="27.586578010464802" table:style-name="ce6">
            <text:p>27.58657801</text:p>
          </table:table-cell>
          <table:table-cell office:value-type="float" office:value="27.2450800396952" table:style-name="ce6">
            <text:p>27.24508004</text:p>
          </table:table-cell>
          <table:table-cell office:value-type="float" office:value="27.0175608230109" table:style-name="ce6">
            <text:p>27.01756082</text:p>
          </table:table-cell>
          <table:table-cell office:value-type="float" office:value="27.1146253154627" table:style-name="ce6">
            <text:p>27.11462532</text:p>
          </table:table-cell>
          <table:table-cell office:value-type="float" office:value="27.9767760406077" table:style-name="ce6">
            <text:p>27.97677604</text:p>
          </table:table-cell>
          <table:table-cell office:value-type="float" office:value="28.839351075482899" table:style-name="ce6">
            <text:p>28.83935108</text:p>
          </table:table-cell>
          <table:table-cell office:value-type="float" office:value="28.893050977316001" table:style-name="ce6">
            <text:p>28.89305098</text:p>
          </table:table-cell>
          <table:table-cell office:value-type="float" office:value="28.3752892124105" table:style-name="ce6">
            <text:p>28.37528921</text:p>
          </table:table-cell>
          <table:table-cell office:value-type="float" office:value="27.250633035303" table:style-name="ce6">
            <text:p>27.25063304</text:p>
          </table:table-cell>
          <table:table-cell office:value-type="float" office:value="25.377864533907001" table:style-name="ce6">
            <text:p>25.37786453</text:p>
          </table:table-cell>
          <table:table-cell office:value-type="float" office:value="22.704710522073" table:style-name="ce6">
            <text:p>22.70471052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.892717441485001" table:style-name="ce6">
            <text:p>28.89271744</text:p>
          </table:table-cell>
          <table:table-cell office:value-type="float" office:value="28.003766891278701" table:style-name="ce6">
            <text:p>28.00376689</text:p>
          </table:table-cell>
          <table:table-cell office:value-type="float" office:value="28.009514653904901" table:style-name="ce6">
            <text:p>28.00951465</text:p>
          </table:table-cell>
          <table:table-cell office:value-type="float" office:value="27.0617888341373" table:style-name="ce6">
            <text:p>27.06178883</text:p>
          </table:table-cell>
          <table:table-cell office:value-type="float" office:value="26.5681178208755" table:style-name="ce6">
            <text:p>26.56811782</text:p>
          </table:table-cell>
          <table:table-cell office:value-type="float" office:value="25.884562918919301" table:style-name="ce6">
            <text:p>25.88456292</text:p>
          </table:table-cell>
          <table:table-cell office:value-type="float" office:value="27.083600352882002" table:style-name="ce6">
            <text:p>27.08360035</text:p>
          </table:table-cell>
          <table:table-cell office:value-type="float" office:value="30.853564296519998" table:style-name="ce6">
            <text:p>30.8535643</text:p>
          </table:table-cell>
          <table:table-cell office:value-type="float" office:value="34.897438185707301" table:style-name="ce6">
            <text:p>34.89743819</text:p>
          </table:table-cell>
          <table:table-cell office:value-type="float" office:value="36.968898591049602" table:style-name="ce6">
            <text:p>36.96889859</text:p>
          </table:table-cell>
          <table:table-cell office:value-type="float" office:value="38.3633624001165" table:style-name="ce6">
            <text:p>38.3633624</text:p>
          </table:table-cell>
          <table:table-cell office:value-type="float" office:value="39.001091454581299" table:style-name="ce6">
            <text:p>39.00109145</text:p>
          </table:table-cell>
          <table:table-cell office:value-type="float" office:value="39.245592410858102" table:style-name="ce6">
            <text:p>39.24559241</text:p>
          </table:table-cell>
          <table:table-cell office:value-type="float" office:value="39.093278998787099" table:style-name="ce6">
            <text:p>39.093279</text:p>
          </table:table-cell>
          <table:table-cell office:value-type="float" office:value="38.609338024167002" table:style-name="ce6">
            <text:p>38.60933802</text:p>
          </table:table-cell>
          <table:table-cell office:value-type="float" office:value="38.286917743838998" table:style-name="ce6">
            <text:p>38.28691774</text:p>
          </table:table-cell>
          <table:table-cell office:value-type="float" office:value="38.424469029933803" table:style-name="ce6">
            <text:p>38.42446903</text:p>
          </table:table-cell>
          <table:table-cell office:value-type="float" office:value="39.646233426529697" table:style-name="ce6">
            <text:p>39.64623343</text:p>
          </table:table-cell>
          <table:table-cell office:value-type="float" office:value="40.868599117662903" table:style-name="ce6">
            <text:p>40.86859912</text:p>
          </table:table-cell>
          <table:table-cell office:value-type="float" office:value="40.944697909030801" table:style-name="ce6">
            <text:p>40.94469791</text:p>
          </table:table-cell>
          <table:table-cell office:value-type="float" office:value="40.210971343790298" table:style-name="ce6">
            <text:p>40.21097134</text:p>
          </table:table-cell>
          <table:table-cell office:value-type="float" office:value="38.617207242541703" table:style-name="ce6">
            <text:p>38.61720724</text:p>
          </table:table-cell>
          <table:table-cell office:value-type="float" office:value="35.963283965162397" table:style-name="ce6">
            <text:p>35.96328397</text:p>
          </table:table-cell>
          <table:table-cell office:value-type="float" office:value="32.1751245366275" table:style-name="ce6">
            <text:p>32.17512454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3.49270962812301" table:style-name="ce6">
            <text:p>253.4927096</text:p>
          </table:table-cell>
          <table:table-cell office:value-type="float" office:value="245.69342649895401" table:style-name="ce6">
            <text:p>245.6934265</text:p>
          </table:table-cell>
          <table:table-cell office:value-type="float" office:value="245.74385498237399" table:style-name="ce6">
            <text:p>245.743855</text:p>
          </table:table-cell>
          <table:table-cell office:value-type="float" office:value="237.42890203535501" table:style-name="ce6">
            <text:p>237.428902</text:p>
          </table:table-cell>
          <table:table-cell office:value-type="float" office:value="233.097637485039" table:style-name="ce6">
            <text:p>233.0976375</text:p>
          </table:table-cell>
          <table:table-cell office:value-type="float" office:value="227.100410515047" table:style-name="ce6">
            <text:p>227.1004105</text:p>
          </table:table-cell>
          <table:table-cell office:value-type="float" office:value="237.62026724698299" table:style-name="ce6">
            <text:p>237.6202672</text:p>
          </table:table-cell>
          <table:table-cell office:value-type="float" office:value="270.69636599776999" table:style-name="ce6">
            <text:p>270.696366</text:p>
          </table:table-cell>
          <table:table-cell office:value-type="float" office:value="306.17563691233801" table:style-name="ce6">
            <text:p>306.1756369</text:p>
          </table:table-cell>
          <table:table-cell office:value-type="float" office:value="324.34977065732198" table:style-name="ce6">
            <text:p>324.3497707</text:p>
          </table:table-cell>
          <table:table-cell office:value-type="float" office:value="336.58421728404102" table:style-name="ce6">
            <text:p>336.5842173</text:p>
          </table:table-cell>
          <table:table-cell office:value-type="float" office:value="342.17938729019397" table:style-name="ce6">
            <text:p>342.1793873</text:p>
          </table:table-cell>
          <table:table-cell office:value-type="float" office:value="344.32453718960397" table:style-name="ce6">
            <text:p>344.3245372</text:p>
          </table:table-cell>
          <table:table-cell office:value-type="float" office:value="342.98820253652798" table:style-name="ce6">
            <text:p>342.9882025</text:p>
          </table:table-cell>
          <table:table-cell office:value-type="float" office:value="338.74230530637101" table:style-name="ce6">
            <text:p>338.7423053</text:p>
          </table:table-cell>
          <table:table-cell office:value-type="float" office:value="335.91352360160698" table:style-name="ce6">
            <text:p>335.9135236</text:p>
          </table:table-cell>
          <table:table-cell office:value-type="float" office:value="337.120341489042" table:style-name="ce6">
            <text:p>337.1203415</text:p>
          </table:table-cell>
          <table:table-cell office:value-type="float" office:value="347.83959515728901" table:style-name="ce6">
            <text:p>347.8395952</text:p>
          </table:table-cell>
          <table:table-cell office:value-type="float" office:value="358.56412433421201" table:style-name="ce6">
            <text:p>358.5641243</text:p>
          </table:table-cell>
          <table:table-cell office:value-type="float" office:value="359.23178354149599" table:style-name="ce6">
            <text:p>359.2317835</text:p>
          </table:table-cell>
          <table:table-cell office:value-type="float" office:value="352.79437122382097" table:style-name="ce6">
            <text:p>352.7943712</text:p>
          </table:table-cell>
          <table:table-cell office:value-type="float" office:value="338.81134656192199" table:style-name="ce6">
            <text:p>338.8113466</text:p>
          </table:table-cell>
          <table:table-cell office:value-type="float" office:value="315.52692535472698" table:style-name="ce6">
            <text:p>315.5269254</text:p>
          </table:table-cell>
          <table:table-cell office:value-type="float" office:value="282.29118697229802" table:style-name="ce6">
            <text:p>282.291187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4.310665198653" table:style-name="ce6">
            <text:p>414.3106652</text:p>
          </table:table-cell>
          <table:table-cell office:value-type="float" office:value="401.56344976173199" table:style-name="ce6">
            <text:p>401.5634498</text:p>
          </table:table-cell>
          <table:table-cell office:value-type="float" office:value="401.64587050882602" table:style-name="ce6">
            <text:p>401.6458705</text:p>
          </table:table-cell>
          <table:table-cell office:value-type="float" office:value="388.05583988574199" table:style-name="ce6">
            <text:p>388.0558399</text:p>
          </table:table-cell>
          <table:table-cell office:value-type="float" office:value="380.97678384651601" table:style-name="ce6">
            <text:p>380.9767838</text:p>
          </table:table-cell>
          <table:table-cell office:value-type="float" office:value="371.17486449771098" table:style-name="ce6">
            <text:p>371.1748645</text:p>
          </table:table-cell>
          <table:table-cell office:value-type="float" office:value="388.36860883377898" table:style-name="ce6">
            <text:p>388.3686088</text:p>
          </table:table-cell>
          <table:table-cell office:value-type="float" office:value="442.428469157645" table:style-name="ce6">
            <text:p>442.4284692</text:p>
          </table:table-cell>
          <table:table-cell office:value-type="float" office:value="500.41609473844397" table:style-name="ce6">
            <text:p>500.4160947</text:p>
          </table:table-cell>
          <table:table-cell office:value-type="float" office:value="530.12005526788198" table:style-name="ce6">
            <text:p>530.1200553</text:p>
          </table:table-cell>
          <table:table-cell office:value-type="float" office:value="550.11614007714195" table:style-name="ce6">
            <text:p>550.1161401</text:p>
          </table:table-cell>
          <table:table-cell office:value-type="float" office:value="559.26093406569396" table:style-name="ce6">
            <text:p>559.2609341</text:p>
          </table:table-cell>
          <table:table-cell office:value-type="float" office:value="562.76698551419099" table:style-name="ce6">
            <text:p>562.7669855</text:p>
          </table:table-cell>
          <table:table-cell office:value-type="float" office:value="560.58286866185199" table:style-name="ce6">
            <text:p>560.5828687</text:p>
          </table:table-cell>
          <table:table-cell office:value-type="float" office:value="553.64333770503595" table:style-name="ce6">
            <text:p>553.6433377</text:p>
          </table:table-cell>
          <table:table-cell office:value-type="float" office:value="549.01995255316297" table:style-name="ce6">
            <text:p>549.0199526</text:p>
          </table:table-cell>
          <table:table-cell office:value-type="float" office:value="550.99238608961696" table:style-name="ce6">
            <text:p>550.9923861</text:p>
          </table:table-cell>
          <table:table-cell office:value-type="float" office:value="568.51202649363302" table:style-name="ce6">
            <text:p>568.5120265</text:p>
          </table:table-cell>
          <table:table-cell office:value-type="float" office:value="586.04028923441103" table:style-name="ce6">
            <text:p>586.0402892</text:p>
          </table:table-cell>
          <table:table-cell office:value-type="float" office:value="587.13151718610197" table:style-name="ce6">
            <text:p>587.1315172</text:p>
          </table:table-cell>
          <table:table-cell office:value-type="float" office:value="576.61015511850201" table:style-name="ce6">
            <text:p>576.6101551</text:p>
          </table:table-cell>
          <table:table-cell office:value-type="float" office:value="553.75617932701198" table:style-name="ce6">
            <text:p>553.7561793</text:p>
          </table:table-cell>
          <table:table-cell office:value-type="float" office:value="515.69992100987599" table:style-name="ce6">
            <text:p>515.699921</text:p>
          </table:table-cell>
          <table:table-cell office:value-type="float" office:value="461.37914429880902" table:style-name="ce6">
            <text:p>461.379144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4.25921689098001" table:style-name="ce6">
            <text:p>184.2592169</text:p>
          </table:table-cell>
          <table:table-cell office:value-type="float" office:value="178.59006055192799" table:style-name="ce6">
            <text:p>178.5900606</text:p>
          </table:table-cell>
          <table:table-cell office:value-type="float" office:value="178.62671609471499" table:style-name="ce6">
            <text:p>178.6267161</text:p>
          </table:table-cell>
          <table:table-cell office:value-type="float" office:value="172.58272879129001" table:style-name="ce6">
            <text:p>172.5827288</text:p>
          </table:table-cell>
          <table:table-cell office:value-type="float" office:value="169.43441176331899" table:style-name="ce6">
            <text:p>169.4344118</text:p>
          </table:table-cell>
          <table:table-cell office:value-type="float" office:value="165.075137105561" table:style-name="ce6">
            <text:p>165.0751371</text:p>
          </table:table-cell>
          <table:table-cell office:value-type="float" office:value="172.721828665549" table:style-name="ce6">
            <text:p>172.7218287</text:p>
          </table:table-cell>
          <table:table-cell office:value-type="float" office:value="196.764240230637" table:style-name="ce6">
            <text:p>196.7642402</text:p>
          </table:table-cell>
          <table:table-cell office:value-type="float" office:value="222.553473712624" table:style-name="ce6">
            <text:p>222.5534737</text:p>
          </table:table-cell>
          <table:table-cell office:value-type="float" office:value="235.763919316505" table:style-name="ce6">
            <text:p>235.7639193</text:p>
          </table:table-cell>
          <table:table-cell office:value-type="float" office:value="244.656914929045" table:style-name="ce6">
            <text:p>244.6569149</text:p>
          </table:table-cell>
          <table:table-cell office:value-type="float" office:value="248.72394172921699" table:style-name="ce6">
            <text:p>248.7239417</text:p>
          </table:table-cell>
          <table:table-cell office:value-type="float" office:value="250.28321197867999" table:style-name="ce6">
            <text:p>250.283212</text:p>
          </table:table-cell>
          <table:table-cell office:value-type="float" office:value="249.31185474698199" table:style-name="ce6">
            <text:p>249.3118547</text:p>
          </table:table-cell>
          <table:table-cell office:value-type="float" office:value="246.22558966355501" table:style-name="ce6">
            <text:p>246.2255897</text:p>
          </table:table-cell>
          <table:table-cell office:value-type="float" office:value="244.16939995127501" table:style-name="ce6">
            <text:p>244.1694</text:p>
          </table:table-cell>
          <table:table-cell office:value-type="float" office:value="245.04661381354001" table:style-name="ce6">
            <text:p>245.0466138</text:p>
          </table:table-cell>
          <table:table-cell office:value-type="float" office:value="252.83824336164199" table:style-name="ce6">
            <text:p>252.8382434</text:p>
          </table:table-cell>
          <table:table-cell office:value-type="float" office:value="260.63370758056698" table:style-name="ce6">
            <text:p>260.6337076</text:p>
          </table:table-cell>
          <table:table-cell office:value-type="float" office:value="261.11901685381901" table:style-name="ce6">
            <text:p>261.1190169</text:p>
          </table:table-cell>
          <table:table-cell office:value-type="float" office:value="256.43977951322898" table:style-name="ce6">
            <text:p>256.4397795</text:p>
          </table:table-cell>
          <table:table-cell office:value-type="float" office:value="246.27577449017201" table:style-name="ce6">
            <text:p>246.2757745</text:p>
          </table:table-cell>
          <table:table-cell office:value-type="float" office:value="229.35075434386599" table:style-name="ce6">
            <text:p>229.3507543</text:p>
          </table:table-cell>
          <table:table-cell office:value-type="float" office:value="205.19230364868099" table:style-name="ce6">
            <text:p>205.192303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7.58153887127401" table:style-name="ce6">
            <text:p>417.5815389</text:p>
          </table:table-cell>
          <table:table-cell office:value-type="float" office:value="404.733687523009" table:style-name="ce6">
            <text:p>404.7336875</text:p>
          </table:table-cell>
          <table:table-cell office:value-type="float" office:value="404.81675896021102" table:style-name="ce6">
            <text:p>404.816759</text:p>
          </table:table-cell>
          <table:table-cell office:value-type="float" office:value="391.11943862168198" table:style-name="ce6">
            <text:p>391.1194386</text:p>
          </table:table-cell>
          <table:table-cell office:value-type="float" office:value="383.98449529793601" table:style-name="ce6">
            <text:p>383.9844953</text:p>
          </table:table-cell>
          <table:table-cell office:value-type="float" office:value="374.10519237532401" table:style-name="ce6">
            <text:p>374.1051924</text:p>
          </table:table-cell>
          <table:table-cell office:value-type="float" office:value="391.43467679825602" table:style-name="ce6">
            <text:p>391.4346768</text:p>
          </table:table-cell>
          <table:table-cell office:value-type="float" office:value="445.92132549310003" table:style-name="ce6">
            <text:p>445.9213255</text:p>
          </table:table-cell>
          <table:table-cell office:value-type="float" office:value="504.36674811795802" table:style-name="ce6">
            <text:p>504.3667481</text:p>
          </table:table-cell>
          <table:table-cell office:value-type="float" office:value="534.30521359894396" table:style-name="ce6">
            <text:p>534.3052136</text:p>
          </table:table-cell>
          <table:table-cell office:value-type="float" office:value="554.45916223564598" table:style-name="ce6">
            <text:p>554.4591622</text:p>
          </table:table-cell>
          <table:table-cell office:value-type="float" office:value="563.67615196621296" table:style-name="ce6">
            <text:p>563.676152</text:p>
          </table:table-cell>
          <table:table-cell office:value-type="float" office:value="567.20988276825096" table:style-name="ce6">
            <text:p>567.2098828</text:p>
          </table:table-cell>
          <table:table-cell office:value-type="float" office:value="565.00852288812996" table:style-name="ce6">
            <text:p>565.0085229</text:p>
          </table:table-cell>
          <table:table-cell office:value-type="float" office:value="558.01420616060102" table:style-name="ce6">
            <text:p>558.0142062</text:p>
          </table:table-cell>
          <table:table-cell office:value-type="float" office:value="553.35432059963603" table:style-name="ce6">
            <text:p>553.3543206</text:p>
          </table:table-cell>
          <table:table-cell office:value-type="float" office:value="555.34232597979906" table:style-name="ce6">
            <text:p>555.342326</text:p>
          </table:table-cell>
          <table:table-cell office:value-type="float" office:value="573.00027933437195" table:style-name="ce6">
            <text:p>573.0002793</text:p>
          </table:table-cell>
          <table:table-cell office:value-type="float" office:value="590.66692309678797" table:style-name="ce6">
            <text:p>590.6669231</text:p>
          </table:table-cell>
          <table:table-cell office:value-type="float" office:value="591.76676600599205" table:style-name="ce6">
            <text:p>591.766766</text:p>
          </table:table-cell>
          <table:table-cell office:value-type="float" office:value="581.16234055364896" table:style-name="ce6">
            <text:p>581.1623406</text:p>
          </table:table-cell>
          <table:table-cell office:value-type="float" office:value="558.12793863748902" table:style-name="ce6">
            <text:p>558.1279386</text:p>
          </table:table-cell>
          <table:table-cell office:value-type="float" office:value="519.77123617574296" table:style-name="ce6">
            <text:p>519.7712362</text:p>
          </table:table-cell>
          <table:table-cell office:value-type="float" office:value="465.02161122748402" table:style-name="ce6">
            <text:p>465.0216112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8.82498925662702" table:style-name="ce6">
            <text:p>308.8249893</text:p>
          </table:table-cell>
          <table:table-cell office:value-type="float" office:value="299.32328196055403" table:style-name="ce6">
            <text:p>299.323282</text:p>
          </table:table-cell>
          <table:table-cell office:value-type="float" office:value="299.38471795164401" table:style-name="ce6">
            <text:p>299.384718</text:p>
          </table:table-cell>
          <table:table-cell office:value-type="float" office:value="289.25478065167499" table:style-name="ce6">
            <text:p>289.2547807</text:p>
          </table:table-cell>
          <table:table-cell office:value-type="float" office:value="283.97808953822499" table:style-name="ce6">
            <text:p>283.9780895</text:p>
          </table:table-cell>
          <table:table-cell office:value-type="float" office:value="276.67179044467503" table:style-name="ce6">
            <text:p>276.6717904</text:p>
          </table:table-cell>
          <table:table-cell office:value-type="float" office:value="289.48791697938901" table:style-name="ce6">
            <text:p>289.487917</text:p>
          </table:table-cell>
          <table:table-cell office:value-type="float" office:value="329.78385233921802" table:style-name="ce6">
            <text:p>329.7838523</text:p>
          </table:table-cell>
          <table:table-cell office:value-type="float" office:value="373.00752324911701" table:style-name="ce6">
            <text:p>373.0075232</text:p>
          </table:table-cell>
          <table:table-cell office:value-type="float" office:value="395.14869909112502" table:style-name="ce6">
            <text:p>395.1486991</text:p>
          </table:table-cell>
          <table:table-cell office:value-type="float" office:value="410.053675465396" table:style-name="ce6">
            <text:p>410.0536755</text:p>
          </table:table-cell>
          <table:table-cell office:value-type="float" office:value="416.87015677396801" table:style-name="ce6">
            <text:p>416.8701568</text:p>
          </table:table-cell>
          <table:table-cell office:value-type="float" office:value="419.48354907077601" table:style-name="ce6">
            <text:p>419.4835491</text:p>
          </table:table-cell>
          <table:table-cell office:value-type="float" office:value="417.85551986439401" table:style-name="ce6">
            <text:p>417.8555199</text:p>
          </table:table-cell>
          <table:table-cell office:value-type="float" office:value="412.68283001303001" table:style-name="ce6">
            <text:p>412.68283</text:p>
          </table:table-cell>
          <table:table-cell office:value-type="float" office:value="409.23658305443001" table:style-name="ce6">
            <text:p>409.2365831</text:p>
          </table:table-cell>
          <table:table-cell office:value-type="float" office:value="410.706824631274" table:style-name="ce6">
            <text:p>410.7068246</text:p>
          </table:table-cell>
          <table:table-cell office:value-type="float" office:value="423.765872379793" table:style-name="ce6">
            <text:p>423.7658724</text:p>
          </table:table-cell>
          <table:table-cell office:value-type="float" office:value="436.83134717275499" table:style-name="ce6">
            <text:p>436.8313472</text:p>
          </table:table-cell>
          <table:table-cell office:value-type="float" office:value="437.64474274463998" table:style-name="ce6">
            <text:p>437.6447427</text:p>
          </table:table-cell>
          <table:table-cell office:value-type="float" office:value="429.80217483504202" table:style-name="ce6">
            <text:p>429.8021748</text:p>
          </table:table-cell>
          <table:table-cell office:value-type="float" office:value="412.766941564148" table:style-name="ce6">
            <text:p>412.7669416</text:p>
          </table:table-cell>
          <table:table-cell office:value-type="float" office:value="384.40000691065097" table:style-name="ce6">
            <text:p>384.4000069</text:p>
          </table:table-cell>
          <table:table-cell office:value-type="float" office:value="343.90958584904701" table:style-name="ce6">
            <text:p>343.9095858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8.65814216708401" table:style-name="ce6">
            <text:p>378.6581422</text:p>
          </table:table-cell>
          <table:table-cell office:value-type="float" office:value="367.00785816381398" table:style-name="ce6">
            <text:p>367.0078582</text:p>
          </table:table-cell>
          <table:table-cell office:value-type="float" office:value="367.08318638872402" table:style-name="ce6">
            <text:p>367.0831864</text:p>
          </table:table-cell>
          <table:table-cell office:value-type="float" office:value="354.66261366399499" table:style-name="ce6">
            <text:p>354.6626137</text:p>
          </table:table-cell>
          <table:table-cell office:value-type="float" office:value="348.19272902603899" table:style-name="ce6">
            <text:p>348.192729</text:p>
          </table:table-cell>
          <table:table-cell office:value-type="float" office:value="339.23429063172301" table:style-name="ce6">
            <text:p>339.2342906</text:p>
          </table:table-cell>
          <table:table-cell office:value-type="float" office:value="354.94846802097697" table:style-name="ce6">
            <text:p>354.948468</text:p>
          </table:table-cell>
          <table:table-cell office:value-type="float" office:value="404.35633510118498" table:style-name="ce6">
            <text:p>404.3563351</text:p>
          </table:table-cell>
          <table:table-cell office:value-type="float" office:value="457.35397290174097" table:style-name="ce6">
            <text:p>457.3539729</text:p>
          </table:table-cell>
          <table:table-cell office:value-type="float" office:value="484.50182945930402" table:style-name="ce6">
            <text:p>484.5018295</text:p>
          </table:table-cell>
          <table:table-cell office:value-type="float" office:value="502.77719854945099" table:style-name="ce6">
            <text:p>502.7771985</text:p>
          </table:table-cell>
          <table:table-cell office:value-type="float" office:value="511.13505895004101" table:style-name="ce6">
            <text:p>511.135059</text:p>
          </table:table-cell>
          <table:table-cell office:value-type="float" office:value="514.33940544494396" table:style-name="ce6">
            <text:p>514.3394054</text:p>
          </table:table-cell>
          <table:table-cell office:value-type="float" office:value="512.34323759542497" table:style-name="ce6">
            <text:p>512.3432376</text:p>
          </table:table-cell>
          <table:table-cell office:value-type="float" office:value="506.00087153936602" table:style-name="ce6">
            <text:p>506.0008715</text:p>
          </table:table-cell>
          <table:table-cell office:value-type="float" office:value="501.77534084661499" table:style-name="ce6">
            <text:p>501.7753408</text:p>
          </table:table-cell>
          <table:table-cell office:value-type="float" office:value="503.57804128664299" table:style-name="ce6">
            <text:p>503.5780413</text:p>
          </table:table-cell>
          <table:table-cell office:value-type="float" office:value="519.590070529576" table:style-name="ce6">
            <text:p>519.5900705</text:p>
          </table:table-cell>
          <table:table-cell office:value-type="float" office:value="535.60998013450296" table:style-name="ce6">
            <text:p>535.6099801</text:p>
          </table:table-cell>
          <table:table-cell office:value-type="float" office:value="536.60730504929802" table:style-name="ce6">
            <text:p>536.607305</text:p>
          </table:table-cell>
          <table:table-cell office:value-type="float" office:value="526.99133387541099" table:style-name="ce6">
            <text:p>526.9913339</text:p>
          </table:table-cell>
          <table:table-cell office:value-type="float" office:value="506.10400284282002" table:style-name="ce6">
            <text:p>506.1040028</text:p>
          </table:table-cell>
          <table:table-cell office:value-type="float" office:value="471.32258570192101" table:style-name="ce6">
            <text:p>471.3225857</text:p>
          </table:table-cell>
          <table:table-cell office:value-type="float" office:value="421.67625477625398" table:style-name="ce6">
            <text:p>421.676254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7.07037592778602" table:style-name="ce6">
            <text:p>357.0703759</text:p>
          </table:table-cell>
          <table:table-cell office:value-type="float" office:value="346.08428893938799" table:style-name="ce6">
            <text:p>346.0842889</text:p>
          </table:table-cell>
          <table:table-cell office:value-type="float" office:value="346.15532260958003" table:style-name="ce6">
            <text:p>346.1553226</text:p>
          </table:table-cell>
          <table:table-cell office:value-type="float" office:value="334.44286200679102" table:style-name="ce6">
            <text:p>334.442862</text:p>
          </table:table-cell>
          <table:table-cell office:value-type="float" office:value="328.34183344666798" table:style-name="ce6">
            <text:p>328.3418334</text:p>
          </table:table-cell>
          <table:table-cell office:value-type="float" office:value="319.894126639474" table:style-name="ce6">
            <text:p>319.8941266</text:p>
          </table:table-cell>
          <table:table-cell office:value-type="float" office:value="334.71241945542801" table:style-name="ce6">
            <text:p>334.7124195</text:p>
          </table:table-cell>
          <table:table-cell office:value-type="float" office:value="381.303483287181" table:style-name="ce6">
            <text:p>381.3034833</text:p>
          </table:table-cell>
          <table:table-cell office:value-type="float" office:value="431.27966059694899" table:style-name="ce6">
            <text:p>431.2796606</text:p>
          </table:table-cell>
          <table:table-cell office:value-type="float" office:value="456.87978447429299" table:style-name="ce6">
            <text:p>456.8797845</text:p>
          </table:table-cell>
          <table:table-cell office:value-type="float" office:value="474.11325230332699" table:style-name="ce6">
            <text:p>474.1132523</text:p>
          </table:table-cell>
          <table:table-cell office:value-type="float" office:value="481.994620806618" table:style-name="ce6">
            <text:p>481.9946208</text:p>
          </table:table-cell>
          <table:table-cell office:value-type="float" office:value="485.01628356815201" table:style-name="ce6">
            <text:p>485.0162836</text:p>
          </table:table-cell>
          <table:table-cell office:value-type="float" office:value="483.13391970199098" table:style-name="ce6">
            <text:p>483.1339197</text:p>
          </table:table-cell>
          <table:table-cell office:value-type="float" office:value="477.15313973262897" table:style-name="ce6">
            <text:p>477.1531397</text:p>
          </table:table-cell>
          <table:table-cell office:value-type="float" office:value="473.16851173989699" table:style-name="ce6">
            <text:p>473.1685117</text:p>
          </table:table-cell>
          <table:table-cell office:value-type="float" office:value="474.86843801144698" table:style-name="ce6">
            <text:p>474.868438</text:p>
          </table:table-cell>
          <table:table-cell office:value-type="float" office:value="489.96760178069701" table:style-name="ce6">
            <text:p>489.9676018</text:p>
          </table:table-cell>
          <table:table-cell office:value-type="float" office:value="505.07419664281502" table:style-name="ce6">
            <text:p>505.0741966</text:p>
          </table:table-cell>
          <table:table-cell office:value-type="float" office:value="506.01466283802199" table:style-name="ce6">
            <text:p>506.0146628</text:p>
          </table:table-cell>
          <table:table-cell office:value-type="float" office:value="496.94691000344699" table:style-name="ce6">
            <text:p>496.94691</text:p>
          </table:table-cell>
          <table:table-cell office:value-type="float" office:value="477.25039139367499" table:style-name="ce6">
            <text:p>477.2503914</text:p>
          </table:table-cell>
          <table:table-cell office:value-type="float" office:value="444.45190560719601" table:style-name="ce6">
            <text:p>444.4519056</text:p>
          </table:table-cell>
          <table:table-cell office:value-type="float" office:value="397.63597304699999" table:style-name="ce6">
            <text:p>397.635973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2.24902209039499" table:style-name="ce6">
            <text:p>202.2490221</text:p>
          </table:table-cell>
          <table:table-cell office:value-type="float" office:value="196.02636823895099" table:style-name="ce6">
            <text:p>196.0263682</text:p>
          </table:table-cell>
          <table:table-cell office:value-type="float" office:value="196.066602577335" table:style-name="ce6">
            <text:p>196.0666026</text:p>
          </table:table-cell>
          <table:table-cell office:value-type="float" office:value="189.43252183896101" table:style-name="ce6">
            <text:p>189.4325218</text:p>
          </table:table-cell>
          <table:table-cell office:value-type="float" office:value="185.97682474612799" table:style-name="ce6">
            <text:p>185.9768247</text:p>
          </table:table-cell>
          <table:table-cell office:value-type="float" office:value="181.19194043243499" table:style-name="ce6">
            <text:p>181.1919404</text:p>
          </table:table-cell>
          <table:table-cell office:value-type="float" office:value="189.58520247017401" table:style-name="ce6">
            <text:p>189.5852025</text:p>
          </table:table-cell>
          <table:table-cell office:value-type="float" office:value="215.97495007564001" table:style-name="ce6">
            <text:p>215.9749501</text:p>
          </table:table-cell>
          <table:table-cell office:value-type="float" office:value="244.282067299951" table:style-name="ce6">
            <text:p>244.2820673</text:p>
          </table:table-cell>
          <table:table-cell office:value-type="float" office:value="258.78229013734699" table:style-name="ce6">
            <text:p>258.7822901</text:p>
          </table:table-cell>
          <table:table-cell office:value-type="float" office:value="268.54353680081601" table:style-name="ce6">
            <text:p>268.5435368</text:p>
          </table:table-cell>
          <table:table-cell office:value-type="float" office:value="273.007640182069" table:style-name="ce6">
            <text:p>273.0076402</text:p>
          </table:table-cell>
          <table:table-cell office:value-type="float" office:value="274.71914687600702" table:style-name="ce6">
            <text:p>274.7191469</text:p>
          </table:table-cell>
          <table:table-cell office:value-type="float" office:value="273.65295299151001" table:style-name="ce6">
            <text:p>273.652953</text:p>
          </table:table-cell>
          <table:table-cell office:value-type="float" office:value="270.265366169169" table:style-name="ce6">
            <text:p>270.2653662</text:p>
          </table:table-cell>
          <table:table-cell office:value-type="float" office:value="268.00842420687297" table:style-name="ce6">
            <text:p>268.0084242</text:p>
          </table:table-cell>
          <table:table-cell office:value-type="float" office:value="268.97128320953698" table:style-name="ce6">
            <text:p>268.9712832</text:p>
          </table:table-cell>
          <table:table-cell office:value-type="float" office:value="277.52363398570799" table:style-name="ce6">
            <text:p>277.523634</text:p>
          </table:table-cell>
          <table:table-cell office:value-type="float" office:value="286.08019382364" table:style-name="ce6">
            <text:p>286.0801938</text:p>
          </table:table-cell>
          <table:table-cell office:value-type="float" office:value="286.61288536321501" table:style-name="ce6">
            <text:p>286.6128854</text:p>
          </table:table-cell>
          <table:table-cell office:value-type="float" office:value="281.47679940653302" table:style-name="ce6">
            <text:p>281.4767994</text:p>
          </table:table-cell>
          <table:table-cell office:value-type="float" office:value="270.32045069779201" table:style-name="ce6">
            <text:p>270.3204507</text:p>
          </table:table-cell>
          <table:table-cell office:value-type="float" office:value="251.74298775613701" table:style-name="ce6">
            <text:p>251.7429878</text:p>
          </table:table-cell>
          <table:table-cell office:value-type="float" office:value="225.225871756392" table:style-name="ce6">
            <text:p>225.225871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54.85675942025" table:style-name="ce6">
            <text:p>1054.856759</text:p>
          </table:table-cell>
          <table:table-cell office:value-type="float" office:value="1022.4016780117799" table:style-name="ce6">
            <text:p>1022.401678</text:p>
          </table:table-cell>
          <table:table-cell office:value-type="float" office:value="1022.61152557181" table:style-name="ce6">
            <text:p>1022.611526</text:p>
          </table:table-cell>
          <table:table-cell office:value-type="float" office:value="988.01059234067304" table:style-name="ce6">
            <text:p>988.0105923</text:p>
          </table:table-cell>
          <table:table-cell office:value-type="float" office:value="969.98694308290499" table:style-name="ce6">
            <text:p>969.9869431</text:p>
          </table:table-cell>
          <table:table-cell office:value-type="float" office:value="945.03074053035505" table:style-name="ce6">
            <text:p>945.0307405</text:p>
          </table:table-cell>
          <table:table-cell office:value-type="float" office:value="988.80691854389704" table:style-name="ce6">
            <text:p>988.8069185</text:p>
          </table:table-cell>
          <table:table-cell office:value-type="float" office:value="1126.4461681842699" table:style-name="ce6">
            <text:p>1126.446168</text:p>
          </table:table-cell>
          <table:table-cell office:value-type="float" office:value="1274.0857148932801" table:style-name="ce6">
            <text:p>1274.085715</text:p>
          </table:table-cell>
          <table:table-cell office:value-type="float" office:value="1349.7135617675699" table:style-name="ce6">
            <text:p>1349.713562</text:p>
          </table:table-cell>
          <table:table-cell office:value-type="float" office:value="1400.6246461174601" table:style-name="ce6">
            <text:p>1400.624646</text:p>
          </table:table-cell>
          <table:table-cell office:value-type="float" office:value="1423.90777291726" table:style-name="ce6">
            <text:p>1423.907773</text:p>
          </table:table-cell>
          <table:table-cell office:value-type="float" office:value="1432.8343644341601" table:style-name="ce6">
            <text:p>1432.834364</text:p>
          </table:table-cell>
          <table:table-cell office:value-type="float" office:value="1427.2734879745799" table:style-name="ce6">
            <text:p>1427.273488</text:p>
          </table:table-cell>
          <table:table-cell office:value-type="float" office:value="1409.6050769200599" table:style-name="ce6">
            <text:p>1409.605077</text:p>
          </table:table-cell>
          <table:table-cell office:value-type="float" office:value="1397.8336949873301" table:style-name="ce6">
            <text:p>1397.833695</text:p>
          </table:table-cell>
          <table:table-cell office:value-type="float" office:value="1402.85561458343" table:style-name="ce6">
            <text:p>1402.855615</text:p>
          </table:table-cell>
          <table:table-cell office:value-type="float" office:value="1447.46154113839" table:style-name="ce6">
            <text:p>1447.461541</text:p>
          </table:table-cell>
          <table:table-cell office:value-type="float" office:value="1492.0894206165599" table:style-name="ce6">
            <text:p>1492.089421</text:p>
          </table:table-cell>
          <table:table-cell office:value-type="float" office:value="1494.8677444146099" table:style-name="ce6">
            <text:p>1494.867744</text:p>
          </table:table-cell>
          <table:table-cell office:value-type="float" office:value="1468.0798028346101" table:style-name="ce6">
            <text:p>1468.079803</text:p>
          </table:table-cell>
          <table:table-cell office:value-type="float" office:value="1409.8923776286399" table:style-name="ce6">
            <text:p>1409.892378</text:p>
          </table:table-cell>
          <table:table-cell office:value-type="float" office:value="1312.99914099225" table:style-name="ce6">
            <text:p>1312.999141</text:p>
          </table:table-cell>
          <table:table-cell office:value-type="float" office:value="1174.6955844976301" table:style-name="ce6">
            <text:p>1174.695584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3.25435664306201" table:style-name="ce6">
            <text:p>353.2543566</text:p>
          </table:table-cell>
          <table:table-cell office:value-type="float" office:value="342.38567821789798" table:style-name="ce6">
            <text:p>342.3856782</text:p>
          </table:table-cell>
          <table:table-cell office:value-type="float" office:value="342.45595274963" table:style-name="ce6">
            <text:p>342.4559527</text:p>
          </table:table-cell>
          <table:table-cell office:value-type="float" office:value="330.86866348152699" table:style-name="ce6">
            <text:p>330.8686635</text:p>
          </table:table-cell>
          <table:table-cell office:value-type="float" office:value="324.83283675334502" table:style-name="ce6">
            <text:p>324.8328368</text:p>
          </table:table-cell>
          <table:table-cell office:value-type="float" office:value="316.475410782258" table:style-name="ce6">
            <text:p>316.4754108</text:p>
          </table:table-cell>
          <table:table-cell office:value-type="float" office:value="331.13534016353799" table:style-name="ce6">
            <text:p>331.1353402</text:p>
          </table:table-cell>
          <table:table-cell office:value-type="float" office:value="377.22848422915001" table:style-name="ce6">
            <text:p>377.2284842</text:p>
          </table:table-cell>
          <table:table-cell office:value-type="float" office:value="426.670564987516" table:style-name="ce6">
            <text:p>426.670565</text:p>
          </table:table-cell>
          <table:table-cell office:value-type="float" office:value="451.99709975472001" table:style-name="ce6">
            <text:p>451.9970998</text:p>
          </table:table-cell>
          <table:table-cell office:value-type="float" office:value="469.046393118406" table:style-name="ce6">
            <text:p>469.0463931</text:p>
          </table:table-cell>
          <table:table-cell office:value-type="float" office:value="476.84353325601302" table:style-name="ce6">
            <text:p>476.8435333</text:p>
          </table:table-cell>
          <table:table-cell office:value-type="float" office:value="479.832903438416" table:style-name="ce6">
            <text:p>479.8329034</text:p>
          </table:table-cell>
          <table:table-cell office:value-type="float" office:value="477.97065643799999" table:style-name="ce6">
            <text:p>477.9706564</text:p>
          </table:table-cell>
          <table:table-cell office:value-type="float" office:value="472.05379320113599" table:style-name="ce6">
            <text:p>472.0537932</text:p>
          </table:table-cell>
          <table:table-cell office:value-type="float" office:value="468.11174901901302" table:style-name="ce6">
            <text:p>468.111749</text:p>
          </table:table-cell>
          <table:table-cell office:value-type="float" office:value="469.79350813956898" table:style-name="ce6">
            <text:p>469.7935081</text:p>
          </table:table-cell>
          <table:table-cell office:value-type="float" office:value="484.73130679983501" table:style-name="ce6">
            <text:p>484.7313068</text:p>
          </table:table-cell>
          <table:table-cell office:value-type="float" office:value="499.67645713670902" table:style-name="ce6">
            <text:p>499.6764571</text:p>
          </table:table-cell>
          <table:table-cell office:value-type="float" office:value="500.60687254815002" table:style-name="ce6">
            <text:p>500.6068725</text:p>
          </table:table-cell>
          <table:table-cell office:value-type="float" office:value="491.63602699577598" table:style-name="ce6">
            <text:p>491.636027</text:p>
          </table:table-cell>
          <table:table-cell office:value-type="float" office:value="472.15000553145302" table:style-name="ce6">
            <text:p>472.1500055</text:p>
          </table:table-cell>
          <table:table-cell office:value-type="float" office:value="439.70203791368402" table:style-name="ce6">
            <text:p>439.7020379</text:p>
          </table:table-cell>
          <table:table-cell office:value-type="float" office:value="393.38642829688001" table:style-name="ce6">
            <text:p>393.3864283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6.70552818124699" table:style-name="ce6">
            <text:p>166.7055282</text:p>
          </table:table-cell>
          <table:table-cell office:value-type="float" office:value="161.576451233076" table:style-name="ce6">
            <text:p>161.5764512</text:p>
          </table:table-cell>
          <table:table-cell office:value-type="float" office:value="161.60961473894599" table:style-name="ce6">
            <text:p>161.6096147</text:p>
          </table:table-cell>
          <table:table-cell office:value-type="float" office:value="156.14141557507901" table:style-name="ce6">
            <text:p>156.1414156</text:p>
          </table:table-cell>
          <table:table-cell office:value-type="float" office:value="153.29302697403199" table:style-name="ce6">
            <text:p>153.293027</text:p>
          </table:table-cell>
          <table:table-cell office:value-type="float" office:value="149.34904416236799" table:style-name="ce6">
            <text:p>149.3490442</text:p>
          </table:table-cell>
          <table:table-cell office:value-type="float" office:value="156.26726392285499" table:style-name="ce6">
            <text:p>156.2672639</text:p>
          </table:table-cell>
          <table:table-cell office:value-type="float" office:value="178.019244563695" table:style-name="ce6">
            <text:p>178.0192446</text:p>
          </table:table-cell>
          <table:table-cell office:value-type="float" office:value="201.35163390923199" table:style-name="ce6">
            <text:p>201.3516339</text:p>
          </table:table-cell>
          <table:table-cell office:value-type="float" office:value="213.303569606471" table:style-name="ce6">
            <text:p>213.3035696</text:p>
          </table:table-cell>
          <table:table-cell office:value-type="float" office:value="221.349362678408" table:style-name="ce6">
            <text:p>221.3493627</text:p>
          </table:table-cell>
          <table:table-cell office:value-type="float" office:value="225.028938996433" table:style-name="ce6">
            <text:p>225.028939</text:p>
          </table:table-cell>
          <table:table-cell office:value-type="float" office:value="226.439663381895" table:style-name="ce6">
            <text:p>226.4396634</text:p>
          </table:table-cell>
          <table:table-cell office:value-type="float" office:value="225.56084373262399" table:style-name="ce6">
            <text:p>225.5608437</text:p>
          </table:table-cell>
          <table:table-cell office:value-type="float" office:value="222.768595618684" table:style-name="ce6">
            <text:p>222.7685956</text:p>
          </table:table-cell>
          <table:table-cell office:value-type="float" office:value="220.90829143520699" table:style-name="ce6">
            <text:p>220.9082914</text:p>
          </table:table-cell>
          <table:table-cell office:value-type="float" office:value="221.701936402901" table:style-name="ce6">
            <text:p>221.7019364</text:p>
          </table:table-cell>
          <table:table-cell office:value-type="float" office:value="228.75128644967501" table:style-name="ce6">
            <text:p>228.7512864</text:p>
          </table:table-cell>
          <table:table-cell office:value-type="float" office:value="235.80410585247799" table:style-name="ce6">
            <text:p>235.8041059</text:p>
          </table:table-cell>
          <table:table-cell office:value-type="float" office:value="236.243181520408" table:style-name="ce6">
            <text:p>236.2431815</text:p>
          </table:table-cell>
          <table:table-cell office:value-type="float" office:value="232.00971767794499" table:style-name="ce6">
            <text:p>232.0097177</text:p>
          </table:table-cell>
          <table:table-cell office:value-type="float" office:value="222.81399952394801" table:style-name="ce6">
            <text:p>222.8139995</text:p>
          </table:table-cell>
          <table:table-cell office:value-type="float" office:value="207.50136295371101" table:style-name="ce6">
            <text:p>207.501363</text:p>
          </table:table-cell>
          <table:table-cell office:value-type="float" office:value="185.64439779812599" table:style-name="ce6">
            <text:p>185.6443978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0.228442767326" table:style-name="ce6">
            <text:p>110.2284428</text:p>
          </table:table-cell>
          <table:table-cell office:value-type="float" office:value="106.83701255502901" table:style-name="ce6">
            <text:p>106.8370126</text:p>
          </table:table-cell>
          <table:table-cell office:value-type="float" office:value="106.85894081169" table:style-name="ce6">
            <text:p>106.8589408</text:p>
          </table:table-cell>
          <table:table-cell office:value-type="float" office:value="103.24327740117999" table:style-name="ce6">
            <text:p>103.2432774</text:p>
          </table:table-cell>
          <table:table-cell office:value-type="float" office:value="101.35987591284901" table:style-name="ce6">
            <text:p>101.3598759</text:p>
          </table:table-cell>
          <table:table-cell office:value-type="float" office:value="98.752049475575006" table:style-name="ce6">
            <text:p>98.75204948</text:p>
          </table:table-cell>
          <table:table-cell office:value-type="float" office:value="103.326490402882" table:style-name="ce6">
            <text:p>103.3264904</text:p>
          </table:table-cell>
          <table:table-cell office:value-type="float" office:value="117.709258504837" table:style-name="ce6">
            <text:p>117.7092585</text:p>
          </table:table-cell>
          <table:table-cell office:value-type="float" office:value="133.13701888962299" table:style-name="ce6">
            <text:p>133.1370189</text:p>
          </table:table-cell>
          <table:table-cell office:value-type="float" office:value="141.039835756797" table:style-name="ce6">
            <text:p>141.0398358</text:p>
          </table:table-cell>
          <table:table-cell office:value-type="float" office:value="146.35984674157601" table:style-name="ce6">
            <text:p>146.3598467</text:p>
          </table:table-cell>
          <table:table-cell office:value-type="float" office:value="148.792843247478" table:style-name="ce6">
            <text:p>148.7928432</text:p>
          </table:table-cell>
          <table:table-cell office:value-type="float" office:value="149.72563746180199" table:style-name="ce6">
            <text:p>149.7256375</text:p>
          </table:table-cell>
          <table:table-cell office:value-type="float" office:value="149.144547425561" table:style-name="ce6">
            <text:p>149.1445474</text:p>
          </table:table-cell>
          <table:table-cell office:value-type="float" office:value="147.29826695257699" table:style-name="ce6">
            <text:p>147.298267</text:p>
          </table:table-cell>
          <table:table-cell office:value-type="float" office:value="146.068203166118" table:style-name="ce6">
            <text:p>146.0682032</text:p>
          </table:table-cell>
          <table:table-cell office:value-type="float" office:value="146.592974299106" table:style-name="ce6">
            <text:p>146.5929743</text:p>
          </table:table-cell>
          <table:table-cell office:value-type="float" office:value="151.25412073291099" table:style-name="ce6">
            <text:p>151.2541207</text:p>
          </table:table-cell>
          <table:table-cell office:value-type="float" office:value="155.917561162103" table:style-name="ce6">
            <text:p>155.9175612</text:p>
          </table:table-cell>
          <table:table-cell office:value-type="float" office:value="156.207885230302" table:style-name="ce6">
            <text:p>156.2078852</text:p>
          </table:table-cell>
          <table:table-cell office:value-type="float" office:value="153.408649164423" table:style-name="ce6">
            <text:p>153.4086492</text:p>
          </table:table-cell>
          <table:table-cell office:value-type="float" office:value="147.32828876305501" table:style-name="ce6">
            <text:p>147.3282888</text:p>
          </table:table-cell>
          <table:table-cell office:value-type="float" office:value="137.20332108973301" table:style-name="ce6">
            <text:p>137.2033211</text:p>
          </table:table-cell>
          <table:table-cell office:value-type="float" office:value="122.75113549634101" table:style-name="ce6">
            <text:p>122.7511355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2.52183204882198" table:style-name="ce6">
            <text:p>362.521832</text:p>
          </table:table-cell>
          <table:table-cell office:value-type="float" office:value="351.36801854151503" table:style-name="ce6">
            <text:p>351.3680185</text:p>
          </table:table-cell>
          <table:table-cell office:value-type="float" office:value="351.44013669522201" table:style-name="ce6">
            <text:p>351.4401367</text:p>
          </table:table-cell>
          <table:table-cell office:value-type="float" office:value="339.54885990002401" table:style-name="ce6">
            <text:p>339.5488599</text:p>
          </table:table-cell>
          <table:table-cell office:value-type="float" office:value="333.35468586570101" table:style-name="ce6">
            <text:p>333.3546859</text:p>
          </table:table-cell>
          <table:table-cell office:value-type="float" office:value="324.77800643549602" table:style-name="ce6">
            <text:p>324.7780064</text:p>
          </table:table-cell>
          <table:table-cell office:value-type="float" office:value="339.82253272955597" table:style-name="ce6">
            <text:p>339.8225327</text:p>
          </table:table-cell>
          <table:table-cell office:value-type="float" office:value="387.12491051294" table:style-name="ce6">
            <text:p>387.1249105</text:p>
          </table:table-cell>
          <table:table-cell office:value-type="float" office:value="437.864082896139" table:style-name="ce6">
            <text:p>437.8640829</text:p>
          </table:table-cell>
          <table:table-cell office:value-type="float" office:value="463.85504835939702" table:style-name="ce6">
            <text:p>463.8550484</text:p>
          </table:table-cell>
          <table:table-cell office:value-type="float" office:value="481.35162256749902" table:style-name="ce6">
            <text:p>481.3516226</text:p>
          </table:table-cell>
          <table:table-cell office:value-type="float" office:value="489.35331730748197" table:style-name="ce6">
            <text:p>489.3533173</text:p>
          </table:table-cell>
          <table:table-cell office:value-type="float" office:value="492.42111232491698" table:style-name="ce6">
            <text:p>492.4211123</text:p>
          </table:table-cell>
          <table:table-cell office:value-type="float" office:value="490.51001007911998" table:style-name="ce6">
            <text:p>490.5100101</text:p>
          </table:table-cell>
          <table:table-cell office:value-type="float" office:value="484.43792049190603" table:style-name="ce6">
            <text:p>484.4379205</text:p>
          </table:table-cell>
          <table:table-cell office:value-type="float" office:value="480.39245848401799" table:style-name="ce6">
            <text:p>480.3924585</text:p>
          </table:table-cell>
          <table:table-cell office:value-type="float" office:value="482.11833782841597" table:style-name="ce6">
            <text:p>482.1183378</text:p>
          </table:table-cell>
          <table:table-cell office:value-type="float" office:value="497.44802318192899" table:style-name="ce6">
            <text:p>497.4480232</text:p>
          </table:table-cell>
          <table:table-cell office:value-type="float" office:value="512.78525308011001" table:style-name="ce6">
            <text:p>512.7852531</text:p>
          </table:table-cell>
          <table:table-cell office:value-type="float" office:value="513.74007753783906" table:style-name="ce6">
            <text:p>513.7400775</text:p>
          </table:table-cell>
          <table:table-cell office:value-type="float" office:value="504.53388572869" table:style-name="ce6">
            <text:p>504.5338857</text:p>
          </table:table-cell>
          <table:table-cell office:value-type="float" office:value="484.53665691113599" table:style-name="ce6">
            <text:p>484.5366569</text:p>
          </table:table-cell>
          <table:table-cell office:value-type="float" office:value="451.23743088364199" table:style-name="ce6">
            <text:p>451.2374309</text:p>
          </table:table-cell>
          <table:table-cell office:value-type="float" office:value="403.70675126145801" table:style-name="ce6">
            <text:p>403.706751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28.85968338236705" table:style-name="ce6">
            <text:p>728.8596834</text:p>
          </table:table-cell>
          <table:table-cell office:value-type="float" office:value="706.43464780452098" table:style-name="ce6">
            <text:p>706.4346478</text:p>
          </table:table-cell>
          <table:table-cell office:value-type="float" office:value="706.57964325039404" table:style-name="ce6">
            <text:p>706.5796433</text:p>
          </table:table-cell>
          <table:table-cell office:value-type="float" office:value="682.67191832531205" table:style-name="ce6">
            <text:p>682.6719183</text:p>
          </table:table-cell>
          <table:table-cell office:value-type="float" office:value="670.21836842472601" table:style-name="ce6">
            <text:p>670.2183684</text:p>
          </table:table-cell>
          <table:table-cell office:value-type="float" office:value="652.97472872820902" table:style-name="ce6">
            <text:p>652.9747287</text:p>
          </table:table-cell>
          <table:table-cell office:value-type="float" office:value="683.22214475100202" table:style-name="ce6">
            <text:p>683.2221448</text:p>
          </table:table-cell>
          <table:table-cell office:value-type="float" office:value="778.32482008391003" table:style-name="ce6">
            <text:p>778.3248201</text:p>
          </table:table-cell>
          <table:table-cell office:value-type="float" office:value="880.33726140170995" table:style-name="ce6">
            <text:p>880.3372614</text:p>
          </table:table-cell>
          <table:table-cell office:value-type="float" office:value="932.59278143836605" table:style-name="ce6">
            <text:p>932.5927814</text:p>
          </table:table-cell>
          <table:table-cell office:value-type="float" office:value="967.77010431992005" table:style-name="ce6">
            <text:p>967.7701043</text:p>
          </table:table-cell>
          <table:table-cell office:value-type="float" office:value="983.85772216556995" table:style-name="ce6">
            <text:p>983.8577222</text:p>
          </table:table-cell>
          <table:table-cell office:value-type="float" office:value="990.02560477957104" table:style-name="ce6">
            <text:p>990.0256048</text:p>
          </table:table-cell>
          <table:table-cell office:value-type="float" office:value="986.18328342223197" table:style-name="ce6">
            <text:p>986.1832834</text:p>
          </table:table-cell>
          <table:table-cell office:value-type="float" office:value="973.97518751530595" table:style-name="ce6">
            <text:p>973.9751875</text:p>
          </table:table-cell>
          <table:table-cell office:value-type="float" office:value="965.84167968892098" table:style-name="ce6">
            <text:p>965.8416797</text:p>
          </table:table-cell>
          <table:table-cell office:value-type="float" office:value="969.31160552870801" table:style-name="ce6">
            <text:p>969.3116055</text:p>
          </table:table-cell>
          <table:table-cell office:value-type="float" office:value="1000.13234134472" table:style-name="ce6">
            <text:p>1000.132341</text:p>
          </table:table-cell>
          <table:table-cell office:value-type="float" office:value="1030.9682456663299" table:style-name="ce6">
            <text:p>1030.968246</text:p>
          </table:table-cell>
          <table:table-cell office:value-type="float" office:value="1032.88794536555" table:style-name="ce6">
            <text:p>1032.887945</text:p>
          </table:table-cell>
          <table:table-cell office:value-type="float" office:value="1014.37865446505" table:style-name="ce6">
            <text:p>1014.378654</text:p>
          </table:table-cell>
          <table:table-cell office:value-type="float" office:value="974.17369968449498" table:style-name="ce6">
            <text:p>974.1736997</text:p>
          </table:table-cell>
          <table:table-cell office:value-type="float" office:value="907.22472946079495" table:style-name="ce6">
            <text:p>907.2247295</text:p>
          </table:table-cell>
          <table:table-cell office:value-type="float" office:value="811.66304727303702" table:style-name="ce6">
            <text:p>811.6630473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7.83688319064299" table:style-name="ce6">
            <text:p>287.8368832</text:p>
          </table:table-cell>
          <table:table-cell office:value-type="float" office:value="278.980922992361" table:style-name="ce6">
            <text:p>278.980923</text:p>
          </table:table-cell>
          <table:table-cell office:value-type="float" office:value="279.03818372192097" table:style-name="ce6">
            <text:p>279.0381837</text:p>
          </table:table-cell>
          <table:table-cell office:value-type="float" office:value="269.59668876272599" table:style-name="ce6">
            <text:p>269.5966888</text:p>
          </table:table-cell>
          <table:table-cell office:value-type="float" office:value="264.67860772494799" table:style-name="ce6">
            <text:p>264.6786077</text:p>
          </table:table-cell>
          <table:table-cell office:value-type="float" office:value="257.86885322998802" table:style-name="ce6">
            <text:p>257.8688532</text:p>
          </table:table-cell>
          <table:table-cell office:value-type="float" office:value="269.81398087399401" table:style-name="ce6">
            <text:p>269.8139809</text:p>
          </table:table-cell>
          <table:table-cell office:value-type="float" office:value="307.37135752004798" table:style-name="ce6">
            <text:p>307.3713575</text:p>
          </table:table-cell>
          <table:table-cell office:value-type="float" office:value="347.65749739723498" table:style-name="ce6">
            <text:p>347.6574974</text:p>
          </table:table-cell>
          <table:table-cell office:value-type="float" office:value="368.293933133476" table:style-name="ce6">
            <text:p>368.2939331</text:p>
          </table:table-cell>
          <table:table-cell office:value-type="float" office:value="382.18594994833097" table:style-name="ce6">
            <text:p>382.1859499</text:p>
          </table:table-cell>
          <table:table-cell office:value-type="float" office:value="388.53917524564002" table:style-name="ce6">
            <text:p>388.5391752</text:p>
          </table:table-cell>
          <table:table-cell office:value-type="float" office:value="390.97495835722799" table:style-name="ce6">
            <text:p>390.9749584</text:p>
          </table:table-cell>
          <table:table-cell office:value-type="float" office:value="389.45757191244502" table:style-name="ce6">
            <text:p>389.4575719</text:p>
          </table:table-cell>
          <table:table-cell office:value-type="float" office:value="384.636424089814" table:style-name="ce6">
            <text:p>384.6364241</text:p>
          </table:table-cell>
          <table:table-cell office:value-type="float" office:value="381.42438808956598" table:style-name="ce6">
            <text:p>381.4243881</text:p>
          </table:table-cell>
          <table:table-cell office:value-type="float" office:value="382.79471033594501" table:style-name="ce6">
            <text:p>382.7947103</text:p>
          </table:table-cell>
          <table:table-cell office:value-type="float" office:value="394.96624998505001" table:style-name="ce6">
            <text:p>394.96625</text:p>
          </table:table-cell>
          <table:table-cell office:value-type="float" office:value="407.14377988916999" table:style-name="ce6">
            <text:p>407.1437799</text:p>
          </table:table-cell>
          <table:table-cell office:value-type="float" office:value="407.90189615034501" table:style-name="ce6">
            <text:p>407.9018962</text:p>
          </table:table-cell>
          <table:table-cell office:value-type="float" office:value="400.592318292855" table:style-name="ce6">
            <text:p>400.5923183</text:p>
          </table:table-cell>
          <table:table-cell office:value-type="float" office:value="384.71481932192501" table:style-name="ce6">
            <text:p>384.7148193</text:p>
          </table:table-cell>
          <table:table-cell office:value-type="float" office:value="358.27573459633498" table:style-name="ce6">
            <text:p>358.2757346</text:p>
          </table:table-cell>
          <table:table-cell office:value-type="float" office:value="320.53708972338302" table:style-name="ce6">
            <text:p>320.537089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82.01256632433" table:style-name="ce6">
            <text:p>1582.012566</text:p>
          </table:table-cell>
          <table:table-cell office:value-type="float" office:value="1533.3383305375601" table:style-name="ce6">
            <text:p>1533.338331</text:p>
          </table:table-cell>
          <table:table-cell office:value-type="float" office:value="1533.6530476534399" table:style-name="ce6">
            <text:p>1533.653048</text:p>
          </table:table-cell>
          <table:table-cell office:value-type="float" office:value="1481.7605886163501" table:style-name="ce6">
            <text:p>1481.760589</text:p>
          </table:table-cell>
          <table:table-cell office:value-type="float" office:value="1454.7297720034101" table:style-name="ce6">
            <text:p>1454.729772</text:p>
          </table:table-cell>
          <table:table-cell office:value-type="float" office:value="1417.3019168057299" table:style-name="ce6">
            <text:p>1417.301917</text:p>
          </table:table-cell>
          <table:table-cell office:value-type="float" office:value="1482.9548721521401" table:style-name="ce6">
            <text:p>1482.954872</text:p>
          </table:table-cell>
          <table:table-cell office:value-type="float" office:value="1689.3781809151101" table:style-name="ce6">
            <text:p>1689.378181</text:p>
          </table:table-cell>
          <table:table-cell office:value-type="float" office:value="1910.79935122495" table:style-name="ce6">
            <text:p>1910.799351</text:p>
          </table:table-cell>
          <table:table-cell office:value-type="float" office:value="2024.2215794571" table:style-name="ce6">
            <text:p>2024.221579</text:p>
          </table:table-cell>
          <table:table-cell office:value-type="float" office:value="2100.5750506629802" table:style-name="ce6">
            <text:p>2100.575051</text:p>
          </table:table-cell>
          <table:table-cell office:value-type="float" office:value="2135.4937245508499" table:style-name="ce6">
            <text:p>2135.493725</text:p>
          </table:table-cell>
          <table:table-cell office:value-type="float" office:value="2148.8813052134001" table:style-name="ce6">
            <text:p>2148.881305</text:p>
          </table:table-cell>
          <table:table-cell office:value-type="float" office:value="2140.54142744302" table:style-name="ce6">
            <text:p>2140.541427</text:p>
          </table:table-cell>
          <table:table-cell office:value-type="float" office:value="2114.0433763421202" table:style-name="ce6">
            <text:p>2114.043376</text:p>
          </table:table-cell>
          <table:table-cell office:value-type="float" office:value="2096.3893451437898" table:style-name="ce6">
            <text:p>2096.389345</text:p>
          </table:table-cell>
          <table:table-cell office:value-type="float" office:value="2103.9209268843001" table:style-name="ce6">
            <text:p>2103.920927</text:p>
          </table:table-cell>
          <table:table-cell office:value-type="float" office:value="2170.81829063753" table:style-name="ce6">
            <text:p>2170.818291</text:p>
          </table:table-cell>
          <table:table-cell office:value-type="float" office:value="2237.74857810297" table:style-name="ce6">
            <text:p>2237.748578</text:p>
          </table:table-cell>
          <table:table-cell office:value-type="float" office:value="2241.91534588693" table:style-name="ce6">
            <text:p>2241.915346</text:p>
          </table:table-cell>
          <table:table-cell office:value-type="float" office:value="2201.7403554656498" table:style-name="ce6">
            <text:p>2201.740355</text:p>
          </table:table-cell>
          <table:table-cell office:value-type="float" office:value="2114.47425316709" table:style-name="ce6">
            <text:p>2114.474253</text:p>
          </table:table-cell>
          <table:table-cell office:value-type="float" office:value="1969.15943522455" table:style-name="ce6">
            <text:p>1969.159435</text:p>
          </table:table-cell>
          <table:table-cell office:value-type="float" office:value="1761.73983783572" table:style-name="ce6">
            <text:p>1761.739838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6.593195652915" table:style-name="ce6">
            <text:p>236.5931957</text:p>
          </table:table-cell>
          <table:table-cell office:value-type="float" office:value="229.31386473235699" table:style-name="ce6">
            <text:p>229.3138647</text:p>
          </table:table-cell>
          <table:table-cell office:value-type="float" office:value="229.36093131688199" table:style-name="ce6">
            <text:p>229.3609313</text:p>
          </table:table-cell>
          <table:table-cell office:value-type="float" office:value="221.60030856633199" table:style-name="ce6">
            <text:p>221.6003086</text:p>
          </table:table-cell>
          <table:table-cell office:value-type="float" office:value="217.55779498603701" table:style-name="ce6">
            <text:p>217.557795</text:p>
          </table:table-cell>
          <table:table-cell office:value-type="float" office:value="211.960383147377" table:style-name="ce6">
            <text:p>211.9603831</text:p>
          </table:table-cell>
          <table:table-cell office:value-type="float" office:value="221.77891609718401" table:style-name="ce6">
            <text:p>221.7789161</text:p>
          </table:table-cell>
          <table:table-cell office:value-type="float" office:value="252.649941597918" table:style-name="ce6">
            <text:p>252.6499416</text:p>
          </table:table-cell>
          <table:table-cell office:value-type="float" office:value="285.76392778484802" table:style-name="ce6">
            <text:p>285.7639278</text:p>
          </table:table-cell>
          <table:table-cell office:value-type="float" office:value="302.72645261350101" table:style-name="ce6">
            <text:p>302.7264526</text:p>
          </table:table-cell>
          <table:table-cell office:value-type="float" office:value="314.145269465105" table:style-name="ce6">
            <text:p>314.1452695</text:p>
          </table:table-cell>
          <table:table-cell office:value-type="float" office:value="319.36742813751499" table:style-name="ce6">
            <text:p>319.3674281</text:p>
          </table:table-cell>
          <table:table-cell office:value-type="float" office:value="321.36956804363001" table:style-name="ce6">
            <text:p>321.369568</text:p>
          </table:table-cell>
          <table:table-cell office:value-type="float" office:value="320.12232236742602" table:style-name="ce6">
            <text:p>320.1223224</text:p>
          </table:table-cell>
          <table:table-cell office:value-type="float" office:value="316.15948495261199" table:style-name="ce6">
            <text:p>316.159485</text:p>
          </table:table-cell>
          <table:table-cell office:value-type="float" office:value="313.51928869483299" table:style-name="ce6">
            <text:p>313.5192887</text:p>
          </table:table-cell>
          <table:table-cell office:value-type="float" office:value="314.64565205643999" table:style-name="ce6">
            <text:p>314.6456521</text:p>
          </table:table-cell>
          <table:table-cell office:value-type="float" office:value="324.65028881347001" table:style-name="ce6">
            <text:p>324.6502888</text:p>
          </table:table-cell>
          <table:table-cell office:value-type="float" office:value="334.65984937859798" table:style-name="ce6">
            <text:p>334.6598494</text:p>
          </table:table-cell>
          <table:table-cell office:value-type="float" office:value="335.28299797206301" table:style-name="ce6">
            <text:p>335.282998</text:p>
          </table:table-cell>
          <table:table-cell office:value-type="float" office:value="329.27474647556602" table:style-name="ce6">
            <text:p>329.2747465</text:p>
          </table:table-cell>
          <table:table-cell office:value-type="float" office:value="316.223923457794" table:style-name="ce6">
            <text:p>316.2239235</text:p>
          </table:table-cell>
          <table:table-cell office:value-type="float" office:value="294.49179699774498" table:style-name="ce6">
            <text:p>294.491797</text:p>
          </table:table-cell>
          <table:table-cell office:value-type="float" office:value="263.47177450747802" table:style-name="ce6">
            <text:p>263.4717745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5.230094470281699" table:style-name="ce6">
            <text:p>75.23009447</text:p>
          </table:table-cell>
          <table:table-cell office:value-type="float" office:value="72.915468509367102" table:style-name="ce6">
            <text:p>72.91546851</text:p>
          </table:table-cell>
          <table:table-cell office:value-type="float" office:value="72.930434381865695" table:style-name="ce6">
            <text:p>72.93043438</text:p>
          </table:table-cell>
          <table:table-cell office:value-type="float" office:value="70.462770926621602" table:style-name="ce6">
            <text:p>70.46277093</text:p>
          </table:table-cell>
          <table:table-cell office:value-type="float" office:value="69.177363382656793" table:style-name="ce6">
            <text:p>69.17736338</text:p>
          </table:table-cell>
          <table:table-cell office:value-type="float" office:value="67.397541185110597" table:style-name="ce6">
            <text:p>67.39754119</text:p>
          </table:table-cell>
          <table:table-cell office:value-type="float" office:value="70.519563182975602" table:style-name="ce6">
            <text:p>70.51956318</text:p>
          </table:table-cell>
          <table:table-cell office:value-type="float" office:value="80.335695715467196" table:style-name="ce6">
            <text:p>80.33569572</text:p>
          </table:table-cell>
          <table:table-cell office:value-type="float" office:value="90.865027728822795" table:style-name="ce6">
            <text:p>90.86502773</text:p>
          </table:table-cell>
          <table:table-cell office:value-type="float" office:value="96.258641614431198" table:style-name="ce6">
            <text:p>96.25864161</text:p>
          </table:table-cell>
          <table:table-cell office:value-type="float" office:value="99.889509645586401" table:style-name="ce6">
            <text:p>99.88950965</text:p>
          </table:table-cell>
          <table:table-cell office:value-type="float" office:value="101.550011711929" table:style-name="ce6">
            <text:p>101.5500117</text:p>
          </table:table-cell>
          <table:table-cell office:value-type="float" office:value="102.186636843366" table:style-name="ce6">
            <text:p>102.1866368</text:p>
          </table:table-cell>
          <table:table-cell office:value-type="float" office:value="101.790047204389" table:style-name="ce6">
            <text:p>101.7900472</text:p>
          </table:table-cell>
          <table:table-cell office:value-type="float" office:value="100.52997447801999" table:style-name="ce6">
            <text:p>100.5299745</text:p>
          </table:table-cell>
          <table:table-cell office:value-type="float" office:value="99.690465068863901" table:style-name="ce6">
            <text:p>99.69046507</text:p>
          </table:table-cell>
          <table:table-cell office:value-type="float" office:value="100.048617474167" table:style-name="ce6">
            <text:p>100.0486175</text:p>
          </table:table-cell>
          <table:table-cell office:value-type="float" office:value="103.22981533700199" table:style-name="ce6">
            <text:p>103.2298153</text:p>
          </table:table-cell>
          <table:table-cell office:value-type="float" office:value="106.41257883466901" table:style-name="ce6">
            <text:p>106.4125788</text:p>
          </table:table-cell>
          <table:table-cell office:value-type="float" office:value="106.61072285747601" table:style-name="ce6">
            <text:p>106.6107229</text:p>
          </table:table-cell>
          <table:table-cell office:value-type="float" office:value="104.70026500836001" table:style-name="ce6">
            <text:p>104.700265</text:p>
          </table:table-cell>
          <table:table-cell office:value-type="float" office:value="100.550464140957" table:style-name="ce6">
            <text:p>100.5504641</text:p>
          </table:table-cell>
          <table:table-cell office:value-type="float" office:value="93.640248814951207" table:style-name="ce6">
            <text:p>93.64024881</text:p>
          </table:table-cell>
          <table:table-cell office:value-type="float" office:value="83.776739359520704" table:style-name="ce6">
            <text:p>83.77673936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8.46745977903498" table:style-name="ce6">
            <text:p>458.4674598</text:p>
          </table:table-cell>
          <table:table-cell office:value-type="float" office:value="444.36165953896898" table:style-name="ce6">
            <text:p>444.3616595</text:p>
          </table:table-cell>
          <table:table-cell office:value-type="float" office:value="444.45286460252902" table:style-name="ce6">
            <text:p>444.4528646</text:p>
          </table:table-cell>
          <table:table-cell office:value-type="float" office:value="429.414422820933" table:style-name="ce6">
            <text:p>429.4144228</text:p>
          </table:table-cell>
          <table:table-cell office:value-type="float" office:value="421.58088844068402" table:style-name="ce6">
            <text:p>421.5808884</text:p>
          </table:table-cell>
          <table:table-cell office:value-type="float" office:value="410.73429084549298" table:style-name="ce6">
            <text:p>410.7342908</text:p>
          </table:table-cell>
          <table:table-cell office:value-type="float" office:value="429.76052635422099" table:style-name="ce6">
            <text:p>429.7605264</text:p>
          </table:table-cell>
          <table:table-cell office:value-type="float" office:value="489.58202968628899" table:style-name="ce6">
            <text:p>489.5820297</text:p>
          </table:table-cell>
          <table:table-cell office:value-type="float" office:value="553.74991536188304" table:style-name="ce6">
            <text:p>553.7499154</text:p>
          </table:table-cell>
          <table:table-cell office:value-type="float" office:value="586.61969273722195" table:style-name="ce6">
            <text:p>586.6196927</text:p>
          </table:table-cell>
          <table:table-cell office:value-type="float" office:value="608.74693921694302" table:style-name="ce6">
            <text:p>608.7469392</text:p>
          </table:table-cell>
          <table:table-cell office:value-type="float" office:value="618.86637572269501" table:style-name="ce6">
            <text:p>618.8663757</text:p>
          </table:table-cell>
          <table:table-cell office:value-type="float" office:value="622.74609844399299" table:style-name="ce6">
            <text:p>622.7460984</text:p>
          </table:table-cell>
          <table:table-cell office:value-type="float" office:value="620.32920071660203" table:style-name="ce6">
            <text:p>620.3292007</text:p>
          </table:table-cell>
          <table:table-cell office:value-type="float" office:value="612.65006185517802" table:style-name="ce6">
            <text:p>612.6500619</text:p>
          </table:table-cell>
          <table:table-cell office:value-type="float" office:value="607.53392118054001" table:style-name="ce6">
            <text:p>607.5339212</text:p>
          </table:table-cell>
          <table:table-cell office:value-type="float" office:value="609.71657460706399" table:style-name="ce6">
            <text:p>609.7165746</text:p>
          </table:table-cell>
          <table:table-cell office:value-type="float" office:value="629.10343984361202" table:style-name="ce6">
            <text:p>629.1034398</text:p>
          </table:table-cell>
          <table:table-cell office:value-type="float" office:value="648.49984637650005" table:style-name="ce6">
            <text:p>648.4998464</text:p>
          </table:table-cell>
          <table:table-cell office:value-type="float" office:value="649.70737625462004" table:style-name="ce6">
            <text:p>649.7073763</text:p>
          </table:table-cell>
          <table:table-cell office:value-type="float" office:value="638.06465849297501" table:style-name="ce6">
            <text:p>638.0646585</text:p>
          </table:table-cell>
          <table:table-cell office:value-type="float" office:value="612.77493001844402" table:style-name="ce6">
            <text:p>612.77493</text:p>
          </table:table-cell>
          <table:table-cell office:value-type="float" office:value="570.66267574908704" table:style-name="ce6">
            <text:p>570.6626757</text:p>
          </table:table-cell>
          <table:table-cell office:value-type="float" office:value="510.552447835919" table:style-name="ce6">
            <text:p>510.552447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4.07183790884301" table:style-name="ce6">
            <text:p>194.0718379</text:p>
          </table:table-cell>
          <table:table-cell office:value-type="float" office:value="188.10077383575899" table:style-name="ce6">
            <text:p>188.1007738</text:p>
          </table:table-cell>
          <table:table-cell office:value-type="float" office:value="188.13938144887101" table:style-name="ce6">
            <text:p>188.1393814</text:p>
          </table:table-cell>
          <table:table-cell office:value-type="float" office:value="181.773524999111" table:style-name="ce6">
            <text:p>181.773525</text:p>
          </table:table-cell>
          <table:table-cell office:value-type="float" office:value="178.457546117579" table:style-name="ce6">
            <text:p>178.4575461</text:p>
          </table:table-cell>
          <table:table-cell office:value-type="float" office:value="173.86612073840101" table:style-name="ce6">
            <text:p>173.8661207</text:p>
          </table:table-cell>
          <table:table-cell office:value-type="float" office:value="181.92003255898101" table:style-name="ce6">
            <text:p>181.9200326</text:p>
          </table:table-cell>
          <table:table-cell office:value-type="float" office:value="207.24280923700201" table:style-name="ce6">
            <text:p>207.2428092</text:p>
          </table:table-cell>
          <table:table-cell office:value-type="float" office:value="234.40543385116601" table:style-name="ce6">
            <text:p>234.4054339</text:p>
          </table:table-cell>
          <table:table-cell office:value-type="float" office:value="248.319394309692" table:style-name="ce6">
            <text:p>248.3193943</text:p>
          </table:table-cell>
          <table:table-cell office:value-type="float" office:value="257.685981404556" table:style-name="ce6">
            <text:p>257.6859814</text:p>
          </table:table-cell>
          <table:table-cell office:value-type="float" office:value="261.96959543077202" table:style-name="ce6">
            <text:p>261.9695954</text:p>
          </table:table-cell>
          <table:table-cell office:value-type="float" office:value="263.611903740858" table:style-name="ce6">
            <text:p>263.6119037</text:p>
          </table:table-cell>
          <table:table-cell office:value-type="float" office:value="262.58881742581502" table:style-name="ce6">
            <text:p>262.5888174</text:p>
          </table:table-cell>
          <table:table-cell office:value-type="float" office:value="259.33819503025398" table:style-name="ce6">
            <text:p>259.338195</text:p>
          </table:table-cell>
          <table:table-cell office:value-type="float" office:value="257.17250409069197" table:style-name="ce6">
            <text:p>257.1725041</text:p>
          </table:table-cell>
          <table:table-cell office:value-type="float" office:value="258.096433484084" table:style-name="ce6">
            <text:p>258.0964335</text:p>
          </table:table-cell>
          <table:table-cell office:value-type="float" office:value="266.30300188386002" table:style-name="ce6">
            <text:p>266.3030019</text:p>
          </table:table-cell>
          <table:table-cell office:value-type="float" office:value="274.51360916769801" table:style-name="ce6">
            <text:p>274.5136092</text:p>
          </table:table-cell>
          <table:table-cell office:value-type="float" office:value="275.02476331348998" table:style-name="ce6">
            <text:p>275.0247633</text:p>
          </table:table-cell>
          <table:table-cell office:value-type="float" office:value="270.096335818667" table:style-name="ce6">
            <text:p>270.0963358</text:p>
          </table:table-cell>
          <table:table-cell office:value-type="float" office:value="259.39105242160099" table:style-name="ce6">
            <text:p>259.3910524</text:p>
          </table:table-cell>
          <table:table-cell office:value-type="float" office:value="241.56469984146801" table:style-name="ce6">
            <text:p>241.5646998</text:p>
          </table:table-cell>
          <table:table-cell office:value-type="float" office:value="216.119704434705" table:style-name="ce6">
            <text:p>216.119704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7">
            <text:p>cont</text:p>
          </table:table-cell>
          <table:table-cell office:value-type="string" table:style-name="ce7">
            <text:p>From</text:p>
          </table:table-cell>
          <table:table-cell office:value-type="string" table:style-name="ce7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11" table:style-name="ce8">
            <text:p>11</text:p>
          </table:table-cell>
          <table:table-cell office:value-type="float" office:value="15" table:style-name="ce8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bus_map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number-rows-repeated="1048546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table:number-columns-repeated="24" table:style-name="ce5"/>
          <table:table-cell table:number-columns-repeated="16358"/>
        </table:table-row>
        <table:table-row table:number-rows-repeated="214" table:style-name="ro1">
          <table:table-cell table:number-columns-repeated="26" table:style-name="ce6"/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2-03-07T16:12:38Z</meta:creation-date>
    <dc:date>2023-06-14T06:44:59Z</dc:date>
    <meta:editing-cycles>119</meta:editing-cycles>
  </office:meta>
</office:document-meta>
</file>